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阿末扎希：巫统将接收原分配给马华及国大党的选区</text:span>
</text:h>
      <text:p text:style-name="P4">
Author: 联合早报 (Person)</text:p>
      <text:p text:style-name="P4">
Publisher: 联合早报 (Organization)</text:p>
      <text:p text:style-name="P4">
Published Time: 2023-07-06T-15:58</text:p>
      <text:p text:style-name="P4">
Modified Time: 2023-07-06T22:19</text:p>
      <text:p text:style-name="P4">
Description: 马来西亚联合执政党国民阵线（国阵）成员党马华与国大党宣布不参加六州选举事件继续发酵。首相安华说，两党党魁都已经向他表明这次将助选而不参选。国阵及巫统主席阿末扎希则说，巫统将接收原本...</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马来西亚联合执政党国民阵线（国阵）成员党马华与国大党宣布不参加六州选举事件继续发酵。首相安华说，两党党魁都已经向他表明这次将助选而不参选。国阵及巫统主席阿末扎希则说，巫统将接收原本分配给马华及国大党参选的选区。</text:p>
      <text:p text:style-name="P4">
马华与国大党星期三（7月5日）宣布不参加六州选举。安华星期四（6日）在记者会说，马华总会长魏家祥及国大党主席威尼斯瓦兰都已联系他，并表明两党不参加六州选举，但仍将继续支持团结政府。</text:p>
      <text:p text:style-name="P4">
副首相及国阵主席阿末扎希星期四（6日）在另一场记者会指出，国阵最高理事会下星期一（10日）将开会讨论此事。</text:p>
      <text:p text:style-name="P4">
他说，他尊重马华与国大党这项决定。“身为国阵主席，我尊重两党的决定……其实我们已分配选区给马华和国大党。若他们心意已决，我们将再讨论。”</text:p>
      <text:p text:style-name="P4">
阿末扎希也是乡村及区域发展部长，他星期四在乡村及区域发展部常月集会后的记者会上，谈到如何处置已经分配给马华与国大党的选区时说：“若他们不要，我们就拿。”</text:p>
      <text:p text:style-name="P4">
<text:a xlink:type="simple" xlink:href="https://www.zaobao.com.sg/realtime/world/story20230705-1410824" text:style-name="Internet_20_link" text:visited-style-name="Visited_20_Internet_20_Link">
 选举委员会星期三宣布 </text:a>
，吉打、槟城、雪兰莪、森美兰、登嘉楼及吉兰丹等六州选举的提名日是7月29日（星期六），投票日落在8月12日（星期六），竞选期14天。</text:p>
      <text:p text:style-name="P4">
Source: <text:a xlink:type="simple" xlink:href="https://www.zaobao.com.sg/realtime/world/story20230706-1411356" text:style-name="Internet_20_link" text:visited-style-name="Visited_20_Internet_20_Link">
https://www.zaobao.com.sg/realtime/world/story20230706-1411356</text:a>
</text:p>
      <!--NEWS-->
      <text:h text:style-name="P10" text:outline-level="1">
<text:span text:style-name="T4">
特别报道：没希望更没"出口"-- 高抑郁风险下的中国年轻一代</text:span>
</text:h>
      <text:p text:style-name="P4">
Author: None</text:p>
      <text:p text:style-name="P4">
Publisher: Radio Free Asia (Organization)</text:p>
      <text:p text:style-name="P4">
Published Time: 2023-07-06T-30:34:00-04:00</text:p>
      <text:p text:style-name="P4">
Modified Time: 2023-07-06T14:44:32-04:00</text:p>
      <text:p text:style-name="P4">
Description: None</text:p>
      <text:p text:style-name="P4">
Videos: []</text:p>
      <text:p text:style-name="P4">
Audios: ["<text:a xlink:type="simple" xlink:href="https://www.rfa.org/mandarin/yataibaodao/huanjing/kw-070620231119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88615in" draw:z-index="0">
<draw:image xlink:href="../Images/rfamandarin/2023-07-06T-30-34-00-04-00/000000.png" xlink:type="simple" xlink:show="embed" xlink:actuate="onLoad" draw:mime-type="image/png"/>
</draw:frame>
精神抑郁问题近年来在中国日益严重，尤其是年轻人罹患抑郁症的风险明显高于其他年龄人群。 <text:a xlink:type="simple" xlink:href="https://www.rfa.org/mandarin/yataibaodao/huanjing/kw-07062023111918.html/@@images/image" text:style-name="Internet_20_link" text:visited-style-name="Visited_20_Internet_20_Link">
</text:a>
RFA制图  <text:a xlink:type="simple" xlink:href="https://www.rfa.org/mandarin/yataibaodao/huanjing/kw-07062023111918.html/@@stream" text:style-name="Internet_20_link" text:visited-style-name="Visited_20_Internet_20_Link">
Audio-1-Link：https://www.rfa.org/mandarin/yataibaodao/huanjing/kw-07062023111918.html/@@stream</text:a>
</text:p>
      <text:p text:style-name="P4">
本周二，著名华语流行乐女歌手李玟因抑郁症而轻生去世的消息震惊各界。精神抑郁问题近年来在中国日益严重，尤其是年轻人罹患抑郁症的风险明显高于其他年龄人群。这其中究竟是什么原因呢？</text:p>
      <ul>
        <li>
<text:span text:style-name="T4">
<text:a xlink:type="simple" xlink:href="https://www.rfa.org/mandarin/ytbdzhuantixilie/sibu-qingnian/kw-04122023120053.html" text:style-name="Internet_20_link" text:visited-style-name="Visited_20_Internet_20_Link">
 "四不青年"与"宅女上街" 中国年轻人的希望在哪里？ </text:a>
 </text:span>
  * **** <text:a xlink:type="simple" xlink:href="https://www.rfa.org/mandarin/yataibaodao/huanjing/cm-02142023123947.html" text:style-name="Internet_20_link" text:visited-style-name="Visited_20_Internet_20_Link">
 <text:span text:style-name="T4">
看着新闻流着泪 那些政治抑郁的中国青年</text:span>
 </text:a>
</li>
      </ul>
      <text:p text:style-name="P4">
7月5日晚，香港著名女歌手、年仅48岁的李玟突然传出去世的消息。她的姐姐李思林在微博发文披露，李玟数年前患上抑郁症，7月2日在家中轻生，经抢救无效，7月5日去世。这一消息不仅登上各大中文媒体的新闻版面，也再次引发人们对于抑郁症这一现象的关注。</text:p>
      <text:p text:style-name="Quotations">

<text:p text:style-name="P4">
华语乐坛女歌手李玟（艺名：Coco）去世 得年48岁  &gt;
  李玟的歌，你记得哪几首？ <text:a xlink:type="simple" xlink:href="https://t.co/31TfrLKYKt" text:style-name="Internet_20_link" text:visited-style-name="Visited_20_Internet_20_Link">
 pic.twitter.com/31TfrLKYKt </text:a>
&gt;
&gt;
 — 自由亚洲电台 (@RFA_Chinese) <text:a xlink:type="simple" xlink:href="https://twitter.com/RFA_Chinese/status/1676747317465038849" text:style-name="Internet_20_link" text:visited-style-name="Visited_20_Internet_20_Link">
 July 6, 2023&gt;
 </text:a>
</text:p>

</text:p>
      <text:p text:style-name="P4">
<text:span text:style-name="T4">
报告：中国年轻人是精神抑郁高风险群体</text:span>
</text:p>
      <text:p text:style-name="P4">
过去20年间，中国的精神障碍和抑郁症发病率呈爆发式增长，患者年龄也在明显下降。今年2月，中国科学院心理研究所国民心理健康评估发展中心的一个团队发表了《中国国民心理健康发展报告（2021～2022）》。报告显示，中国成年人抑郁风险检出率为10.6%。其中，青年为抑郁高风险群体，18岁至24岁年龄组的抑郁风险检出率达24.1%，显著高于其他年龄组；25岁至34岁年龄组的抑郁风险检出率为12.3%，也显著高于35岁及以上各年龄组。与此同时，精神焦虑风险检出率的年龄差异也呈现类似趋势。</text:p>
      <text:p text:style-name="P4">
报告显示，所谓“抑郁风险”并非经过专业医师诊断的“抑郁症”，而是指使用标准的心理测验方式测出受访者在抑郁量表上的得分，其分数在某种程度上代表存在抑郁症的可能性。</text:p>
      <text:p text:style-name="P4">
《中国国民心理健康发展报告（2021～2022）》封面截图</text:p>
      <text:p text:style-name="P4">
那么，青年人的精神健康问题又会对社会发展造成怎样的影响呢？中国红十字基金会原医疗救助部部长任瑞红告诉本台：“这一代其实是社会的中坚力量，应该是事业的上升黄金期，对社会开始做出贡献的时候。但是，如果整个群体（心理）出现巨大问题的话，可以想象那就象一个炸药库一样，你不知道哪一天就会爆发。”</text:p>
      <text:p text:style-name="P4">
<text:span text:style-name="T4">
关注人权的女青年：恐惧但又不被理解</text:span>
</text:p>
      <text:p text:style-name="P4">
谈到精神抑郁的问题，住在北京一间出租房、处于半失业状态的王霞告诉记者的第一句话就是：“我昨天下午差一点就跳楼了。”</text:p>
      <text:p text:style-name="P4">
王霞大学毕业3、4年，最近这次抑郁症的发作是由于她和母亲在电话上吵架。她说：“我接电话的时候对她（母亲）哭了很久，而且大喊大叫，然后我就到阳台上推开了窗户，当时我想跳楼，但是我男朋友很快就从后面把我抱住了。”</text:p>
      <text:p text:style-name="P4">
王霞已经和母亲争吵多日，直接原因是她认为母亲过于强势又对她不能理解：“因为我家有太多完全不想让她看见的东西。”她说，“不想让母亲看见的东西”就是家里收藏的与国内人权抗争者相关的纪念品。</text:p>
      <text:p text:style-name="P4">
从大学时代开始，王霞就关注中国人权议题。毕业后，她离开家乡到北京打工并继续参与人权及公益活动。最近两年，中国的人权法制状况急速倒退，但王霞依然克服内心恐惧，多次参与援助异议人士和青年行动者，包括呼吁营救去年“白纸运动”的被捕人士。虽然并没有做什么“大事”，但她的内心还是经历了很多创伤,并因此产生了焦虑和抑郁的症状。</text:p>
      <text:p text:style-name="P4">
她说：“有一次，我去探望了一位遇到麻烦的朋友的家属，当时我被国保发现了，被拦截了一、两个小时。之后那天晚上，我开始失眠。后来大概有一周时间，我都很难集中精力工作，一直都在喝酒。”</text:p>
      <text:p text:style-name="P4">
不过，对于这些内心的痛苦和压力，王霞却无法透过向家人诉说来纾解。她说：“我父母都是体制内的人，而且我母亲控制欲非常强。她非常喜欢干涉我的私人生活，也对我的价值观非常轻蔑。这种感觉让我感到又恶心又恐惧。”</text:p>
      <text:p text:style-name="P4">
中国的心理咨询服务价格昂贵，很多所谓的医师也不具备合格资质，王霞也很难评估咨询这种“政治性抑郁”的风险。因此，她至今无法得到良好的心理咨询治疗。此外，工作不稳定和收入的微薄，也更让她有着严重的不安全感。她目前只能不时地服用抗抑郁的药物，幸好有男友时常陪伴，给她以精神上的安慰和鼓励。</text:p>
      <text:p text:style-name="P4">
不仅是身在大学的学生感到压抑、绝望，就是已顺利就业的年轻人也感到扭曲的社会现状令他们难以适应。(法新社资料图片)  <text:a xlink:type="simple" xlink:href="https://www.rfa.org/mandarin/yataibaodao/huanjing/kw-07062023111918.html/000_hkg4213956.jpg" text:style-name="Internet_20_link" text:visited-style-name="Visited_20_Internet_20_Link">
</text:a>
</text:p>
      <text:p text:style-name="P4">
<text:span text:style-name="T4">
被校方“上岗”的大学生</text:span>
</text:p>
      <text:p text:style-name="P4">
王霞的男友小孙目前还在大学读书。他们在一个讨论政治的群组里相识，并因三观相近而走到一起。不过在校内，小孙也是被校方严密监控和打压的对象。</text:p>
      <text:p text:style-name="P4">
小孙说，他最初是因为拒绝按照校方要求安装“国家反诈中心”应用程序，反对该程序搜集用户个人信息，而成了校领导眼里的“异议分子”：“其实我没有做什么太过分的对抗，我也没有号召其他人跟我一起抵制。我只是一个人不装，也很低调，但是我的辅导员约谈了我。他那次态度其实还挺恶劣的，和我谈了一个多小时。”</text:p>
      <text:p text:style-name="P4">
2022年疫情期间，小孙所在大学从8月开学直到“白纸运动”爆发，整整4个月都处于封控状态。但校方对学生的所有封控规定都是由老师口头传达，没有文字，学生们很不满，但也难以投诉。小孙便向校党委办公室申请信息公开，要求公布防疫封校的有关政策文件。当时，他还咨询了一位维权律师，没想到他们的微信私聊被国保发现。</text:p>
      <text:p text:style-name="P4">
小孙说：“国保直接找到我们学校保卫处，要求调查我。我就连续被约谈，我们校长亲自在管我这个事情。他给我们学院施压，说我们学院育人出了问题，要他们整我。”</text:p>
      <text:p text:style-name="P4">
巨大压力下，小孙不得不放弃信息公开的申请。后来，辅导员还专门安排同宿舍内一位已入党的同学对他进行监控，随时汇报他的动态。这让他感到非常烦恼，而陷入焦虑状态：“我会清楚随时都会有人在盯着我，我没有任何隐私，也没有任何安全感。”</text:p>
      <text:p text:style-name="P4">
另一个让小孙感到焦虑的原因则是每个中国大学生都在面对的巨大升学和就业压力：“入学第一天的时候，院长给我们新生讲话。他就说，你们这个专业毕业根本就找不到工作，只有考研一条路。考研率又那么低，所以大家都基本很绝望的样子。”</text:p>
      <text:p text:style-name="P4">
2022年8月26日，年轻人在北京参加招聘会。（法新社）  <text:a xlink:type="simple" xlink:href="https://www.rfa.org/mandarin/yataibaodao/huanjing/kw-07062023111918.html/000_32h69ad.jpg" text:style-name="Internet_20_link" text:visited-style-name="Visited_20_Internet_20_Link">
</text:a>
</text:p>
      <text:p text:style-name="P4">
<text:span text:style-name="T4">
体制内女青年的职场梦魇</text:span>
</text:p>
      <text:p text:style-name="P4">
不仅是身在大学的学生感到压抑、绝望，就是已顺利就业的年轻人也感到扭曲的社会现状令他们难以适应。身在小城市的刘方，大学毕业刚在体制内工作4年就被确诊患上抑郁症。她认为，这首先是因为自己坚持的价值观和社会工作环境格格不入。</text:p>
      <text:p text:style-name="P4">
刘方说：“如果用他们批评我的话就是，我比较‘崇洋媚外’，思想比较西化。我是比较信奉那种普世价值，就是自由平等民权（的人）。我觉得，每个人都应该是平等的。”</text:p>
      <text:p text:style-name="P4">
性格刚直的刘方在工作上不喜欢盲从，更不屑拍上级马屁。她说，因此就受到了直属上司的排挤打压：“他觉得自己就象一个皇上一样，底下的人要揣摩上意，但我恰恰是不会这么做的人。他发泄的行为就是不停地给我的工作挑刺，比如说我犯了一个很小的标点符号或者是页码的错误，他就会说，你是来上班的还是来玩的。每周开例会的时候就会把我拎出来，骂半个小时到一个小时，而且就是这种PUA（指精神控制）的骂。”</text:p>
      <text:p text:style-name="P4">
刘方说，除了被公开羞辱，上司还对她有一些性骚扰的行为，但都被她直接拒绝。这令上司对她更加不满。刘方形容，自己这几年来受到的精神虐待“就像是一场恶梦一样”，但是由于经济不断下行，她没有把握辞职之后能再找到工作，因此只得忍耐。</text:p>
      <text:p text:style-name="P4">
与此同时，刘方也感到整个中国社会对女性的压迫还在加剧，包括“铁链女”、“唐山打人事件”等伤害女性的社会热点新闻，都对崇尚女权的刘方内心造成巨大冲击：“无怪说很多人都讲，在中国，结婚证就是一张卖身契。因为一个男的他只要跟你结婚了，他就可以打你、骂你、奴役你，然后抢夺你的生育成果、劳动成果。但是，所有的人、包括法律都在支持他。”</text:p>
      <text:p text:style-name="P4">
因对社会感到失望，刘方一直不肯谈恋爱、结婚生子，并因此受到来自父母的压力。今年3月，医生确诊她患上了抑郁症。</text:p>
      <text:p text:style-name="P4">
<text:span text:style-name="T4">
疫情后 人们变得更抑郁了？</text:span>
</text:p>
      <text:p text:style-name="P4">
过去三年，中国当局各种严厉的疫情封控措施，对民众心理健康也造成了严重负面影响。有调查显示，去年上海封城期间，超过四成的上海居民呈现出抑郁情绪，求助心理热线的人数爆增。</text:p>
      <text:p text:style-name="P4">
那么疫情过后，人们的心理状况是否已经好转了呢？</text:p>
      <text:p text:style-name="P4">
“这么说吧，我周围没有一个人跟我说他们开心。”身在上海、现年30多岁的赵迪对本台记者说，现在国内无论是民企、国企还是外企都遇到了很大危机，大量裁员很普遍：“就这三年，把所有人的梦想都击碎了。大家都感觉自己跌入了谷底，好一点的就躺平，如果运气不好的话，你背着几百万的房贷，就会有种生不如死或者说每一天都心惊胆战的感觉。”</text:p>
      <text:p text:style-name="P4">
长期在外企工作的赵迪说，作为中国经济重要对外窗口的上海，仅她知道的港澳台及西方外企，近两年几乎走了一半甚至70%。今年前4个月，经济稍有复苏，但五一长假后却又是断崖式的恶化。她解释说：“很多人发现这几个月也没有变好，那我就赶紧撤，保命要紧。这样一来，我觉得（经济）短期内、几年之内是很难很难恢复的，因为信心的恢复、重建，这个是以年为单位（计算）的。”</text:p>
      <text:p text:style-name="P4">
伴随经济大环境的恶化，令赵迪感到更压抑的是言论空间也在明显缩小，尤其是在疫情之后。她说：“有时候，我甚至看到网上一些网友因为谈论自己失业了、没有拿到赔偿金或者说要考虑去仲裁，就被判定为‘负能量’或者说是‘不和谐的声音’就被封号，真的很莫名其妙。”</text:p>
      <text:p text:style-name="P4">
过去三年，中国当局各种严厉的疫情封控措施，对民众心理健康也造成了严重负面影响。现在中国年轻人心理问题突出的原因，主要就是源于社会环境的生存高压和不稳定。（法新社资料图片）<text:a xlink:type="simple" xlink:href="https://www.rfa.org/mandarin/yataibaodao/huanjing/kw-07062023111918.html/image.jpg" text:style-name="Internet_20_link" text:visited-style-name="Visited_20_Internet_20_Link">
 </text:a>
</text:p>
      <text:p text:style-name="P4">
赵迪表示，现在不仅身边的朋友几乎人人都被封过号，很多她曾在微博、知乎上关注的网络大V们也从疫情开始后，纷纷因为踩到了某些舆论“红线”而被噤声。</text:p>
      <text:p text:style-name="P4">
“当我们主要的一种沟通渠道被切断之后，每个人都会觉得很憋，就像被捂住嘴一样，然后这种情愫就会在心里发酵。所有我们这个时代的人是陷入了一种普遍性的抑郁。”赵迪说。</text:p>
      <text:p text:style-name="P4">
<text:span text:style-name="T4">
“这个社会已经病了”</text:span>
</text:p>
      <text:p text:style-name="P4">
曾在中国专门从事过青少年心理救援项目的任瑞红告诉本台，现在中国年轻人心理问题突出的原因，主要就是源于社会环境的生存高压和不稳定。</text:p>
      <text:p text:style-name="P4">
“中国现在整个大环境，我们都知道经济压力很大，社会保障严重不足，每个人都处在一种担忧的状态下……。很多这一代人是关心政治的，尤其是大城市的，以前他们还可以翻个墙、上个网，发发牢骚，现在肯定是不敢的。”任瑞红认为，中国的年轻人在各种压力下已经被挤压得变形，既看不到希望，也找不到情绪出口。</text:p>
      <text:p text:style-name="P4">
“大部分人的承受力不可能是那么好的，当达到了极致的时候，这种负面情绪就会在整个社会蔓延爆发，（形成）一个社会性的抑郁。” 任瑞红说。</text:p>
      <text:p text:style-name="P4">
前文提到的刘方也告诉记者，现在只要打开社交媒体，每个人都在发泄自己的负能量，几乎每个人心中都有某种疯狂的想法：“这种心理的疾病已经发展到这个阶段，我觉得这不是个人的问题，这已经是一个群体性的创伤了。”</text:p>
      <text:p text:style-name="P4">
赵迪则坦言：“我一直觉得这个社会已经病了，病到如今这种地步也不是靠一贴药或几个医生就能医好的。”她认为，中国社会走到今天，每一个人都有责任，因为很多人都没有做一个好人。“我觉得每个人能够做的，就是从自己做起，不要再去做恶。争取做一个好人，那这样的社会才可能慢慢变好。”</text:p>
      <text:p text:style-name="P4">
（出于安全考量，本文中的青年受访者王霞、小孙、刘方和赵迪均为化名。）</text:p>
      <text:p text:style-name="P4">
记者：凯迪 责编：何平 网编：瑞哲</text:p>
      <text:p text:style-name="P4">
Source: <text:a xlink:type="simple" xlink:href="https://www.rfa.org/mandarin/yataibaodao/huanjing/kw-07062023111918.html" text:style-name="Internet_20_link" text:visited-style-name="Visited_20_Internet_20_Link">
https://www.rfa.org/mandarin/yataibaodao/huanjing/kw-07062023111918.html</text:a>
</text:p>
      <!--NEWS-->
      <text:h text:style-name="P10" text:outline-level="1">
<text:span text:style-name="T4">
越南高层和中美互动频频 既要美国航母存在也要连接中国高铁</text:span>
</text:h>
      <text:p text:style-name="P4">
Author: https://www.facebook.com/bbcworldservice/</text:p>
      <text:p text:style-name="P4">
Publisher: BBC News 中文</text:p>
      <text:p text:style-name="P4">
Published Time: 2023-07-06T05:11:18.000Z</text:p>
      <text:p text:style-name="P4">
Modified Time: 2023-07-06T05:11:18.000Z</text:p>
      <text:p text:style-name="P4">
Description: 有分析称，美越两国，近年来在中国崛起后，不仅经贸关系日趋密切，并对北京在南海的军事扩张有共同之关切。越南针对中国在南海上的主权伸张，一直表达抗议。</text:p>
      <text:p text:style-name="P4">
Images: ["<text:a xlink:type="simple" xlink:href="https://ichef.bbci.co.uk/news/640/cpsprodpb/18484/production/_116606499_hi065300898.jpg" text:style-name="Internet_20_link" text:visited-style-name="Visited_20_Internet_20_Link">
_116606499_hi...</text:a>
"]</text:p>
      <text:p text:style-name="P4">
Videos: []</text:p>
      <text:p text:style-name="P4">
Tags: ['中美关系', '南海', '中國', '美国', '越南', '军事']</text:p>
      <text:p text:style-name="P4">
Type: Article</text:p>
      <!--METADATA-->
      <text:h text:style-name="P12" text:outline-level="3">
<text:span text:style-name="T4">
越南高层和中美互动频频 既要美国航母存在也要连接中国高铁</text:span>
</text:h>
      <ul>
        <li>
吕嘉鸿   * BBC中文</li>
      </ul>
      <text:p text:style-name="P4">
2023年7月6日  <draw:frame draw:style-name="fr1" draw:name="Image11" text:anchor-type="as-char" svg:width="6.9236in" svg:height="3.894525in" draw:z-index="0">
<draw:image xlink:href="../Images/BBC Chinese/2023-07-06T05-11-18.000Z/_116606499_hi065300898.jpg" xlink:type="simple" xlink:show="embed" xlink:actuate="onLoad" draw:mime-type="image/jpeg"/>
</draw:frame>
</text:p>
      <text:p text:style-name="P4">
图像来源，  Reuters</text:p>
      <text:p text:style-name="P4">
图像加注文字，</text:p>
      <text:p text:style-name="P4">
阮富仲跻身越共最高领导层至今已逾20年。2022年10月，越共总书记阮富仲访华会见了中国国家主席习近平，是中共二十大后第一位访问北京的外国政要。</text:p>
      <text:p text:style-name="P4">
<text:span text:style-name="T4">
今年五月开始，越南因为一艘中国科考船在南中国海的活动频频发出抗议。6月25日，美国“罗纳德·里根号”核动力航母（USS Ronald Reagan雷根号）访问了越南中部重镇岘港，庆祝美越确立“全面伙伴关系”十周年。</text:span>
</text:p>
      <text:p text:style-name="P4">
有分析称，中国崛起后，美越两国不仅经贸关系日趋密切，并对北京在南中国海的军事扩张有共同之关切。越南对中国在南海上的主权诉求一直表达抗议。本周一部正要在该国上映的美国电影“芭比”，因为出现一张被视为中国立场的“南海九段线”地图画面而遭到封杀，亦再次引发讨论。</text:p>
      <text:p text:style-name="P4">
越南是否因为南海问题而转向“亲美抗中”路线？答案或许未必。最近许多研究都指出，华盛顿亟欲拉拢河内并未成功。因为对越共高层来说，维系政权才是头号大事，“越南没有动力提升与美国的关系，而北京对此有所了解。”英国智库查塔姆研究所（皇家国际事务研究所，ChathamHouse）副研究员比尔·海顿（Bill Hayton）告诉美媒。</text:p>
      <text:p text:style-name="P4">
美国奥瑞冈大学美越研究中心主任武有翔（TuongVu）教授也表示，对越共高层来说，南海的争端并不像外界认为的那样重要。他告诉BBC中文：“他们（越共高层）讨厌这个议题，因为它威胁到政权的生存，这才是他们真正关心的。同时，他们设法利用这个问题从美国获得好处，包括援助和进入美国市场的机会。”</text:p>
      <text:p text:style-name="P4">
<text:a xlink:type="simple" xlink:href="https://www.bbc.com/zhongwen/simp/world-53398946" text:style-name="Internet_20_link" text:visited-style-name="Visited_20_Internet_20_Link">
 美国首次否认中国在南海“九段线”主张，指责中国行动“非法” </text:a>
  * <text:a xlink:type="simple" xlink:href="https://www.bbc.com/zhongwen/simp/business-61378286" text:style-name="Internet_20_link" text:visited-style-name="Visited_20_Internet_20_Link">
 越南出口进一步领先深圳 引发中国防疫代价过大的讨论 </text:a>
  * <text:a xlink:type="simple" xlink:href="https://www.bbc.com/zhongwen/simp/chinese-news-43547482" text:style-name="Internet_20_link" text:visited-style-name="Visited_20_Internet_20_Link">
 中国软实力：《红海行动》触越南敏感区 </text:a>
  * <text:a xlink:type="simple" xlink:href="https://www.bbc.com/zhongwen/simp/world-55885383" text:style-name="Internet_20_link" text:visited-style-name="Visited_20_Internet_20_Link">
 越共总书记阮富仲罕见再次连任 会否成为越南版大权在握的“核心” </text:a>
</text:p>
      <text:p text:style-name="P4">
</text:p>
      <text:p text:style-name="P4">
不过，美国智库战略与国际研究中心（CSIS）副研究员哈里森·普雷塔（HarrisonPretat）则认为，“越南希望在能够的范围内与中国和美国保持友好，避免与其中一方的友谊扰乱另一个。”他告诉BBC，南海对越南尤其重要，特别是涉及到离岸能源资源。但在与中国维系政经关系以及南海议题之间，越南需要平衡。他表示，如果河内与美国的互动被认为过于友好，或者支持被视为反华的美国地区战略，可能会冒着损害与北京关系的风险。</text:p>
      <text:p text:style-name="P4">
2022年10月，越共总书记阮富仲会见了中国国家主席习近平，是二十大后第一位访问北京的外国政要。六月底，几乎在里根号到访岘港的同时，越南总理范明政（Pham Minh Chinh）受中国总理李强邀请，飞抵北京，展开就任总理后首次访华之行。</text:p>
      <text:p text:style-name="P4">
范明政6月27日与中国国家主席习近平会面时，罕见地提到研究发展两国高速铁路合作的可能性；同时，他呼吁中方继续加速为越南农产品进入中国市场敞开大门。台媒中央社说，过去越中高层会晤中，越方多次提及提升双边铁路货运量的意愿，但公开提及发展连接两国高铁的计划却相当罕见。习近平则表态称愿进口更多越南产品，同时喊话呼吁“双方要共同反对‘脱钩断链’，反对把经济和科技问题泛政治化”。</text:p>
      <text:p text:style-name="P4">
</text:p>
      <text:p text:style-name="P4">
图像来源，  Getty Images</text:p>
      <text:p text:style-name="P4">
图像加注文字，</text:p>
      <text:p text:style-name="P4">
今年4月美国国务卿布林肯访问越南，与阮富仲会面，庆祝美越确立“全面伙伴关系”十周年。</text:p>
      <text:h text:style-name="P12" text:outline-level="3">
<text:span text:style-name="T4">
美国打越南牌？</text:span>
</text:h>
      <text:p text:style-name="P4">
里根号航母于六月底访问了越南港口。这是越战结束以来的第三次访问。引发各界关注以及北京的警讯。</text:p>
      <text:p text:style-name="P4">
普雷塔告诉BBC称，此次访问是美越两国安全协调增强的重要标志，表明越南对美国在该地区的海军存在表示欢迎（与中国的反对形成对比）。里根号访问岘港，是在越中出现南海争议事件之后，当时中国船舰在越南的专属经济区等地航行，分析称可能是为了挑战越南的石油和天然气开采。</text:p>
      <text:p text:style-name="P4">
台湾官方智库“国防安全研究院”研究员苏紫云则说，从地缘战略来看，越南是包围中国的最后一块拼图。他分析，川普（DonaldTrump，特朗普）时期的策略是拉拢越南、北韩近距离围堵中国。拜登时期，则是放弃北韩，专注巩固南韩、日本、台湾、菲律宾，因此越南就成为拜登的最后一块地缘拼图。苏紫云强调，越南面对南海，因此地缘重要性次于面对太平洋“外线”的第一岛链国家，但对于“内线”陆权国家的俄罗斯、中国来说仍有吸引力，前苏联也曾在金兰湾租借海军基地，作为其太平洋舰队的南部基地。</text:p>
      <text:p text:style-name="P4">
</text:p>
      <text:p text:style-name="P4">
图像来源，  @SpokespersonCHN Twitter</text:p>
      <text:p text:style-name="P4">
图像加注文字，</text:p>
      <text:p text:style-name="P4">
范明正（左）6月27日与中国国家主席习近平会面时，罕见地提出了研究合作发展两国高速铁路的可能性。</text:p>
      <text:p text:style-name="P4">
苏教授认为，越南的战略态度，是打美国牌“甚至可能接受美国军援”。因此，河内拉美制中，同时允许其前殖民国法国派遣军机短期访问驻扎，明显是权力平衡的策略。</text:p>
      <text:p text:style-name="P4">
苏紫云告诉BBC，美越安全关系将更紧密。譬如，美国前总统欧巴马（奥巴马，Obama）2016年取消对越南军售限制，特朗普上任后开始对越南提供无偿军援，至2022年总额达9200万美元。“随着俄国军备在乌克兰战场表现不佳，这使越南未来的军备可能转向西方（印度已经出现此效应），对美国扩大与越南的安全、军事合作将更为有利，也将使北京的包围网进一步开展。”他说。不过，普雷塔告诉BBC，这次里根号的的访问也许不是如外界所想的，释出那样重大的信号。因为，从某种意义上说，这或是一次弥补性的访问，因为越南去年取消了一次计划中的访问。</text:p>
      <text:p text:style-name="P4">
此外，美国一直在暗示河内愿意将双边关系升级为“战略伙伴关系”。</text:p>
      <text:p text:style-name="P4">
但也有分析称，美国为了围堵中国而打的越南牌，并没有外界想像中的那么成功，或者说还有很长的路要走。</text:p>
      <text:p text:style-name="P4">
查塔姆研究所的海顿说，“越南领导层是列宁主义者，将美国支持的民主视为面临的最大威胁。与美国相比，中国的问题微不足道。”</text:p>
      <text:p text:style-name="P4">
最新出版的《经济学人》将越南、印度以及台湾称为北京在亚洲的对手（foes）。但是，许多分析认为越南与中国的经济连接太深，不可能加入美国围堵中国的联盟。</text:p>
      <text:p text:style-name="P4">
华盛顿国家战争学院教授阿布扎（ZacharyAbuza）接受美国之音采访时说，北京有信心认为“越南知道自己是个独立的行动者，还坚定地拒绝采取任何被北京视为对中国利益敌对的行动”。他建议白宫必须认识到河内在意的那些敏感问题，“不能明确将改善越南关系与中国挂在一起。”</text:p>
      <text:p text:style-name="P4">
从这些分析来看，美国盼望今年与越南关系升级，从河内的第三外交层级提升到第二层级（中印俄韩是第一层级），这在北京影响下似乎不大可能达标。美国是越南的主要投资国，是越南最大的出口市场，但中国是越南最大的贸易伙伴，对越南制造业也至关重要。</text:p>
      <text:p text:style-name="P4">
<text:a xlink:type="simple" xlink:href="https://www.bbc.com/zhongwen/simp/world-53579248" text:style-name="Internet_20_link" text:visited-style-name="Visited_20_Internet_20_Link">
 越南频繁发现中国偷渡者，当局加强边境管控 </text:a>
  * <text:a xlink:type="simple" xlink:href="https://www.bbc.com/zhongwen/simp/chinese-news-53417746" text:style-name="Internet_20_link" text:visited-style-name="Visited_20_Internet_20_Link">
 中国建南海“沙堡长城”加剧美中对抗 </text:a>
  * <text:a xlink:type="simple" xlink:href="https://www.bbc.com/zhongwen/simp/world-45160084" text:style-name="Internet_20_link" text:visited-style-name="Visited_20_Internet_20_Link">
 中国地缘政治力量与湄公河生态浩劫 </text:a>
</text:p>
      <text:p text:style-name="P4">
</text:p>
      <text:p text:style-name="P4">
图像来源，  Google/Digital Globe</text:p>
      <text:p text:style-name="P4">
图像加注文字，</text:p>
      <text:p text:style-name="P4">
2020年，中国海南省三沙市设置西沙区及南沙区，引起越南反弹并发表声明抗议，部署印太战略的美国也有所回应。西沙群岛处于中国实际控制下。</text:p>
      <text:p text:style-name="P4">
路透社引述越南官员表示，虽然美国希望与越南外交关系升级很大程度上仅具象征意义，“但越南的领导人却犹豫不决，担心中国可能会报复。”新加坡国立大学博士后研究员陈氏碧（BichT. Tran）告诉路透社，“考虑到中美竞争加剧以及中国和越南之间的距离，河内可能不愿正式升级与华盛顿的全面伙伴关系。”</text:p>
      <text:p text:style-name="P4">
越南胡志明市国立大学的黃心光（Huynh TamSang）博士告诉BBC中文，河内为了抵消中国在南海地区日益增加的压力，现在确实需要美国的支持，尤其是在安全和防御方面。但河内的领导人也需要中国的政治支持，以维系并加强越南共产党的地位和合法性：“我相信越南将继续采取对冲策略。”他说，河内与北京之间因意识形态和经济往来联系紧密，以牺牲中越关系为代价成为美国的盟友，无疑会引起北京领导人的批评和报复。</text:p>
      <text:p text:style-name="P4">
奥瑞冈大学武有翔教授则认为，其实，多年来，美中越三角关系没有发生任何质变。他举例，每年夏天，中南海都会派遣一些船舰前往南中国海争议地区，宣示主权，而河内则象征性地作出反应，让外界相信他们很在意南海议题。“越南希望让美国保持期望，希望未来可以与越南建立更紧密的关系，这样他们就不会对越南日益明显的人权侵犯提出批评。”他告诉BBC。</text:p>
      <text:p text:style-name="P4">
</text:p>
      <text:p text:style-name="P4">
图像来源，  Getty Images</text:p>
      <text:p text:style-name="P4">
图像加注文字，</text:p>
      <text:p text:style-name="P4">
越南近年来在经济上的成绩相当亮眼。</text:p>
      <text:h text:style-name="P12" text:outline-level="3">
<text:span text:style-name="T4">
越南民间的对华态度</text:span>
</text:h>
      <text:p text:style-name="P4">
根据皮尤研究中心（PewResaerch）这几年的调查，越南民间对于中国政府反感的态度越来越深。该中心在2017年8月公布的调查显示，越南是亚太地区国家中，对中国最无好感的国家，超过与中国不和睦已久的日本。越南仅有10%的受访者喜欢中国甚于美国。而且，皮尤报告指出，将“中国经济力量增长”视为坏事的国家中，越南排名第一。同时，在被问到对于习近平对全球国际局势有正面影响，越南人是所有国家中，信心度最差的。</text:p>
      <text:p text:style-name="P4">
分析越南社会反中氛围兴起，台湾政治大学越南研究专家黄琼萩教授一份研究指出，在威权国家越南，公民社会缺乏，民间的反中态度一直是由政府主导，近年来越来越加强。但她强调，越南民间反中氛围并非中国崛起之后才发生的。</text:p>
      <text:p text:style-name="P4">
之后，越共统治越南后，操作越来越明显，“甚至撼动越中关系”。黄教授强调，官方的中国政策与民间情绪不一致，造成了很多矛盾。换言之，河内常需要面对如何平衡“巩固民心”与“国家利益”的难题。</text:p>
      <text:p text:style-name="P4">
譬如，在反中氛围下，若越南政府无力向北京要公道，民间对政府的失望，也会反过来打击到越南政府本身。譬如，2014年中国将钻井平台HD981移到越南认为拥有归属权的海域时，民间爆发排华运动，南部的平阳省许多外国工厂遭到破坏，政府则采取放任姿态。2018年6月，越南民众认为新推出的“经济特区法”将优待中国，引发数万民众上街抗议，震撼了河内高层。</text:p>
      <text:p text:style-name="P4">
黃心光认为现在“越南人民确实更倾向于美国”，这是由于双边关系的蓬勃发展以及美国透过教育在越南伸张的“软实力”的结果。但他也说，虽然有越南老百姓对北京没有好感，他们仍然尊重中国文明和其经济的崛起。</text:p>
      <text:p text:style-name="P4">
Source: <text:a xlink:type="simple" xlink:href="https://www.bbc.com/zhongwen/simp/world-66109659" text:style-name="Internet_20_link" text:visited-style-name="Visited_20_Internet_20_Link">
https://www.bbc.com/zhongwen/simp/world-66109659</text:a>
</text:p>
      <!--NEWS-->
      <text:h text:style-name="P10" text:outline-level="1">
<text:span text:style-name="T4">
华语乐坛国际级歌手李玟罹患抑郁症离世，终年48岁</text:span>
</text:h>
      <text:p text:style-name="P4">
Author: https://www.facebook.com/bbcworldservice/</text:p>
      <text:p text:style-name="P4">
Publisher: BBC News 中文</text:p>
      <text:p text:style-name="P4">
Published Time: 2023-07-06T06:20:43.000Z</text:p>
      <text:p text:style-name="P4">
Modified Time: 2023-07-06T06:20:43.000Z</text:p>
      <text:p text:style-name="P4">
Description: 作为在亚洲享负盛名的歌手，她为华人歌手在国际舞台开拓了一片天地。</text:p>
      <text:p text:style-name="P4">
Images: ["<text:a xlink:type="simple" xlink:href="https://ichef.bbci.co.uk/news/640/cpsprodpb/146E/production/_130303250_whatsubject.jpg" text:style-name="Internet_20_link" text:visited-style-name="Visited_20_Internet_20_Link">
_130303250_wh...</text:a>
"]</text:p>
      <text:p text:style-name="P4">
Videos: []</text:p>
      <text:p text:style-name="P4">
Tags: ['娛樂', '中國', '台湾', '心理健康', '香港', '亚洲', '健康卫生 ', '社交媒体', '妇女健康']</text:p>
      <text:p text:style-name="P4">
Type: Article</text:p>
      <!--METADATA-->
      <text:h text:style-name="P12" text:outline-level="3">
<text:span text:style-name="T4">
华语乐坛国际级歌手李玟罹患抑郁症离世，终年48岁</text:span>
</text:h>
      <text:p text:style-name="P4">
2023年7月6日  <draw:frame draw:style-name="fr1" draw:name="Image17" text:anchor-type="as-char" svg:width="6.9236in" svg:height="3.894525in" draw:z-index="0">
<draw:image xlink:href="../Images/BBC Chinese/2023-07-06T06-20-43.000Z/_130303250_whatsubject.jpg" xlink:type="simple" xlink:show="embed" xlink:actuate="onLoad" draw:mime-type="image/jpeg"/>
</draw:frame>
</text:p>
      <text:p text:style-name="P4">
图像来源，  Getty Images</text:p>
      <text:p text:style-name="P4">
图像加注文字，</text:p>
      <text:p text:style-name="P4">
李玟多次作为歌手登上国际舞台</text:p>
      <text:p text:style-name="P4">
<text:span text:style-name="T4">
在1990及2000年代享誉亚洲流行乐坛的华人歌手李玟（Coco Lee）日前离世，终年48岁。</text:span>
</text:p>
      <text:p text:style-name="P4">
李玟胞姐李思林在周三（7月5日）晚间向媒体公布妹妹的死讯，当中指李玟近年罹患抑郁症。</text:p>
      <text:p text:style-name="P4">
李思林在社交媒体上发布 <text:a xlink:type="simple" xlink:href="https://www.facebook.com/watch/" text:style-name="Internet_20_link" text:visited-style-name="Visited_20_Internet_20_Link">
 帖文 </text:a>
称，李玟“经过长时间与病魔斗争，可惜近日病情急转直下，于7月2日在家中轻生。”</text:p>
      <text:p text:style-name="P4">
她表示，李玟在送院后一直昏迷，抢救无效，于7月5日与世长辞。</text:p>
      <text:h text:style-name="P12" text:outline-level="3">
<text:span text:style-name="T4">
国际华语歌手先驱</text:span>
</text:h>
      <text:p text:style-name="P4">
李玟在1975年出生于香港，9岁时随家人移居美国旧金山（三藩市）。1991年，16岁的她在当地唐人街夺得一项选美赛事“华埠妙龄小姐”冠军。</text:p>
      <text:p text:style-name="P4">
两年后，她回港参加香港无线电视（TVB）的新秀歌手大赛，凭翻唱惠特妮·休斯顿（Whitney Houston）的《奔向你》（Run toYou）夺得亚军，并获唱片公司签约出道。</text:p>
      <text:p text:style-name="P4">
早年曾以医生为志愿的她也曾于美国加州大学修读生物学，但一年后退学进入娱乐圈。</text:p>
      <text:p text:style-name="P4">
她于1994年推出了自己的头两张国语专辑，之后发表过国语、粤语和英文专辑，在亚洲乐坛享负盛名。</text:p>
      <text:p text:style-name="P4">
在华语电影和文化进入西方市场及观众视野的年代，李玟亦进军美国电影和音乐领域。她在迪士尼动画片《花木兰》的国语配音版中为主人公花木兰献声，并演唱了国语版主题曲《自己》。</text:p>
      <text:p text:style-name="P4">
</text:p>
      <text:p text:style-name="P4">
图像来源，  Getty Images</text:p>
      <text:p text:style-name="P4">
图像加注文字，</text:p>
      <text:p text:style-name="P4">
李玟在2001年奥斯卡金像奖颁奖礼上献唱</text:p>
      <text:p text:style-name="P4">
1999年由茱莉娅·罗伯茨（Julia Roberts，茱莉娅·罗拔丝）和理察·基尔（Richard Gere）主演的好莱坞电影《落跑新娘》（RunawayBride，《走佬俏佳人》），主题曲《Before I Fall in Love》亦由李玟演唱。</text:p>
      <text:p text:style-name="P4">
同年，她在迈克尔·杰克逊（Michael Jackson，米高·积逊）牵头于韩国举办的慈善演唱会上表演。</text:p>
      <text:p text:style-name="P4">
2000年，李玟主唱了电影《卧虎藏龙》的中英文两个版本主题曲《月光爱人》和《A Love BeforeTime》，并在次年奥斯卡金像奖颁奖礼上现场献唱了这首最佳原创歌曲提名作品。</text:p>
      <text:p text:style-name="P4">
在奥斯卡颁奖礼上，女演员朱莉娅·斯蒂尔斯（JuliaStiles）在介绍李玟的表演时说道：“将东方音乐的韵味和质感与西方文化的管弦乐色彩和敏锐的歌词相结合，这部令人惊艳的电影，其魔力在这首动人的情歌中得到了真正的体现。”</text:p>
      <text:p text:style-name="P4">
《月光爱人》亦在同年的香港电影金像奖中获最佳电影歌曲奖。</text:p>
      <text:p text:style-name="P4">
2002年，中国前篮球巨星姚明登陆美国职业篮球联赛（NBA），加入休斯敦火箭队，李玟在那一年NBA的姚明亮相仪式中作为嘉宾献唱了美国国歌，成为在重大体育赛事中演唱美国国歌的华人歌手。</text:p>
      <text:p text:style-name="P4">
近年，李玟活跃于中国大陆，在《中国梦之声》等选秀节目中担任评委，也参加了去年以香港主权移交25周年的港乐综艺节目《声生不息》。</text:p>
      <text:p text:style-name="P4">
</text:p>
      <text:p text:style-name="P4">
图像来源，  Getty Images</text:p>
      <text:p text:style-name="P4">
图像加注文字，</text:p>
      <text:p text:style-name="P4">
李玟曾在迪士尼制作的电影及音乐作品出演</text:p>
      <text:p text:style-name="P4">
李玟胞姐表示，2023年本是李玟出道30周年。</text:p>
      <text:p text:style-name="P4">
今年新年除夕，李玟在Instagram上发帖称，她在此前一年“面对改变人生的重大难关”，形容2022年是“极其艰难的一年”。</text:p>
      <text:p text:style-name="P4">
“29年来她除了用劲歌热舞带给我们无尽快乐与惊喜外，更努力地为华人歌手在国际歌坛开拓一片新天地，一直全力以赴为华人发光发亮，我们为她感到自豪。”</text:p>
      <text:p text:style-name="P4">
</text:p>
      <text:p text:style-name="P4">
图像来源，  Getty Images</text:p>
      <text:h text:style-name="P12" text:outline-level="3">
<text:span text:style-name="T4">
“标志的灿烂笑容”</text:span>
</text:h>
      <text:p text:style-name="P4">
在今年2月14日发行的《Tragic》是李玟生前发表的最后一首单曲。</text:p>
      <text:p text:style-name="P4">
3月，她在脸书（Facebook）上表示，她在去年的一次舞蹈排练期间触及旧伤，之后进行了盆骨和大腿的手术。</text:p>
      <text:p text:style-name="P4">
有报道指，手术后她一度不能行走，并担心自己日后无法像过去一样跳舞。</text:p>
      <text:p text:style-name="P4">
2011年，李玟与相恋八年的香港供应链巨头企业利丰有限公司前行政总裁乐裕民（BruceRockowitz）结婚，当时在香港举办的盛大婚礼据报耗资2000万美元，美国歌手布鲁诺（Bruno Mars）和艾丽西亚·凯斯（AliciaKeys）出席婚礼并献唱。</text:p>
      <text:p text:style-name="P4">
婚后，二人共同养育乐裕民前一段婚姻的两个女儿。</text:p>
      <text:p text:style-name="P4">
近年有传闻指，二人已经分居，但是李玟从未对此作过任何回应。</text:p>
      <text:p text:style-name="P4">
周三，李玟的胞姐在脸书帖文中表示：“希望大家除了怀念CoCo，更希望你们分享她那标志的灿烂笑容、真诚待人及传递善良爱心给你们身边每一位，延续CoCo的心愿——让所有在她身边的人感受到她的爱和快乐。”</text:p>
      <text:p text:style-name="P4">
</text:p>
      <text:p text:style-name="P4">
图像来源，  Reuters</text:p>
      <text:p text:style-name="P4">
图像加注文字，</text:p>
      <text:p text:style-name="P4">
2016年11月26日，李玟出席在台北举行的第53届金马奖活动。</text:p>
      <text:p text:style-name="P4">
</text:p>
      <text:p text:style-name="P4">
<text:span text:style-name="T4">
珍惜生命，自杀不能解决问题，生命一定可以找到出路。</text:span>
</text:p>
      <text:p text:style-name="P4">
<text:span text:style-name="T4">
若须咨商或相关协助，请联系：</text:span>
</text:p>
      <ul>
        <li>
中国大陆（+86）：希望24热线 4001619995   * 香港（+852）：撒玛利亚防止自杀会 23892222；明爱向晴轩 18288；生命热线 2382 0000   * 澳门（+853）：澳门明爱生命热线 2852 5222   * 台湾（+886）：生命线 1995；张老师服务专线 1980；台湾自杀防治中心 0800 788 995   * 新加坡（+65）：新加坡援人协会（Samaritans of Singapore, SOS） 1800 221 4444   * 马来西亚（+60）：生命线协会 (03) 4265 7995；Befrienders (03) 7956 8145   * 英国（+44）：BBC Action Line <text:a xlink:type="simple" xlink:href="https://www.bbc.com/actionline" text:style-name="Internet_20_link" text:visited-style-name="Visited_20_Internet_20_Link">
 www.bbc.co.uk/actionline </text:a>
 ；撒玛利亚会 08457 90 90 90   * 世界各地： <text:a xlink:type="simple" xlink:href="http://befrienders.org/" text:style-name="Internet_20_link" text:visited-style-name="Visited_20_Internet_20_Link">
 Befrienders International </text:a>
</li>
      </ul>
      <text:p text:style-name="P4">
Source: <text:a xlink:type="simple" xlink:href="https://www.bbc.com/zhongwen/simp/chinese-news-66117881" text:style-name="Internet_20_link" text:visited-style-name="Visited_20_Internet_20_Link">
https://www.bbc.com/zhongwen/simp/chinese-news-66117881</text:a>
</text:p>
      <!--NEWS-->
      <text:h text:style-name="P10" text:outline-level="1">
<text:span text:style-name="T4">
美欧对华政策：从“脱钩”到“去风险” 战略转向还是凝聚共识？</text:span>
</text:h>
      <text:p text:style-name="P4">
Author: https://www.facebook.com/bbcworldservice/</text:p>
      <text:p text:style-name="P4">
Publisher: BBC News 中文</text:p>
      <text:p text:style-name="P4">
Published Time: 2023-07-06T06:39:03.000Z</text:p>
      <text:p text:style-name="P4">
Modified Time: 2023-07-06T06:39:03.000Z</text:p>
      <text:p text:style-name="P4">
Description: “去风险”代表欧美对中国的战略转向？还是战略细化？更重要的是，“去风险”背后到底有哪些考量，中国又为何反对？</text:p>
      <text:p text:style-name="P4">
Images: ["<text:a xlink:type="simple" xlink:href="https://ichef.bbci.co.uk/news/640/cpsprodpb/B1B8/production/_111769454_whatsubject.jpg" text:style-name="Internet_20_link" text:visited-style-name="Visited_20_Internet_20_Link">
_111769454_wh...</text:a>
"]</text:p>
      <text:p text:style-name="P4">
Videos: ["<text:a xlink:type="simple" xlink:href="https://www.bbc.com/ws/av-embeds/cps/zhongwen/simp/chinese-news-66117744/p0ffg17s/zh-hans" text:style-name="Internet_20_link" text:visited-style-name="Visited_20_Internet_20_Link">
zh-hans</text:a>
"]</text:p>
      <text:p text:style-name="P4">
Tags: ['歐洲', '中美关系', '中國', '欧洲联盟', '经济']</text:p>
      <text:p text:style-name="P4">
Type: Article</text:p>
      <!--METADATA-->
      <text:h text:style-name="P12" text:outline-level="3">
<text:span text:style-name="T4">
美欧对华政策：从“脱钩”到“去风险” 战略转向还是凝聚共识？</text:span>
</text:h>
      <text:p text:style-name="P4">
2023年7月6日  <draw:frame draw:style-name="fr1" draw:name="Image23" text:anchor-type="as-char" svg:width="6.9236in" svg:height="3.894525in" draw:z-index="0">
<draw:image xlink:href="../Images/BBC Chinese/2023-07-06T06-39-03.000Z/_111769454_whatsubject.jpg" xlink:type="simple" xlink:show="embed" xlink:actuate="onLoad" draw:mime-type="image/jpeg"/>
</draw:frame>
</text:p>
      <text:p text:style-name="P4">
图像来源，  Getty Image</text:p>
      <text:p text:style-name="P4">
图像加注文字，</text:p>
      <text:p text:style-name="P4">
疫情过后，跨国企业出于分散风险的考虑，把部分产能迁出中国。</text:p>
      <text:p text:style-name="P4">
<text:span text:style-name="T4">
过去三个月，“去风险”（De-risking）无疑是社交媒体的一大热词，风头盖过之前特朗普治下美国对华政策中的“脱钩”之说。</text:span>
</text:p>
      <text:p text:style-name="P4">
据信，“去风险”这一概念由欧盟委员会主席乌尔苏拉·冯德莱恩3月份第一次提出，到5月份G7峰会上写入公报，再到六、七月份的外交出访中被反复提及，“去风险”成为主导西方对华关系的最新共识。</text:p>
      <text:p text:style-name="P4">
从“脱钩”到“去风险”，这是否代表欧美对中国的战略转向？还是战略细化？更重要的是，“去风险”背后到底有哪些考量，中国又为何反对？BBC中文梳理、采访，进行深入剖析。</text:p>
      <text:p text:style-name="P4">
<text:a xlink:type="simple" xlink:href="https://www.bbc.com/zhongwen/simp/chinese-news-65915282" text:style-name="Internet_20_link" text:visited-style-name="Visited_20_Internet_20_Link">
 美国为何要终结中国的“发展中国家”地位 </text:a>
  * <text:a xlink:type="simple" xlink:href="https://www.bbc.com/zhongwen/simp/world-65997546" text:style-name="Internet_20_link" text:visited-style-name="Visited_20_Internet_20_Link">
 李强访问德法 试探欧盟“去风险化”底线 </text:a>
  * <text:a xlink:type="simple" xlink:href="https://www.bbc.com/zhongwen/simp/science-65854500" text:style-name="Internet_20_link" text:visited-style-name="Visited_20_Internet_20_Link">
 美中半导体大战进入深水区 人工智能AI晶片为何成为关键 </text:a>
</text:p>
      <text:h text:style-name="P12" text:outline-level="3">
<text:span text:style-name="T4">
“去风险”共识</text:span>
</text:h>
      <text:p text:style-name="P4">
在3月底的一次演讲中，冯德莱恩为自己即将展开的中国之行定下基调。</text:p>
      <text:p text:style-name="P4">
一方面，她强调与中国“脱钩”既不可行，也不符合欧洲利益，因此欧洲当时没有响应特朗普提出的与中国“脱钩”的倡议。话锋一转，她说，这也就是为什么我们将专注于“去风险”。</text:p>
      <text:p text:style-name="P4">
换言之，“去风险”就是相对于“脱钩”一词而言的。</text:p>
      <text:p text:style-name="P4">
<text:a xlink:type="simple" xlink:href="https://www.bbc.com/ws/av-embeds/cps/zhongwen/simp/chinese-news-66117744/p0ffg17s/zh-hans" text:style-name="Internet_20_link" text:visited-style-name="Visited_20_Internet_20_Link">
 Video-1-Link：/ws/av-embeds/cps/zhongwen/simp/chinese-news-66117744/p0ffg17s/zh-hans </text:a>
 <text:span text:style-name="T4">
你的器材不支持播放多媒体材料</text:span>
视频加注文字，</text:p>
      <text:p text:style-name="P4">
法国总统马克龙（Emmanuel Macron）于2023年4月5日抵中国进行为期三天的访问，欧盟主席冯德莱恩（Ursula von derLeyen）也同时到访。</text:p>
      <text:p text:style-name="P4">
“脱钩”则是特朗普的演讲中的常用词。比如在2020年8月的一次采访中，特朗普表示，中美经济有可能脱钩。他表示，“我们没必要”和中国做生意。后来他又谈及脱钩说：“就是说，如果我确定他们没有以正确的方式对待我们，我肯定会那样做。”</text:p>
      <text:p text:style-name="P4">
过去三个月， 从拜登到马克龙，欧美领导人快速接受了“去风险”这个新词。</text:p>
      <text:p text:style-name="P4">
4月27日，美国国家安全顾问杰克·沙利文在一次政策讲话中用了这个词，“我们追求去风险，而不是脱钩……去风险从根本上意味着有弹性、有实效的供应链，确保我们不会被任何一个国家所胁迫。”</text:p>
      <text:p text:style-name="P4">
然后，在5月份的日本的G7峰会上，“去风险”被七国集团整体接纳，正式写入公报之中。</text:p>
      <text:p text:style-name="P4">
7月6日到9日，美国财政部长耶伦访华。行前在一次国会众议院听证会上，她还在继续阐释这个词，她表示，尽管需要提出中国那些侵犯人权的报告，但与中国脱钩将是“一个巨大的错误”，美国人购买在中国可以更廉价地生产的商品从而“大大获益”，而中国也同样从美国出口产品中获益，而这也有利于美国经济，“这就是为什么停止跟中国进行贸易将是灾难性的。去风险？很好。脱钩？绝对不行。”</text:p>
      <text:p text:style-name="P4">
</text:p>
      <text:p text:style-name="P4">
图像来源，  Getty Images</text:p>
      <text:p text:style-name="P4">
“这个词爆火，我都可以想象，要么是大家苦思冥想，然后一个总统跟另一个总理打电话说，大家协调好，最近几个月哈，多提提这个词。要么就是，冯德莱恩一说‘去风险’，其他领导人一拍桌子说，这个词好，我们也用，”一位长期在内地和香港商学院授课的学者向BBC中文表示。他说，这个词最主要的作用是跟特朗普的无底线外交划清界限，显得理性、负责任，又不得罪已经仇视中国的选民。</text:p>
      <text:h text:style-name="P12" text:outline-level="3">
<text:span text:style-name="T4">
欧州版和美国版“去风险”</text:span>
</text:h>
      <text:p text:style-name="P4">
细究下，欧美对待“去风险”的出发点不一样。</text:p>
      <text:p text:style-name="P4">
德国媒体《商报》解释，俄乌战争让欧洲警醒，经济上依赖对手，将会使欧洲陷入受人胁迫的境地，所以要“去风险”。与“脱钩”不同的是，“去风险”的目的并不是要在经济上孤立中国，而是要增强欧洲自身的经济抗压能力。</text:p>
      <text:p text:style-name="P4">
美国国家安全顾问沙利文则称，去风险聚焦在高技术，特别是半导体领域，以阻止中国超越西方。美国事实上已经在做了，在芯片等领域筑起“小院高墙”。而且似乎效果显著——根据全球行业协会SEMI 的最新数据，在美国的贸易制裁下，中国芯片设备销售额在今年第一季度同比下降23%，而全球芯片设备销售额却增长9%。</text:p>
      <text:p text:style-name="P4">
换句话说，欧洲出于自身抗风险的能力，加强自己的产业链安全，从而转移部分产业链，达到对华“去风险”的目的。美国则在战略竞争的高度，通过关键领域的严格限制，以去除中国作为主要战略竞争对手超过乃至威胁自身的风险。</text:p>
      <text:p text:style-name="P4">
</text:p>
      <text:p text:style-name="P4">
图像来源，  Reuters</text:p>
      <text:p text:style-name="P4">
疫情爆发后，各个国家发现在药物、医疗用品上不能过于依赖单一市场，否则在极端情况下，会危及自身安全。因此提出供应链多元化和“近岸外包”（near-shoring）。长期以来，发达国家依靠离岸外包（off-shoring）降低成本，把订单转移到中国等地，而近岸外包可以以降低供应链的脆弱程度。</text:p>
      <text:p text:style-name="P4">
在疫情前后，欧美与中国的地缘政治关系也急剧恶化，在新疆、香港、台湾、俄乌等问题上分歧加剧。美国又推出友岸外包（friend-shoring），号召供应链转移到“有共同价值观的国家”。</text:p>
      <text:p text:style-name="P4">
上述学者称，“去风险”就是两个趋势合流之后的产物，它有足够的模糊性，因为欧美日在面对中国时可以定义自己的“风险”。</text:p>
      <text:p text:style-name="P4">
香港大学中国商业学院院长刘宁荣撰文称，对欧美日等国家来说，尽管“去风险”所代表的含义并不相同，但可以成为他们在后新冠时代对华政策的最大公约数。欧盟的主流看法是强调“去风险”不同于“脱钩”，不是孤立中国，而是要增强欧洲自身的经济抗压能力。对美国而言，与“脱钩”相比，这个词较为中性，比较容易让世人接受，但美国并不会因此改变在高科技领域与中国脱钩的战略，也不会放弃围堵和孤立中国的既定方针。</text:p>
      <text:h text:style-name="P12" text:outline-level="3">
<text:span text:style-name="T4">
中国的“去风险”</text:span>
</text:h>
      <text:p text:style-name="P4">
西方舆论普遍认为，从“脱钩”转向“去风险”，这是欧美日在“松口”，试图淡化与中国紧张关系和阵营划分。</text:p>
      <text:p text:style-name="P4">
但中国在官方层面则回应没那么积极。</text:p>
      <text:p text:style-name="P4">
不久前，总理李强访问德国，他对商界喊话称，世界经济你中有我、我中有你，应该辩证看待依赖问题，不能人为夸大“依赖”，甚至把相互依存与不安全简单画等号，“不合作才是最大的风险，不发展才是最大的不安全”。</text:p>
      <text:p text:style-name="P4">
新华社的报道则更强硬地指出，提出“去风险”，目的就是要把中国与“风险”划上等号，诱拉盟友从过去因美国施压与中国“脱钩”的被迫状态，转为主动“去风险”进而“去中国化”的自发状态，为美国实现其整体对华“脱钩”遏制战略打助攻。</text:p>
      <text:p text:style-name="P4">
“虽然中国反应很大，但其实一定程度上中国该庆幸，这是对中国重要性的认可而做出的妥协。”上述学者称，而在西方民主整体下，不可能做出180度改变，尤其是中国威胁成为西方社会难得的共识之时，只能用“去风险”作为一种务实的态度，虽然还在强调中国是个“风险”，但也承认了，与中国脱钩，脱不起。在这个语境下，中国就和西方有博弈的空间。</text:p>
      <text:p text:style-name="P4">
</text:p>
      <text:p text:style-name="P4">
图像来源，  Reuters</text:p>
      <text:p text:style-name="P4">
实际上，中国也在“去风险”。</text:p>
      <text:p text:style-name="P4">
2020年7月，中国也提出了以“国内大循环”为主体，“国内国际双循环”相互促进的“新发展格局”——这一说法刚提出时，从媒体到舆论，多以“内循环”来概括。这一政策标志着中国的战略重心将转向本地需求和技术发展。</text:p>
      <text:p text:style-name="P4">
当时就有观点提出，是在降低对外经济依赖性，以便在极端情况下，比如台海战争，面对欧美日的经济制裁，保持一个正常运转的经济。俄乌战争爆发后，这种观点更加甚嚣尘上。</text:p>
      <text:h text:style-name="P12" text:outline-level="3">
<text:span text:style-name="T4">
贸易碎片化的后果</text:span>
</text:h>
      <text:p text:style-name="P4">
即便不像冷战时期美苏那样经济完全脱钩，“去风险”的思维指导下，同样会导致全球贸易的“碎片化”，尽管在很多学者看来，在疫情期间，这种碎片化的趋势已经形成。</text:p>
      <text:p text:style-name="P4">
新加坡副总理黄循财称，“一个碎片化的全球经济将把世界分裂为相互竞争的区域集团。贸易、投资、思想的传播将会减少——而这些都曾是帮助我们实现经济进步的关键因素”。</text:p>
      <text:p text:style-name="P4">
上述学者则表示，经济学上讲，凡歧视必有代价。把中国的某些领域当作风险，而去风险，就是一种歧视，那么不得不承担代价，比如价格更高、品质更差的商品。</text:p>
      <text:p text:style-name="P4">
“但这并不是什么新鲜事，同样的事情也在中国发生。比如电信行业，三大国企垄断，没有开放给外部市场，那么竞争就不充分。几年前有人把中国移动在香港的套餐发到网上，大家发现比他们在内地的套餐优惠得多，从而忿忿不平。其实就是因为香港的电信市场，没有设置壁垒，充分竞争下效率更高。”</text:p>
      <text:p text:style-name="P4">
</text:p>
      <text:p text:style-name="P4">
图像来源，  Getty Image</text:p>
      <text:p text:style-name="P4">
贸易碎片化带来的后果有前车之鉴。一战后，美国议员科德尔·赫尔认为，德国和英法开战，就是因为贸易不够自由，而自由贸易能促进国际和平。</text:p>
      <text:p text:style-name="P4">
他在国会演讲中称，“对我来说，与不受阻碍的贸易相伴的是和平；而与高关税、贸易壁垒和不公平经济竞争相伴的则是战争。在我看来，我们需要鼓起勇气，在当前的严重危机中发挥领导作用，因为历史的命运指针现在指向我们。”</text:p>
      <text:p text:style-name="P4">
但当时赫尔的观点过于匪夷所思而被边缘化。</text:p>
      <text:p text:style-name="P4">
直到全世界经历了二战的苦痛之后，人们在迷茫中想起赫尔的观点，此时已是国务卿的赫尔趁势促成关税和贸易总协定（General Agreement onTariffs andTrade，简称GATT），之后演化为WTO，他因此获得诺贝尔和平奖。70年过去，全世界经历空前的自由贸易程度，以及大致和平的国际局势。</text:p>
      <text:p text:style-name="P4">
Source: <text:a xlink:type="simple" xlink:href="https://www.bbc.com/zhongwen/simp/chinese-news-66117744" text:style-name="Internet_20_link" text:visited-style-name="Visited_20_Internet_20_Link">
https://www.bbc.com/zhongwen/simp/chinese-news-66117744</text:a>
</text:p>
      <!--NEWS-->
      <text:h text:style-name="P10" text:outline-level="1">
<text:span text:style-name="T4">
美国财长耶伦访华：“好警察”能修补美中关系吗？</text:span>
</text:h>
      <text:p text:style-name="P4">
Author: https://www.facebook.com/bbcworldservice/</text:p>
      <text:p text:style-name="P4">
Publisher: BBC News 中文</text:p>
      <text:p text:style-name="P4">
Published Time: 2023-07-06T06:44:33.000Z</text:p>
      <text:p text:style-name="P4">
Modified Time: 2023-07-06T06:44:33.000Z</text:p>
      <text:p text:style-name="P4">
Description: “官方言论与高级外交官来访，说明两国建立有效政治关系的意愿，但他们的行动却反映着相反的状况，以牙还牙的政策占了上风。”</text:p>
      <text:p text:style-name="P4">
Images: ["<text:a xlink:type="simple" xlink:href="https://ichef.bbci.co.uk/news/640/cpsprodpb/154BE/production/_130303278_122020.2023-07-05t121943z_1426659240_rc20x1ax5oit_rtrmadp_3_china-usa-yellen.jpg" text:style-name="Internet_20_link" text:visited-style-name="Visited_20_Internet_20_Link">
_130303278_12...</text:a>
"]</text:p>
      <text:p text:style-name="P4">
Videos: ["<text:a xlink:type="simple" xlink:href="https://www.bbc.com/ws/av-embeds/cps/zhongwen/simp/business-66118150/p0dxckbl/zh-hans" text:style-name="Internet_20_link" text:visited-style-name="Visited_20_Internet_20_Link">
zh-hans</text:a>
", "<text:a xlink:type="simple" xlink:href="https://www.bbc.com/ws/av-embeds/cps/zhongwen/simp/business-66118150/p0fwmg5z/zh-hans" text:style-name="Internet_20_link" text:visited-style-name="Visited_20_Internet_20_Link">
zh-hans</text:a>
"]</text:p>
      <text:p text:style-name="P4">
Tags: ['中美关系', '中國', '美国', '经济', '贸易']</text:p>
      <text:p text:style-name="P4">
Type: Article</text:p>
      <!--METADATA-->
      <text:h text:style-name="P12" text:outline-level="3">
<text:span text:style-name="T4">
美国财长耶伦访华：“好警察”能修补美中关系吗？</text:span>
</text:h>
      <ul>
        <li>
彼得·霍斯金斯（Peter Hoskins）   * BBC商业事务记者</li>
      </ul>
      <text:p text:style-name="P4">
2023年7月6日<draw:frame draw:style-name="fr1" draw:name="Image29" text:anchor-type="as-char" svg:width="6.9236in" svg:height="3.894525in" draw:z-index="0">
<draw:image xlink:href="../Images/BBC Chinese/2023-07-06T06-44-33.000Z/_130303278_122020.2023-07-05t121943z_1426659240_rc20x1ax5oit_rtrmadp_3_china-usa-yellen.jpg" xlink:type="simple" xlink:show="embed" xlink:actuate="onLoad" draw:mime-type="image/jpeg"/>
</draw:frame>
</text:p>
      <text:p text:style-name="P4">
图像来源，  Reuters</text:p>
      <text:p text:style-name="P4">
图像加注文字，</text:p>
      <text:p text:style-name="P4">
继“坏警察”布林肯之后，“好警察”耶伦也启程访华，但分析人士建议各方不要期望过高。</text:p>
      <text:p text:style-name="P4">
<text:span text:style-name="T4">
美国财政部长珍尼特·耶伦（Janet Yellen）即将开展对华访问，这是给世界两大经济体重建桥梁的高风险尝试之一。</text:span>
</text:p>
      <text:p text:style-name="P4">
这也是两国关系今年跳水式崩塌之下，在一个月时间内第二次有华盛顿高层官员到访北京。</text:p>
      <text:p text:style-name="P4">
美中两国将讨论的议题涵盖台湾与乌克兰，还有国家安全和持续的贸易争端。</text:p>
      <text:p text:style-name="P4">
这次访问也是发生在北京宣布将限制出口两种电脑芯片关键原材料之际。</text:p>
      <text:p text:style-name="P4">
<text:a xlink:type="simple" xlink:href="https://www.bbc.com/zhongwen/simp/world-65981589" text:style-name="Internet_20_link" text:visited-style-name="Visited_20_Internet_20_Link">
 布林肯访华与拜登“独裁论” 中美关系“唇枪舌剑”下的一周 </text:a>
  * <text:a xlink:type="simple" xlink:href="https://www.bbc.com/zhongwen/simp/world-65981944" text:style-name="Internet_20_link" text:visited-style-name="Visited_20_Internet_20_Link">
 盖茨和马斯克为何在中国受到超规格接待 </text:a>
  * <text:a xlink:type="simple" xlink:href="https://www.bbc.com/zhongwen/simp/chinese-news-65915282" text:style-name="Internet_20_link" text:visited-style-name="Visited_20_Internet_20_Link">
 美国为何要终结中国的“发展中国家”地位 </text:a>
  * <text:a xlink:type="simple" xlink:href="https://www.bbc.com/zhongwen/simp/world-65705268" text:style-name="Internet_20_link" text:visited-style-name="Visited_20_Internet_20_Link">
 拜登政府出“乌龙”，美中关系“回暖”再蒙阴影 </text:a>
  * <text:a xlink:type="simple" xlink:href="https://www.bbc.com/zhongwen/simp/chinese-news-65048234" text:style-name="Internet_20_link" text:visited-style-name="Visited_20_Internet_20_Link">
 美国企业对在中国开展业务“更加消极” </text:a>
</text:p>
      <text:p text:style-name="P4">
耶伦此次行程将包括首次会晤中国新任副总理何立峰。她最近曾说，让这两个经济体能携手合作，是此行的关键。</text:p>
      <text:p text:style-name="P4">
<text:a xlink:type="simple" xlink:href="https://home.treasury.gov/news/press-releases/jy1588" text:style-name="Internet_20_link" text:visited-style-name="Visited_20_Internet_20_Link">
 美国在这场访问前强调 </text:a>
，两国须“负责任地管理我们之间的关系，就存有忧虑的领域直接沟通，携手合作应对各项全球性挑战”。</text:p>
      <text:p text:style-name="P4">
作为持续缓解僵局的尝试，耶伦星期一（7月3日）也会晤了中国驻美国大使谢锋， <text:a xlink:type="simple" xlink:href="http://www.news.cn/2023-07/05/c_1129732887.htm" text:style-name="Internet_20_link" text:visited-style-name="Visited_20_Internet_20_Link">
 双方均称</text:a>
 会面是“坦诚和建设性的”。</text:p>
      <text:p text:style-name="P4">
然而，美国智库亚洲协会政策研究所（ASPI）副所长温迪·卡特勒（WendyCutler）对BBC指出：“对于耶伦此行，该保持低预期”，“她不在其位，无法修补关系，也不能回应中国撤销出口管制或关税的要求”。</text:p>
      <text:p text:style-name="P4">
<text:a xlink:type="simple" xlink:href="https://www.bbc.com/ws/av-embeds/cps/zhongwen/simp/business-66118150/p0dxckbl/zh-hans" text:style-name="Internet_20_link" text:visited-style-name="Visited_20_Internet_20_Link">
 Video-1-Link：/ws/av-embeds/cps/zhongwen/simp/business-66118150/p0dxckbl/zh-hans </text:a>
 <text:span text:style-name="T4">
你的器材不支持播放多媒体材料</text:span>
视频加注文字，</text:p>
      <text:p text:style-name="P4">
耶伦今年年初才在瑞士苏黎世与刘鹤首度当面会谈，如今主管经济的中国副总理已经换人。</text:p>
      <text:p text:style-name="P4">
<text:a xlink:type="simple" xlink:href="https://www.bbc.com/zhongwen/simp/world-64329860" text:style-name="Internet_20_link" text:visited-style-name="Visited_20_Internet_20_Link">
 耶伦与刘鹤首次面谈强调“管控分歧” 谈及美方对华技术政策 </text:a>
  * <text:a xlink:type="simple" xlink:href="https://www.bbc.com/zhongwen/simp/world/2013/10/131009_profile_janet_yellen" text:style-name="Internet_20_link" text:visited-style-name="Visited_20_Internet_20_Link">
 耶伦其人 </text:a>
</text:p>
      <text:p text:style-name="P4">
才不过几个星期前，美国国务卿安东尼·布林肯（Antony Blinken）访问北京，会晤了中国国家主席习近平和外长秦刚。</text:p>
      <text:p text:style-name="P4">
布林肯几乎是过去五年来访问北京的最高级华府官员。他的访问被视为两国能否制止其关系进一步恶化的关键测验。</text:p>
      <text:p text:style-name="P4">
布林肯在访华尾声时说，美中两国之间仍存在重大问题，但他的“期盼是我们往后能更好地沟通，更好地接触”。</text:p>
      <text:p text:style-name="P4">
然而，一天之后， <text:a xlink:type="simple" xlink:href="https://www.bbc.com/zhongwen/simp/world-65981589" text:style-name="Internet_20_link" text:visited-style-name="Visited_20_Internet_20_Link">
 美国总统拜登（Joe Biden）形容习近平是“独裁者”</text:a>
，引来北京抗议。分析人士认为拜登的言论不会带来显著的负面影响，但还是被广泛认为是帮倒忙。</text:p>
      <text:p text:style-name="P4">
还有另一迹象说明两国贸易争端目前难以解决： <text:a xlink:type="simple" xlink:href="https://twitter.com/bbcchinese/status/1676093213193703424" text:style-name="Internet_20_link" text:visited-style-name="Visited_20_Internet_20_Link">
 中国本周宣布收紧对两种电脑芯片关键原材料的出口管制</text:a>
。从下月开始，从中国出口镓和锗须获取专项许可。中国是此类金属全球最大的生产商。</text:p>
      <text:p text:style-name="P4">
此举是对华府过去一年打击中国获取某些高端电脑芯片的回应。2022年10月，华府颁令采用美国工具或软件的企业，无论在世界任何地方生产，均须申领许可，方可向中国出口芯片。</text:p>
      <text:p text:style-name="P4">
商界论坛机构IMA Asia的普里扬卡·基肖尔（Priyanka Kishore）说，美中两国在面对着一系列的复杂议题。</text:p>
      <text:p text:style-name="P4">
她指出：“官方言论与高级外交官来访，说明两国建立有效政治关系的意愿，但他们的行动却反映着相反的状况，以牙还牙的政策占了上风。”</text:p>
      <text:p text:style-name="P4">
耶伦在北京会晤中方对口官员期间，预计将表明美国将继续捍卫人权与自身国家安全利益。然而她预期也将强调在气候变化和债台高筑国家所面对的问题上，华府与北京合作的意愿。</text:p>
      <text:p text:style-name="P4">
<text:a xlink:type="simple" xlink:href="https://www.bbc.com/ws/av-embeds/cps/zhongwen/simp/business-66118150/p0fwmg5z/zh-hans" text:style-name="Internet_20_link" text:visited-style-name="Visited_20_Internet_20_Link">
 Video-2-Link：/ws/av-embeds/cps/zhongwen/simp/business-66118150/p0fwmg5z/zh-hans </text:a>
 <text:span text:style-name="T4">
你的器材不支持播放多媒体材料</text:span>
视频加注文字，</text:p>
      <text:p text:style-name="P4">
布林肯北京会谈一天后，拜登称习近平是“独裁者”，还说他对早前的间谍气球并不知情。</text:p>
      <text:p text:style-name="P4">
虽然一些知名人物促请美国彻底断绝对华经济联系，但耶伦预期将采取怀柔政策。预计她将向北京的对口官员表示，华府无意将两国经济脱钩。</text:p>
      <text:p text:style-name="P4">
此举符合她相比于部分前人更为全球化的世界观。今年早些时候，她曾在一次演说中提出：“将我们彼此的经济全面分割，不但对两国而言是灾难性的，也将破坏世界各国稳定。”</text:p>
      <text:p text:style-name="P4">
国际货币基金组织（IMF）前首席经济学家肯·罗格夫（Ken Rogoff）对BBC说：“我会形容这有点像是好警察、坏警察理论，而布林肯是坏警察。”</text:p>
      <text:p text:style-name="P4">
“现在轮到耶伦这位好警察出场，试着说，你看，我们有好多共通点，看我们能一起做些什么吧。”</text:p>
      <text:p text:style-name="P4">
罗格夫说，布林肯作为国务卿，不得不提起像台湾和乌克兰这些硬话题。但罗格夫同时提醒，不能就此以为耶伦将对北京软弱，她还是有可能就多项议题向中国施压，包括知识产权法律和市场准入。</text:p>
      <text:p text:style-name="P4">
此外，虽然美中不和的两方均有某些人物在主张分道扬镳，贸易数据却说明了唇齿相依的现实。</text:p>
      <text:p text:style-name="P4">
2022年，两国贸易连续第三年增长。 <text:a xlink:type="simple" xlink:href="https://www.bis.doc.gov/index.php/country-papers/3268-2022-statistical-analysis-of-u-s-trade-with-china/file" text:style-name="Internet_20_link" text:visited-style-name="Visited_20_Internet_20_Link">
 官方数据显示 </text:a>
，中国去年对美出口货物总值超过5360亿美元（3.89亿元人民币），对美进口货物总值则为1540亿美元（1.11万亿元人民币）。</text:p>
      <text:p text:style-name="P4">
可即使华府与北京尝试解决彼此分歧，美国总统选举阴魂不散的影响迫在眉睫。</text:p>
      <text:p text:style-name="P4">
夏威夷大学亚洲研究学系教授郝忠明（Prof EricHarwit）说：“要是2024年出现了第二届拜登政府，那我预期在经济战线将有许多特朗普年代的贸易制裁和关税获得放宽，尤其是与高端科技行业关系不大的那些。”</text:p>
      <text:p text:style-name="P4">
“但要是特朗普（Donald Trump）在2024年选举赢了，则满盘皆落索。”</text:p>
      <text:p text:style-name="P4">
Source: <text:a xlink:type="simple" xlink:href="https://www.bbc.com/zhongwen/simp/business-66118150" text:style-name="Internet_20_link" text:visited-style-name="Visited_20_Internet_20_Link">
https://www.bbc.com/zhongwen/simp/business-66118150</text:a>
</text:p>
      <!--NEWS-->
      <text:h text:style-name="P10" text:outline-level="1">
<text:span text:style-name="T4">
美联储官员：数据为进一步采取利率行动提供支撑</text:span>
</text:h>
      <text:p text:style-name="P4">
Author: 联合早报 (Person)</text:p>
      <text:p text:style-name="P4">
Publisher: 联合早报 (Organization)</text:p>
      <text:p text:style-name="P4">
Published Time: 2023-07-06T08:02</text:p>
      <text:p text:style-name="P4">
Modified Time: 2023-07-06T08:19</text:p>
      <text:p text:style-name="P4">
Description: 美国纽约联邦储备银行行长约翰·威廉姆斯说，决策者的预测显示，他们认为在利率方面必须做更多工作才能使通货膨胀率回落至2％。威廉姆斯（John Williams）星期三（7月5日）在纽...</text:p>
      <text:p text:style-name="P4">
Videos: []</text:p>
      <text:p text:style-name="P4">
Audios: []</text:p>
      <text:p text:style-name="P4">
Images: []</text:p>
      <text:p text:style-name="P4">
Type: NewsArticle</text:p>
      <text:p text:style-name="P4">
Breadcrumbs: ['即时', '国际']</text:p>
      <text:p text:style-name="P4">
Keywords: ['美国', '利率', '通货膨胀', '美国联邦储备局']</text:p>
      <!--METADATA-->
      <text:p text:style-name="P4">
美国纽约联邦储备银行行长约翰·威廉姆斯说，决策者的预测显示，他们认为在利率方面必须做更多工作才能使通货膨胀率回落至2％。</text:p>
      <text:p text:style-name="P4">
威廉姆斯（JohnWilliams）星期三（7月5日）在纽约联储银行举办的一场讨论会上说：“我们可以花一些时间来评估并收集更多信息，接着便能够采取行动，我们还基于所知道的情况，通过我们的预测传达一个信息，即我们认为还没有完成使命……显然，我们绝对致力于实现2%的通胀目标。”</text:p>
      <text:p text:style-name="P4">
彭博社引述威廉姆斯说，在决定联邦储备局的下一步行动时，他会依赖于数据，并指出最近的经济数据显示房地产市场强于预期，经济增长强劲且消费者支出放缓，这“提供了有用的信息”。</text:p>
      <text:p text:style-name="P4">
他还指出，联储局迄今收到的数据支持了该央行在货币政策方面还有更多工作要做这一“假说”。</text:p>
      <text:p text:style-name="P4">
威廉姆斯说，核心通胀率仍然很高，但他对迄今为止降低通胀所取得的进展予以认可，包括联储局官员密切关注的剔除住房成本的服务价格指标。</text:p>
      <text:p text:style-name="P4">
他说：“即使在不包括住房的核心服务类别，我们也看到通胀一定程度上有所放缓。”</text:p>
      <text:p text:style-name="P4">
美联储将在7月会议之前获得两份关键的经济报告，包括将于星期五（7日）发布的6月就业报告以及7月12日出炉的6月消费者价格数据。</text:p>
      <text:p text:style-name="P4">
威廉姆斯说，联储局官员的预测中值显示其预计随着通胀下降，2024年和2025年将降息，但他认为，实际利率将在“相当一段时间”内处于具有限制性的水平。他指出，名义利率（nominalinterest rates）的最终路径将取决于通胀和经济形势。</text:p>
      <text:p text:style-name="P4">
Source: <text:a xlink:type="simple" xlink:href="https://www.zaobao.com.sg/realtime/world/story20230706-1411146" text:style-name="Internet_20_link" text:visited-style-name="Visited_20_Internet_20_Link">
https://www.zaobao.com.sg/realtime/world/story20230706-1411146</text:a>
</text:p>
      <!--NEWS-->
      <text:h text:style-name="P10" text:outline-level="1">
<text:span text:style-name="T4">
策划在德实施恐怖袭击？多名极端伊斯兰嫌犯被捕</text:span>
</text:h>
      <text:p text:style-name="P4">
Author: None (Language: zh)</text:p>
      <text:p text:style-name="P4">
Publisher: None</text:p>
      <text:p text:style-name="P4">
Time: 2023-07-06T09:09:00Z</text:p>
      <text:p text:style-name="P4">
Description: 德国联邦检察院称，发现一个疑似恐怖组织，并逮捕七名嫌犯。同时，在荷兰另有两名同属该组织的嫌犯被捕。他们涉嫌在德国探查袭击目标和地点。</text:p>
      <text:p text:style-name="P4">
Videos: []</text:p>
      <text:p text:style-name="P4">
Images: []</text:p>
      <text:p text:style-name="P4">
Subject: 时政风云</text:p>
      <text:p text:style-name="P4">
Subjects: ['欧债危机', '欧盟', '德国', '留学德国', '留学德国', '德国联邦大选', '恐怖袭击', '伊斯兰国', '法国沙尔利周刊枪击案', '德中关系']</text:p>
      <text:p text:style-name="P4">
Keywords: ['德国', '恐怖主义', '极端伊斯兰', '极端伊斯兰恐怖主义', '极端伊斯兰恐怖组织', '恐怖袭击', '袭击', '伊斯兰国', '恐袭']</text:p>
      <text:p text:style-name="P4">
ID: 66133923</text:p>
      <!--METADATA-->
      <text:p text:style-name="P4">
<text:a xlink:type="simple" xlink:href="https://www.dw.com/zh/overlay/image/article/66133923/66132260" text:style-name="Internet_20_link" text:visited-style-name="Visited_20_Internet_20_Link">
 </text:a>
</text:p>
      <text:p text:style-name="P4">
德国联邦检察院宣布逮捕七名极端伊斯兰恐怖主义嫌犯（资料图片）</text:p>
      <text:p text:style-name="P4">
（德国之声中文网） <text:a xlink:type="simple" xlink:href="https://www.dw.com/zh/zh/德国警方逮捕一名策划炸弹袭击的嫌犯/a-65431056" text:style-name="Internet_20_link" text:visited-style-name="Visited_20_Internet_20_Link">
 德国 </text:a>
联邦检察院在北威州发现疑似极端伊斯兰恐怖组织并逮捕七名嫌疑犯。这七人主要来自塔吉克斯坦。联邦检察院周四（7月6日）在卡尔斯鲁厄宣布，七人涉嫌在德国成立恐怖主义组织并策划实施袭击。此外，据称他们还对恐怖组织<text:a xlink:type="simple" xlink:href="https://www.dw.com/zh/zh/投奔伊斯兰国的德国女性被判刑十年/a-59619440" text:style-name="Internet_20_link" text:visited-style-name="Visited_20_Internet_20_Link">
 "伊斯兰国" </text:a>
 提供了支持。</text:p>
      <text:p text:style-name="P4">
此外，另有一名来自塔吉克斯坦的男子及其来自吉尔吉斯斯坦的妻子被荷兰有关部门逮捕。荷兰警方称，这对夫妇也涉嫌策划实施恐怖主义罪行。</text:p>
      <text:p text:style-name="P4">
在德国被逮捕的七名男子中五人来自塔吉克斯坦，两人来自吉尔吉斯斯坦和土库曼斯坦。据称，他们持极端伊斯兰立场。据称，乌克兰战争后不久，他们一同来到德国，并组成恐怖主义组织。联邦检察院称，其目标是，"在德国按照伊斯兰国的思想实施对公众造成有效影响的袭击"。</text:p>
      <text:p text:style-name="P4">
在荷兰被逮捕的那名塔吉克斯坦男子也属于该组织。据称，该组织与 <text:a xlink:type="simple" xlink:href="https://www.dw.com/zh/zh/伊斯兰国伊拉克成员在德获终身监禁/a-59988418" text:style-name="Internet_20_link" text:visited-style-name="Visited_20_Internet_20_Link">
 "伊斯兰国"</text:a>
的地区分支"伊斯兰国呼罗珊"（ISPK）有联络。据称，嫌犯已经在德国圈定可能的袭击目标，并考察了可能的袭击地点。此外，嫌犯还试图获取武器。但联邦检察院称，嫌犯目前尚未制定出具体的袭击计划。在德国逮捕的七名嫌犯中，有六人自2022年4月起为"伊斯兰国"筹集资金并向外国转账。</text:p>
      <text:p text:style-name="P4">
在德国的七名嫌犯是在北威州不同地点被逮捕。周四及周五，他们将在卡尔斯鲁厄联邦法院接受调查法官的讯问。荷兰的两名嫌犯则将于周五在鹿特丹由调查法官讯问。</text:p>
      <text:p text:style-name="P4">
（德新社）</text:p>
      <text:p text:style-name="P4">
Source: <text:a xlink:type="simple" xlink:href="https://www.dw.com/zh/策划在德实施恐怖袭击？多名极端伊斯兰嫌犯被捕/a-66133923" text:style-name="Internet_20_link" text:visited-style-name="Visited_20_Internet_20_Link">
https://www.dw.com/zh/策划在德实施恐怖袭击？多名极端伊斯兰嫌犯被捕/a-66133923?maca=chi-rss-chi-all-1127-rdf</text:a>
</text:p>
      <!--NEWS-->
      <text:h text:style-name="P10" text:outline-level="1">
<text:span text:style-name="T4">
俄罗斯两艘冷战时期护卫舰首次访问上海</text:span>
</text:h>
      <text:p text:style-name="P4">
Author: None (Language: zh)</text:p>
      <text:p text:style-name="P4">
Publisher: None</text:p>
      <text:p text:style-name="P4">
Time: 2023-07-06T09:10:00Z</text:p>
      <text:p text:style-name="P4">
Description: 俄罗斯海军太平洋舰队两艘冷战时期的护卫舰抵达上海，展开为期7天的访问。这两艘分别名为“响亮”号和“完美”号的护卫舰均是首次访问上海。访沪结束后，中俄海军还将举行联合演习。</text:p>
      <text:p text:style-name="P4">
Videos: []</text:p>
      <text:p text:style-name="P4">
Images: []</text:p>
      <text:p text:style-name="P4">
Subject: 时政风云</text:p>
      <text:p text:style-name="P4">
Subjects: ['俄罗斯', '乌克兰', '岛屿主权争端', '专题报道：全景观看“习马会”', '中国', '中共十九大', '德中关系', '普京', '俄罗斯入侵乌克兰']</text:p>
      <text:p text:style-name="P4">
Keywords: ['中国', '俄罗斯', '海军', '联合军演', '乌克兰', '乌克兰战争']</text:p>
      <text:p text:style-name="P4">
ID: 66133941</text:p>
      <!--METADATA-->
      <text:p text:style-name="P4">
<text:a xlink:type="simple" xlink:href="https://www.dw.com/zh/overlay/image/article/66133941/66131018" text:style-name="Internet_20_link" text:visited-style-name="Visited_20_Internet_20_Link">
 </text:a>
</text:p>
      <text:p text:style-name="P4">
俄罗斯“响亮”号和“完美”号护卫舰抵达上海访问。</text:p>
      <text:p text:style-name="P4">
（德国之声中文网）据中国国家媒体报道，俄罗斯两艘访沪护卫舰在结束访问后，中俄海军舰队将举行通讯、机动编队、海上救援等联合演习。</text:p>
      <text:p text:style-name="P4">
三天前，中国国务委员兼国防部长李尚福在北京会见了俄罗斯海军总司令叶夫梅诺夫。这是俄罗斯雇佣军瓦格纳叛变之后中俄两国举行的首次正式的军事会谈。</text:p>
      <text:p text:style-name="P4">
李尚福在会见时说，双方应继续推动两军关系走深走实，两国海军要加强各层级沟通，拓展专业领域务实合作，为维护地区和平稳定作出积极贡献。叶夫梅诺夫回应表示，俄方高度重视加强俄中两军各领域务实合作，愿与中方保持密切协调，不断把两国两军关系推向新高度。</text:p>
      <text:p text:style-name="P4">
从舰船数量计算，中国已经拥有全世界最大的海军，无论是舰船吨位还是技术能力，都已经远远超过了俄罗斯海军。</text:p>
      <text:p text:style-name="P4">
去年俄罗斯入侵乌克兰以来，中俄两国海军、空军都举行了 <text:a xlink:type="simple" xlink:href="https://www.dw.com/zh/zh/中俄第六次联合巡航-日韩派战机紧急起飞/a-65848825" text:style-name="Internet_20_link" text:visited-style-name="Visited_20_Internet_20_Link">
 一系列的联合军演 </text:a>
 。</text:p>
      <text:p text:style-name="P4">
今年2月，中国、俄罗斯、南非三国在南非德班至理查兹湾以东海空域 <text:a xlink:type="simple" xlink:href="https://www.dw.com/zh/zh/南非捍卫与中俄的军演-和朋友的演习/a-64502105" text:style-name="Internet_20_link" text:visited-style-name="Visited_20_Internet_20_Link">
 举行海上联合演习</text:a>
。南非反对派表示，这一联合演习相当于认可俄罗斯对乌克兰的入侵。</text:p>
      <text:p text:style-name="P4">
美联社报道指出，俄罗斯与中国之间的军事合作显示了两国间的非正式联盟。两国的外交政策以及在联合国的立场都协调一致。北京方面在联合国一直为俄罗斯提供外交掩护。</text:p>
      <text:p text:style-name="P4">
虽然北京方面声称在 <text:a xlink:type="simple" xlink:href="https://www.dw.com/zh/zh/俄罗斯入侵乌克兰/t-60868685" text:style-name="Internet_20_link" text:visited-style-name="Visited_20_Internet_20_Link">
 乌克兰战争 </text:a>
中保持中立，但中国一直坚定地站在俄罗斯一边，同时指责美国和北约挑衅莫斯科，通过向乌克兰输送武器延长流血战争。</text:p>
      <text:p text:style-name="P4">
尽管如此，中国一再表示，不会向冲突的任何一方提供武器并密切关注军民两用的物资出口。</text:p>
      <text:p text:style-name="P4">
（美联社）</text:p>
      <text:p text:style-name="P4">
Source: <text:a xlink:type="simple" xlink:href="https://www.dw.com/zh/俄罗斯两艘冷战时期护卫舰首次访问上海/a-66133941" text:style-name="Internet_20_link" text:visited-style-name="Visited_20_Internet_20_Link">
https://www.dw.com/zh/俄罗斯两艘冷战时期护卫舰首次访问上海/a-66133941?maca=chi-rss-chi-all-1127-rdf</text:a>
</text:p>
      <!--NEWS-->
      <text:h text:style-name="P10" text:outline-level="1">
<text:span text:style-name="T4">
相信与否  正义都将降临巴勒斯坦</text:span>
</text:h>
      <text:p text:style-name="P4">
Author: None</text:p>
      <text:p text:style-name="P4">
Publisher: Al Jazeera</text:p>
      <text:p text:style-name="P4">
Published Time: 2023-07-06T09:43:28</text:p>
      <text:p text:style-name="P4">
Modified Time: 2023-07-06T09:43:28</text:p>
      <text:p text:style-name="P4">
Description: 联合国的外交以及全球公民活动都表明，巴勒斯坦人正在获得越来越多的、反对犹太复国主义和西方殖民利益的支持，而这些利益在过去几十年来几乎无人反对。</text:p>
      <text:p text:style-name="P4">
Images: ["<text:a xlink:type="simple" xlink:href="https://chinese.aljazeera.net/wp-content/uploads/2023/07/2023-04-14T154939Z_877117989_RC2EE0AD6KWY_RTRMADP_3_SAFRICA-ALQUDS-DAY-1688565286-1688636348.jpg" text:style-name="Internet_20_link" text:visited-style-name="Visited_20_Internet_20_Link">
2023-04-14T15...</text:a>
"]</text:p>
      <text:p text:style-name="P4">
Topics: ['巴勒斯坦问题', '政治', '新闻']</text:p>
      <text:p text:style-name="P4">
Keywords: ['巴勒斯坦问题', '政治', '新闻', '世界', '巴勒斯坦']</text:p>
      <text:p text:style-name="P4">
Type: Article</text:p>
      <!--METADATA-->
      <text:p text:style-name="P4">
<draw:frame draw:style-name="fr1" draw:name="Image34" text:anchor-type="as-char" svg:width="6.9236in" svg:height="4.60791in" draw:z-index="0">
<draw:image xlink:href="../Images/Aljazeera Chinese/2023-07-06T09-43-28/2023-04-14T154939Z_877117989_RC2EE0AD6KWY_RTRMADP_3_SAFRICA-ALQUDS-DAY-1688565286-1688636348.jpg" xlink:type="simple" xlink:show="embed" xlink:actuate="onLoad" draw:mime-type="image/jpeg"/>
</draw:frame>
2023年4月14日，南非开普敦在举行一年一度的“圣城日”（耶路撒冷日）活动期间，一名高举巴勒斯坦国旗的人 (路透社)</text:p>
      <text:p text:style-name="P4">
美国民权领袖马丁·路德·金曾说过，道德宇宙的弧线是漫长的，但它将偏向正义。他相信这一点会在黑人及其在美国争取平等权利的斗争中体现出来。而他是对的。</text:p>
      <text:p text:style-name="P4">
整整一个世纪以来一直在为争取自身权利而奋斗的巴勒斯坦人，可能会怀疑这条弧线是否能为他们伸张正义，尤其是在以色列本周对杰宁难民营发动最新袭击的阴影之下——此次袭击已造成12名巴勒斯坦人死亡，并且破坏了当地的水、电力和卫生设施，以及80%的居民房屋。</text:p>
      <text:p text:style-name="P4">
针对杰宁的入侵完美地反映并延续了犹太复国主义和以色列在本世纪实施的侵略——这场侵略造成巴勒斯坦人死亡、受伤、拘留、精神创伤与流亡，目的是要为在阿拉伯人占多数的巴勒斯坦的土地上为一个犹太国家腾出更多的空间。</text:p>
      <text:p text:style-name="P4">
自今年年初以来，以色列军队和定居者已经杀害了超过170人，其中包括近30名儿童。根据联合国提供的最新数据，犹太定居者、犹太复国主义的最新突击部队，在过去6个月内对巴勒斯坦村庄和城镇发动了570场袭击，平均每天3次。</text:p>
      <text:p text:style-name="P4">
巴勒斯坦的局势的确十分严峻，但是各个国家和部门的许多其他事态发展表明，巴勒斯坦事业正在两个特定领域内取得进展。联合国的外交以及全球公民活动都表明，巴勒斯坦人正在获得越来越多的、反对犹太复国主义和西方殖民利益的支持，而这些利益在过去几十年来几乎无人反对，并且扼杀了巴勒斯坦人及其权利。</text:p>
      <text:p text:style-name="P4">
今年5月，联合国大会首次正式纪念巴勒斯坦“灾难日”(Nakba)75周年，这是一个具有深刻象征意义的变革和希望的迹象。巴勒斯坦人用“Nakba”一词来形容以色列在1947年至1948年期间对75万巴勒斯坦人进行的种族清洗和强行驱逐，旨在为犹太复国主义寻求的以色列犹太国让路。</text:p>
      <text:p text:style-name="P4">
在1947年，联合国大会通过了将巴勒斯坦划分为犹太国家和阿拉伯国家的决定，并在当时温和地提到了“巴勒斯坦问题”，而在今年，这却被“灾难日”纪念活动所取代。许多巴勒斯坦人认为，这是联合国大会默认了巴勒斯坦人所遭受的苦难和民族创伤，而这些苦难和创伤正是联合国在75年前的决定所造成的。鉴于巴勒斯坦人认为“Nakba”仍在继续，这一点尤其重要。本周，杰宁的巴勒斯坦难民再次经历了这种苦难——以色列军队迫使数千人离开他们在难民营内的家。</text:p>
      <text:p text:style-name="P4">
在1947年，犹太复国主义者和美国为这项分治决议进行了大力游说，并且取得了胜利。而在75年后，他们再次大力阻止“灾难日”纪念活动，但他们却输得很惨。</text:p>
      <text:p text:style-name="P4">
当参加纪念活动的代表们（他们代表着人类中的大多数）谴责以色列定居者的殖民政策并要求保护巴勒斯坦人和为巴勒斯坦人建国时，他们呼应了史无前例的支持巴勒斯坦事业国际动员——尤其是在法律、外交、政治、媒体、教育方面。</text:p>
      <text:p text:style-name="P4">
在世界各地，特别是在以色列进行集中游说和恐吓的北半球，巴勒斯坦人和他们的进步盟友现在经常在这场冲突的全新战场上挑战犹太复国主义者，并日益击败他们：巴勒斯坦人公开表达自身观点的权利。以色列及其代理人疯狂地试图阻止世界各地对巴勒斯坦的支持，或者压制人权组织（例如人权观察、大赦国际等）针对以色列政策的批评——这些组织认为这属于种族隔离政策。</text:p>
      <text:p text:style-name="P4">
这场冲突的核心是巴勒斯坦有权通过抵制、撤资和制裁运动（BDS）来采取合法、非暴力的政治行动。抵制、撤资和制裁运动呼吁国际社会对以色列剥夺巴勒斯坦人权的行为施加压力。这项运动呼应了几十年前帮助南非结束种族主义种族隔离制度的全球抵制运动。犹太复国主义者不喜欢进行这种比较。但他们却无法阻止它。他们试图通过他们喜欢的方法来阻止它，即给任何为巴勒斯坦权利发声或者批评以色列政策的人士贴上“反犹分子”的标签，但这非常困难。</text:p>
      <text:p text:style-name="P4">
为了阻止亲巴勒斯坦的激进主义，以色列向公共和私人机构施压，要求其采用国际大屠杀纪念联盟（IHRA）对“反犹主义”给出的定义——该定义错误地将对犹太人的仇恨与对以色列的批评等同起来。</text:p>
      <text:p text:style-name="P4">
但是国际大屠杀纪念联盟的定义运动也遭遇了挫折。它不仅受到了世界各地学术界的抵制，而且令人意外的是，拜登政府也对其表示抵制。今年5月下旬，拜登政府发布了一项打击反犹主义的国家战略，而这项战略不接受国际大屠杀纪念联盟采用的定义，而只是将其作为人们可以参考的定义之一。</text:p>
      <text:p text:style-name="P4">
在过去的一个世纪内，犹太复国主义-以色列的行动从未受到过来自法律行动和公共信息运动的、如此广泛且成功的挑战，这些运动揭露了犹太复国主义的定居-殖民性质，揭露了巴勒斯坦存在的种族隔离，以及言论自由在世界上面临的威胁。</text:p>
      <text:p text:style-name="P4">
巴勒斯坦人及其进步盟友（例如美国公民自由联盟和宪法权利中心），在美国法院对反抵制、撤资和制裁运动的立法提起挑战，并且在越来越多的案件中获得了胜利。</text:p>
      <text:p text:style-name="P4">
美国、欧洲和其他地方的高校、媒体组织和其他机构，也必须客观地判断和平抵制或者批评以色列种族隔离政策是否构成反犹主义，而它们的答案往往是：“不”，并且还确认政治倡导和批评应当受到宪法对言论自由的保障。</text:p>
      <text:p text:style-name="P4">
当前，世界各地有数百个团体正在监测、记录和挑战亲以色列的恐吓行为，特别是像美国的巴勒斯坦法律组织和阿达拉正义组织（Adalah JusticeProject）、英国的马坎组织（Makan）、荷兰的欧洲法律支持中心等非政府组织。它们的诉讼和公众动员已经回应了数千次解雇亲巴勒斯坦发言人或工作人员的企图。巴勒斯坦法律组织报告称，在其处理的案件中，约有70%是涉及针对学生和学者的企图。</text:p>
      <text:p text:style-name="P4">
以色列抹除巴勒斯坦历史和“灾难日”记忆的努力，也受到了研究组织ForensicArchitecture发起的一项倡议的挑战，而该组织记录了犹太复国主义势力1948年在坦图拉村实施的大屠杀。</text:p>
      <text:p text:style-name="P4">
巴勒斯坦事业也在一些平台和渠道上得到了越来越多的曝光，尽管它过去曾被拒绝进入这些平台和渠道。巴勒斯坦人的声音现在经常在美国、加拿大和欧洲的电视频道上，挑战以色列政府和亲以色列的主张、宣传与抹黑。</text:p>
      <text:p text:style-name="P4">
当以色列占领军一年前在杰宁杀害巴勒斯坦裔美国记者希琳·阿布·阿格莱时，长期被指责存在亲以色列偏见的世界主要媒体，对这起谋杀事件进行了彻底的调查，其中便包括《纽约时报》和《华盛顿邮报》，而它们得出的结论是：以色列狙击手射杀了她。</text:p>
      <text:p text:style-name="P4">
甚至是个人层面对那些反巴勒斯坦施压行为作出的抵抗，现在也受到了很大的关注。在今年早些时候，犹太裔美国皮肤科医生史蒂夫·费尔德曼拒绝为获取他在美国一所州立大学演讲的劳务费用而签署反抵制、撤资和制裁运动的承诺书。在他对此事公开提起上述后，他赢得了胜利并拿到了他应得的费用，但他决定将这笔钱捐赠给支持抵制、撤资和制裁运动的组织——“犹太和平之声”。</text:p>
      <text:p text:style-name="P4">
美国的巴勒斯坦人则因年轻、进步的政治人士当选州和联邦级别的议员而进一步受到鼓舞，例如国会议员拉希达·特莱布、伊尔汗·奥马尔——她们公开批评美国在以色列种族隔离制度中的参与。诚然，他们的人数很少。但是他们的人数必将不断上升，他们的声音加速了美国公众自1948年以来，在以色列-巴勒斯坦问题上缓慢而稳定的态度转变——从对以色列的压倒性支持，转向更为公正的态度。</text:p>
      <text:p text:style-name="P4">
最近进行的盖洛普民意调查显示，美国民主党人现在对巴勒斯坦人的同情已经超过了对以色列人的同情（49%：38%）。而这一趋势还将持续下去，因为包括犹太裔美国人在内的美国年轻人，现在倾向于采取更加平衡的方式来解决这场冲突。</text:p>
      <text:p text:style-name="P4">
全球对巴勒斯坦正义支持的持续转变——包括在外交、民间社会活动和舆论等层面，最终将会产生足够的压力，以迫使以色列扭转其种族隔离占领政策，并进入真正的和平谈判，以赋予以色列人和巴勒斯坦人平等的民族权利与安全。</text:p>
      <text:p text:style-name="P4">
而这需要时间，正如在南非发生的那样，正如所有偏向正义的道德弧线所发生的那样。</text:p>
      <text:h text:style-name="P13" text:outline-level="4">
<text:span text:style-name="T4">
本文仅表达作者个人观点，并不反映半岛电视台编辑立场。</text:span>
</text:h>
      <text:p text:style-name="P4">
Source: <text:a xlink:type="simple" xlink:href="https://chinese.aljazeera.net/opinions/2023/7/6/%e7%9b%b8%e4%bf%a1%e4%b8%8e%e5%90%a6-%e6%ad%a3%e4%b9%89%e9%83%bd%e5%b0%86%e9%99%8d%e4%b8%b4%e5%b7%b4%e5%8b%92%e6%96%af%e5%9d%a6" text:style-name="Internet_20_link" text:visited-style-name="Visited_20_Internet_20_Link">
https://chinese.aljazeera.net/opinions/2023/7/6/%e7%9b%b8%e4%bf%a1%e4%b8%8e%e5%90%a6-%e6%ad%a3%e4%b9%89%e9%83%bd%e5%b0%86%e9%99%8d%e4%b8%b4%e5%b7%b4%e5%8b%92%e6%96%af%e5%9d%a6</text:a>
</text:p>
      <!--NEWS-->
      <text:h text:style-name="P10" text:outline-level="1">
<text:span text:style-name="T4">
台积电：中国镓锗出口管制不会产生直接影响</text:span>
</text:h>
      <text:p text:style-name="P4">
Author: None (Language: zh)</text:p>
      <text:p text:style-name="P4">
Publisher: None</text:p>
      <text:p text:style-name="P4">
Time: 2023-07-06T10:57:00Z</text:p>
      <text:p text:style-name="P4">
Description: 台积电在一份电子邮件声明中表示：“经过评估，我们预计原材料镓和锗的出口限制不会对台积电的生产产生任何直接影响。”台湾其他半导体公司也表示影响微弱。</text:p>
      <text:p text:style-name="P4">
Videos: []</text:p>
      <text:p text:style-name="P4">
Images: []</text:p>
      <text:p text:style-name="P4">
Subject: 经济纵横</text:p>
      <text:p text:style-name="P4">
Subjects: ['专题报道：习近平访美', '稀土元素', '南希·佩洛西']</text:p>
      <text:p text:style-name="P4">
Keywords: ['稀土', '半导体', '芯片', '晶圆', '出口管制', '中美关系', '中美贸易战', '台积电']</text:p>
      <text:p text:style-name="P4">
ID: 66136216</text:p>
      <!--METADATA-->
      <text:p text:style-name="P4">
<text:a xlink:type="simple" xlink:href="https://www.dw.com/zh/overlay/image/article/66136216/58915040" text:style-name="Internet_20_link" text:visited-style-name="Visited_20_Internet_20_Link">
 </text:a>
</text:p>
      <text:p text:style-name="P4">
台积电在一份电子邮件声明中表示："经过评估，我们预计原材料镓和锗的出口限制不会对台积电的生产产生任何直接影响。"</text:p>
      <text:p text:style-name="P4">
（德国之声中文网）全球最大芯片制造商台湾台积电周四（7月6日）表示，预计中国限制半导体关键金属出口不会对其生产产生任何直接影响。</text:p>
      <text:p text:style-name="P4">
之前，中国前商务部副部长魏建国曾警告称，此举"只是一个开始"。７月3日，中国商务部宣布，自8月1日起将 <text:a xlink:type="simple" xlink:href="https://www.dw.com/zh/zh/反制美荷晶片圍堵中國限制半導體金屬出口/a-66107196" text:style-name="Internet_20_link" text:visited-style-name="Visited_20_Internet_20_Link">
 对镓、锗这两种金属矿物实施出口管制</text:a>
，目的是为保护国家安全。此前，美国决定实施出口限制，以遏制中国获得人工智能关键技术。</text:p>
      <text:p text:style-name="P4">
台湾是从 <text:a xlink:type="simple" xlink:href="https://www.dw.com/zh/zh/中国管制出口的镓锗究竟是什么/a-66113298" text:style-name="Internet_20_link" text:visited-style-name="Visited_20_Internet_20_Link">
 智能手机、汽车到战斗机等各种芯片 </text:a>
的主要生产地，为苹果和英伟达等公司供货。</text:p>
      <text:p text:style-name="P4">
台积电在一份电子邮件声明中表示："经过评估，我们预计原材料镓和锗的出口限制不会对台积电的生产产生任何直接影响。"</text:p>
      <text:p text:style-name="P4">
"我们将继续密切关注事态发展，"该声明补充道，但没有进行详细说明。</text:p>
      <text:p text:style-name="P4">
台积电在台北上市的股票周四继续受创，收盘下跌 2.9%，而台股大盘则下跌1.7%，部分原因是在贸易局势更加紧张以及美国财政部长耶伦本周访问北京之前对中美关系恶化的担忧。</text:p>
      <text:p text:style-name="P4">
首创证券分析师廖建宇（Liao Chien-yu，音译）表示，"如果双方谈判进展顺利，许多限制可能会放松；但如果谈判进展不顺利，耶伦回国后双方可能会实施更多制裁。"</text:p>
      <text:p text:style-name="P4">
使用镓制造光电器件的台湾稳懋半导体公司告诉路透社，只有"少量"基板是从中国购买的，大部分供应来自德国和日本。</text:p>
      <text:p text:style-name="P4">
稳懋半导体补充道，中国的限制对该公司的短期采购以及晶圆生产和交付的影响非常有限。</text:p>
      <text:p text:style-name="P4">
另一家台湾公司全新光电科技（ Visual Photonics Epitaxy）告诉路透社，该公司还有多家基板供应商，其中之一是美国半导体晶圆制造商AXT。AXT周一表示将寻求继续从中国出口镓和锗基板产品的许可。</text:p>
      <text:p text:style-name="P4">
台湾的另一家半导体产商--全新光电科技股份有限公司表示，到目前为止，中国出口限制对其影响微弱。该公司股价周四收盘下跌 3.5%。</text:p>
      <text:p text:style-name="P4">
Source: <text:a xlink:type="simple" xlink:href="https://www.dw.com/zh/台积电：中国镓锗出口管制不会产生直接影响/a-66136216" text:style-name="Internet_20_link" text:visited-style-name="Visited_20_Internet_20_Link">
https://www.dw.com/zh/台积电：中国镓锗出口管制不会产生直接影响/a-66136216?maca=chi-rss-chi-all-1127-rdf</text:a>
</text:p>
      <!--NEWS-->
      <text:h text:style-name="P10" text:outline-level="1">
<text:span text:style-name="T4">
德语媒体：摆脱原材料依赖 时不我待</text:span>
</text:h>
      <text:p text:style-name="P4">
Author: None (Language: zh)</text:p>
      <text:p text:style-name="P4">
Publisher: None</text:p>
      <text:p text:style-name="P4">
Time: 2023-07-06T13:51:00Z</text:p>
      <text:p text:style-name="P4">
Description: 《商报》评论说，欧洲拥有关键金属等矿藏，应当自主开采和加工，即便成本更高。因为这涉及安全问题。《新苏黎世报》就香港活动人士被悬赏通缉写道，民主国家应关注中共在海外的监控活动，并坚决予以制止。</text:p>
      <text:p text:style-name="P4">
Videos: []</text:p>
      <text:p text:style-name="P4">
Images: []</text:p>
      <text:p text:style-name="P4">
Subject: 评论分析</text:p>
      <text:p text:style-name="P4">
Subjects: ['欧债危机', '欧盟', '谷歌', '欧洲', '香港', '德国', '稀土元素', '雨伞革命', '香港政改', '留学德国']</text:p>
      <text:p text:style-name="P4">
Keywords: ['锗 镓', '稀土', '原材料', '关键金属', '出口管制', '中美', '德国', '欧洲', '香港', '悬赏通缉', '悬赏', '海外警察站', '统一战线']</text:p>
      <text:p text:style-name="P4">
ID: 66141108</text:p>
      <!--METADATA-->
      <text:p text:style-name="P4">
<text:a xlink:type="simple" xlink:href="https://www.dw.com/zh/overlay/image/article/66141108/64364413" text:style-name="Internet_20_link" text:visited-style-name="Visited_20_Internet_20_Link">
 </text:a>
</text:p>
      <text:p text:style-name="P4">
瑞典北部发现了可观的稀土矿藏</text:p>
      <text:p text:style-name="P4">
（德国之声中文网）《商报》评论写道："尽管（中国）宣布 <text:a xlink:type="simple" xlink:href="https://www.dw.com/zh/zh/中國管制鎵鍺出口-各國如何嚴防供應鏈中斷/a-66118831" text:style-name="Internet_20_link" text:visited-style-name="Visited_20_Internet_20_Link">
 对镓和锗出口管制 </text:a>
 主要是针对美、日，但 <text:a xlink:type="simple" xlink:href="https://www.dw.com/zh/zh/中国管制镓锗出口德国做好准备了吗/a-66136843" text:style-name="Internet_20_link" text:visited-style-name="Visited_20_Internet_20_Link">
 也可能成为德国和欧洲所需要面对的问题</text:a>
 。"</text:p>
      <text:p text:style-name="P4">
评论写道："单单是理论上的危险就应当足以促使欧盟尽快落实所谓原材料法案，并推动本土生产加工关键金属。"</text:p>
      <text:p text:style-name="P4">
评论写道：" <text:a xlink:type="simple" xlink:href="https://www.dw.com/zh/zh/挪威发现大量稀土矿藏-环保组织担忧/a-64545935" text:style-name="Internet_20_link" text:visited-style-name="Visited_20_Internet_20_Link">
 资源是有的 </text:a>
。瑞典发现了一个石墨矿，可多年供给整个欧洲，该原材料特别对电动汽车电池的生产十分重要。 <text:a xlink:type="simple" xlink:href="https://www.dw.com/zh/zh/瑞典发现欧洲已知最大稀土矿床/a-64378894" text:style-name="Internet_20_link" text:visited-style-name="Visited_20_Internet_20_Link">
 瑞典也发现了大量稀土矿藏</text:a>
。欧洲有很多原材料：比如埃尔茨山脉或莱茵河上游低地有锂矿。该金属几乎存在于世界各地，但几乎仅在中国加工。"</text:p>
      <text:p text:style-name="P4">
评论写道："尽管欧洲有计划首先开采锂矿然后自主加工，但这些项目部分等待政府决策已数年之久。其它如北德施塔德的镓矿生产，则因为没有经济利润而关门大吉。这种情况经常发生，因为另一边是中国国家机器确保本国企业拥有成本最低廉的生产条件。"</text:p>
      <text:p text:style-name="P4">
评论写道，完全取代从中国进口原材料是不可能的，也不是应当追求的目标。"目标应该是，让供应方尽量多样化。 <text:a xlink:type="simple" xlink:href="https://www.dw.com/zh/zh/稀土有多重要中国主导地位为何难以撼动/a-66136145" text:style-name="Internet_20_link" text:visited-style-name="Visited_20_Internet_20_Link">
欧洲目前从中国进口的稀土占到90%。这一比重应该可以明显降低</text:a>
 。"</text:p>
      <text:p text:style-name="P4">
评论写道，关键原材料的生产一部分应当在欧洲进行。"这不是是否盈利的问题，而应当成为一个国家安全问题。"因此，即便成本高也应当是允许的。</text:p>
      <text:p text:style-name="P4">
</text:p>
      <text:p text:style-name="P4">
香港活动人士罗冠聪等八人被港府悬赏通缉</text:p>
      <text:h text:style-name="P12" text:outline-level="3">
<text:span text:style-name="T4">
所谓"国安"其实是当权者想要维护自己的权力</text:span>
</text:h>
      <text:p text:style-name="P4">
《新苏黎世报》写道："信息是明确的：中国的长臂伸向 <text:a xlink:type="simple" xlink:href="https://www.dw.com/zh/zh/港警通緝8位民主人士-國際社會譴責/a-66101360" text:style-name="Internet_20_link" text:visited-style-name="Visited_20_Internet_20_Link">
 海外异见人士 </text:a>
，无论他们是谁，有何种居留权，是哪国国籍。因为，所谓'国家安全'对北京当权者来说指的是他们自己的权力要得到保障。他们感觉受到威胁，因为无法像 <text:a xlink:type="simple" xlink:href="https://www.dw.com/zh/zh/涉嫌金援海外通緝犯-数名港人被捕/a-66130659" text:style-name="Internet_20_link" text:visited-style-name="Visited_20_Internet_20_Link">
在本国领土上那样 </text:a>
 对海外人士严加监控。"</text:p>
      <text:p text:style-name="P4">
文章写道，加大对海外人士的控制，中国所使用的方法并非仅仅是国际悬赏通缉和平示威者这一粗野的方式。中国也在国外 <text:a xlink:type="simple" xlink:href="https://www.dw.com/zh/zh/美國加強打擊中國海外警務站-fbi投入搜查/a-64374464" text:style-name="Internet_20_link" text:visited-style-name="Visited_20_Internet_20_Link">
 运营着一个网络</text:a>
 ，即所谓"统一战线"。</text:p>
      <text:p text:style-name="P4">
文章写道："西班牙非政府组织Safeguard Defenders发现中国在海外有100个 <text:a xlink:type="simple" xlink:href="https://www.dw.com/zh/zh/德语媒体非官方使命-中国海外警察站/a-65531193" text:style-name="Internet_20_link" text:visited-style-name="Visited_20_Internet_20_Link">
 非法警察站</text:a>
。中国政府说，这些办事处是海外华人的服务中心，也是为了打击某些犯罪行为。华人数量很多的意大利有至少11个这样的 <text:a xlink:type="simple" xlink:href="https://www.dw.com/zh/zh/英國中國稱已關閉在英警察站/a-65845374" text:style-name="Internet_20_link" text:visited-style-name="Visited_20_Internet_20_Link">
 办事处</text:a>
 。意大利政府对这个问题不与面对。"</text:p>
      <text:p text:style-name="P4">
"这才是真正的丑闻。如果中国政府能够扼杀在民主国家的反对者，那将是这些国家的羞耻。民主国家必须尽可能了解共产党机器在中国以外日益狡诈的活动，并坚决予以制止。"</text:p>
      <text:p text:style-name="P4">
文章写道："海外华人，无论是学生、学者、艺术家、媒体业者、作家、异见人士、藏人、维吾尔人，都享有他们在民主国家的权利。 <text:a xlink:type="simple" xlink:href="https://www.dw.com/zh/zh/邝颂晴最大的改变是不再有表达的自由/a-66083995" text:style-name="Internet_20_link" text:visited-style-name="Visited_20_Internet_20_Link">
他们必须感到足够的安全，来公开的表达 </text:a>
，参加活动，相互联络，以及建立组织。这一切都是他们在中国被剥夺的权利。"</text:p>
      <text:p text:style-name="P4">
<text:span text:style-name="T5">
摘编自其他媒体的内容，不代表德国之声的立场或观点</text:span>
</text:p>
      <text:p text:style-name="P4">
Source: <text:a xlink:type="simple" xlink:href="https://www.dw.com/zh/德语媒体：摆脱原材料依赖-时不我待/a-66141108" text:style-name="Internet_20_link" text:visited-style-name="Visited_20_Internet_20_Link">
https://www.dw.com/zh/德语媒体：摆脱原材料依赖-时不我待/a-66141108?maca=chi-rss-chi-all-1127-rdf</text:a>
</text:p>
      <!--NEWS-->
      <text:h text:style-name="P10" text:outline-level="1">
<text:span text:style-name="T4">
抵达中国 耶伦：避免误会 相互沟通</text:span>
</text:h>
      <text:p text:style-name="P4">
Author: None (Language: zh)</text:p>
      <text:p text:style-name="P4">
Publisher: None</text:p>
      <text:p text:style-name="P4">
Time: 2023-07-06T14:27:00Z</text:p>
      <text:p text:style-name="P4">
Description: 美国财长耶伦本周四抵达中国，她表示此次访问给双方提供了沟通和避免误解的机会。中国财政部国际经济关系司司长杨英明及美国驻华大使伯恩斯在机场迎接。她此次访问都会与中方哪些官员会面？</text:p>
      <text:p text:style-name="P4">
Videos: []</text:p>
      <text:p text:style-name="P4">
Images: []</text:p>
      <text:p text:style-name="P4">
Subject: 经济纵横</text:p>
      <text:p text:style-name="P4">
Subjects: ['德中关系', '奥巴马', '岛屿主权争端', '专题报道：全景观看“习马会”', '中国', '中共十九大', '美国', '中美关系']</text:p>
      <text:p text:style-name="P4">
Keywords: ['耶伦', '美国', '中国', '经济', '中美', '拜登']</text:p>
      <text:p text:style-name="P4">
ID: 66142735</text:p>
      <!--METADATA-->
      <text:p text:style-name="P4">
<text:a xlink:type="simple" xlink:href="https://www.dw.com/zh/overlay/image/article/66142735/66136239" text:style-name="Internet_20_link" text:visited-style-name="Visited_20_Internet_20_Link">
 </text:a>
</text:p>
      <text:p text:style-name="P4">
财政部国际经济关系司司长杨英明及美国驻华大使伯恩斯到机场迎接耶伦</text:p>
      <text:p text:style-name="P4">
（德国之声中文网）美国财长耶伦已开启了为期4天的中国之旅。周四（7月6日）在抵达北京后不久，她在推特上表示：“我们寻求对美国工人和企业有益的健康的经济竞争，并希望在全球挑战中合作。”她指出，这次访问给双方提供了沟通和避免误解的机会。然而，耶伦也明确表示，如果需要，将采取措施“保护我们国家的安全”。</text:p>
      <text:p text:style-name="P4">
法新社报道，财政部国际经济关系司司长杨英明及美国驻华大使伯恩斯（NicholasBurns）到机场迎接。美国高级官员透露，她周五会和中国国务院总理李强会面，与前副总理刘鹤交流，预计耶伦会与刘就两国的经济状况以及全球前景交换意见。她还会出席由中国前央行行长周小川主持的晚宴。外界也关注她是否与中国新任国务院副总理何立峰会面。她也料将与在中国的美国企业代表举行会面，<text:a xlink:type="simple" xlink:href="https://www.dw.com/zh/zh/中国反间谍法生效-外企忧心忡忡/a-66088954" text:style-name="Internet_20_link" text:visited-style-name="Visited_20_Internet_20_Link">
 中国从本月初开始实施修订的《反间谍法》 </text:a>
，许多在华外企都感到紧张和担忧，因为新法可能给外国企业和个人带来更多法律风险。</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外界预计耶伦此行难有重大突破，但据美国官员表示，耶伦将推动双方在经济方面开展沟通和协作，并强调向俄罗斯提供关键援助会造成的后果。耶伦这次行程之前中美之间再起风波。本周一，<text:a xlink:type="simple" xlink:href="https://www.dw.com/zh/zh/中國管制鎵鍺出口-各國如何嚴防供應鏈中斷/a-66118831" text:style-name="Internet_20_link" text:visited-style-name="Visited_20_Internet_20_Link">
 中国商务部宣布对制造高性能芯片所需的金属镓、锗相关物项实施出口管制 </text:a>
。《华尔街日报》本周也报道，美国拟出台禁令，但耶伦可能会与中方在共同的全球挑战方面与中国建立桥梁。国家对外贸易协会总裁科尔文（JakeColvin）认为，此次访问可能有助于双方建立一个“新常态”，并在双边关系中确立基础。但不会取消前任特朗普政府施加的关税措施，以及拜登执政下出台的出口管制。</text:p>
      <text:p text:style-name="P4">
彭博社报道，美国气候特使克里也计划本月前往中国进行全球变暖谈判。报道援引知情人士的话称，克里的访问可能会在7月16日左右进行。耶伦访问之前，美国国务卿上月访问中国，并与中国国家主席习近平举行了会面。</text:p>
      <text:h text:style-name="P12" text:outline-level="3">
<text:span text:style-name="T4">
中美關係震蕩如何傷及跨國業務</text:span>
</text:h>
      <text:p text:style-name="P4">
（路透社，法新社等）</text:p>
      <text:p text:style-name="P4">
Source: <text:a xlink:type="simple" xlink:href="https://www.dw.com/zh/抵达中国-耶伦：避免误会-相互沟通/a-66142735" text:style-name="Internet_20_link" text:visited-style-name="Visited_20_Internet_20_Link">
https://www.dw.com/zh/抵达中国-耶伦：避免误会-相互沟通/a-66142735?maca=chi-rss-chi-all-1127-rdf</text:a>
</text:p>
      <!--NEWS-->
      <text:h text:style-name="P10" text:outline-level="1">
<text:span text:style-name="T4">
习近平连续视察南部、东部战区　用意何在？</text:span>
</text:h>
      <text:p text:style-name="P4">
Author: None</text:p>
      <text:p text:style-name="P4">
Publisher: Radio Free Asia (Organization)</text:p>
      <text:p text:style-name="P4">
Published Time: 2023-07-06T15:05:00-04:00</text:p>
      <text:p text:style-name="P4">
Modified Time: 2023-07-07T09:55:07-04:00</text:p>
      <text:p text:style-name="P4">
Description: None</text:p>
      <text:p text:style-name="P4">
Videos: []</text:p>
      <text:p text:style-name="P4">
Audios: ["<text:a xlink:type="simple" xlink:href="https://www.rfa.org/mandarin/yataibaodao/zhengzhi/jw-070620231047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852648in" draw:z-index="0">
<draw:image xlink:href="../Images/rfamandarin/2023-07-06T15-05-00-04-00/000000.png" xlink:type="simple" xlink:show="embed" xlink:actuate="onLoad" draw:mime-type="image/png"/>
</draw:frame>
 2023年7月6日，习近平视察东部战区机关。 <text:a xlink:type="simple" xlink:href="https://www.rfa.org/mandarin/yataibaodao/zhengzhi/jw-07062023104707.html/@@images/image" text:style-name="Internet_20_link" text:visited-style-name="Visited_20_Internet_20_Link">
</text:a>
视频截图/CCTV  <text:a xlink:type="simple" xlink:href="https://www.rfa.org/mandarin/yataibaodao/zhengzhi/jw-07062023104707.html/@@stream" text:style-name="Internet_20_link" text:visited-style-name="Visited_20_Internet_20_Link">
Audio-1-Link：https://www.rfa.org/mandarin/yataibaodao/zhengzhi/jw-07062023104707.html/@@stream</text:a>
</text:p>
      <text:p text:style-name="P4">
本周四，中共领导人习近平视察东部战区，并强调了练兵备战的军事目标。有学者指出，今年以来，习近平两度视察承担主要对台军事任务的南部和东部战区，是为推进统一台湾做准备，但迹象显示军方内部却与习近平存在分歧。</text:p>
      <ul>
        <li>
<text:span text:style-name="T4">
<text:a xlink:type="simple" xlink:href="https://www.rfa.org/mandarin/Xinwen/cmh1-04122023065333.html" text:style-name="Internet_20_link" text:visited-style-name="Visited_20_Internet_20_Link">
 习近平视察南部战区海军 强调深化练兵备战 </text:a>
 </text:span>
  * <text:a xlink:type="simple" xlink:href="https://www.rfa.org/mandarin/Xinwen/3-11082022114432.html" text:style-name="Internet_20_link" text:visited-style-name="Visited_20_Internet_20_Link">
 <text:span text:style-name="T4">
习近平视察军委 强调全面加强练兵备战</text:span>
 </text:a>
</li>
      </ul>
      <text:p text:style-name="P4">
据中国官媒新华社报道，习近平7月6日视察东部战区机关时强调，“要深入贯彻党的二十大精神，贯彻新时代党的强军思想，贯彻新时代军事战略方针，锚定建军一百年奋斗目标，努力开创战区建设和备战打仗工作新局面。”此外，习近平还充分肯定了东部战区对“维护国家领土主权和海洋权益、维护祖国统一”作出的贡献。</text:p>
      <text:p text:style-name="P4">
解放军东部战区成立于2016年，在中国五大战区中实力排名第一，拥有军方大部分海陆空打击能力。公开资料显示，东部战区的战略方向是太平洋及台湾，多次执行台岛周边演习等军事行动。</text:p>
      <text:p text:style-name="P4">
海外政论刊物《中国战略分析》杂志社社长李伟东在接受本台采访时表示，习近平选在这个时间节点上视察东部战区，是对美国批准最新对台军售的回应。</text:p>
      <text:p text:style-name="P4">
“（习近平）视察东部战区肯定是针对台湾，就是要推进台湾的问题。因为美国最近对台湾有军售，现在就是美国有点动作，中国相对有动作。也很难说中国马上有什么动作，这都是战略战术方面的较量。”</text:p>
      <text:p text:style-name="P4">
习近平在对东部战区的视察中还强调，世界进入新的动荡变革期，要“全力以赴履行好战区主战职能”，“大抓实战军事演练，加快提高打赢能力”。外界注意到，习近平视察当天，恰逢美国财政部长耶伦抵达北京之际。而在近期，美中两国还先后在南海和台海发生军事摩擦。</text:p>
      <text:p text:style-name="P4">
2023年7月6日，习近平视察东部战区机关并发表讲话。(视频截图/CCTV)  <text:a xlink:type="simple" xlink:href="https://www.rfa.org/mandarin/yataibaodao/zhengzhi/jw-07062023104707.html/capture.jpg" text:style-name="Internet_20_link" text:visited-style-name="Visited_20_Internet_20_Link">
</text:a>
</text:p>
      <text:p text:style-name="P4">
上月底，美国国务院宣布了总额4.4亿美元的对台军售案，这也是美国总统拜登上任以来的第十次对台军售。与此同时，美国国会众议院外交事务委员会也宣布成立“老虎”工作组，以监督加快对台军售的交付程序。</text:p>
      <text:p text:style-name="P4">
李伟东认为，习近平目前对内巩固权力的目标已经达成，而练兵备战则是意在对外。</text:p>
      <text:p text:style-name="P4">
深化练兵备战这一目标，在习近平今年4月中旬视察南部战区时也曾提及。而中国的军费开支和军力增长状况，也一直是外界关注的焦点。美国《华尔街日报》此前披露，中国在2023年的国防预算总额将达到1.55万亿元人民币，开支增幅超过7%，突破了过去5年内中国军费增幅的最高纪录，且远超政府设定的GDP增长目标。</text:p>
      <text:p text:style-name="P4">
习近平自2012年上台以来，将所谓“建设世界一流军队”作为优先事项，并多次公开强调全面加强练兵备战。去年的中共二十大，习近平成功获得第三个五年任期时，中国更将坚决反对和遏制“台独”首次写入中共党章，并重申“把人民军队建设成为世界一流军队”。</text:p>
      <text:p text:style-name="P4">
但在中国海军司令部前中校参谋姚诚看来，中国军队内部对习近平武统台湾的目标仍有分歧，并不能说是铁板一块。</text:p>
      <text:p text:style-name="P4">
“他（习近平）现在正在整顿部队，因为部队不太听他话。不仅整顿还要安抚，去部队笼络人心，这恐怕是（习近平）目前视察部队的主要原因，因为现在军心不稳。”他说，中国南部战区和东部战区承担着对台海作战的巨大任务，这也是今年习近平视察这两大战区的原因之一。</text:p>
      <text:p text:style-name="P4">
“现在整个军队对习近平发动战争持不同意见，都知道这个仗打不赢，打不赢不如不打。”姚诚分析说，目前中国军队畏战情绪高涨，早在此前中印边境冲突中，西部战区的作战不力就释放出这一信号。因此习近平现在骑虎难下，既怕解放军无法完成他的统一大业，又怕一旦发动战争后，“将在外君命有所不受”。</text:p>
      <text:p text:style-name="P4">
他说：“习近平要压着他们打，部队就反了。”</text:p>
      <text:p text:style-name="P4">
高喊备战口号、扩大预备役、增加军费开支等，习近平的战争意图引发国际社会担忧。今年2月，美国中央情报局局长伯恩斯（WilliamBurns）曾公开表示，有情报显示，习近平已命令中国军方在2027年之前统一台湾。因此，习近平对台湾的野心不应该被低估。而美国国务卿布林肯今年3月也向国会警告说，中国人民解放军将在2027年具备武力犯台的能力。</text:p>
      <text:p text:style-name="P4">
记者：经纬 责编：何平 网编： 洪伟</text:p>
      <text:p text:style-name="P4">
Source: <text:a xlink:type="simple" xlink:href="https://www.rfa.org/mandarin/yataibaodao/zhengzhi/jw-07062023104707.html" text:style-name="Internet_20_link" text:visited-style-name="Visited_20_Internet_20_Link">
https://www.rfa.org/mandarin/yataibaodao/zhengzhi/jw-07062023104707.html</text:a>
</text:p>
      <!--NEWS-->
      <text:h text:style-name="P10" text:outline-level="1">
<text:span text:style-name="T4">
AIT新任主席：无论台湾谁当选 美国都将与其密切合作</text:span>
</text:h>
      <text:p text:style-name="P4">
Author: None</text:p>
      <text:p text:style-name="P4">
Publisher: Radio Free Asia (Organization)</text:p>
      <text:p text:style-name="P4">
Published Time: 2023-07-06T21:06:00-04:00</text:p>
      <text:p text:style-name="P4">
Modified Time: 2023-07-07T09:21: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4.757183in" draw:z-index="0">
<draw:image xlink:href="../Images/rfamandarin/2023-07-06T21-06-00-04-00/000000.png" xlink:type="simple" xlink:show="embed" xlink:actuate="onLoad" draw:mime-type="image/png"/>
</draw:frame>
美国在台协会（AIT）新任主席劳拉∙罗森伯格（Laura Roseberger）7月6日在华盛顿办公室举行就任后与驻美华媒记者的首次圆桌谈话。 <text:a xlink:type="simple" xlink:href="https://www.rfa.org/mandarin/Xinwen/15-07062023210317.html/@@images/image" text:style-name="Internet_20_link" text:visited-style-name="Visited_20_Internet_20_Link">
</text:a>
记者凯迪摄影</text:p>
      <text:p text:style-name="P4">
美国在台协会（AIT）新任主席劳拉∙罗森伯格（LauraRoseberger）7月6日在华盛顿办公室接受部分华文媒体访问时表示，无论台湾人民选出谁为下一任领导人，美国都将继续与其密切合作。美国的政策不会依据哪位候选人当选而改变。她还说，美国反对外部势力干预台湾民主，台湾选举不应成为北京升级紧张局势的借口。</text:p>
      <text:p text:style-name="P4">
罗森伯格今年3月自白宫国家安全委员会中国和台湾事务高级主任一职卸任后，就任在台协会主席。上任以来，她已经两次到访台湾，包括与总统蔡英文及政府的高层官员、商界领袖会面，并与2024年台湾总统大选的候选人会晤。本周四（6日）是她就任后首次与华文媒体记者举行圆桌谈话。</text:p>
      <text:p text:style-name="P4">
谈到她最近访台并与不同党派三位总统候选人会晤时，罗森伯格表示，因是私人谈话，内容不便透露，但她表示，这是为了相互了解、分享看法而进行的对话。美国要了解每位候选人的政策和优先事项很重要，同时也是让他们了解美国的政策。对于这是所谓“面试”的说法，她并不认同。</text:p>
      <text:p text:style-name="P4">
罗森伯格强调，对话为了建立一种理解，而这对于像美国和台湾这样密切合作的伙伴来说非常重要。因为无论台湾人民选出谁是下一任领导人，美国都打算继续与其密切合作。美国的政策不会依据哪位候选人当选而改变。因此，拥有坚实的基础和相互理解很重要。坦白说就是那种关系和信任，这些都非常重要。这就是进行这些对话的原因，也是过去进行这些对话的原因。</text:p>
      <text:p text:style-name="P4">
罗森伯格重申，美国非常尊重台湾的民主，支持台湾自由公正的选举，不会在选举中偏袒任何一方。她还说，美国已非常清楚对各方表明，美国反对外部势力干预台湾民主，台湾人民才有权利自由和公平地选择他们下一个领导人。这不应该成为北京升级紧张的借口。</text:p>
      <text:p text:style-name="P4">
会中，本台记者针对习近平6日视察东部战区机关，并强调要深化战争和作战筹划，加快提高打赢能力，提问罗森伯格如何看待防止台海爆发冲突的紧迫性。罗森伯格回应表示，这显然强调了维护台海和平稳定方面的工作是多么重要。</text:p>
      <text:p text:style-name="P4">
她还说，美国在应对这一问题上有几个方面的做法，首先是继续美国长久以来支持台湾自我防卫能力的努力，这是美国在《台湾关系法》下承诺的一部分。另外，根据《台湾关系法》，美国也要确保在台海有足够的威慑力，让北京不敢轻举妄动。另一个关键因素是国际社会的角色。国际社会已越来越愿意表态，强调他们自身在台海和平稳定中的利益。这也体现在最近的七国集团（G7）联合公报中。未来，这一趋势继续下去很重要。</text:p>
      <text:p text:style-name="P4">
针对美国最新批准的价值4.4亿美元的对台军售案，中国国防部新闻发言人日前抨击称，美国此举“蓄意推升台海紧张局势”，无异于“加速把台湾变成火药桶”。对此，罗森伯格回应说，美国对台湾自我防卫的承诺以及支持台湾自卫的立场将继续下去，即使面对北京的强烈抱怨也不会改变美国的态度。她强调，美国的根本利益始终在于台海的和平与稳定，但是与北京方面保持沟通，能够就这些问题进行对话也很重要。这不是要改变美国的做法，而是这种理解非常重要。</text:p>
      <text:p text:style-name="P4">
责编：凯迪</text:p>
      <text:p text:style-name="P4">
Source: <text:a xlink:type="simple" xlink:href="https://www.rfa.org/mandarin/Xinwen/15-07062023210317.html" text:style-name="Internet_20_link" text:visited-style-name="Visited_20_Internet_20_Link">
https://www.rfa.org/mandarin/Xinwen/15-07062023210317.html</text:a>
</text:p>
      <!--NEWS-->
      <text:h text:style-name="P10" text:outline-level="1">
<text:span text:style-name="T4">
和一位40+博主聊聊从大厂离职后的创业日常 (Free Version)</text:span>
</text:h>
      <text:p text:style-name="P4">
Authors: ['']</text:p>
      <text:p text:style-name="P4">
Publisher: 英国《金融时报》</text:p>
      <text:p text:style-name="P4">
Time: 2023-07-06T22:59:46+00:00</text:p>
      <text:p text:style-name="P4">
Published Time: 2023-07-06T12:00:99+08:00</text:p>
      <text:p text:style-name="P4">
Modified Time: 2023-07-06T19:01:99+08:00</text:p>
      <text:p text:style-name="P4">
Description: 张乐愚：赵培揶揄自己，选择创业原本是奔着阶层再跃升，结果一路下来，她从一个花钱大手大脚的打工人，变成了消费降级的小老板。</text:p>
      <text:p text:style-name="P4">
Images: ["<text:a xlink:type="simple" xlink:href="https://thumbor.ftacademy.cn/unsafe/picture/9/000186639_piclink.jpg" text:style-name="Internet_20_link" text:visited-style-name="Visited_20_Internet_20_Link">
000186639_pic...</text:a>
", "<text:a xlink:type="simple" xlink:href="https://thumbor.ftacademy.cn/unsafe/picture/7/000186627_piclink.jpg" text:style-name="Internet_20_link" text:visited-style-name="Visited_20_Internet_20_Link">
000186627_pic...</text:a>
"]</text:p>
      <text:p text:style-name="P4">
Themes: ['专栏', '35岁之后的人生', '关注']</text:p>
      <text:p text:style-name="P4">
Keywords: ['35岁之后的人生', '创业', '生活']</text:p>
      <text:p text:style-name="P4">
Type: Article</text:p>
      <!--METADATA-->
      <text:p text:style-name="P4">
<draw:frame draw:style-name="fr1" draw:name="Image56" text:anchor-type="as-char" svg:width="6.9236in" svg:height="4.617987in" draw:z-index="0">
<draw:image xlink:href="../Images/FT Chinese Free Version/2023-07-06T22-59-46-00-00/00018663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人人自媒体时代，一位走过不惑之年的女性走上博主创业的日常会是什么样子？</text:p>
      <text:p text:style-name="P4">
赵培今年42岁，从她成为一名博主，后来辞掉工作全职投入直播带货，拥有自己的服装品牌，我几乎见证了全程。曾经的互联网大厂的高管，放弃年薪百万，裸辞创业……这几个词放在社交媒体上，哪个都会是引来点击的流量密码，在很长一段时间里，这成为了她写在自己主页面上跟外界介绍自己的关键词，这每一个关键词背后都能讲出一个故事。但我始终觉得这些词对于一个年过40的创业女性来说都太单薄了。</text:p>
      <text:p text:style-name="P4">
赵培的先生是一家律所的合伙人，儿子在上小学五年级。前段时间流行的中产作死三件套她一个都没有，但她自己揶揄自己，创业原本是奔着阶层再跃升，结果这一路下来，她从一个原本消费大手大脚的打工人变成了消费降级的小老板。</text:p>
      <text:p text:style-name="P4">
2022年她的公司现金流一直为负，尽管今年上半年有所好转，但前两天她还是选择停掉了自己连续交了4年的高端商业医疗保险。以前她一直嚷嚷着说不想因为生个病还去挤公立医院，自己的时间比这值钱多了，今年她想了想，安慰自己该挤还是得挤，听到这些，我决定再坐下来好好跟她聊聊。</text:p>
      <text:p text:style-name="P4">
2019年，她在小红书上分享自己的穿搭和家居消费逐渐积累起来了粉丝，这得益于她多年以来买买买的“烧钱”经验，一直以来她是她周围朋友中间的淘宝KOL，朋友们都叫她“买买提”。因为几篇分享医美和家居的爆款笔记，她逐渐成为一名小红书上的时尚博主。</text:p>
      <text:p text:style-name="P4">
2019年底，开始有品牌找她投放广告，很多美妆大牌她都合作过，那时候她觉得钱来的容易。2021年平台开始正式扶持博主做直播带货，蹭到了流量红利，很长一段时间她的直播间保持在带货榜前十名。彼时，她的日常就是每周一到周五通勤两三个小时到北京西北角的后厂村新浪大厦上班，周六就开始在家中准备晚上的直播，一直和团队播到凌晨，那样的节奏她也没觉得累，反而时时萦绕着一种兴奋感。后来家里已经被品牌寄来的快递堆到推不开家门了，她才决定在家附近租个办公室。</text:p>
      <text:p text:style-name="P4">
2021年年中，直播带货全面铺开，她选择从新浪微博管理层位置离开出来创业，她认为一切都是水到渠成。从管了将近100人团队到管着4个人的小公司，她坦诚没什么心理落差。正值光景不错，花上百万装修办公室，按照互联网的薪资标准扩张团队，周围人都说她“贵妇创业，体验生活”。</text:p>
      <text:p text:style-name="P4">
全职创业的两年，公司业务的进展在提速，团队也一度扩张到了20多人，继自营的服装品牌之后她又创立了珠宝品牌。从一个只懂穿衣搭配的博主走到产业链的最上游，她事无巨细从头学起，自己跑工厂，选款选面料，一边直播一边跟工厂下单，亲自回复粉丝的客诉……这期间她经历了和服装合伙人的分道扬镳，店铺停止运营了两个月。顶着杭州夏天40多度的高温，她在外面带人连续搬了5天的仓库。最后她自己却说，这都不算什么，创业路上最大的短板还是用人管理。</text:p>
      <text:p text:style-name="P4">
流量红利她赶上过，潮水褪去之后所带来的教训也一个都没落下。</text:p>
      <text:p text:style-name="P4">
在历经了困顿的2022年，走到不确定性放大的2023年，“现在没有那么多站着就做生意的了，但是如果蹲下来能把生意做成就已经很不错了”，“我现在很庆幸我们的团队还能稳定地活下来，甚至还能有一些新的事情再去看看。”从两年前的意气风发，到今天她多了一些敬畏和务实，我甚至为她有这样的转变感到高兴。</text:p>
      <text:p text:style-name="P4">
我们对坐在她的办公室，北京东四环附近一个loft式的两层小楼，一进门层层叠叠堆满了各种商品的纸箱和密密麻麻地样衣，几乎无处下脚，她穿过各种直播设备和纸箱，腾挪开了一小块地方让我们能坐下来。</text:p>
      <text:p text:style-name="P4">
眼前这场景，有点像是见证了这个直播电商大时代下的一艘小船，而这艘小船伴随着时代的潮水起起伏伏。我们回顾了她创业之中的各种经历，刨根问底地追问了她持续折腾的意义，以及一路走来女性在职业和创业之中的认知。</text:p>
      <text:p text:style-name="P4">
<text:span text:style-name="T5">
以下为赵培的口述，经整理之后发布：</text:span>
</text:p>
      <text:p text:style-name="P4">
有朋友最近来问我关于创业的事情，我的回答是：创业很好，但下次别创了。</text:p>
      <text:p text:style-name="P4">
从小受家庭环境的影响，我很清楚知道我是不可能坐在家里当全职太太带孩子辅导作业，我甚至可以接受我养家，让我老公在家带孩子。这个特别深刻的体验是源于我2019年从印度创业失败之后，回到北京的一段日子。</text:p>
      <text:p text:style-name="P4">
2018年我从阿里文娱辞职，和当时在阿里的同事一起去印度创业。当时如果我可以再多等两个月我在阿里的股票就能兑现，大概可以到手几百万了。但是我觉得人生没有几次机会能够像这样作为创始团队核心人员去经历一段热血的事情，我也是创始团队13个人里唯一一位长期驻扎在印度的女性。我当时一直base在德里，管理大概100名印度籍员工。在印度文化中，女性是不被鼓励出来工作的。我记得在三八妇女节那天，我代表公司在内部跟所有的女性员工分享，鼓励她们出来工作甚至创业。现在回想起来，就觉得这就是我骨子里会做的选择，这辈子也不会再有那样的经历了。所以从那会开始我就学会了不被世俗绑架按照自己的内心去做选择，并且不抱怨。</text:p>
      <text:p text:style-name="P4">
<draw:frame draw:style-name="fr1" draw:name="Image57" text:anchor-type="as-char" svg:width="6.9236in" svg:height="5.190383in" draw:z-index="0">
<draw:image xlink:href="../Images/FT Chinese Free Version/2023-07-06T22-59-46-00-00/000186627_piclink.jpg" xlink:type="simple" xlink:show="embed" xlink:actuate="onLoad" draw:mime-type="image/jpeg"/>
</draw:frame>
（赵培2018年在印度创业时期）</text:p>
      <text:p text:style-name="P4">
后来印度连续封禁中国的互联网app，我们的项目也受到了牵连。从德里回到北京，在家待业找工作的四个月是我这么多年身心备受煎熬的日子，没有之一。尽管当时家里经济状况根本不需要我出去工作，但当我发现自己不被外界需要，这对我来说是件特别可怕的事情，那会整宿睡不着觉，做梦都梦见入职了新公司。</text:p>
      <text:p text:style-name="P4">
但从那段情绪低谷期走出来之后我就明确地知道自己下半辈子的活法了，人最幸福的事情莫过于和社会建立联结，始终能有自己一份属于自己的事情可做。我想我会一直工作到八十岁。</text:p>
      <text:p text:style-name="P4">
现在在做的事情，无论是女装和珠宝都是令我兴奋的事情。其实在这之前我也折腾过淘宝代购，生完孩子之后和朋友联合做了一个海外母婴品牌代购，一度做到的淘宝店铺皇冠，最后赚了一堆库存。也自己投资过美容院，无数明星客户，但后来疫情期间也不得不关门。这里面的曲折和失败，现在看来其实都为我今天做的事情铺垫了很多的经验。</text:p>
      <text:p text:style-name="P4">
一开始在小红书上分享一些消费经验，是我顺手拈来的日常。之前每年双十一，我周围好多朋友会让我分享购物车清单，可能也是买的多了，我就发现我在买东西这方面有着某种天赋，加上自己本身媒体出身，表达和输出内容的基本功都还在，所以就这样无意中走上了博主道路。</text:p>
      <text:p text:style-name="P4">
很多人会觉得博主创业是最没有门槛的事情，但其实博主创业的门槛又是最高的。想保持对粉丝的吸引是一件极难的事情，所以无论你是几百万粉丝的大博主还是几十万甚至几万的小博主，踏上了这行，每个人都有一个共同的日常，就是流量焦虑。所以哪有什么是容易的职业呢？到最后都是聚光灯照不到的地方自己一点点趴在地上干出来的。</text:p>
      <text:p text:style-name="P4">
当自己全职创业的时候，身份就从兼职博主变成了一家小公司的CEO，除了保持博主内容的更新，定时开播，还要开始看财务报表，团队管理，制定业务方向，都需要重新“踩坑”重新学习。去年年中，我跟服装的合伙人因为理念的问题终止了合作，因为想要保持品牌独立性，我最后分得了全部的服装库存。正值暑假，我带着儿子跑到杭州，顶着杭州40多度的历史高温，我跟团队带人搬仓库，然后开始到处跑新的供应链，从头开始学习服装行业的“门道”。</text:p>
      <text:p text:style-name="P4">
店铺不得不停更的两个月，那会心态是异常焦虑的，当时服装业务每个月固定的成本就要支出几十万。从那会开始我开始深入了解整个服装的产业链，从选款到打板再到供应链，库存，每个环节我都要求自己要亲自做一遍，我印象特别深，工厂的师傅问我衣服辅料谁来出，我问师傅“辅料是什么？”……总之就这样一点一滴地扎进这个行业的每个环节去学习补课，也因此对每个行业都产生了敬畏。</text:p>
      <text:p text:style-name="P4">
去年年底，原本占收入三分之一的品牌广告投放一夜之间一单都没有了，快递也发不出去，每天一睁眼就欠了好几万的成本，账面现金流一直为负，那几个月到月底发工资的时候我就开始焦虑，那段时间我妈感受到了我的焦虑，私下偷偷地跟我说，“我这还有钱，你要需要的话随时可以拿给你。”我意识到老板给员工打工是真事儿。原来在互联网公司见过大钱也花过大钱，但真离开平台我才知道到让自己的小公司赚到钱不是个简单的事。</text:p>
      <text:p text:style-name="P4">
自己创业之后，很多人包括自己的父母周围的亲戚朋友，都认为你每天这么折腾，早出晚归，还请了这么多员工，每个月按时给他们发工资，那你肯定是在外面赚大钱了。我每次内心都是苦笑着把话题绕开。可以说，经过这一轮经济周期，到现在我们还没倒下，团队活了下来，还能盘算一下其他的业务，某种程度上也算是一种自洽式的成功。</text:p>
      <text:p text:style-name="P4">
12月，团队陆续生病请假，圣诞节那天，我还在发着烧，跑到空无一人的办公室，自己穿样衣自拍，自己上新……人在生病的时候，尤其能体会到人类的悲欢并不相通的孤独感。以前成功学的鸡汤我都有些反感，可当人真的可以从低潮走过来的时候，面对人生的底气会自然生长。要说创业带给我最多的就是换来了这种底气，我还有说干就干的热忱，关键时刻能逼自己一把的勇气，于我来说这比赚钱有价值。这使我真正体尝到了创业这事本身就是勇敢者游戏，一旦上路就不能再回头。</text:p>
      <text:p text:style-name="P4">
这几年跳出原来的互联网圈层，跟各行各业的人接触多了，我发现原来天地开阔。抛开精英主义思维，将自己心态放低再放低，我学会了发自内心地对每个行业里靠谱的从业者都存有一份敬重，哪怕是小到做衣服扣子的供应商。他们共同的点是，都没有什么天赋异禀，“一万小时定律”是个实实在在摆在那里能看到的一种踏实和靠谱，在经济环境不好的情况下他们甚至可以做到逆势增长。所以从这点就可以看出来，年龄能有什么限制呢？我看到有的人就是会大器晚成。</text:p>
      <text:p text:style-name="P4">
我28岁做主编，38岁做博主，40岁全职创业，打工和创业对比来看，就如同浮潜和深潜，所看到的水下风景必然不同。如果说能通过自己的经历对35岁之后的女性有什么建议，不要希冀一直都是上坡路，曲折才是正常，忘掉自己以前平台赋予的光环，把自己的姿态放低，再放低，当真的低到尘埃的时候生活自然会开出花朵。从这个角度来看，这个世界的机会仍然是均等的。</text:p>
      <text:p text:style-name="P4">
对女性来说，无论是从婚姻到职业，每个阶段的不安全感总是会伴随着而来。一路走来，我是“听从自己内心”这句鸡汤的践行者，不会被别人的评论带节奏，这样会活得舒展，不把自己宝贵的精力放在内耗上。比如，很多粉丝会问我：你工作那么忙，怎么平衡事业和家庭的。我的回答是，没有平衡，只有取舍。我也从来不拿这个为难自己。</text:p>
      <text:p text:style-name="P4">
四十创业，但求人生不昏沉。</text:p>
      <text:p text:style-name="P4">
（《35岁之后的人生》专题还在继续，本文为该系列第6篇。作者交流微信gentlely824，编辑邮箱：zhen.zhu@ftchinese.com。）</text:p>
      <text:p text:style-name="P4">
Source: <text:a xlink:type="simple" xlink:href="http://www.ftchinese.com/story/001100177" text:style-name="Internet_20_link" text:visited-style-name="Visited_20_Internet_20_Link">
http://www.ftchinese.com/story/001100177</text:a>
</text:p>
      <!--NEWS-->
      <text:h text:style-name="P10" text:outline-level="1">
<text:span text:style-name="T4">
白俄罗斯总统称普里戈任近日在俄罗斯 (Free Version)</text:span>
</text:h>
      <text:p text:style-name="P4">
Authors: ['波琳娜•伊万诺娃']</text:p>
      <text:p text:style-name="P4">
Publisher: 英国《金融时报》</text:p>
      <text:p text:style-name="P4">
Time: 2023-07-07T00:02:21+00:00</text:p>
      <text:p text:style-name="P4">
Published Time: 2023-07-06T12:00:99+08:00</text:p>
      <text:p text:style-name="P4">
Modified Time: 2023-07-06T20:02:99+08:00</text:p>
      <text:p text:style-name="P4">
Description: 卢卡申科表示，瓦格纳集团作战人员尚未按照协议规定转移至白俄罗斯，并暗示普里戈任目前没有面临俄罗斯安全部门的威胁。</text:p>
      <text:p text:style-name="P4">
Images: ["<text:a xlink:type="simple" xlink:href="https://thumbor.ftacademy.cn/unsafe/picture/8/000186768_piclink.jpg" text:style-name="Internet_20_link" text:visited-style-name="Visited_20_Internet_20_Link">
000186768_pic...</text:a>
"]</text:p>
      <text:p text:style-name="P4">
Themes: ['乌克兰战争', '关注']</text:p>
      <text:p text:style-name="P4">
Keywords: ['乌克兰战争', '叶夫根尼•普里戈任', '卢卡申科', '普京']</text:p>
      <text:p text:style-name="P4">
Type: Article</text:p>
      <!--METADATA-->
      <text:p text:style-name="P4">
<draw:frame draw:style-name="fr1" draw:name="Image58" text:anchor-type="as-char" svg:width="6.9236in" svg:height="4.617987in" draw:z-index="0">
<draw:image xlink:href="../Images/FT Chinese Free Version/2023-07-07T00-02-21-00-00/000186768_piclink.jpg" xlink:type="simple" xlink:show="embed" xlink:actuate="onLoad" draw:mime-type="image/jpeg"/>
</draw:frame>
</text:p>
      <text:p text:style-name="P4">
白俄罗斯总统亚历山大•卢卡申科(Alexander Lukashenko)表示，俄罗斯军阀叶夫根尼•普里戈任(YevgenyPrigozhin)近来在俄罗斯度过一段时间，尽管他此前与俄罗斯官方达成了迁居白俄罗斯的“和平协议”。</text:p>
      <text:p text:style-name="P4">
卢卡申科声称，普里戈任的瓦格纳集团(WagnerGroup)作战人员也尚未按照协议的规定转移至白俄罗斯。他还暗示，这位雇佣军领导人不太可能面临克里姆林宫的打击报复。他说，普里戈任去了圣彼得堡，但他不知道这名军阀目前的确切下落。</text:p>
      <text:p text:style-name="P4">
Source: <text:a xlink:type="simple" xlink:href="http://www.ftchinese.com/story/001100182" text:style-name="Internet_20_link" text:visited-style-name="Visited_20_Internet_20_Link">
http://www.ftchinese.com/story/001100182</text:a>
</text:p>
      <!--NEWS-->
      <text:h text:style-name="P10" text:outline-level="1">
<text:span text:style-name="T4">
图集：让中国头疼的青年失业率 (Free Version)</text:span>
</text:h>
      <text:p text:style-name="P4">
Author: Stella Yifan Xie</text:p>
      <text:p text:style-name="P4">
Publisher: 华尔街日报中文网</text:p>
      <text:p text:style-name="P4">
Published Time: 2023-07-07T00:40:00.000Z</text:p>
      <text:p text:style-name="P4">
Modified Time: 2023-07-07T00:40:00.000Z</text:p>
      <text:p text:style-name="P4">
Created Time: 2023-07-06T23:13:00.000Z</text:p>
      <text:p text:style-name="P4">
Description: 中国未能扭转青年人失业率急剧上升的局面，这是政府眼下颇为头疼的问题。这个图集带你全面了解这一问题的成因、严重程度和影响。</text:p>
      <text:p text:style-name="P4">
Images: []</text:p>
      <text:p text:style-name="P4">
Categories: ['经济', '中国经济']</text:p>
      <text:p text:style-name="P4">
Keywords: SYND</text:p>
      <text:p text:style-name="P4">
Type: Article</text:p>
      <!--METADATA-->
      <text:p text:style-name="P4">
<text:span text:style-name="T4">
20.8%</text:span>
 ——这是5月份中国16至24岁青年人失业率，较几个月前大幅上升，且远高于新冠疫情暴发前2019年大部分时间不超过13%的水平。</text:p>
      <text:p text:style-name="P4">
Source: <text:a xlink:type="simple" xlink:href="https://cn.wsj.com/articles/%E5%9B%BE%E9%9B%86-%E8%AE%A9%E4%B8%AD%E5%9B%BD%E5%A4%B4%E7%96%BC%E7%9A%84%E9%9D%92%E5%B9%B4%E5%A4%B1%E4%B8%9A%E7%8E%87-b204ea40" text:style-name="Internet_20_link" text:visited-style-name="Visited_20_Internet_20_Link">
https://cn.wsj.com/articles/%E5%9B%BE%E9%9B%86-%E8%AE%A9%E4%B8%AD%E5%9B%BD%E5%A4%B4%E7%96%BC%E7%9A%84%E9%9D%92%E5%B9%B4%E5%A4%B1%E4%B8%9A%E7%8E%87-b204ea40</text:a>
</text:p>
      <!--NEWS-->
      <text:h text:style-name="P10" text:outline-level="1">
<text:span text:style-name="T4">
中国"仿真演习"   二十四枚导弹击沉美国航母？</text:span>
</text:h>
      <text:p text:style-name="P4">
Author: None</text:p>
      <text:p text:style-name="P4">
Publisher: Radio Free Asia (Organization)</text:p>
      <text:p text:style-name="P4">
Published Time: 2023-07-07T00:50:00-04:00</text:p>
      <text:p text:style-name="P4">
Modified Time: 2023-07-07T12:29:00-04:00</text:p>
      <text:p text:style-name="P4">
Description: None</text:p>
      <text:p text:style-name="P4">
Videos: []</text:p>
      <text:p text:style-name="P4">
Audios: ["<text:a xlink:type="simple" xlink:href="https://www.rfa.org/mandarin/yataibaodao/junshiwaijiao/hcm1-070720230042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4.612011in" draw:z-index="0">
<draw:image xlink:href="../Images/rfamandarin/2023-07-07T00-50-00-04-00/000000.png" xlink:type="simple" xlink:show="embed" xlink:actuate="onLoad" draw:mime-type="image/png"/>
</draw:frame>
中国的仿真演习（台称“兵推”），宣称可用高超导弹击美舰战斗群。但台湾的专家验证，许多前提设定都有问题。图为东风21D导弹。 <text:a xlink:type="simple" xlink:href="https://www.rfa.org/mandarin/yataibaodao/junshiwaijiao/hcm1-07072023004223.html/@@images/image" text:style-name="Internet_20_link" text:visited-style-name="Visited_20_Internet_20_Link">
</text:a>
路透资料照。  <text:a xlink:type="simple" xlink:href="https://www.rfa.org/mandarin/yataibaodao/junshiwaijiao/hcm1-07072023004223.html/@@stream" text:style-name="Internet_20_link" text:visited-style-name="Visited_20_Internet_20_Link">
Audio-1-Link：https://www.rfa.org/mandarin/yataibaodao/junshiwaijiao/hcm1-07072023004223.html/@@stream</text:a>
</text:p>
      <text:p text:style-name="P4">
近日，中国中北大学发表的一份仿真演习（台湾称：兵棋推演"兵推"）报告宣称"用24枚高超反舰导弹平均击沉5.6艘美舰"的消息在海峡两岸引起热议。中方释出上述消息的动机何在？台湾又将如何应对这场虚假信息宣传？</text:p>
      <text:p text:style-name="P4">
<text:a xlink:type="simple" xlink:href="https://www.rfa.org/mandarin/yataibaodao/junshiwaijiao/hcm2-07072023005553.html" text:style-name="Internet_20_link" text:visited-style-name="Visited_20_Internet_20_Link">
 <text:span text:style-name="T4">
台军汉光演习前 中国操作“蔡英文出逃”等错假信息介入选举</text:span>
 </text:a>
</text:p>
      <text:p text:style-name="P4">
香港英文《南华早报》上个月23日报道，中北大学在20轮数字仿真演习中，用24枚高超反舰导弹平均击沉5.6艘美舰，达到基本保证可靠击沉整个“福特”号战斗群的目的。演习设定，“福特”号由“圣哈钦托”号巡洋舰（“提康德罗加”级）和4艘“伯克II”级驱逐舰护卫组成，共带有264枚防空导弹，包括能拦截高超导弹的SM-3。</text:p>
      <text:p text:style-name="P4">
中北大学的仿真演习过程中，解放军火箭军首先从华中和华南发射第一波8枚导弹，吸引美舰密集拦截，从中消耗了大部分SM-3导弹。然后，另一类导弹从北方和西北发射，4枚瞄准“福特”号，其余4枚瞄准4艘“伯克II”级战舰；另外从华中和华南发射2枚导弹，瞄准“圣哈钦托”号战舰。这一波后，只有4艘美舰幸存。20轮不同设定的演习下来，中北宣称，“平均战果是5.6艘，基本可以认为，整个‘福特’号战斗群统统击沉了。”</text:p>
      <text:p text:style-name="P4">
<text:span text:style-name="T4">
台湾兵推打脸中北大学仿真演习</text:span>
</text:p>
      <text:p text:style-name="P4">
台湾的国防安全研究院网络安全与决策推演研究所副研究员林传凯认为，中北大学论文的反证度与可信度有待商榷。</text:p>
      <text:p text:style-name="P4">
林传凯指出，中北大学利用中国版“墨子”联合作战的仿真系统，设计一个三波次“突防、攻击、补射”的攻击作战步骤，检视打击策略，解决未来在反舰作战或是弹药浪费的问题。而被中国媒体吹捧为“炸药之王”的CL-20，在中北的想定中，CL-20的威力是传统TNT（三硝基甲苯）的7倍当量，造成美军驱逐舰战损数3.6艘、航母和巡洋舰战损都是1艘。</text:p>
      <text:p text:style-name="P4">
今年6月，林传凯及其团队以两周的时间模拟中北的仿真演习，就算是以相同的7倍威力，模拟结果发现，用三波次的攻击得到的战损是2.22艘，（驱逐舰仅0.55、航母0.69、巡洋舰0.97），与中北宣称的5.6艘相去甚远，更别提数据随着威力下调至5倍到1.4倍，战损仅剩1.58到2艘之间。</text:p>
      <text:p text:style-name="P4">
此外，就算以超饱合式攻击（一次投射24枚）得到的战损2.15艘，模拟结果与三波次攻击差异甚微，这显示中国在节省弹药作战策略的战术价值有限。</text:p>
      <text:p text:style-name="P4">
<text:span text:style-name="T4">
中北仿真演习前提“脱离现实”</text:span>
</text:p>
      <text:p text:style-name="P4">
首先，中北大学上述仿真演习的设定是中方高超音速反舰弹道导弹试射成功，同时美军标准六型（标六）导弹试射失败。但林传凯认为，这样的设定太过武断。事实上，今年3月，美国在夏威夷重新成功试射标六导弹：“假设前提不成立，模拟结果也不成立。”</text:p>
      <text:p text:style-name="P4">
 超高音速导弹概念图（路透社）  <text:a xlink:type="simple" xlink:href="https://www.rfa.org/mandarin/yataibaodao/junshiwaijiao/hcm1-07072023004223.html/image.jpg" text:style-name="Internet_20_link" text:visited-style-name="Visited_20_Internet_20_Link">
</text:a>
</text:p>
      <text:p text:style-name="P4">
其次，在演习中，设定美国航母部署位置停靠在台湾东北方174.58公里处，就在中国岸置反舰导弹的射程内，极度不合理。因为美国的航母始终保持在靠近第二岛链的地方，必须要有安全距离才有反应的空间。这不禁让人怀疑，中国是否对自己的“反介入/区域拒止”（Anti-Access/Area Denial,A2/AD）的能力有所怀疑。此外，演习以预警机侦测，是否对中国自行开发的北斗卫星侦测能力缺乏信心。</text:p>
      <text:p text:style-name="P4">
第三，仿真演习也低估美航母打击群导弹的数量。“福特”号航母为美方最新的航空母舰，演习假定“福特”号率领一艘巡洋舰、四艘驱逐舰，组成航母战斗群对中国发起攻击，只携带“18枚”导弹的假定太不合理。</text:p>
      <text:p text:style-name="P4">
<text:span text:style-name="T4">
中国版墨子仿真演习系统可信度成疑</text:span>
</text:p>
      <text:p text:style-name="P4">
美国的CMO（Command）系统，在国际间有22个国家、超过2000多个单位在使用。中、俄受到美国输出许可的限制，拿不到专业版，仅有商业版。林传凯说，根据他们的研判，中方是参考CMO的商业版发展“墨子未来指挥官”联合作战的仿真系统，它无法取得原厂功能与资料库更新的资源。这次中北大学仅模拟20次，这也影响仿真演习的可信度，林传凯的团队则是至少模拟300次。</text:p>
      <text:p text:style-name="P4">
<text:span text:style-name="T4">
中国仿真演习发布时机引关注</text:span>
</text:p>
      <text:p text:style-name="P4">
这次中北大学所谓的“24枚高超反舰导弹平均击沉5.6艘美舰”的报道，首先由《南华早报》披露，紧接着中国国内官媒与自媒体跟进，随后就被台湾媒体转载，成了部分政论节目讨论的话题。</text:p>
      <text:p text:style-name="P4">
时序往前推，在5月初，俄罗斯发射“匕首”（Kinzhal）高超音速导弹遭到乌克兰军队以美制爱国者导弹防御系统成功拦截。俄罗斯总统普京曾夸称“匕首”导弹不会被世上任何防空系统击落，这也宣告“匕首”神话破灭。</text:p>
      <text:p text:style-name="P4">
中国的高超音速导弹被认为与俄制系出同门。台湾的国安人士指出，高超音速导弹被爱国者导弹拦截，在中国见诸媒体却是截然不同的信息。他们研判这踩到中国“心理红线”，中国引以为傲的高超音速导弹怎么能被美国的爱国者导弹拦截？因此，借着仿真演习加上一系列的新闻操作，夸耀东风导弹的威力足以歼灭美国航母。</text:p>
      <text:p text:style-name="P4">
<text:span text:style-name="T4">
兵推如民调 可被政治操作</text:span>
</text:p>
      <text:p text:style-name="P4">
台湾的中华战略暨兵推研究协会理事长黄介正接受本台访问时表示，兵棋推演的目的是透过推演达到想要的结果，在过程中发掘为何能迅速达成目标或根本无法达成的理由，“它的方法论与想定设计非常关键”。</text:p>
      <text:p text:style-name="P4">
他举例，兵推就跟民调设计一样，设计题目然后导引，事先设计的称为计划统裁，事先不律定的是自由统裁。兵推讲求的是过程，帮忙诊断、把脉，但不开处方。黄介正强调，兵棋推演是算机率，而不是算命：“打100枚导弹或是50枚导弹可以杀掉多少人，对兵推都不是关键，因为这些都能设计。就好像民调的结果可以拿来被政治操作， 兵推的结果同样可以被拿来操作。”</text:p>
      <text:p text:style-name="P4">
黄介正指出，大部分的人只对战损兵推、谁赢谁输、死伤人数、武器装备耗损感兴趣。他忧心的是，大部分兵棋推演只做军事力量对比的推演，却不做社会韧性推演，而这正是台湾社会最弱的一环。</text:p>
      <text:p text:style-name="P4">
记者：黄春梅 责编：陈美华 许书婷 何平 网编：瑞哲</text:p>
      <text:p text:style-name="P4">
Source: <text:a xlink:type="simple" xlink:href="https://www.rfa.org/mandarin/yataibaodao/junshiwaijiao/hcm1-07072023004223.html" text:style-name="Internet_20_link" text:visited-style-name="Visited_20_Internet_20_Link">
https://www.rfa.org/mandarin/yataibaodao/junshiwaijiao/hcm1-07072023004223.html</text:a>
</text:p>
      <!--NEWS-->
      <text:h text:style-name="P10" text:outline-level="1">
<text:span text:style-name="T4">
美联储高官支持重启加息以抑制“灼热”经济 (Free Version)</text:span>
</text:h>
      <text:p text:style-name="P4">
Authors: ['科尔比•史密斯']</text:p>
      <text:p text:style-name="P4">
Publisher: 英国《金融时报》</text:p>
      <text:p text:style-name="P4">
Time: 2023-07-07T00:58:26+00:00</text:p>
      <text:p text:style-name="P4">
Published Time: 2023-07-06T12:00:99+08:00</text:p>
      <text:p text:style-name="P4">
Modified Time: 2023-07-06T20:55:99+08:00</text:p>
      <text:p text:style-name="P4">
Description: 达拉斯联储行长洛里•洛根称，没什么证据表明美国的通胀压力出现缓解。她也不认为今年发生的银行倒闭对信贷供应产生了超大影响。</text:p>
      <text:p text:style-name="P4">
Images: ["<text:a xlink:type="simple" xlink:href="https://thumbor.ftacademy.cn/unsafe/picture/7/000186777_piclink.jpg" text:style-name="Internet_20_link" text:visited-style-name="Visited_20_Internet_20_Link">
000186777_pic...</text:a>
"]</text:p>
      <text:p text:style-name="P4">
Themes: ['通胀', '关注']</text:p>
      <text:p text:style-name="P4">
Keywords: ['通胀', '美联储', '货币政策', '中央银行', '美国经济', '美国银行']</text:p>
      <text:p text:style-name="P4">
Type: Article</text:p>
      <!--METADATA-->
      <text:p text:style-name="P4">
<draw:frame draw:style-name="fr1" draw:name="Image63" text:anchor-type="as-char" svg:width="6.9236in" svg:height="4.617987in" draw:z-index="0">
<draw:image xlink:href="../Images/FT Chinese Free Version/2023-07-07T00-58-26-00-00/000186777_piclink.jpg" xlink:type="simple" xlink:show="embed" xlink:actuate="onLoad" draw:mime-type="image/jpeg"/>
</draw:frame>
</text:p>
      <text:p text:style-name="P4">
美联储(Federal Reserve)一名高级官员呼吁美国央行在上月放弃加息后立即恢复加息，理由是没什么证据表明通胀压力正在出现必要的缓解。</text:p>
      <text:p text:style-name="P4">
达拉斯联储(Dallas Fed)行长、联邦公开市场委员会(FOMC)今年的投票成员洛里•洛根(LorieLogan)周四透露，她是在6月会议上认为强劲的数据意味着加息0.25个百分点“完全合适”的官员之一。她论述了美国央行采取进一步行动抑制经济的理由。</text:p>
      <text:p text:style-name="P4">
Source: <text:a xlink:type="simple" xlink:href="http://www.ftchinese.com/story/001100183" text:style-name="Internet_20_link" text:visited-style-name="Visited_20_Internet_20_Link">
http://www.ftchinese.com/story/001100183</text:a>
</text:p>
      <!--NEWS-->
      <text:h text:style-name="P10" text:outline-level="1">
<text:span text:style-name="T4">
台湾"汉光演习"前  中国出现"蔡英文出逃"等虚假信息</text:span>
</text:h>
      <text:p text:style-name="P4">
Author: None</text:p>
      <text:p text:style-name="P4">
Publisher: Radio Free Asia (Organization)</text:p>
      <text:p text:style-name="P4">
Published Time: 2023-07-07T01:00:00-04:00</text:p>
      <text:p text:style-name="P4">
Modified Time: 2023-07-07T12:26:32-04:00</text:p>
      <text:p text:style-name="P4">
Description: None</text:p>
      <text:p text:style-name="P4">
Videos: []</text:p>
      <text:p text:style-name="P4">
Audios: ["<text:a xlink:type="simple" xlink:href="https://www.rfa.org/mandarin/yataibaodao/junshiwaijiao/hcm2-070720230055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88615in" draw:z-index="0">
<draw:image xlink:href="../Images/rfamandarin/2023-07-07T01-00-00-04-00/000000.png" xlink:type="simple" xlink:show="embed" xlink:actuate="onLoad" draw:mime-type="image/png"/>
</draw:frame>
 台军汉光演习前，中国操作各种错假信息扰乱台湾社会。<text:a xlink:type="simple" xlink:href="https://www.rfa.org/mandarin/yataibaodao/junshiwaijiao/hcm2-07072023005553.html/@@images/image" text:style-name="Internet_20_link" text:visited-style-name="Visited_20_Internet_20_Link">
 </text:a>
网络截图/RFA制图。  <text:a xlink:type="simple" xlink:href="https://www.rfa.org/mandarin/yataibaodao/junshiwaijiao/hcm2-07072023005553.html/@@stream" text:style-name="Internet_20_link" text:visited-style-name="Visited_20_Internet_20_Link">
Audio-1-Link：https://www.rfa.org/mandarin/yataibaodao/junshiwaijiao/hcm2-07072023005553.html/@@stream</text:a>
</text:p>
      <text:p text:style-name="P4">
在台湾即将于本月举行"汉光演习"之际，中国媒体出现所谓"台军演习是蔡英文的'逃命彩排'、演习是要帮美国人撤侨"等虚假宣传。有分析认为，台湾明年的总统大选前，中国介入选举的操作还将日益严重。</text:p>
      <ul>
        <li>
<text:span text:style-name="T4">
<text:a xlink:type="simple" xlink:href="https://www.rfa.org/mandarin/yataibaodao/gangtai/hcm2-06272023075352.html" text:style-name="Internet_20_link" text:visited-style-name="Visited_20_Internet_20_Link">
 台湾"汉光演习"反空降 首次移师桃园机场 </text:a>
 </text:span>
  * <text:a xlink:type="simple" xlink:href="https://www.rfa.org/mandarin/Xinwen/st1-06272023045212.html" text:style-name="Internet_20_link" text:visited-style-name="Visited_20_Internet_20_Link">
 <text:span text:style-name="T4">
台湾汉光演习将首度在桃园机场操演 7月26日禁航1小时</text:span>
 </text:a>
</li>
      </ul>
      <text:p text:style-name="P4">
中共在香港的喉舌《大公报》近日刊出在高雄“海安11号”演习的照片，搭配耸动的标题《台军演练“反劫持”、蔡英文“保命出逃”》；而中国官媒央视网的小央视频也播送着“分析称，军演沦为蔡英文‘逃命彩排’”，背景画面剪辑的是蔡英文步出飞机的资料画面。</text:p>
      <text:p text:style-name="P4">
今年台军的“汉光演习”首次移师到民用的桃园机场举行。演习前，中国官媒乃至社交媒体充斥虚假信息。台湾的国安人士透露，“汉光演习”前，发现中国一系列认知操作，主题来自境外，还会转化成台湾境内的报道：“确实有人要设定把这当成主题，左右台湾内部政情乃至国际认知。作为民主国家，我们要防止这些讯息操作造成国民错误认知”。</text:p>
      <text:p text:style-name="P4">
<text:span text:style-name="T4">
国安局长：中共发动战争能力还不够</text:span>
</text:p>
      <text:p text:style-name="P4">
台湾的国安局长蔡明彦5日接受网络媒体专访时也提到，台海“兵凶战危”的紧张气氛是中共所塑造，目的就是让台湾民众心理恐慌，“但现阶段中共发动战争的能力还不够。”</text:p>
      <text:p text:style-name="P4">
他在访谈中披露，国安局今年上半年搜报到的争议假信息达1800件，和去年同期的1400件增加许多，相信下半年进入选举热季会出现更多假信息。包括，塑造战争恐惧感、分化台湾与国际盟友合作、介入台湾公共政策讨论等。</text:p>
      <text:p text:style-name="P4">
 台湾的国安局长蔡明彦（台湾外交部提供）  <text:a xlink:type="simple" xlink:href="https://www.rfa.org/mandarin/yataibaodao/junshiwaijiao/hcm2-07072023005553.html/570b5b894e8c.jpg" text:style-name="Internet_20_link" text:visited-style-name="Visited_20_Internet_20_Link">
</text:a>
</text:p>
      <text:p text:style-name="P4">
<text:span text:style-name="T4">
遏阻中方犯台 台湾提“共管风险”</text:span>
</text:p>
      <text:p text:style-name="P4">
然而，在台海议题国际化的同时，解放军机舰扰台的频率与次数持续增加，中方军机越过海峡中线已成常态。台湾将如何有效达到吓阻之效，是外界关注的焦点。</text:p>
      <text:p text:style-name="P4">
这名国安人士表示，除了美国等西方民主国家增加印太区域的部署，可以制约对岸的行动外，台湾方面则是透过经济或各种力量的运用，将各方变成利害关系者。他举例，像是台积电赴国外设厂，相对地，有些投资就必须到台湾；又如，台湾固态锂电池大厂辉能科技在法国建厂投资，这就是把利害关系者紧密结合在一起。</text:p>
      <text:p text:style-name="P4">
这位国安人士分析，此举将有两大效益：“一是确保台湾仍持续有养分，不会因吓阻而遭到孤立，（经济与产业）无法成长；其二，并非要求（其他国家）拿起枪与台湾一起站在台海中线，而是让大家都变成利害相关者。当台海有状况时，全世界一半以上的贸易被迫喊停，全球7成的高阶芯片供应会断链”。</text:p>
      <text:p text:style-name="P4">
上述国安人士还表示，越多的国家重视台海安全，持续在产业与安全合作，风险就能被降低，达到吓阻之效，这是“共管风险”的概念。他以台湾的总统蔡英文常提到的“让台湾持续在安全上、供应链上成为全球供应链不可或缺的关键力量”，这位国安人士认为，“这两个不可或缺，可以造成实际吓阻的效果”。</text:p>
      <text:p text:style-name="P4">
<text:span text:style-name="T4">
中国试图介入台湾选举 转移恐惧</text:span>
</text:p>
      <text:p text:style-name="P4">
随着台湾大选日益白热化，中国对台认知战作战也逐渐加温。台湾执政的民进党政府近日从国安会、外交部到国安相关单位接连以上节目、记者会、对媒体简报方式，反制虚假信息的干扰。</text:p>
      <text:p text:style-name="P4">
台湾的两岸政策协会研究员吴瑟致接受本台访问时分析，中国对台认知作战的手法与过去有很大的改变，2000年台湾大选时，中国在台湾社会营造对中国的恐惧，这也助攻蔡英文以817万选票获得压倒性胜利；现在，中方的处理方式更细腻，将恐惧转移到台湾民众对战争的恐惧，进一步将战争的恐惧转移到民进党政府身上。</text:p>
      <text:p text:style-name="P4">
“它最终的目的希望能影响台湾政治发展，让台湾内部对台湾政府产生质疑，民进党执政带来两岸战火。”吴瑟致预期，明年1月总统大选前，这样的操作会有增无减。</text:p>
      <text:p text:style-name="P4">
记者：黄春梅 责编：陈美华 许书婷 何平 网编：瑞哲</text:p>
      <text:p text:style-name="P4">
Source: <text:a xlink:type="simple" xlink:href="https://www.rfa.org/mandarin/yataibaodao/junshiwaijiao/hcm2-07072023005553.html" text:style-name="Internet_20_link" text:visited-style-name="Visited_20_Internet_20_Link">
https://www.rfa.org/mandarin/yataibaodao/junshiwaijiao/hcm2-07072023005553.html</text:a>
</text:p>
      <!--NEWS-->
      <text:h text:style-name="P10" text:outline-level="1">
<text:span text:style-name="T4">
晶片大战：中国限制出口半导体原材料 “以牙还牙”能否撼动全球供应链</text:span>
</text:h>
      <text:p text:style-name="P4">
Author: https://www.facebook.com/bbcworldservice/</text:p>
      <text:p text:style-name="P4">
Publisher: BBC News 中文</text:p>
      <text:p text:style-name="P4">
Published Time: 2023-07-07T01:19:22.000Z</text:p>
      <text:p text:style-name="P4">
Modified Time: 2023-07-07T01:19:22.000Z</text:p>
      <text:p text:style-name="P4">
Description: 镓和锗是制造半导体的关键原材料，中国此举普遍被认为是美中芯片战中的最新反制措施。这两种金属是什么？有什么用途？出口禁令将如何影响供应链？</text:p>
      <text:p text:style-name="P4">
Images: ["<text:a xlink:type="simple" xlink:href="https://ichef.bbci.co.uk/news/640/cpsprodpb/11CCE/production/_128301927_whatsubject.jpg" text:style-name="Internet_20_link" text:visited-style-name="Visited_20_Internet_20_Link">
_128301927_wh...</text:a>
"]</text:p>
      <text:p text:style-name="P4">
Videos: []</text:p>
      <text:p text:style-name="P4">
Tags: ['科学天地', '金融财经', '技术新知', '日本', '中國', '韩国', '美国', '欧洲联盟', '贸易']</text:p>
      <text:p text:style-name="P4">
Type: Article</text:p>
      <!--METADATA-->
      <text:h text:style-name="P12" text:outline-level="3">
<text:span text:style-name="T4">
晶片大战：中国限制出口半导体原材料 “以牙还牙”能否撼动全球供应链</text:span>
</text:h>
      <text:p text:style-name="P4">
2023年7月7日凌晨1点19分<draw:frame draw:style-name="fr1" draw:name="Image68" text:anchor-type="as-char" svg:width="6.9236in" svg:height="3.894525in" draw:z-index="0">
<draw:image xlink:href="../Images/BBC Chinese/2023-07-07T01-19-22.000Z/_128301927_whatsubject.jpg" xlink:type="simple" xlink:show="embed" xlink:actuate="onLoad" draw:mime-type="image/jpeg"/>
</draw:frame>
</text:p>
      <text:p text:style-name="P4">
图像来源，  Getty Images</text:p>
      <text:p text:style-name="P4">
图像加注文字，</text:p>
      <text:p text:style-name="P4">
2022年美国通过的《芯片与科学法案》，向在美国生产半导体的公司提供 530 亿美元的援助和补贴。</text:p>
      <text:p text:style-name="P4">
<text:a xlink:type="simple" xlink:href="http://www.mofcom.gov.cn/article/zwgk/gkzcfb/202307/20230703419666.shtml" text:style-name="Internet_20_link" text:visited-style-name="Visited_20_Internet_20_Link">
 中国宣布</text:a>
<text:span text:style-name="T4">
从8月1日起对镓和锗两种金属的相关物项实施出口管制，称目的是为了“维护国家安全和利益”。</text:span>
</text:p>
      <text:p text:style-name="P4">
这两种金属是制造半导体的关键原材料，中国此举普遍被认为是美中芯片战中的最新反制措施。美中两国都希望在军事核心技术上占据主导地位。</text:p>
      <text:p text:style-name="P4">
此举宣布之时正值美国财长耶伦（Janet Yellen）访问中国前夕。</text:p>
      <text:p text:style-name="P4">
美国特朗普政府和拜登政府先后在限制对华高科技出口方面采取了一系列措施，尤其是去年十月，拜登政府实施了更全面的限制措施，禁止将使用美国设备和技术制造的高端芯片出口给中国。这些举措重创了中国的高端半导体产业。</text:p>
      <text:p text:style-name="P4">
中国目前在设计和制造高端半导体方面没有优势，有分析指出，中国正利用自己在稀有金属市场中的主导地位，试图反制西方的出口管制。</text:p>
      <text:p text:style-name="P4">
“拜登政府对切断高端半导体芯片供应采取了非常针对性的行动，北京没有其他选择进行对抗”，台北国立政治大学（National ChengchiUniversity）访问学者毕谙典（Aadil Brar）说。</text:p>
      <text:p text:style-name="P4">
“毫无疑问，北京正通过实施出口管制，在与华盛顿的科技战中采取行动”，他说，“这是一种纯粹的以牙还牙的科技竞争方式”。</text:p>
      <text:p text:style-name="P4">
中国国际经济交流中心副理事长、商务部原副部长魏建国近日在接受中国官方英文报纸《中国日报》的访问中表示，“这只是中国反制的开始，中国的制裁手段和种类还有很多。如果对华高技术限制继续升级，中国的反制措施也会进一步升级。”</text:p>
      <text:p text:style-name="P4">
<text:a xlink:type="simple" xlink:href="https://www.bbc.com/zhongwen/simp/science-65854500" text:style-name="Internet_20_link" text:visited-style-name="Visited_20_Internet_20_Link">
 美中半导体大战进入深水区 人工智能AI晶片为何成为关键 </text:a>
  * <text:a xlink:type="simple" xlink:href="https://www.bbc.com/zhongwen/simp/world-64280940" text:style-name="Internet_20_link" text:visited-style-name="Visited_20_Internet_20_Link">
 晶片大战：美国为何领先中国？ </text:a>
</text:p>
      <text:p text:style-name="P4">
</text:p>
      <text:p text:style-name="P4">
图像来源，  Getty Images</text:p>
      <text:p text:style-name="P4">
图像加注文字，</text:p>
      <text:p text:style-name="P4">
美国特朗普政府和拜登政府先后在限制对华高科技出口方面采取了一系列措施，尤其是去年十月，拜登政府实施了更全面的限制措施，禁止将使用美国设备和技术制造的高端芯片出口给中国。这些举措重创了中国的高端半导体产业。</text:p>
      <text:h text:style-name="P12" text:outline-level="3">
<text:span text:style-name="T4">
美国、欧洲表达担忧</text:span>
</text:h>
      <text:p text:style-name="P4">
美国商务部发言人周三表示，美国“坚决”反对中国对镓和锗物质的出口管制，并称，华盛顿将与合作伙伴和盟友协商解决这一问题。</text:p>
      <text:p text:style-name="P4">
“这些行动凸显了供应链多元化十分必要。美国将与我们的盟友和合作伙伴一起解决这个问题，并在关键的供应链中建立弹性”，路透社引述美国商务部发言人表示。</text:p>
      <text:p text:style-name="P4">
欧盟委员会（EuropeanCommission）也表达了担忧。其发言人周二下午表示，镓和锗“对我们的行业至关重要，尤其是在战略领域的使用，而且（从某种意义上说）我们依赖单一供应商。”</text:p>
      <text:p text:style-name="P4">
这位发言人公开质疑中国以“国家安全”为由为其举动进行的辩护，并敦促中国将其贸易政策与世界贸易组织保持一致，建立在“明确的安全考虑”基础之上。</text:p>
      <text:h text:style-name="P12" text:outline-level="3">
<text:span text:style-name="T4">
镓和锗是什么? 有何用途？</text:span>
</text:h>
      <text:p text:style-name="P4">
镓和锗都是银白色的金属，在自然界中通常不存在。它们是加工锌、煤和铝土矿等大宗商品的副产品，回收以后可以使用。</text:p>
      <text:p text:style-name="P4">
这两种金属在制造半导体、通信设备和太阳能电池板等方面有着广泛用途。</text:p>
      <text:p text:style-name="P4">
在半导体方面，将镓和锗分别与其他元素组合在一起，可以提高传输速度和效率。比如镓的化合物氮化镓，美国军方将它用于雷达制造。另一种砷化镓比常用半导体材料矽更耐高温和潮湿，导电性也更好，因此广泛用于高性能芯片。</text:p>
      <text:p text:style-name="P4">
根据市场研究机构Precedence Research的数据，去年使用氮化镓的晶片的销售额达到24.7亿美元，预计2030年将攀升至193亿美元。</text:p>
      <text:p text:style-name="P4">
另外，根据研究机构Research and Markets，预计到2030年，用砷化镓生产的晶片将从去年的14亿美元增长到34亿美元。</text:p>
      <text:p text:style-name="P4">
</text:p>
      <text:p text:style-name="P4">
图像来源，  Getty Images</text:p>
      <text:h text:style-name="P12" text:outline-level="3">
<text:span text:style-name="T4">
中国有多重要？</text:span>
</text:h>
      <text:p text:style-name="P4">
中国是镓和锗的最大生产国，这使中国在全球供应链上占据了较强的主导地位。</text:p>
      <text:p text:style-name="P4">
根据欧洲工业协会关键原材料联盟（CRMA）的数据，中国的镓产量约占全球总产量的80%；锗产量约占全球的60%。</text:p>
      <text:p text:style-name="P4">
根据美国地质调查局（US GeologicalSurvey），2018年至2021年期间，美国53%的镓来自中国，其次是德国、日本、乌克兰等。在美国对中国的镓征收更高关税后，2019年进口量大幅下降。</text:p>
      <text:p text:style-name="P4">
根据中国海关数据，2022年，中国镓产品的最大进口国是日本、德国和荷兰。锗产品的主要进口国是日本、法国、德国和美国。</text:p>
      <text:h text:style-name="P12" text:outline-level="3">
<text:span text:style-name="T4">
还有哪些国家生产？</text:span>
</text:h>
      <text:p text:style-name="P4">
镓和锗这两种金属都不是特别稀有，但加工成本很高。由于中国长期以来一直以相对低廉的价格出口，其他地方几乎没有开采设施。</text:p>
      <text:p text:style-name="P4">
据金属行业情报提供商CRU集团称，其他生产镓的国家包括日本、韩国、俄罗斯和乌克兰。</text:p>
      <text:p text:style-name="P4">
锗也在加拿大、比利时、美国和俄罗斯生产。有分析指出，美国等地有大量的锗矿床，但由于环境影响，在开采方面有严格控制，因此立即取代中国是困难的。</text:p>
      <text:p text:style-name="P4">
</text:p>
      <text:p text:style-name="P4">
图像来源，  Getty Images</text:p>
      <text:h text:style-name="P12" text:outline-level="3">
<text:span text:style-name="T4">
如何影响供应链？</text:span>
</text:h>
      <text:p text:style-name="P4">
综合分析指出，中国对镓和锗出口禁令在短期内将产生一定程度的影响，但长期来看仍需观察。</text:p>
      <text:p text:style-name="P4">
在台湾的印度学者毕谙典表示，“短期内，半导体芯片的成本可能会增加，因为供应商需要从其他来源采购这两种物质。中国对这两种物质的产量已开始见顶。”</text:p>
      <text:p text:style-name="P4">
他还说，“美国和其他国家已经在寻求取代中国在全球矿产贸易中的份额。如果不能就取消对中国的部分半导体制裁达成协议，北京方面的出口管制可能会加速这一进程。”</text:p>
      <text:p text:style-name="P4">
据多家外媒报道，美国正在考虑扩大对中国芯片行业的出口管制。目前还不清楚具体是什么措施。</text:p>
      <text:p text:style-name="P4">
毕谙典认为，由于美国即将进入总统大选阶段，不太可能这么快取消制裁。而当镓和锗的替代供应建立起来时，半导体的价格最终会下降。</text:p>
      <text:p text:style-name="P4">
“在这种情况下，中国将是输家。”</text:p>
      <text:p text:style-name="P4">
</text:p>
      <text:p text:style-name="P4">
图像来源，  Getty Images</text:p>
      <text:p text:style-name="P4">
华盛顿智库战略与国际研究中心（Center for Strategic and InternationalStudies）高级研究员保罗·特里奥洛（PaulTriolo）对香港媒体表示，“如果中国选择将这些供应链武器化，将使美国、欧盟和亚洲在减少对中国依赖方面的考量大大复杂化”。</text:p>
      <text:p text:style-name="P4">
他还说，“哪怕只是重建关键矿产供应链的一部分，也需要相当长的时间和投资”。</text:p>
      <text:p text:style-name="P4">
韩国产业通商资源部第一次官张瑛真（Joo Young-joon）对媒体表示，中国最新的出口管制措施短期内的影响可能有限，但不确定性依然存在。他说：“目前还不清楚中国的出口管制将持续多久，不能排除禁令扩大到其他项目的可能性。”</text:p>
      <text:p text:style-name="P4">
韩国政府计划进一步多样化关键材料的采购路线，并为目前高度依赖特定国家进口的行业开发替代材料。</text:p>
      <text:p text:style-name="P4">
日本政府周二也表示，正在评估相关影响，并承诺会采取措施，使材料的采购多样化。</text:p>
      <text:p text:style-name="P4">
Source: <text:a xlink:type="simple" xlink:href="https://www.bbc.com/zhongwen/simp/world-66118850" text:style-name="Internet_20_link" text:visited-style-name="Visited_20_Internet_20_Link">
https://www.bbc.com/zhongwen/simp/world-66118850</text:a>
</text:p>
      <!--NEWS-->
      <text:h text:style-name="P10" text:outline-level="1">
<text:span text:style-name="T4">
挑战Twitter的Threads能走多远？ (Free Version)</text:span>
</text:h>
      <text:p text:style-name="P4">
Authors: ['Lex专栏']</text:p>
      <text:p text:style-name="P4">
Publisher: 英国《金融时报》</text:p>
      <text:p text:style-name="P4">
Time: 2023-07-07T01:47:32+00:00</text:p>
      <text:p text:style-name="P4">
Published Time: 2023-07-06T12:00:99+08:00</text:p>
      <text:p text:style-name="P4">
Modified Time: 2023-07-06T22:01:99+08:00</text:p>
      <text:p text:style-name="P4">
Description: Lex专栏：这款高人气社交媒体应用不会对Meta净利润率产生太大影响，但它将巩固Meta作为世界最重要社交媒体公司的地位。</text:p>
      <text:p text:style-name="P4">
Images: ["<text:a xlink:type="simple" xlink:href="https://thumbor.ftacademy.cn/unsafe/picture/9/000186789_piclink.jpg" text:style-name="Internet_20_link" text:visited-style-name="Visited_20_Internet_20_Link">
000186789_pic...</text:a>
"]</text:p>
      <text:p text:style-name="P4">
Themes: ['社交媒体', '关注']</text:p>
      <text:p text:style-name="P4">
Keywords: ['社交媒体', 'Twitter', 'Meta', 'TikTok', '马斯克', 'Snap', '扎克伯格']</text:p>
      <text:p text:style-name="P4">
Type: Article</text:p>
      <!--METADATA-->
      <text:p text:style-name="P4">
<draw:frame draw:style-name="fr1" draw:name="Image73" text:anchor-type="as-char" svg:width="6.9236in" svg:height="4.638271in" draw:z-index="0">
<draw:image xlink:href="../Images/FT Chinese Free Version/2023-07-07T01-47-32-00-00/000186789_piclink.jpg" xlink:type="simple" xlink:show="embed" xlink:actuate="onLoad" draw:mime-type="image/jpeg"/>
</draw:frame>
</text:p>
      <text:p text:style-name="P4">
在短短一天内，Meta新推出的社交媒体应用Threads就一跃成为人气最高的Twitter替代品。Mastodon的注册量用了近七年时间才达到1000万的相同门槛。仅限受邀注册的竞争对手Bluesky的用户量只有这一总数的一个零头。Post、TruthSocial、Hive和T2等竞争对手也是如此。</text:p>
      <text:p text:style-name="P4">
对Meta来说，Threads代表着易于摘取的果实。这款应用与现有的Instagram账户关联，使其仅在美国就有超过1亿的潜在用户群。界面相当简单。此次发布恰逢Twitter在所有者埃隆•马斯克(ElonMusk)的领导下采取了一些非常不得人心的举措，其中包括对推文浏览量设置可笑的上限。</text:p>
      <text:p text:style-name="P4">
Source: <text:a xlink:type="simple" xlink:href="http://www.ftchinese.com/story/001100184" text:style-name="Internet_20_link" text:visited-style-name="Visited_20_Internet_20_Link">
http://www.ftchinese.com/story/001100184</text:a>
</text:p>
      <!--NEWS-->
      <text:h text:style-name="P10" text:outline-level="1">
<text:span text:style-name="T4">
促中國打擊芬太尼 美欲組抗毒全球聯盟</text:span>
</text:h>
      <text:p text:style-name="P4">
Author: None (Language: zh)</text:p>
      <text:p text:style-name="P4">
Publisher: None</text:p>
      <text:p text:style-name="P4">
Time: 2023-07-07T02:06:00Z</text:p>
      <text:p text:style-name="P4">
Description: 美國將於7日主辦一場關於芬太尼的線上會議，希望全球各國與中國洽談，促其出手打擊毒品流通。此前，美國曾以參與製造芬太尼為由，制裁、起訴中國企業，引起中國不滿。針對芬太尼供應鏈，美中雙方各自怎麼說？</text:p>
      <text:p text:style-name="P4">
Videos: []</text:p>
      <text:p text:style-name="P4">
Images: []</text:p>
      <text:p text:style-name="P4">
Subject: 时政风云</text:p>
      <text:p text:style-name="P4">
Subjects: ['南希·佩洛西', '专题报道：习近平访美']</text:p>
      <text:p text:style-name="P4">
Keywords: ['芬太尼', '走私毒品', '美墨边境', '鸦片', '中美关系']</text:p>
      <text:p text:style-name="P4">
ID: 66146207</text:p>
      <!--METADATA-->
      <text:p text:style-name="P4">
<text:a xlink:type="simple" xlink:href="https://www.dw.com/zh/overlay/image/article/66146207/66078979" text:style-name="Internet_20_link" text:visited-style-name="Visited_20_Internet_20_Link">
 </text:a>
</text:p>
      <text:p text:style-name="P4">
根據美國CDC數據，在美2020年跟合成鴉片類藥物服用過量有關的死亡案例，是2013年的18倍以上。（資料照）</text:p>
      <text:p text:style-name="P4">
（德國之聲中文網）面對芬太尼（fentanyl）等合成鴉片類藥物氾濫，美國近期多次批評中國未積極配合打擊芬太尼的非法貿易。美國國務院負責國際毒品與執法的助卿羅賓遜（ToddRobinson）週四（7月6日）表示，中國應該做得更多，並盼其他國家一起跟中國溝通，促使中國採取行動限制合成毒品流通。</text:p>
      <text:p text:style-name="P4">
美國國務卿布林肯（AntonyBlinken）週五（7日）將召開線上會議；根據美國國務院說明，此會議的目標是「團結世界各國共同努力，阻止合成毒品非法製造與販運，辨識出新的毒品趨勢，並有效應對其公衛影響」。路透社指出，此會議至少有84國參與，美國希望建立起一個打擊合成毒品的「全球聯盟」。</text:p>
      <text:p text:style-name="P4">
「我們邀請了中國，但現在沒有任何跡象顯示他們要參加。」羅賓遜說，就芬太尼問題，中國近幾個月都沒有跟美國官員接觸，但美方仍在積極尋求中方協助。</text:p>
      <text:p text:style-name="P4">
美國緝毒局（DEA）局長米爾格拉姆（AnneMilgram）2日接受美媒NBC訪問時亦表示，美國一直「準備好跟任何想合作的人合作」，但中方未釋出積極合作意向。她也呼籲墨西哥採取更多行動。</text:p>
      <text:p text:style-name="P4">
「這不是在指責，也不是為了施壓。」羅賓遜稱，美國之所以想組成此聯盟，部分原因是為了與其他國家接觸，一起打擊芬太尼供應鏈；而中國雖未與美國溝通，但有跟其他國家往來。「我們認為讓其他國家去跟中國洽談，最終會有成果。」</text:p>
      <text:p text:style-name="P4">
針對週五的會議，中國駐華府大使館並未立即做出回應。</text:p>
      <text:p text:style-name="P4">
</text:p>
      <text:p text:style-name="P4">
美國稱中國是芬太尼化學品的主要來源，但中國稱芬太尼是美國自身的問題。（資料照）</text:p>
      <text:h text:style-name="P12" text:outline-level="3">
<text:span text:style-name="T4">
中國在芬太尼供應鏈扮演何種角色？</text:span>
</text:h>
      <text:p text:style-name="P4">
醫學上使用的芬太尼通常用於止痛，例如癌症晚期的治療，其效果比嗎啡強50到100倍。然而，非法製造、合成的芬太尼近年大量流入毒品市場；根據美國疾病控制和預防中心（CDC），從2019年到2020年，因服用合成鴉片類藥物過量而致死的比例上升了56%。</text:p>
      <text:p text:style-name="P4">
路透社指出，在美國流通的芬太尼經常 <text:a xlink:type="simple" xlink:href="https://www.dw.com/zh/zh/為打擊芬太尼走私-墨西哥向習近平求援/a-65231251" text:style-name="Internet_20_link" text:visited-style-name="Visited_20_Internet_20_Link">
 從美國和墨西哥邊境走私入境 </text:a>
 ，製造芬太尼所需的化學品則主要來自中國。</text:p>
      <text:p text:style-name="P4">
2019年， <text:a xlink:type="simple" xlink:href="https://www.dw.com/zh/zh/回应美方要求中国将芬太尼列入管制清单/a-48148446" text:style-name="Internet_20_link" text:visited-style-name="Visited_20_Internet_20_Link">
 中國將芬太尼類物質納入毒品管制範疇</text:a>
。而隨著美中地緣政治關係惡化，在美國官員看來，中國對於打擊芬太尼前體化學品流通，以及跟販運有關的洗錢問題，並沒有提供太多幫助。中國則主張，芬太尼濫用是「美國製造」的問題，根源在美國自身，因此認為美國應自行加強監管。</text:p>
      <text:p text:style-name="P4">
今年美國多次採取行動打擊芬太尼的跨國供應鏈。5月底，美國財政部以銷售壓丸機、參與生產非法合成的芬太尼為由， <text:a xlink:type="simple" xlink:href="https://www.dw.com/zh/zh/打擊芬太尼-美國制裁中國13個實體與個人/a-65775810" text:style-name="Internet_20_link" text:visited-style-name="Visited_20_Internet_20_Link">
 制裁了中國、墨西哥的17個實體與個人</text:a>
。6月下旬，有4家中國企業及其8名高管與員工涉嫌參與製造芬太尼、欺詐海關， <text:a xlink:type="simple" xlink:href="https://www.dw.com/zh/zh/美起诉涉芬太尼中国公司-中方批钓鱼执法/a-66021314" text:style-name="Internet_20_link" text:visited-style-name="Visited_20_Internet_20_Link">
 遭美國司法部起訴</text:a>
。對此，中國譴責美國「任意拘押」、損害中國公民人權與中企利益。</text:p>
      <text:p text:style-name="P4">
（綜合報導）</text:p>
      <text:p text:style-name="P4">
Source: <text:a xlink:type="simple" xlink:href="https://www.dw.com/zh/促中國打擊芬太尼-美欲組抗毒全球聯盟/a-66146207" text:style-name="Internet_20_link" text:visited-style-name="Visited_20_Internet_20_Link">
https://www.dw.com/zh/促中國打擊芬太尼-美欲組抗毒全球聯盟/a-66146207?maca=chi-rss-chi-all-1127-rdf</text:a>
</text:p>
      <!--NEWS-->
      <text:h text:style-name="P10" text:outline-level="1">
<text:span text:style-name="T4">
Meta推新應用程序Threads 傳推特將提告</text:span>
</text:h>
      <text:p text:style-name="P4">
Author: None (Language: zh)</text:p>
      <text:p text:style-name="P4">
Publisher: None</text:p>
      <text:p text:style-name="P4">
Time: 2023-07-07T02:07:00Z</text:p>
      <text:p text:style-name="P4">
Description: Meta近日推出了新的應用程序Threads，上線1天已吸引數千萬用戶。不過，推特認為這款程序盜用其商業機密及知識產權，揚言將對Meta提告。</text:p>
      <text:p text:style-name="P4">
Videos: []</text:p>
      <text:p text:style-name="P4">
Images: []</text:p>
      <text:p text:style-name="P4">
Subject: 科技环境</text:p>
      <text:p text:style-name="P4">
Subjects: ['Facebook', '推特', '社交媒体']</text:p>
      <text:p text:style-name="P4">
Keywords: ['马斯克', '社交媒体', '推特', 'Facebook', 'Meta', 'Instagram']</text:p>
      <text:p text:style-name="P4">
ID: 66146205</text:p>
      <!--METADATA-->
      <text:p text:style-name="P4">
<text:a xlink:type="simple" xlink:href="https://www.dw.com/zh/overlay/image/article/66146205/66145876" text:style-name="Internet_20_link" text:visited-style-name="Visited_20_Internet_20_Link">
 </text:a>
</text:p>
      <text:p text:style-name="P4">
Meta近日推出了新的應用程序Threads，推特揚言向其提告（示意圖）。</text:p>
      <text:p text:style-name="P4">
（德國之聲中文網）Meta週三（7月5日）推出了應用程序Threads，被外界形容為「推特殺手」。Threads以文字短訊呈現內容、操作模式也與推特有相似之處，可能動搖推特的社群媒體巨頭地位。路透社報導，推特揚言向Meta新推出的這款競品程序採取法律行動。</text:p>
      <text:p text:style-name="P4">
美國媒體Semafor報導，推特的律師斯皮羅（Alex Spiro）週三（5日）致函Meta執行長扎克伯格（MarkZuckerberg），指責Threads是「山寨」應用程序，並批評Meta僱用了推特員工，並竊取推特的商業機密及智慧財產權。</text:p>
      <text:p text:style-name="P4">
斯皮羅表示，推特「打算嚴格執行其智慧財產權利」，要求Meta立即採取措施、停止使用推特的任何機密資訊，而這封信正是向Meta發出的「正式通知」，要求Meta保留所有相關文件，以應對可能的法律訴訟。</text:p>
      <text:p text:style-name="P4">
對此，Meta發言人斯通（AndyStone）在Threads平台上回應了斯皮羅的說法：「Threads的工程團隊中，沒有人是推特前員工——這就是沒有的事。」</text:p>
      <text:p text:style-name="P4">
推特董事馬斯克（Elon Musk）尚未對此事作出正式回應，僅在相關新聞的留言處，發推回應：「競爭沒關係，作弊就不是這樣了。」</text:p>
      <text:p text:style-name="P4">
</text:p>
      <text:p text:style-name="P4">
推特董事馬斯克對Threads的相關新聞表示：「競爭沒關係，作弊就不是這樣了」。（示意圖）</text:p>
      <text:p text:style-name="P4">
<text:a xlink:type="simple" xlink:href="https://www.dw.com/zh/zh/马斯克找到推特新任ceo她将于六周后上任/a-65600560" text:style-name="Internet_20_link" text:visited-style-name="Visited_20_Internet_20_Link">
 推特執行長亞卡里諾（Linda Yaccarino）</text:a>
亦在推特上寫道：「我們經常被模仿，但推特的社群生態永遠無法複製。」</text:p>
      <text:p text:style-name="P4">
美聯社6日報導，其記者聯繫推特尋求置評，系統自動回覆了便便表情符號。</text:p>
      <text:p text:style-name="P4">
Meta近日推出的Threads是由Instagram員工所打造，在上架後的短短24小時內，便吸引了數千萬用戶。</text:p>
      <text:p text:style-name="P4">
自馬斯克接管推特以來，他 <text:a xlink:type="simple" xlink:href="https://www.dw.com/zh/zh/马斯克限制用户推文浏览量远离手机去看看亲朋/a-66093998" text:style-name="Internet_20_link" text:visited-style-name="Visited_20_Internet_20_Link">
 反覆無常的公開行為</text:a>
、言論，讓部分用戶開始尋求替代的社群平台，因此輿論認為此時正是Meta推出推特競品的良機，但Meta亦曾有項目經營失敗的「砸鍋」紀錄。</text:p>
      <text:p text:style-name="P4">
由於歐盟的數據安全法較為嚴格，Threads首波上架的100個國家中，沒有一個是歐盟國家。</text:p>
      <text:h text:style-name="P12" text:outline-level="3">
<text:span text:style-name="T4">
「卷王」馬斯克：工作量暴增 一周七天不停歇</text:span>
</text:h>
      <text:p text:style-name="P4">
（綜合報導）</text:p>
      <text:p text:style-name="P4">
Source: <text:a xlink:type="simple" xlink:href="https://www.dw.com/zh/meta推新應用程序threads-傳推特將提告/a-66146205" text:style-name="Internet_20_link" text:visited-style-name="Visited_20_Internet_20_Link">
https://www.dw.com/zh/meta推新應用程序threads-傳推特將提告/a-66146205?maca=chi-rss-chi-all-1127-rdf</text:a>
</text:p>
      <!--NEWS-->
      <text:h text:style-name="P10" text:outline-level="1">
<text:span text:style-name="T4">
傅政华"天坛公馆"豪宅低价拍卖却无人竞标</text:span>
</text:h>
      <text:p text:style-name="P4">
Author: None</text:p>
      <text:p text:style-name="P4">
Publisher: Radio Free Asia (Organization)</text:p>
      <text:p text:style-name="P4">
Published Time: 2023-07-07T02:41:00-04:00</text:p>
      <text:p text:style-name="P4">
Modified Time: 2023-07-07T11:58:39-04:00</text:p>
      <text:p text:style-name="P4">
Description: None</text:p>
      <text:p text:style-name="P4">
Videos: []</text:p>
      <text:p text:style-name="P4">
Audios: ["<text:a xlink:type="simple" xlink:href="https://www.rfa.org/mandarin/yataibaodao/zhengzhi/gt-070720230240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612011in" draw:z-index="0">
<draw:image xlink:href="../Images/rfamandarin/2023-07-07T02-41-00-04-00/000000.png" xlink:type="simple" xlink:show="embed" xlink:actuate="onLoad" draw:mime-type="image/png"/>
</draw:frame>
去年被判“死缓”的前正部级官员傅政华豪宅，房产中介挂牌近2600万元，法院拍卖近2000万，无人竞标。图为天坛公馆同类户型。 <text:a xlink:type="simple" xlink:href="https://www.rfa.org/mandarin/yataibaodao/zhengzhi/gt-07072023024054.html/@@images/image" text:style-name="Internet_20_link" text:visited-style-name="Visited_20_Internet_20_Link">
</text:a>
RFA制图  <text:a xlink:type="simple" xlink:href="https://www.rfa.org/mandarin/yataibaodao/zhengzhi/gt-07072023024054.html/@@stream" text:style-name="Internet_20_link" text:visited-style-name="Visited_20_Internet_20_Link">
Audio-1-Link：https://www.rfa.org/mandarin/yataibaodao/zhengzhi/gt-07072023024054.html/@@stream</text:a>
</text:p>
      <text:p text:style-name="P4">
去年被法院判处死刑缓期执行的中国正部级官员傅政华位于北京的"天坛公馆"一号楼1单元602室本周四（6日）挂牌拍卖。该豪宅起拍价近两千万元人民币，比起市场价格要低六百万元，但无人投标。北京房地产及业内人士称，政商界人士担心树大招风，即使有钱也不敢买傅政华的房子。</text:p>
      <ul>
        <li>
<text:span text:style-name="T4">
<text:a xlink:type="simple" xlink:href="https://www.rfa.org/mandarin/Xinwen/7-01072023160044.html" text:style-name="Internet_20_link" text:visited-style-name="Visited_20_Internet_20_Link">
 前中国司法部长傅政华受贿判死缓 镜头前忏悔 </text:a>
 </text:span>
  * <text:a xlink:type="simple" xlink:href="https://www.rfa.org/mandarin/yataibaodao/zhengzhi/tj-09222022103614.html" text:style-name="Internet_20_link" text:visited-style-name="Visited_20_Internet_20_Link">
 <text:span text:style-name="T4">
二十大前傅政华被判死缓 逆"习"者亡？</text:span>
 </text:a>
</li>
      </ul>
      <text:p text:style-name="P4">
根据房产中介介绍，此次被拍卖的是傅政华其中一套位于北京市崇文门幸福大街上的“天坛公馆”一号楼一单元602室，4室2厅总面积达236.07平方米，起拍价为1967.38万元。北京多个房产中介对该房产给出的市场预估价均在2500万元以上。7月6日，红星新闻记者从知情人士处获悉，该房产的原主人系全国政协社会和法制委员会原副主任傅政华。一名房产中介在6日下午告诉记者：“目前该房源围观者较多，但第一天还没有人报名竞拍。”</text:p>
      <text:p text:style-name="P4">
北京一房产中介宋先生周五（7日）接受本台采访时说，傅政华的房子，没有人敢买，也不敢住：“东城区崇文门是精华区，贪官住过的房，感觉总不如住正常的房子安心，还有就是你买了（这房子）以后会成为人们关注的焦点。这属于特殊的情况。”</text:p>
      <text:p text:style-name="P4">
<text:span text:style-name="T4">
傅政华曾参与各类镇压 豪宅树大招风</text:span>
</text:p>
      <text:p text:style-name="P4">
傅政华曾任北京市委常委、政法委副书记，北京市公安局党委书记、局长；公安部副部长、党委副书记；司法部部长、党组副书记等职。他还出任中央防范和处理邪教问题领导小组副组长兼610办公室主任，参与镇压法轮功学员和709律师案。2020年5月起任全国政协社会和法制委员会副主任。2021年10月，因涉嫌严重违纪违法，接受纪律审查和监察调查，次年9月被指控受贿1.17亿余元，并由长春中级法院判处死刑，缓期二年执行，并处没收个人全部财产。</text:p>
      <text:p text:style-name="P4">
2022年9月22日，吉林省长春市中级人民法院公开宣判全国政协社会和法制委员会原副主任傅政华受贿、徇私枉法一案。（CCTV/AFP）  <text:a xlink:type="simple" xlink:href="https://www.rfa.org/mandarin/yataibaodao/zhengzhi/gt-07072023024054.html/image.jpg" text:style-name="Internet_20_link" text:visited-style-name="Visited_20_Internet_20_Link">
</text:a>
</text:p>
      <text:p text:style-name="P4">
江苏宜兴时事评论人士张建平对本台说，目前房地产市场疲软，楼市处于下行趋势，很多人都在降价卖房，而不是买房：“有这么多钱的，大部分是不太干净的人，还有就是现在房地产不景气。至于傅政华被判死缓，他被定受贿罪、徇私枉法罪、滥用职权罪三罪并罚。傅政华的罪还是因为攀附权力所导致。”</text:p>
      <text:p text:style-name="P4">
北京业内人士孙先生认为，买家不敢接盘傅政华距离天安门广场仅数公里的豪宅，主要还是担心“树大招风”，购入的豪宅成为北京的一个“景点”。他对本台说：“在房地产如今的行情下，这套房子又有背景，装修的时候有没有名堂？关键是树大招风，这套房子太拉风了。如果有这个实力不会买他的房子。这套宅子你镇得住吗？那些来京旅游的一天到晚有事没事过来看一眼，你说怎么应付，看看傅政华家是啥样的，哪有可能啊！”</text:p>
      <text:p text:style-name="P4">
官方媒体未曾公开高官房屋被拍卖细节</text:p>
      <text:p text:style-name="P4">
澳大利亚悉尼科技大学教授冯崇义对当局准许媒体公开傅政华豪宅被拍卖，感到诧异。他对本台说，傅政华因妄议中央等政治理由落马，很多人担心政治后果，不敢买他的房子或者房子内暗藏玄机：“风险太大，未知数太多，有些人不敢去买这样的房子。他这个新闻报出来也很奇怪。这样的信息，中国政府通常会控制，不会让外界知道里面的黑暗面。以前高官下马，没收的房子归公以后都是内部处理的。他现在这个操作有点奇怪。”</text:p>
      <text:p text:style-name="P4">
冯崇义说，贪官持有的数十套房子被法院没收的事并不新奇，但后续拍卖情况，当局从不公开。</text:p>
      <text:p text:style-name="P4">
红星新闻引述一位知情人士透露，该房源在今年5月左右，由长春中级人民法院委托中国工商银行融e购电商平台进行了网络询价。</text:p>
      <text:p text:style-name="P4">
记者：古亭 责编：许书婷 陈美华 梒青 网编：瑞哲</text:p>
      <text:p text:style-name="P4">
Source: <text:a xlink:type="simple" xlink:href="https://www.rfa.org/mandarin/yataibaodao/zhengzhi/gt-07072023024054.html" text:style-name="Internet_20_link" text:visited-style-name="Visited_20_Internet_20_Link">
https://www.rfa.org/mandarin/yataibaodao/zhengzhi/gt-07072023024054.html</text:a>
</text:p>
      <!--NEWS-->
      <text:h text:style-name="P10" text:outline-level="1">
<text:span text:style-name="T4">
俄罗斯报道：发动一个月后，乌克兰是否按计划进行发攻？</text:span>
</text:h>
      <text:p text:style-name="P4">
Author: 俄罗斯媒体</text:p>
      <text:p text:style-name="P4">
Publisher: Al Jazeera</text:p>
      <text:p text:style-name="P4">
Published Time: 2023-07-07T03:01:53</text:p>
      <text:p text:style-name="P4">
Modified Time: 2023-07-07T03:01:53</text:p>
      <text:p text:style-name="P4">
Description: 据俄罗斯《公报》报道，乌克兰武装部队发动反攻一个月后，西方和东方都意识到，基辅并未按计划展开反攻。</text:p>
      <text:p text:style-name="P4">
Images: ["<text:a xlink:type="simple" xlink:href="https://chinese.aljazeera.net/wp-content/uploads/2023/07/1-1688695977.png" text:style-name="Internet_20_link" text:visited-style-name="Visited_20_Internet_20_Link">
1-1688695977.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82" text:anchor-type="as-char" svg:width="6.9236in" svg:height="4.612736in" draw:z-index="0">
<draw:image xlink:href="../Images/Aljazeera Chinese/2023-07-07T03-01-53/1-1688695977.png" xlink:type="simple" xlink:show="embed" xlink:actuate="onLoad" draw:mime-type="image/png"/>
</draw:frame>
 乌克兰军队发起反攻，旨在夺回俄罗斯控制的领土（路透）</text:p>
      <text:p text:style-name="P4">
据俄罗斯《公报》 <text:a xlink:type="simple" xlink:href="https://www.gazeta.ru/army/2023/07/05/17233634.shtml" text:style-name="Internet_20_link" text:visited-style-name="Visited_20_Internet_20_Link">
 报道 </text:a>
，乌克兰武装部队发动反攻一个月后，西方和东方都意识到，基辅并未按计划展开反攻。</text:p>
      <text:p text:style-name="P4">
俄罗斯防空部队前军官米哈伊尔·霍达里诺克在报告中谈到了乌克兰武装部队发起长达一个月的反击结果，并对乌克兰军队的下一次进攻行动做出了预测。</text:p>
      <text:p text:style-name="P4">
霍达里诺克表示，在战争时期保护公民意味着在战斗和行动过程中不让他们面临不合理的风险，并强调，乌克兰专家界宣扬乌克兰武装部队目前正在进行“编队”和“测试”行动并慢慢摧毁敌方部队和装备的观点，这确保了其防御要么在一个地区被消灭，要么在几个区域同时被消灭。</text:p>
      <text:p text:style-name="P4">
 泽连斯基指责西方国家在培训本国飞行员方面进展缓慢</text:p>
      <text:h text:style-name="P13" text:outline-level="4">
<text:span text:style-name="T4">
耗尽</text:span>
</text:h>
      <text:p text:style-name="P4">
霍达里诺克表示，如果乌克兰的计划与一个国防工业能力有限且人口密度较小的国家作战，那么它的计划可能会成功，然而，对一个动员能力比乌克兰强大许多倍的国家进行武装斗争，而且对方拥有强大的国防工业，这是令乌克兰担忧且无法平息恐惧的因素之一。</text:p>
      <text:p text:style-name="P4">
霍达里诺克补充说，反攻导致乌克兰资源日益枯竭，士兵和装备的损失不断增加，乌克兰武装部队拥有的稀有弹药也随之耗尽。</text:p>
      <text:p text:style-name="P4">
作者指出，有必要吸取德国总参谋长埃里希·冯·法尔根汉在1916年凡尔登行动中的惨痛经历，在与一个军事和经济能力都优于乌克兰的国家进行类似的竞争之前，请对其进行深入研究。</text:p>
      <text:p text:style-name="P4">
 西方在乌克兰发动反击前对其提供了哪些援助？</text:p>
      <text:h text:style-name="P13" text:outline-level="4">
<text:span text:style-name="T4">
战术上的成功..但是</text:span>
</text:h>
      <text:p text:style-name="P4">
值得注意的是，乌克兰武装部队取得了一定的战术成功，收复了一些定居点，并向一些方向推进，但并没有达到可以在下一次北约峰会上有效呈现进程预期结果的水平。</text:p>
      <text:p text:style-name="P4">
作者认为，由于缺乏全面的空中和火力优势，缺乏战略层面的储备，乌克兰武装力量的反攻注定失败，并指责外国势力推动乌克兰军事和政治领导层采取这一步骤。</text:p>
      <text:p text:style-name="P4">
与此同时，作者预计乌克兰武装部队6月4日发起的进攻行动将以失败告终。</text:p>
      <text:p text:style-name="P4">
尽管基辅当局表现出乐观态度，但大多数西方专家的印象是，在武装斗争的现阶段，乌克兰武装部队不会取得胜利，他们排除了在本月举行的北约峰会之前出现敌对行动转折点的可能性。</text:p>
      <text:p text:style-name="P4">
 乌克兰反击取得了些许进展……接下来将如何？</text:p>
      <text:h text:style-name="P13" text:outline-level="4">
<text:span text:style-name="T4">
成功的条件</text:span>
</text:h>
      <text:p text:style-name="P4">
另一方面，乌克兰武装部队第二次进攻行动的成功需要采购大量多功能战斗机，增加自行火炮、坦克、攻击直升机的供应和物资运输。</text:p>
      <text:p text:style-name="P4">
换句话说，突破像俄罗斯军队这样的敌人防御需要拥有各种导弹部队、炮兵和装甲部队以及工程兵部队，因此，很明显，第一次失败的“反击”的结束日期即将到来，而第二次的结束日期还很遥远。</text:p>
      <text:p text:style-name="P4">
但报告中强调，现阶段就敌对行动的结果得出明确结论还为时过早，特别是考虑到事态的发展，乌克兰军队的主力还没有投入战斗。</text:p>
      <text:p text:style-name="P4">
Source: <text:a xlink:type="simple" xlink:href="https://chinese.aljazeera.net/news/war-in-ukraine/2023/7/7/%e4%bf%84%e7%bd%97%e6%96%af%e6%8a%a5%e9%81%93%e5%8f%91%e5%8a%a8%e4%b8%80%e4%b8%aa%e6%9c%88%e5%90%8e%e4%b9%8c%e5%85%8b%e5%85%b0%e6%98%af%e5%90%a6%e6%8c%89%e8%ae%a1%e5%88%92%e8%bf%9b%e8%a1%8c%e5%8f%91" text:style-name="Internet_20_link" text:visited-style-name="Visited_20_Internet_20_Link">
https://chinese.aljazeera.net/news/war-in-ukraine/2023/7/7/%e4%bf%84%e7%bd%97%e6%96%af%e6%8a%a5%e9%81%93%e5%8f%91%e5%8a%a8%e4%b8%80%e4%b8%aa%e6%9c%88%e5%90%8e%e4%b9%8c%e5%85%8b%e5%85%b0%e6%98%af%e5%90%a6%e6%8c%89%e8%ae%a1%e5%88%92%e8%bf%9b%e8%a1%8c%e5%8f%91</text:a>
</text:p>
      <!--NEWS-->
      <text:h text:style-name="P10" text:outline-level="1">
<text:span text:style-name="T4">
耶伦在北京批评中国打压在华美企</text:span>
</text:h>
      <text:p text:style-name="P4">
Creator: ALAN RAPPEPORT</text:p>
      <text:p text:style-name="P4">
Publisher: https://www.facebook.com/nytimeschinese</text:p>
      <text:p text:style-name="P4">
Published Time: 2023-07-07T03:16:10+08:00</text:p>
      <text:p text:style-name="P4">
Description: 耶伦在与在华美企高管交流时批评中国严厉对待外资企业、对某些矿产实施出口管制。她此行旨在缓和中美关系，但这番表态凸显出双方寻求超越分歧所面临的挑战。 Pool photo by Pedro Pardo 周四抵达北京的财长耶伦于周五会见了美国商会在华成员。</text:p>
      <text:p text:style-name="P4">
Images: ["<text:a xlink:type="simple" xlink:href="https://static01.nyt.com/images/2023/07/06/multimedia/00dc-yellen-twzk/00dc-yellen-twzk-master1050.jpg" text:style-name="Internet_20_link" text:visited-style-name="Visited_20_Internet_20_Link">
00dc-yellen-t...</text:a>
"]</text:p>
      <text:p text:style-name="P4">
Category: 美国</text:p>
      <text:p text:style-name="P4">
Type: Article</text:p>
      <!--METADATA-->
      <text:p text:style-name="P4">
<draw:frame draw:style-name="fr1" draw:name="Image86" text:anchor-type="as-char" svg:width="6.9236in" svg:height="4.609139in" draw:z-index="0">
<draw:image xlink:href="../Images/cnnytimes/2023-07-07T03-16-10-08-00/00dc-yellen-twzk-master1050.jpg" xlink:type="simple" xlink:show="embed" xlink:actuate="onLoad" draw:mime-type="image/jpeg"/>
</draw:frame>
</text:p>
      <text:p text:style-name="P4">
美国财长耶伦周五批评中国政府严厉对待有外资背景的公司，以及不久前对某些关键矿产实施出口管制的决定，并表示此类行动证明了拜登政府为减少美国制造商对中国的依赖而做出的努力是正确的。</text:p>
      <text:p text:style-name="P4">
在北京举行会晤的第一天，她就为美国行业做出了强有力的辩护；耶伦此行 <text:a xlink:type="simple" xlink:href="https://cn.nytimes.com/usa/20230706/janet-yellen-china-treasury/" text:style-name="Internet_20_link" text:visited-style-name="Visited_20_Internet_20_Link">
 意义重大</text:a>
，旨在缓和中美之间的紧张关系。她是对一群在华美企高管做出上述表示的，她的话凸显出世界上最大的两个经济体在寻求超越深刻分歧之际所面临的挑战。</text:p>
      <text:p text:style-name="P4">
“在与中方同行的会面中，我传达了从美国商界了解到的担忧——包括中国使用非市场工具，比如向国有企业和国内公司扩大补贴，以及对外国公司设置市场准入壁垒，”耶伦在一个圆桌会议上对在华美国商会成员说道。“近几个月来针对美国公司采取的惩罚行动让我尤其感到不安。”包括波音公司、美国银行和农业巨头嘉吉公司在内的代表出席了这次圆桌会议。</text:p>
      <text:p text:style-name="P4">
今年3月，中国当局拘留了美思明智集团北京办事处的 <text:a xlink:type="simple" xlink:href="https://cn.nytimes.com/china/20230327/china-business-company-raid/" text:style-name="Internet_20_link" text:visited-style-name="Visited_20_Internet_20_Link">
 五名中国公民</text:a>
，并关闭了该办事处，这是一家在全球设有18个办事处的美国咨询公司。次月，美国管理咨询公司贝恩公司上海办事处的员工 <text:a xlink:type="simple" xlink:href="https://cn.nytimes.com/china/20230428/bain-china/" text:style-name="Internet_20_link" text:visited-style-name="Visited_20_Internet_20_Link">
 遭当局问话</text:a>
 。</text:p>
      <text:p text:style-name="P4">
广告</text:p>
      <text:p text:style-name="P4">
中国对在华美企进行审查之前，拜登政府 <text:a xlink:type="simple" xlink:href="https://cn.nytimes.com/usa/20221008/biden-chip-technology/" text:style-name="Internet_20_link" text:visited-style-name="Visited_20_Internet_20_Link">
 对中国获得 </text:a>
 关键半导体制造技术和工具采取了限制措施。</text:p>
      <text:p text:style-name="P4">
拜登政府正在准备对双方的技术贸易实施更多限制，包括对 <text:a xlink:type="simple" xlink:href="https://cn.nytimes.com/business/20230629/biden-administration-ai-chips-china/" text:style-name="Internet_20_link" text:visited-style-name="Visited_20_Internet_20_Link">
 先进芯片</text:a>
 和 <text:a xlink:type="simple" xlink:href="https://www.nytimes.com/2023/02/09/business/us-china-investing-tech-biden.html" text:style-name="Internet_20_link" text:visited-style-name="Visited_20_Internet_20_Link">
 美国在华投资 </text:a>
 的潜在限制。美国政府还准备限制中国公司获得 <text:a xlink:type="simple" xlink:href="https://www.nytimes.com/2023/06/21/technology/china-cloud-computing-concern.html" text:style-name="Internet_20_link" text:visited-style-name="Visited_20_Internet_20_Link">
 美国云计算服务</text:a>
 ，以堵住此前限制中国获得用于人工智能的先进芯片方面的漏洞。</text:p>
      <text:p text:style-name="P4">
本周，这种针锋相对的局面仍在继续，北京对拜登政府的半导体限制进行了报复，宣布将限制用于生产一些芯片的某些关键矿物的出口。</text:p>
      <text:p text:style-name="P4">
中国财政部的一名官员周五表示，希望与耶伦的会晤能改善两国的经济关系，并表示美国需要采取措施来实现这一目标。这位官员还说，两国都不会从“脱钩”和供应链中断中受益。</text:p>
      <text:p text:style-name="P4">
耶伦周五表示，她对中国实施出口管制的决定感到“担忧”。</text:p>
      <text:p text:style-name="P4">
耶伦说，“我们仍在评估这些行动的影响，但它们提醒我们，建立有弹性和多样化的供应链很重要。”她表示，美国可能会做出更多回应，以确保美国企业和工人得到公平对待。</text:p>
      <text:p text:style-name="P4">
广告</text:p>
      <text:p text:style-name="P4">
“我将始终捍卫你们的利益，努力确保公平的竞争环境，”耶伦还说。“这包括与我们的盟友协调，对中国不公平的经济行为做出回应。”</text:p>
      <text:p text:style-name="P4">
企业还对中国 <text:a xlink:type="simple" xlink:href="https://cn.nytimes.com/china/20230704/janet-yellen-china/" text:style-name="Internet_20_link" text:visited-style-name="Visited_20_Internet_20_Link">
 不断收紧的国家安全法 </text:a>
 感到担忧，其中包括上周六生效的一项 <text:a xlink:type="simple" xlink:href="https://cn.nytimes.com/business/20230515/china-anti-espionage-law/" text:style-name="Internet_20_link" text:visited-style-name="Visited_20_Internet_20_Link">
 严格的反间谍法</text:a>
。美国国务院本周发出警告，建议美国人重新考虑前往中国的旅行，因为有可能被错误拘留。</text:p>
      <text:p text:style-name="P4">
耶伦计划在未来两天与中方高层官员的密集会晤中提出这些问题。</text:p>
      <text:p text:style-name="P4">
除了商界领袖，耶伦周五还会见了前中国副总理刘鹤和即将离任的中国人民银行行长易纲。一名财政部官员说，耶伦与这些前对等官员进行了一个多小时的非正式讨论，谈到了经济前景。</text:p>
      <text:p text:style-name="P4">
周五下午晚些时候，她将在人民大会堂与总理李强会面。</text:p>
      <text:p text:style-name="P4">
Source: <text:a xlink:type="simple" xlink:href="https://cn.nytimes.com/usa/20230707/yellen-china-companies-meetings/" text:style-name="Internet_20_link" text:visited-style-name="Visited_20_Internet_20_Link">
https://cn.nytimes.com/usa/20230707/yellen-china-companies-meetings/</text:a>
</text:p>
      <!--NEWS-->
      <text:h text:style-name="P10" text:outline-level="1">
<text:span text:style-name="T4">
人才流失恐为中国未来发展埋下隐患 (Free Version)</text:span>
</text:h>
      <text:p text:style-name="P4">
Author: Nathaniel Taplin</text:p>
      <text:p text:style-name="P4">
Publisher: 华尔街日报中文网</text:p>
      <text:p text:style-name="P4">
Published Time: 2023-07-07T03:45:00.000Z</text:p>
      <text:p text:style-name="P4">
Modified Time: 2023-07-07T03:45:00.000Z</text:p>
      <text:p text:style-name="P4">
Created Time: 2023-07-06T02:59:00.000Z</text:p>
      <text:p text:style-name="P4">
Description: 在国内经济增长放缓、青年失业率居高不下、民粹主义抬头的新时代，包括许多高净值个人在内的中国公民日益考虑移居国外。</text:p>
      <text:p text:style-name="P4">
Images: []</text:p>
      <text:p text:style-name="P4">
Categories: ['金融市场', '股闻天下']</text:p>
      <text:p text:style-name="P4">
Keywords: SYND,LINK:EN|WP-WSJ-0001030950</text:p>
      <text:p text:style-name="P4">
Type: Article</text:p>
      <!--METADATA-->
      <text:p text:style-name="P4">
中国是在重新向世界敞开大门，还是在重新“闭关锁国”？</text:p>
      <text:p text:style-name="P4">
Source: <text:a xlink:type="simple" xlink:href="https://cn.wsj.com/articles/%E4%BA%BA%E6%89%8D%E6%B5%81%E5%A4%B1%E6%81%90%E4%B8%BA%E4%B8%AD%E5%9B%BD%E6%9C%AA%E6%9D%A5%E5%8F%91%E5%B1%95%E5%9F%8B%E4%B8%8B%E9%9A%90%E6%82%A3-5f618add" text:style-name="Internet_20_link" text:visited-style-name="Visited_20_Internet_20_Link">
https://cn.wsj.com/articles/%E4%BA%BA%E6%89%8D%E6%B5%81%E5%A4%B1%E6%81%90%E4%B8%BA%E4%B8%AD%E5%9B%BD%E6%9C%AA%E6%9D%A5%E5%8F%91%E5%B1%95%E5%9F%8B%E4%B8%8B%E9%9A%90%E6%82%A3-5f618add</text:a>
</text:p>
      <!--NEWS-->
      <text:h text:style-name="P10" text:outline-level="1">
<text:span text:style-name="T4">
日本芯片制造业再现辉煌的关键人物：一位精通美式橄榄球的工程师 (Free Version)</text:span>
</text:h>
      <text:p text:style-name="P4">
Author: Peter Landers / Yang Jie</text:p>
      <text:p text:style-name="P4">
Publisher: 华尔街日报中文网</text:p>
      <text:p text:style-name="P4">
Published Time: 2023-07-07T04:29:00.000Z</text:p>
      <text:p text:style-name="P4">
Modified Time: 2023-07-07T04:29:00.000Z</text:p>
      <text:p text:style-name="P4">
Created Time: 2023-07-07T02:51:00.000Z</text:p>
      <text:p text:style-name="P4">
Description: 初创公司Rapidus社长小池淳义正在全球半导体制造联赛中为日本带球，通力与美合作，投资巨额建厂以抗衡中国在高新科技方面的雄心。</text:p>
      <text:p text:style-name="P4">
Images: []</text:p>
      <text:p text:style-name="P4">
Categories: ['科技']</text:p>
      <text:p text:style-name="P4">
Keywords: SYND,LINK:EN|WP-WSJ-0001033576</text:p>
      <text:p text:style-name="P4">
Type: Article</text:p>
      <!--METADATA-->
      <text:p text:style-name="P4">
71岁的日本工程师小池淳义(Atsuyoshi Koike)在他难得的休息时间里，喜欢穿上护具，在周末的橄榄球比赛中担当尾锋。</text:p>
      <text:p text:style-name="P4">
Source: <text:a xlink:type="simple" xlink:href="https://cn.wsj.com/articles/%E6%97%A5%E6%9C%AC%E8%8A%AF%E7%89%87%E5%88%B6%E9%80%A0%E4%B8%9A%E5%86%8D%E7%8E%B0%E8%BE%89%E7%85%8C%E7%9A%84%E5%85%B3%E9%94%AE%E4%BA%BA%E7%89%A9-%E4%B8%80%E4%BD%8D%E7%B2%BE%E9%80%9A%E7%BE%8E%E5%BC%8F%E6%A9%84%E6%A6%84%E7%90%83%E7%9A%84%E5%B7%A5%E7%A8%8B%E5%B8%88-2e387f90" text:style-name="Internet_20_link" text:visited-style-name="Visited_20_Internet_20_Link">
https://cn.wsj.com/articles/%E6%97%A5%E6%9C%AC%E8%8A%AF%E7%89%87%E5%88%B6%E9%80%A0%E4%B8%9A%E5%86%8D%E7%8E%B0%E8%BE%89%E7%85%8C%E7%9A%84%E5%85%B3%E9%94%AE%E4%BA%BA%E7%89%A9-%E4%B8%80%E4%BD%8D%E7%B2%BE%E9%80%9A%E7%BE%8E%E5%BC%8F%E6%A9%84%E6%A6%84%E7%90%83%E7%9A%84%E5%B7%A5%E7%A8%8B%E5%B8%88-2e387f90</text:a>
</text:p>
      <!--NEWS-->
      <text:h text:style-name="P10" text:outline-level="1">
<text:span text:style-name="T4">
ChatGPT是AI史上最大的革命吗？ (Free Version)</text:span>
</text:h>
      <text:p text:style-name="P4">
Authors: ['']</text:p>
      <text:p text:style-name="P4">
Publisher: 英国《金融时报》</text:p>
      <text:p text:style-name="P4">
Time: 2023-07-07T04:31:30+00:00</text:p>
      <text:p text:style-name="P4">
Published Time: 2023-07-06T12:00:99+08:00</text:p>
      <text:p text:style-name="P4">
Modified Time: 2023-07-06T23:07:99+08:00</text:p>
      <text:p text:style-name="P4">
Description: 什么样的工作会被人工智能取代？人工智能是否造成更多的虚假信息，带来更多的商业垄断，人们会不会因此受到更多的控制和监控？</text:p>
      <text:p text:style-name="P4">
Images: []</text:p>
      <text:p text:style-name="P4">
Themes: ['ChatGPT', '关注']</text:p>
      <text:p text:style-name="P4">
Keywords: ['ChatGPT', 'AI', '人工智能']</text:p>
      <text:p text:style-name="P4">
Type: Article</text:p>
      <!--METADATA-->
      <text:p text:style-name="P4">
来自FT中文网的温馨提示：如您对更多FT中文网的内容感兴趣，请在苹果应用商店或谷歌应用市场搜索“FT中文网”，下载FT中文网的官方应用。</text:p>
      <text:p text:style-name="P4">
<text:span text:style-name="T4">
[FT中文网与华美协进社（ China Institute ）6月20日在纽约联合举办了一场关于人工智能的讨论。</text:span>
</text:p>
      <text:p text:style-name="P4">
此次论坛探讨了ChatGPT引发资本界极大关注的颠覆性潜能及其原因，以及人工智能发展对各行业的可能影响。什么样的工作会被人工智能取代？人工智能是否造成更多的虚假信息，带了更多的商业垄断，人们会不会因此收到更多的控制和监控？甚至会不会影响到人类的生存本身？ 而中美两国在人工智能领域的竞争将怎样展开？]</text:p>
      <text:p text:style-name="P4">
主持人： 冯郁青：FT中文网专栏作家</text:p>
      <text:p text:style-name="P4">
嘉宾： Kathleen R. McKeown ：哥伦比亚大学数据科学与工程研究所创始主任，教授，自然语言处理专家</text:p>
      <text:p text:style-name="P4">
Francesca Rossi：IBM研究员，IBM全球AI伦理领导者</text:p>
      <text:p text:style-name="P4">
David Chen Angelvest：创始人&amp;董事</text:p>
      <text:p text:style-name="P4">
<text:span text:style-name="T4">
冯郁青</text:span>
：首先，我要提到这本书。《人工智能简史》是由剑桥大学计算机系主任Woodbridge教授所写。这本书在2021年1月出版。书中提到，人工智能在可预见的将来无法做到自如回答问题，达到人类水平的翻译，解释照片中的情况，写有趣的故事。而仅仅2年后，ChatGPT就做到了。ChatGPT是否已经挑战了这种预测，并取得了真正的技术突破？</text:p>
      <text:p text:style-name="P4">
<text:span text:style-name="T4">
Kathleen R. McKeown：</text:span>
 我确实认为这是一个里程碑，ChatGPT现在的能力远超过以前。 ChatGPT是一种大型语言模型，我认为大型语言模型起到了颠覆性的作用。新的能力每天都在快速涌现，甚至改变了我们进行研究和开发新模型的方式。在过去的六个月中，我们对大型语言模型对写文章摘要的能力进行了测试。这是我多年来一直在研究的主题。</text:p>
      <text:p text:style-name="P4">
我们发现的结果非常有趣，我们让人评判各种大型语言模型写出来的结果，与由自由职业作家撰写的文章摘要相比较。我们发现，GPT3（ChatGPT的前身）与人类写的摘要相当。这表明，单文档的新闻摘要是一个已经解决的问题。我们在这项工作中还发现对模型下达的指示至关重要，而不仅仅是模型的大小。</text:p>
      <text:p text:style-name="P4">
<text:span text:style-name="T4">
冯郁青：</text:span>
 您认为ChatGPT的出现是AI领域没有预见到的吗？</text:p>
      <text:p text:style-name="P4">
<text:span text:style-name="T4">
Francesca Rossi：</text:span>
特定的神经网络架构这种技术是在那里了，但是一直没有找到能够让大众使用的方法。这个ChatGPT做到了。这不仅在能力方面相较于12年前或者甚至7个月前是一种颠覆性的改变，但也在于如何让更多的人，不仅是专家，都能真正利用这项技术。所以现在许多企业正在意识到这种新的能力。</text:p>
      <text:p text:style-name="P4">
这就是为什么公司都想给客户提供AI方面的可能性，通过这种方式，他们可以做之前无法做的事情。但是有些客户，例如IBM的客户，正在问我们一个问题。出现错误信息怎么办呢？公平性呢？版权或数据隐私呢？愿意使用这项技术的公司有很多问题，他们问，你们对此做了什么？如果出了问题，谁负责？他们想知道这个。</text:p>
      <text:p text:style-name="P4">
<text:span text:style-name="T4">
冯郁青：</text:span>
 Dr.Rossi，我知道IBM是AI真正的先驱，特别是您所在的沃森实验室。在1997年，IBM的深蓝击败了世界象棋冠军。而在2011年，IBM的沃森赢得了Jeopardy。那么您如何将ChatGPT的成就与之前的AI进行比较呢？</text:p>
      <text:p text:style-name="P4">
<text:span text:style-name="T4">
Francesca Rossi</text:span>
：国际象棋挑战主要是通过计算能力来实现的。当时的AI在能力方面更受限。所以有一些AI技术，但主要是计算机的预测能力远超过最好的国际象棋选手。Watson赢得Jeopardy的情况是不同的，因为它已经在使用一些更先进的AI技术，如机器学习。它能够理解自然语言的问题，理解什么是正确的答案。所以这已经是AI的第二波。现在的第三波AI。AI不仅可以做到这些，还可以生成内容。这就是为什么这是一个里程碑，因为到目前为止，用AI做的是解释图像或文本，进行预测或分类，或做出决策，但不生成内容。所以ChatGPT这真的改变了游戏规则.</text:p>
      <text:p text:style-name="P4">
<text:span text:style-name="T4">
冯郁青：</text:span>
 怎么看目前对AI投资的狂热呢？会对整个行业的创新产生什么样的影响? 会出现像2000年初互联网时代的泡沫吗？David,你在AI领域有很多投资的经历，你怎么看？</text:p>
      <text:p text:style-name="P4">
<text:span text:style-name="T4">
David Chen：</text:span>
过去六个月人工智能与前几代中人工智能热潮不同的是，它真正得以我们无法忽视的方式影响了市场。2023年的前五个月，投入到生成型AI的资金已经超过了2022年的四倍，AI的淘金浪潮扑面而来。</text:p>
      <text:p text:style-name="P4">
这让我想起在20多年前的互联网公司时期。只要有关于.com的东西，立即获得资金。这是投资者害怕错过的心态。这就是我们现在看到的生成型AI的投资浪潮。这段时间会过去。我们目前可能处在一个AI的投资泡沫中，问题是这个泡沫何时会破裂，就像之前的互联网泡沫一样。不过，事实是即使互联网泡沫来了又去，仍然改变了社会的运行和人们的生活方式。所以我们今天有AI热潮，不是每一家公司都会成功，有些公司会失败，这是投资的自然法则。但总的来说，我们仍然会使用AI技术的各个方面。</text:p>
      <text:p text:style-name="P4">
<text:span text:style-name="T4">
冯郁青：</text:span>
ChatGPT在教育、金融和医疗等各个领域都有可能带来根本性的变化。据高盛的报告，人工智能可能会自动化高达18%的工作，对高收入国家的影响显著。以美国为例，会有15%-35%的工作被取代，这其中最容易被取代的就是办公室、行政、律师以及工程这样的工作，而最不容易被取代就是建造、安装和维护以及需要亲力亲为，比如nurse、心理咨询师这样的工作。受影响最大的是受过良好教育的白领阶层，因此危险在于中产阶级和中产阶级从上往下的流动。最近IBM就宣布，大约7800个工作可能会被人工智能和自动化取代。这对于希望在自己领域中蓬勃发展的年轻专业人士意味着什么？你有什么建议给他们吗？"</text:p>
      <text:p text:style-name="P4">
<text:span text:style-name="T4">
Francesca Rossi：</text:span>
首先，相比于将要创造的工作，更容易看到将会被自动化取代的工作。但是每次有这样的颠覆性技术，都会产生很多全新的工作。但所有的工作都会被改变。因为在每一份工作中，即使没有被自动化，也必须帮助人们至少进行一些提升或者重新塑造，以便能够正确地使用这种技术来帮助他们的工作。因此，人们将做相同的工作，但是由于部分自动化，他们将在更少的时间内完成。所以有了更多自由的时间，这是一个机会，让公司可以提出一些新的任务，新的品质，而这之前他们无法做到的。</text:p>
      <text:p text:style-name="P4">
<text:span text:style-name="T4">
冯郁青：</text:span>
现在很多学生都想去学习计算机和金融专业，因为这个领域的薪酬非常好，受到了尊重。但是，在未来，如果AI能够替代初级的计算机，金融，律师，会计工作，那么什么样的专业将会最受欢迎？</text:p>
      <text:p text:style-name="P4">
<text:span text:style-name="T4">
Kathleen R. McKeown：</text:span>
我会建议18岁的孩子们去了解现有的技术以及这些技术能做什么，即使是那些对人文学科、历史、文学和艺术感兴趣的18岁孩子。我认为人文学科和计算机科学之间有许多合作机会。我认为学生们有必要了解什么是可能的，知道如何使用它，而在之前，你需要学计算机专业才能考虑在这些领域有所涉及。现在，工具变得更加普及，人们可以做更多的事情。数据中有大量的艺术，艺术中也有大量的数据。</text:p>
      <text:p text:style-name="P4">
<text:span text:style-name="T4">
David:</text:span>
由于科技的发展，工作岗位似乎在消失。问题在于，我们是否能让所有人去适应这些新的科技呢？历史上有许多例子可以证明这一点。例如，电梯的发明，我从二楼来到了四十五楼，谁会有个工作去推动电梯运行，或者谁会在后台连接你的电话呼叫？在1940年代，这些工作还存在，但今天，这些工作已经消失了.问题是，我们作为人类能否提升自己，去做更有意义的工作？我总是举这样一个例子：你去商店，如果有一个收银员，或者有人要清洁卫生间，当你是个孩子，10岁的时候，你会对你的父母说，我想成为世界上最好的卫生间清洁工吗？如果你的孩子这么说，你会怎么回应你的孩子呢？可悲的现实是，有些人确实在做这样的工作，因为我们需要这些工作。但是，随着先进技术的发展，大多数人可以升级到更好的工作。这就意味着，我们作为人类需要重新培训自己，这就是我的答案。</text:p>
      <text:p text:style-name="P4">
<text:span text:style-name="T4">
冯郁青：</text:span>
 AI对各行各业的革命性变革和对未来工作前景的影响非常巨大，另外一个非常关注的就是AI所带了的虚假信息在社会上更容易传播，当人们越来越难区分真假， 那对于社会的运行会带来非常负面的影响。</text:p>
      <text:p text:style-name="P4">
<text:span text:style-name="T4">
Francesca Ross：</text:span>
我认为我们必须小心，因为直到大约两年前，人们对AI的信任还是一个问题，人们想知道我应该信任AI吗？现在的情况有点相反，人们过于信任这项技术，并倾向于过度归功于AI。为什么呢？因为机器似乎表现得像人一样。所以，由于这些机器能够像人一样写文本，我们倾向于认为它也有人类拥有的其他能力。</text:p>
      <text:p text:style-name="P4">
<text:span text:style-name="T4">
David Chen:</text:span>
我认为这是信任和不信任的结合，人们之所以信任它是因为它使用起来如此简单。ChatGPT的界面基于浏览器，你输入问题，得到答案。答案听起来很可信。但实际上有可能是错误的。像IBM这样的解决方案，并不意味着每个人都能够使用，而ChatGPT可以使不懂AI的一般公众都能使用，结果是如此强大。</text:p>
      <text:p text:style-name="P4">
<text:span text:style-name="T4">
冯郁青：</text:span>
 但是也带来了很多困扰。就像你刚才说的，ChatGPT会出现一些不实的信息。比如最近纽约一个律师StevenSchwartz向法官道歉，因为他提交的一份陈述书中利用ChatGPT协助查找撰写资料。不过ChatGPT生成了根本不存在的案件。施瓦茨承认，他根本不知道ChatGPT会编造案例和裁决。人是知道我们不知道什么，那么ChatGPT知道它不知道什么吗？</text:p>
      <text:p text:style-name="P4">
<text:span text:style-name="T4">
Kathleen R. McKeown：</text:span>
 很多情况下不知道。ChatGPT是由一家公司生产的，我们不能看到幕后的情况。我们不知道它使用的模型方法。我们不知道使用了什么数据，这些数据是保密的。所以为了确定它能做什么，我们确实需要花一些时间来描述它。</text:p>
      <text:p text:style-name="P4">
<text:span text:style-name="T4">
Francesca Rossi：</text:span>
关于ChatGPT产生谎言的问题，这些系统的构建方式无法识别什么是真的，什么是假的。也不会有意识的撒谎。他们只是被训练来生成最有可能的下一个单词。他们使用大量的数据和大量的计算能力，有一个很好的自然语言模型。但并没有真正建立起识别事实，真正发生了什么的能力。这就是为什么在建立一个模型后，可以采取很多技术来防止它生成这些非法信息。但即使内容是真实的，在这个背景下也可能是个问题，因为生成的内容可能是有害的，可能是冒犯的，可能是种族主义的，可能不符合人类的价值观。</text:p>
      <text:p text:style-name="P4">
Source: <text:a xlink:type="simple" xlink:href="http://www.ftchinese.com/story/001100185" text:style-name="Internet_20_link" text:visited-style-name="Visited_20_Internet_20_Link">
http://www.ftchinese.com/story/001100185</text:a>
</text:p>
      <!--NEWS-->
      <text:h text:style-name="P10" text:outline-level="1">
<text:span text:style-name="T4">
习近平和普京的兄弟情可能已经见顶</text:span>
</text:h>
      <text:p text:style-name="P4">
Creator: RYAN HASS</text:p>
      <text:p text:style-name="P4">
Publisher: https://www.facebook.com/nytimeschinese</text:p>
      <text:p text:style-name="P4">
Published Time: 2023-07-07T04:53:42+08:00</text:p>
      <text:p text:style-name="P4">
Description: 瓦格纳兵变后，习近平押在普京身上的宝似乎已不再稳妥。中国领导人仍需要他的“亲密朋友”，但继续大力支持普京对习近平已无甚益处。 Sergei Karpukhin/Sputnik, via Agence France-Presse — Getty Images</text:p>
      <text:p text:style-name="P4">
Images: ["<text:a xlink:type="simple" xlink:href="https://static01.nyt.com/images/2023/07/06/opinion/06Hass/06Hass-master1050.jpg" text:style-name="Internet_20_link" text:visited-style-name="Visited_20_Internet_20_Link">
06Hass-master...</text:a>
"]</text:p>
      <text:p text:style-name="P4">
Category: 观点与评论</text:p>
      <text:p text:style-name="P4">
Type: Article</text:p>
      <!--METADATA-->
      <text:p text:style-name="P4">
<draw:frame draw:style-name="fr1" draw:name="Image87" text:anchor-type="as-char" svg:width="6.9236in" svg:height="4.615733in" draw:z-index="0">
<draw:image xlink:href="../Images/cnnytimes/2023-07-07T04-53-42-08-00/06Hass-master1050.jpg" xlink:type="simple" xlink:show="embed" xlink:actuate="onLoad" draw:mime-type="image/jpeg"/>
</draw:frame>
</text:p>
      <text:p text:style-name="P4">
十年前，当习近平登上中国权力之巅，他将普京视为一位与自己一样对西方主导的国际体系怀有敌意的强势领导人。他们都对自身统治所面临的威胁风声鹤唳，并就控制国内局势、让世界容忍他们的独裁冲动的最佳手段进行<text:a xlink:type="simple" xlink:href="https://www.mfa.gov.cn/web/gjhdq_676201/gj_676203/oz_678770/1206_679110/1207_679122/202303/t20230322_11046188.shtml" text:style-name="Internet_20_link" text:visited-style-name="Visited_20_Internet_20_Link">
 交流</text:a>
。习近平称普京是自己“最好、最亲密的朋友”。</text:p>
      <text:p text:style-name="P4">
而在瓦格纳事件之后，习近平押在这位俄罗斯领导人身上的赌注看起来不是那么稳妥了。</text:p>
      <text:p text:style-name="P4">
上个月，俄罗斯灾难性的战争努力在瓦格纳集团准军事首领叶夫根尼·普里戈任发动的流产叛乱中达到高潮，暴露了普京领导下俄罗斯的本质：这是个与中国接壤、实力被削弱且局势难预测的核国家，其受挫的领导人已无法保证能够长期掌权。</text:p>
      <text:p text:style-name="P4">
习近平没办法彻底抛弃普京。他在这段关系上投入了太多，而且俄罗斯对中国仍然有用。但他们在西方引起如此多担忧的兄弟情可能已经到顶了。</text:p>
      <text:p text:style-name="P4">
广告</text:p>
      <text:p text:style-name="P4">
如果习近平想要实现在全球范围内赶超美国的战略目标，他必须考虑到普京的脆弱，重新调整自己的外交政策。这可能意味着中国会更有力地支持结束这场对普京造成严重打击的战争，并可能对美国和台湾采取对抗降级的做法。</text:p>
      <text:p text:style-name="P4">
有迹象表明，习近平与普京的友好关系可能已经降温。中方对瓦格纳事件的 <text:a xlink:type="simple" xlink:href="https://asiatimes.com/2023/07/parsing-chinas-response-to-the-wagner-rebellion/" text:style-name="Internet_20_link" text:visited-style-name="Visited_20_Internet_20_Link">
 回应十分克制</text:a>
 ，只称之为“内部事务”，但中国官媒似乎对此次未遂兵变 <text:a xlink:type="simple" xlink:href="http://www.chinadaily.com.cn/a/202306/26/WS6498e508a310bf8a75d6b900.html" text:style-name="Internet_20_link" text:visited-style-name="Visited_20_Internet_20_Link">
 流露出了不安态度</text:a>
。现在开出一张力挺普京的空白支票对习近平来说没有好处。这种做法可能会招致国内对习近平外交政策判断力的质疑，如果普京进一步受挫，这种质疑可能只会加剧。</text:p>
      <text:p text:style-name="P4">
中国可能要被迫调整其在乌克兰战争的立场。到目前为止，虽然发出了并无诚意的和平呼吁，中国依然以阻止北约扩张或西方挑衅为由，将这场战争正当化，为俄罗斯带来重要的外交掩护。中国还为俄罗斯提供经济命脉，通过显著扩大中俄贸易规模来抵消西方的制裁。</text:p>
      <text:p text:style-name="P4">
虽然长期以来都有 <text:a xlink:type="simple" xlink:href="https://www.nytimes.com/live/2022/09/15/world/ukraine-russia-war" text:style-name="Internet_20_link" text:visited-style-name="Visited_20_Internet_20_Link">
 迹象 </text:a>
表明，中国领导层并非完全支持普京的战争，但在冲突之初，中国希望它能将美国的注意力从亚洲带走，而中国一直寻求扩大在亚洲的影响力。然而这并没有成为现实。相反，自乌战开始以来，美国及其亚洲盟友在中国周围建立了更强大的军事存在，如今在限制中国获取关键技术方面也更加团结。</text:p>
      <text:p text:style-name="P4">
普京一意孤行。但中国现在意识到，乌克兰的持久战可能进一步威胁俄罗斯这个伙伴国，并损害中国自身的外交政策议程。中国有理由在此前对战争原则的模糊表述上更进一步，利用自己对俄罗斯独特的影响力，敦促实现停战。</text:p>
      <text:p text:style-name="P4">
造成这种局面的一个关键原因是欧洲，中国在那里的形象因支持俄罗斯而受损。欧洲商界对中国的看法恶化，外国直接投资放缓，大西洋两岸在对华立场上的协调有所加强。</text:p>
      <text:p text:style-name="P4">
广告</text:p>
      <text:p text:style-name="P4">
习近平要坚决削弱美国遏制中国的努力。一个敌对的欧洲会让他面临重重困难。俄罗斯的孤立给中国带来压力，让其必须改善对欧关系，以防止欧洲与美国联合起来对抗中国。中国实现该目标的最佳途径之一，就是在这场欧洲家门口的冲突中找到更明确的重新定位，扮演和平缔造者的角色。</text:p>
      <text:p text:style-name="P4">
俄罗斯的问题也让习近平在台湾问题上的谋划变得复杂。乌克兰战争表明了两件事：只靠军事力量不能保证打胜仗；而打不了胜仗就可能招致领导层权力受到挑战。面对此等情形，通过愈发好战的举动引发台海战争，对习近平来说下场可能是灾难性的。</text:p>
      <text:p text:style-name="P4">
台湾这个自治岛屿将于明年1月举行总统大选，选出蔡英文的继任者，蔡英文因为与美国越走越近令北京火冒三丈。中国据信曾动用 <text:a xlink:type="simple" xlink:href="https://www.geopoliticalmonitor.com/the-battle-for-reality-chinese-disinformation-in-taiwan/" text:style-name="Internet_20_link" text:visited-style-name="Visited_20_Internet_20_Link">
 一系列手段</text:a>
 对台湾施加经济压力，或散播错误信息来支持优先考虑改善与北京关系的候选人。</text:p>
      <text:p text:style-name="P4">
但中方咄咄逼人的说辞和在台湾周边进行军事演习的威胁都可能适得其反，不但让反对迎合中国的候选人声势更强，更会激起美国与国际社会对台湾更强烈且明确的支持。对习近平来说，最佳平衡点就是在不引发局势持续升级的同时展示出强硬和坚定的立场。</text:p>
      <text:p text:style-name="P4">
鉴于这些变化，中国领导人现在可能也意识到必须缓和对美紧张关系。由于2月的间谍气球事件而深陷僵局的中美关系近来出现解冻迹象，上个月国务卿 <text:a xlink:type="simple" xlink:href="https://cn.nytimes.com/china/20230619/blinken-china-xi-diplomacy/" text:style-name="Internet_20_link" text:visited-style-name="Visited_20_Internet_20_Link">
 布林肯</text:a>
访问北京，行程包括与习近平会晤，而本周财长 <text:a xlink:type="simple" xlink:href="https://cn.nytimes.com/business/20230703/janet-yellen-china-visit/" text:style-name="Internet_20_link" text:visited-style-name="Visited_20_Internet_20_Link">
 耶伦 </text:a>
 也开启了访华之旅。</text:p>
      <text:p text:style-name="P4">
中国国家主席仍需要他的“亲密朋友”。若论淡化人权及民主治理在国际体系中的作用，俄罗斯仍是唯一一个有能力和动机在此问题上与中国合作的国家。稳定的关系也将确保两国漫长陆地边界的稳定，并让中国以优惠价格获取俄罗斯能源、进口食品和军事装备。预计两国将会维持一切如常的表象。</text:p>
      <text:p text:style-name="P4">
广告</text:p>
      <text:p text:style-name="P4">
但继续大力支持普京对习近平已经无甚益处，普京的麻烦对中国的雄图伟业没有帮助。</text:p>
      <text:p text:style-name="P4">
关于普京对俄罗斯正在衰减的控制力会带来怎样的影响，仍有许多悬而未决之处。其中之一就是，习近平该如何应对他的伙伴式微所产生的后果。</text:p>
      <text:p text:style-name="P4">
Source: <text:a xlink:type="simple" xlink:href="https://cn.nytimes.com/opinion/20230707/xi-putin-relationship-china/" text:style-name="Internet_20_link" text:visited-style-name="Visited_20_Internet_20_Link">
https://cn.nytimes.com/opinion/20230707/xi-putin-relationship-china/</text:a>
</text:p>
      <!--NEWS-->
      <text:h text:style-name="P10" text:outline-level="1">
<text:span text:style-name="T4">
从数字看中美关系：竞争激烈但彼此不可或缺</text:span>
</text:h>
      <text:p text:style-name="P4">
Creator: ANA SWANSON</text:p>
      <text:p text:style-name="P4">
Publisher: https://www.facebook.com/nytimeschinese</text:p>
      <text:p text:style-name="P4">
Published Time: 2023-07-07T05:20:58+08:00</text:p>
      <text:p text:style-name="P4">
Description: 中美在安全和经济方面竞争日益加剧，美国领导人将中国视为最大的长期挑战者。但在贸易、商业、个人和文化联系等方面，中美仍是彼此不可或缺的合作伙伴。 Pool photo by Pedro Pardo 周四，美国财政部长珍妮特·耶伦抵达北京。</text:p>
      <text:p text:style-name="P4">
Images: ["<text:a xlink:type="simple" xlink:href="https://static01.nyt.com/images/2023/07/06/multimedia/00dc-uschina-numbers-kvlz/00dc-uschina-numbers-kvlz-master1050.jpg" text:style-name="Internet_20_link" text:visited-style-name="Visited_20_Internet_20_Link">
00dc-uschina-...</text:a>
"]</text:p>
      <text:p text:style-name="P4">
Category: 中国</text:p>
      <text:p text:style-name="P4">
Type: Article</text:p>
      <!--METADATA-->
      <text:p text:style-name="P4">
<draw:frame draw:style-name="fr1" draw:name="Image88" text:anchor-type="as-char" svg:width="6.9236in" svg:height="4.615733in" draw:z-index="0">
<draw:image xlink:href="../Images/cnnytimes/2023-07-07T05-20-58-08-00/00dc-uschina-numbers-kvlz-master1050.jpg" xlink:type="simple" xlink:show="embed" xlink:actuate="onLoad" draw:mime-type="image/jpeg"/>
</draw:frame>
</text:p>
      <text:p text:style-name="P4">
中美在国家安全和经济竞争方面的竞争日益激烈，美国领导人时常将中国视为其最大的长期挑战者。</text:p>
      <text:p text:style-name="P4">
然而，世界上最大的两个经济体——合计占全球产出的40%——在许多方面仍然是不可或缺的合作伙伴：相互买卖重要产品、为对方的企业提供融资、民众走动频繁，以及会为两国观众开发应用程序和制作电影。</text:p>
      <text:p text:style-name="P4">
财政部长珍妮特·耶伦本周在北京会见中国高级官员，她面临的挑战将是如何驾驭这种多方面的关系，其中有冲突也有合作。以下一些数字说明了两国之间的联系。</text:p>
      <text:p text:style-name="P4">
<text:span text:style-name="T4">
经济和军事实力</text:span>
</text:p>
      <text:p text:style-name="P4">
• 按美元价值计算，美国经济 <text:a xlink:type="simple" xlink:href="https://data.worldbank.org/indicator/NY.GDP.MKTP.CD" text:style-name="Internet_20_link" text:visited-style-name="Visited_20_Internet_20_Link">
 继续超过中国</text:a>
：2022年，中国国内生产总值为 <text:span text:style-name="T4">
18万亿美元</text:span>
 ，而美国为 <text:span text:style-name="T4">
25.5万亿美元</text:span>
 。</text:p>
      <text:p text:style-name="P4">
• 但中国的人口是美国的 <text:span text:style-name="T4">
四倍多</text:span>
 ，如果按照当地价格做出调整的话，经济状况看起来会有所不同。根据 <text:a xlink:type="simple" xlink:href="https://www.imf.org/external/datamapper/PPPSH@WEO/EU/CHN/USA" text:style-name="Internet_20_link" text:visited-style-name="Visited_20_Internet_20_Link">
 国际货币基金组织</text:a>
的数据，以购买力平价计算，中国占世界GDP的比重为 <text:span text:style-name="T4">
18.9%</text:span>
 ，超过美国的 <text:span text:style-name="T4">
15.4%</text:span>
 。</text:p>
      <text:p text:style-name="P4">
•  中国通过 <text:a xlink:type="simple" xlink:href="https://www.cfr.org/backgrounder/chinas-massive-belt-and-road-initiative" text:style-name="Internet_20_link" text:visited-style-name="Visited_20_Internet_20_Link">
 “一带一路”倡议 </text:a>
 为全球基础设施提供了 <text:span text:style-name="T4">
超过1万亿美元</text:span>
 ，分析人士认为这是其在全球范围内投射力量的努力。</text:p>
      <text:p text:style-name="P4">
• 中国军队的快速发展和现代化引发了美国的担忧。中国拥有比美国更多的海军舰艇和 <text:a xlink:type="simple" xlink:href="https://data.worldbank.org/indicator/MS.MIL.TOTL.P1" text:style-name="Internet_20_link" text:visited-style-name="Visited_20_Internet_20_Link">
 更多的军事人员</text:a>
 ，2019年有<text:span text:style-name="T4">
250万人</text:span>
 。</text:p>
      <text:p text:style-name="P4">
• 但美国武装部队的装备要先进得多，而且美国的国防开支仍然 <text:a xlink:type="simple" xlink:href="https://www.pgpf.org/chart-archive/0053_defense-comparison" text:style-name="Internet_20_link" text:visited-style-name="Visited_20_Internet_20_Link">
 比排在其后10个国家的总和还要多 </text:a>
 ——2022年达到 <text:span text:style-name="T4">
8770亿美元</text:span>
 ，而中国的国防开支据称达<text:span text:style-name="T4">
2920亿美元</text:span>
 。</text:p>
      <text:p text:style-name="P4">
<text:span text:style-name="T4">
贸易关系</text:span>
</text:p>
      <text:p text:style-name="P4">
广告</text:p>
      <text:p text:style-name="P4">
• 尽管两国之间的紧张局势不断加剧，但双方贸易仍然极其强劲。中国是美国 <text:span text:style-name="T4">
第三大</text:span>
 贸易伙伴，仅次于加拿大和墨西哥。</text:p>
      <text:p text:style-name="P4">
• 去年，美国从中国进口的商品和服务达到创纪录的 <text:span text:style-name="T4">
5636亿美元</text:span>
 。但美国从中国进口的比例一直在 <text:a xlink:type="simple" xlink:href="https://apps.bea.gov/international/factsheet/factsheet.html#650" text:style-name="Internet_20_link" text:visited-style-name="Visited_20_Internet_20_Link">
 下降</text:a>
，这表明一些企业正在与中国切断联系。</text:p>
      <text:p text:style-name="P4">
• 中国也是一个主要的出口市场，美国 <text:a xlink:type="simple" xlink:href="https://www.fas.usda.gov/data/record-us-fy-2022-agricultural-exports-china#:~:text=Corn%2C%20Sorghum%2C%20and%20Alfalfa%20Hay&amp;text=China%20is%20also%20a%20major,volumes%20of%20feed%20grain%20imports." text:style-name="Internet_20_link" text:visited-style-name="Visited_20_Internet_20_Link">
 出口的大豆有 <text:span text:style-name="T4">
一半</text:span>
 </text:a>
销往中国。美中贸易全国委员会 <text:a xlink:type="simple" xlink:href="https://www.uschina.org/sites/default/files/us_exports_to_china_2023_0.pdf" text:style-name="Internet_20_link" text:visited-style-name="Visited_20_Internet_20_Link">
 估计</text:a>
，2021年美国对华出口支撑了美国 <text:span text:style-name="T4">
近110万个就业岗位</text:span>
 。</text:p>
      <text:p text:style-name="P4">
• 无论是关键商品还是日常商品，中国都主导着供应链。在钢铁、太阳能电池板、电子产品、煤炭、塑料、纽扣和汽车电池领域，中国都是全球最大的生产商，其 <text:a xlink:type="simple" xlink:href="https://cn.nytimes.com/business/20230629/china-exports-economy/" text:style-name="Internet_20_link" text:visited-style-name="Visited_20_Internet_20_Link">
汽车出口量在短短两年内 <text:span text:style-name="T4">
翻了两番</text:span>
 </text:a>
 ，凭借其在电动汽车领域日益增强的影响力，成为全球最大的汽车出口国。</text:p>
      <text:p text:style-name="P4">
•出于对国家安全的考虑和对人权的关切，美国不断扩大对中国企业和组织的制裁，根据商务部的数据，美国将721家中国企业、组织和个人列入“实体清单”，限制他们从美国购买产品。</text:p>
      <text:p text:style-name="P4">
<text:span text:style-name="T4">
金融和企业联系</text:span>
</text:p>
      <text:p text:style-name="P4">
广告</text:p>
      <text:p text:style-name="P4">
• 中国是美国最大的贷款国之一，持有近 <text:span text:style-name="T4">
1万亿</text:span>
 美元的美国债务。</text:p>
      <text:p text:style-name="P4">
• 标准普尔500指数追踪美国最大上市公司的表现，根据慧甚公司的数据，该指数成员公司 <text:span text:style-name="T4">
7.6%</text:span>
的收入来自中国大陆，是迄今为止最大的国际销售来源。美国大企业从中国获得的收入超过了从接下来的三个国家——日本、英国和德国获得的收入之和。</text:p>
      <text:p text:style-name="P4">
• 但对于在华开展业务的美国公司来说，前景变得越来越黯淡。美国商会 <text:a xlink:type="simple" xlink:href="https://www.amchamchina.org/takeaways-from-the-2023-china-business-climate-survey-launch/" text:style-name="Internet_20_link" text:visited-style-name="Visited_20_Internet_20_Link">
 最近对在华美企所做调查显示</text:a>
 ， <text:span text:style-name="T4">
56%</text:span>
 的公司表示在2022年无盈利，其中一些公司认为是中国严格的新冠封锁措施所致。</text:p>
      <text:p text:style-name="P4">
• 在同一个调查中， <text:span text:style-name="T4">
46%</text:span>
 的美国企业认为美中关系将在2023年恶化，只有 <text:span text:style-name="T4">
13%</text:span>
 的调查对象认为会改善。</text:p>
      <text:p text:style-name="P4">
<text:span text:style-name="T4">
个人和文化联系</text:span>
</text:p>
      <text:p text:style-name="P4">
• 美国有 <text:span text:style-name="T4">
近240万</text:span>
 中国移民，是中国移民在全球的首选目的地。在美国的中国移民拥有研究生或专业学位的可能性是美国出生的成年人的两倍多。</text:p>
      <text:p text:style-name="P4">
广告</text:p>
      <text:p text:style-name="P4">
• 2021-22学年，有 <text:span text:style-name="T4">
29.6万</text:span>
 名中国学生在美国高校就读，几乎占美国国际学生总数的三分之一。</text:p>
      <text:p text:style-name="P4">
• <text:a xlink:type="simple" xlink:href="https://www.committee100.org/press_release/national-survey-data-shows-nearly-3-out-of-every-4-chinese-americans-have-experienced-racial-discrimination-in-the-past-12-months/" text:style-name="Internet_20_link" text:visited-style-name="Visited_20_Internet_20_Link">
 根据哥伦比亚大学和华裔美国人领导组织“百人会”的一项调查</text:a>
 ， <text:span text:style-name="T4">
大约四分之三</text:span>
 的华裔美国人在过去12个月内经历过种族歧视，其中<text:span text:style-name="T4">
9%</text:span>
 受到人身恐吓或袭击。</text:p>
      <text:p text:style-name="P4">
•长期以来，中国一直被认为是低端制造商，但如今它已成为创新和文化创意的源泉。热门社交媒体应用程序TikTok的母公司是中国的字节跳动，TikTok称它在美国拥有超过<text:span text:style-name="T4">
1.5亿</text:span>
 用户。</text:p>
      <text:p text:style-name="P4">
• 根据康姆斯科分析公司的数据，去年有 <text:span text:style-name="T4">
20部</text:span>
 美国电影在中国上映，总票房约为 <text:span text:style-name="T4">
6.73亿美元</text:span>
 。到2021年底，中国拥有超过<text:span text:style-name="T4">
8万块</text:span>
 银幕，而美国约有 <text:span text:style-name="T4">
3.9万块</text:span>
 。</text:p>
      <text:p text:style-name="P4">
• 疫情期间的防疫措施使人们在两国之间旅行变得极为困难。目前，双方航司 <text:span text:style-name="T4">
每周仅<text:a xlink:type="simple" xlink:href="https://www.reuters.com/business/aerospace-defense/us-china-plan-increase-commercial-flights-between-countries-us-official-2023-06-28/" text:style-name="Internet_20_link" text:visited-style-name="Visited_20_Internet_20_Link">
 运营</text:a>
 24个航班 </text:span>
，而疫情前约有350个。</text:p>
      <text:p text:style-name="P4">
Source: <text:a xlink:type="simple" xlink:href="https://cn.nytimes.com/china/20230707/us-china-relationship-facts/" text:style-name="Internet_20_link" text:visited-style-name="Visited_20_Internet_20_Link">
https://cn.nytimes.com/china/20230707/us-china-relationship-facts/</text:a>
</text:p>
      <!--NEWS-->
      <text:h text:style-name="P10" text:outline-level="1">
<text:span text:style-name="T4">
瓦格纳雇佣军叛乱： 白俄罗斯领导人卢卡申科称叛乱中没有人成为英雄</text:span>
</text:h>
      <text:p text:style-name="P4">
Author: https://www.facebook.com/bbcworldservice/</text:p>
      <text:p text:style-name="P4">
Publisher: BBC News 中文</text:p>
      <text:p text:style-name="P4">
Published Time: 2023-07-07T05:35:37.000Z</text:p>
      <text:p text:style-name="P4">
Modified Time: 2023-07-07T05:35:37.000Z</text:p>
      <text:p text:style-name="P4">
Description: 白俄罗斯领导人卢卡申科告诉BBC，瓦格纳雇佣军等团体必须受到密切关注，以制止叛乱。</text:p>
      <text:p text:style-name="P4">
Images: []</text:p>
      <text:p text:style-name="P4">
Videos: ["<text:a xlink:type="simple" xlink:href="https://www.bbc.com/ws/av-embeds/cps/zhongwen/simp/world-66130115/p0fzj2zf/zh-hans" text:style-name="Internet_20_link" text:visited-style-name="Visited_20_Internet_20_Link">
zh-hans</text:a>
"]</text:p>
      <text:p text:style-name="P4">
Tags: ['核武器', '乌克兰局势升温', '俄国', '弗拉基米尔·普京', '军事', '乌克兰']</text:p>
      <text:p text:style-name="P4">
Type: Article</text:p>
      <!--METADATA-->
      <text:h text:style-name="P12" text:outline-level="3">
<text:span text:style-name="T4">
瓦格纳雇佣军叛乱： 白俄罗斯领导人卢卡申科称叛乱中没有人成为英雄</text:span>
</text:h>
      <ul>
        <li>
史蒂夫·罗森伯格（Steve Rosenberg）   * BBC驻俄罗斯记者 发自明斯克</li>
      </ul>
      <text:p text:style-name="P4">
2023年7月7日凌晨5点35分  <text:a xlink:type="simple" xlink:href="https://www.bbc.com/ws/av-embeds/cps/zhongwen/simp/world-66130115/p0fzj2zf/zh-hans" text:style-name="Internet_20_link" text:visited-style-name="Visited_20_Internet_20_Link">
 Video-1-Link：/ws/av-embeds/cps/zhongwen/simp/world-66130115/p0fzj2zf/zh-hans</text:a>
 <text:span text:style-name="T4">
你的器材不支持播放多媒体材料</text:span>
视频加注文字，</text:p>
      <text:p text:style-name="P4">
白俄会使用俄罗斯部署的核武器吗？卢卡申科总统这样回答</text:p>
      <text:p text:style-name="P4">
<text:span text:style-name="T4">
据说是白俄罗斯领导人亚历山大·卢卡申科（Alexander Lukashenko）促成了结束瓦格纳雇佣军叛乱的协议。</text:span>
</text:p>
      <text:p text:style-name="P4">
若这个传闻是真的话，将是这个故事中最模糊的部分。因此，若有人能揭开这个最不明朗故事的真相，那肯定是这位白俄罗斯领导人。至少我们希望如此。</text:p>
      <text:p text:style-name="P4">
我们是少数被邀请到明斯克独立宫与卢卡申科“对话”的记者。</text:p>
      <text:p text:style-name="P4">
仅仅几个星期前，人们不断猜测他的健康情况如何。但是，我眼前这位白俄罗斯强人显然体力不错。这次“对话”持续了将近四个小时。</text:p>
      <text:p text:style-name="P4">
然而，他并没有为最近的俄罗斯起义提供任何关键信息，反而让信息更加混乱。</text:p>
      <text:p text:style-name="P4">
根据瓦格纳集团和克里姆林宫之间的协议，瓦格纳集团首领叶夫根尼·普里戈津应该与他的雇佣兵们一起移居到白俄罗斯。</text:p>
      <text:p text:style-name="P4">
但是这并未发生。至少目前还没有。</text:p>
      <text:p text:style-name="P4">
卢卡申科说：“到今天早上为止，这些重要的瓦格纳战士们，仍驻扎在巴赫穆特撤离之后的营地上。”</text:p>
      <text:p text:style-name="P4">
</text:p>
      <text:p text:style-name="P4">
图像来源，  Belarus presidential pool</text:p>
      <text:p text:style-name="P4">
图像加注文字，</text:p>
      <text:p text:style-name="P4">
俄罗斯声称正在将核弹头运送到白俄罗斯。</text:p>
      <text:p text:style-name="P4">
“至于普里戈津，他在圣彼得堡。或者也许他今天早上已飞往莫斯科。或者他可能在其他地方。但他不在白俄罗斯。”</text:p>
      <text:p text:style-name="P4">
我问卢卡申科这是否意味着协议破裂了？他对此予以否认。但我感觉到幕后可能正在进行一些我们不会被告知的对话。</text:p>
      <text:p text:style-name="P4">
在讨论瓦格纳叛乱问题时，事实上莫斯科和明斯克的立场并非完全一致。</text:p>
      <text:p text:style-name="P4">
上周末，俄罗斯国家电视台宣称，经过这些戏剧性事件，普京成为了英雄。</text:p>
      <text:p text:style-name="P4">
“我认为没有人能在那种情况下成为英雄，”卢卡申科对我说。</text:p>
      <text:p text:style-name="P4">
“普里戈津不是，普京不是，卢卡申科也不是。没有英雄。从这中获得的教训是什么呢？如果我们创建这样的武装组织，我们需要密切关注它们，并给予严肃的关注。”</text:p>
      <text:p text:style-name="P4">
</text:p>
      <text:p text:style-name="P4">
图像来源，  Getty Images</text:p>
      <text:p text:style-name="P4">
图像加注文字，</text:p>
      <text:p text:style-name="P4">
在讨论瓦格纳叛乱问题时，事实上莫斯科和明斯克的立场并非一致。</text:p>
      <text:p text:style-name="P4">
<text:a xlink:type="simple" xlink:href="https://www.bbc.com/zhongwen/simp/world-66012863" text:style-name="Internet_20_link" text:visited-style-name="Visited_20_Internet_20_Link">
 瓦格纳叛乱终结 俄乌乃至全世界受到什么影响？ </text:a>
  * <text:a xlink:type="simple" xlink:href="https://www.bbc.com/zhongwen/simp/world-64314486" text:style-name="Internet_20_link" text:visited-style-name="Visited_20_Internet_20_Link">
 乌克兰战争：招募罪犯参战的俄罗斯雇佣军“瓦格纳集团”首领是谁 </text:a>
  * <text:a xlink:type="simple" xlink:href="https://www.bbc.com/zhongwen/simp/world-64779290" text:style-name="Internet_20_link" text:visited-style-name="Visited_20_Internet_20_Link">
 普京的命运如何与乌克兰战争紧密相连 </text:a>
  * <text:a xlink:type="simple" xlink:href="https://www.bbc.com/zhongwen/simp/world-60995486" text:style-name="Internet_20_link" text:visited-style-name="Visited_20_Internet_20_Link">
 乌克兰战争：揭开俄罗斯秘密雇佣军“瓦格纳集团”的神秘面纱 </text:a>
</text:p>
      <text:p text:style-name="P4">
我们的“对话”转向核武器问题。特别是，俄罗斯声称正在将核弹头运送到白俄罗斯。</text:p>
      <text:p text:style-name="P4">
“上帝保佑我不必作出使用它们的决定”，卢卡申科说。但他最近又曾表示，“但我会毫不犹豫地使用它们。”</text:p>
      <text:p text:style-name="P4">
我提醒他说过的这些话。</text:p>
      <text:p text:style-name="P4">
“乔·拜登也可以说同样的话，还有苏纳克首相”，卢卡申科回答我说。他又补充说，“还有我的朋友习近平和我的大哥普京总统。”</text:p>
      <text:p text:style-name="P4">
我补充问到，“但我们谈论的不是你的武器，它们是俄罗斯的武器。这不会是你的决定。”</text:p>
      <text:p text:style-name="P4">
这位领导人反驳我说：“在乌克兰，整个军队都在使用外国武器作战，对吧？还有北约的武器。这是因为乌克兰耗尽了自己的武器。那么为什么我不能用别人的武器作战呢？”</text:p>
      <text:p text:style-name="P4">
但我们谈论的是核武器，不是手枪，我回答道。</text:p>
      <text:p text:style-name="P4">
“核武，是的。它们也是武器，战术核武器。”他这样回答我。</text:p>
      <text:p text:style-name="P4">
从这些有关核武的评论中，您或能猜到卢卡申科是位多有争议的人物。</text:p>
      <text:p text:style-name="P4">
美国、欧盟和英国不承认他是白俄罗斯的合法总统。</text:p>
      <text:p text:style-name="P4">
2020年，白俄罗斯人走上街头指责他窃取了该国的总统选举。抗议活动受到了残酷的镇压。</text:p>
      <text:p text:style-name="P4">
我提到了白俄罗斯被监禁的反对派人士玛丽亚·科列斯尼科娃（Maria Kolesnikova.）的案例。</text:p>
      <text:p text:style-name="P4">
“几个月来，她的亲属和律师一直被禁止探望她。为什么？”我问道。</text:p>
      <text:p text:style-name="P4">
“我对此一无所知，”他声称。</text:p>
      <text:p text:style-name="P4">
我提醒卢卡申科先生说，“我在2021年秋季访问你时，白俄罗斯有873名政治犯，现在已经增加到1500人。”</text:p>
      <text:p text:style-name="P4">
“我们的刑法中没有关于政治犯罪的条款，”他回答我。</text:p>
      <text:p text:style-name="P4">
但是，我指出没有关于政治犯罪的法律并不意味着就没有政治犯。</text:p>
      <text:p text:style-name="P4">
他却坚持回应称，“若没有相关的法律，囚犯就不能被视为政治犯。他们怎么可能是政治犯呢？”</text:p>
      <text:p text:style-name="P4">
Source: <text:a xlink:type="simple" xlink:href="https://www.bbc.com/zhongwen/simp/world-66130115" text:style-name="Internet_20_link" text:visited-style-name="Visited_20_Internet_20_Link">
https://www.bbc.com/zhongwen/simp/world-66130115</text:a>
</text:p>
      <!--NEWS-->
      <text:h text:style-name="P10" text:outline-level="1">
<text:span text:style-name="T4">
斯托尔滕贝格：北约追踪俄罗斯瓦格纳雇佣兵动向</text:span>
</text:h>
      <text:p text:style-name="P4">
Author: 半岛电视台＋通讯社</text:p>
      <text:p text:style-name="P4">
Publisher: Al Jazeera</text:p>
      <text:p text:style-name="P4">
Published Time: 2023-07-07T05:40:18</text:p>
      <text:p text:style-name="P4">
Modified Time: 2023-07-07T05:40:18</text:p>
      <text:p text:style-name="P4">
Description: 西方军事联盟秘书长表示，北约正在密切关注俄罗斯瓦格纳雇佣军及其负责人叶夫根尼·普里戈任的动向，此前有消息称，这支私人军队的战士及其领导人都没有流亡到白俄罗斯。</text:p>
      <text:p text:style-name="P4">
Images: ["<text:a xlink:type="simple" xlink:href="https://chinese.aljazeera.net/wp-content/uploads/2023/07/1-1688706312.jpg" text:style-name="Internet_20_link" text:visited-style-name="Visited_20_Internet_20_Link">
1-1688706312.jpg</text:a>
", "<text:a xlink:type="simple" xlink:href="https://chinese.aljazeera.net/wp-content/uploads/2023/07/2-1688706382.jpg" text:style-name="Internet_20_link" text:visited-style-name="Visited_20_Internet_20_Link">
2-1688706382.jpg</text:a>
", "<text:a xlink:type="simple" xlink:href="https://chinese.aljazeera.net/wp-content/uploads/2023/07/1-1688706434.jpg" text:style-name="Internet_20_link" text:visited-style-name="Visited_20_Internet_20_Link">
1-1688706434.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92" text:anchor-type="as-char" svg:width="6.9236in" svg:height="3.826739in" draw:z-index="0">
<draw:image xlink:href="../Images/Aljazeera Chinese/2023-07-07T05-40-18/1-1688706312.jpg" xlink:type="simple" xlink:show="embed" xlink:actuate="onLoad" draw:mime-type="image/jpeg"/>
</draw:frame>
 卢卡申科称瓦格纳集团负责人回到了俄罗斯</text:p>
      <text:p text:style-name="P4">
西方军事联盟秘书长表示，北约正在密切关注俄罗斯瓦格纳雇佣军及其负责人叶夫根尼·普里戈任的动向，此前有消息称，这支私人军队的战士及其领导人都没有流亡到白俄罗斯。</text:p>
      <text:p text:style-name="P4">
北约秘书长延斯·斯托尔滕贝格周四发表了上述言论，有报道称普里戈任已返回俄罗斯，并且没有接受流亡白俄罗斯的提议，瓦格纳部队于 6 月 24日开始并结束了针对俄罗斯军事领导层的 24 小时叛变后，双方达成了相关协议。</text:p>
      <text:p text:style-name="P4">
半岛电视台外交编辑詹姆斯·贝斯要求对普里戈任返回俄罗斯圣彼得堡的报道发表评论，斯托尔滕贝格表示，北约已经追踪了这位瓦格纳领导人最近的形成，他将其描述为“四处走动”。</text:p>
      <text:p text:style-name="P4">
斯托尔滕贝格在布鲁塞尔表示，“关于普里戈任，我们可以说的是，我们密切监视瓦格纳士兵的移动位置，以及他（普里戈任）的移动位置。”</text:p>
      <text:p text:style-name="P4">
斯托尔滕贝格表示，“我不会透露细节，但我们已经看到在白俄罗斯接待大批瓦格纳士兵的一些准备工作，到目前为止，我们还没有看到这么多人前往白俄罗斯。”</text:p>
      <text:p text:style-name="P4">
斯托尔滕贝格表示，“然后我们看到普里戈任先生发生了一些变化，”但他不会透露更多细节。</text:p>
      <text:p text:style-name="P4">
<draw:frame draw:style-name="fr1" draw:name="Image93" text:anchor-type="as-char" svg:width="6.9236in" svg:height="3.826739in" draw:z-index="0">
<draw:image xlink:href="../Images/Aljazeera Chinese/2023-07-07T05-40-18/2-1688706382.jpg" xlink:type="simple" xlink:show="embed" xlink:actuate="onLoad" draw:mime-type="image/jpeg"/>
</draw:frame>
在白俄罗斯短暂停留后，瓦格纳集团负责人返回俄罗斯：卢卡申科</text:p>
      <text:p text:style-name="P4">
白俄罗斯总统亚历山大·卢卡申科周四透露了普里戈任返回俄罗斯的消息。</text:p>
      <text:p text:style-name="P4">
卢卡申科——上个月调解达成结束瓦格纳叛变的流亡协议——表示，在白俄罗斯短暂停留后，瓦格纳集团负责人返回俄罗斯。</text:p>
      <text:p text:style-name="P4">
卢卡申科告诉记者说，“至于普里戈任，他在圣彼得堡，他不在白俄罗斯领土上。”</text:p>
      <text:p text:style-name="P4">
据白罗斯国家通讯社报道，卢卡申科表示，“今天早上他在哪儿？ 也许他去了莫斯科，或者其他地方，但他并不在白俄罗斯。”</text:p>
      <text:p text:style-name="P4">
卢卡申科还表示，瓦格纳部队就在他们的营地里，但他没有具体说明营地的位置，他确实表示，瓦格纳部队被提议使用白俄罗斯军营，但私人武装组织尚未做出最终决定，瓦格纳在俄罗斯和俄罗斯占领的乌克兰地区设有营地。</text:p>
      <text:p text:style-name="P4">
据白罗斯国家通讯社报道，卢卡申科表示，他计划很快会见俄罗斯总统弗拉基米尔·普京，讨论瓦格纳的情况等话题，他认为瓦格纳雇佣兵尽管最近发生了叛变，但继续“为俄罗斯的利益”工作不会有“任何问题”。</text:p>
      <text:p text:style-name="P4">
<draw:frame draw:style-name="fr1" draw:name="Image94" text:anchor-type="as-char" svg:width="6.9236in" svg:height="3.826739in" draw:z-index="0">
<draw:image xlink:href="../Images/Aljazeera Chinese/2023-07-07T05-40-18/2-1688706382.jpg" xlink:type="simple" xlink:show="embed" xlink:actuate="onLoad" draw:mime-type="image/jpeg"/>
</draw:frame>
在白俄罗斯短暂停留后，瓦格纳集团负责人返回俄罗斯：卢卡申科</text:p>
      <text:p text:style-name="P4">
据白罗斯国家通讯社报道，卢卡申科表示：“尽管细节很微妙，但我们不应该失去这样一支部队。”</text:p>
      <text:p text:style-name="P4">
他补充道，“我希望整个军队都能像这些人一样战斗，但这些是俄罗斯联邦和普京总统的问题。”</text:p>
      <text:h text:style-name="P13" text:outline-level="4">
<text:span text:style-name="T4">
普里戈任重返俄罗斯</text:span>
</text:h>
      <text:p text:style-name="P4">
俄罗斯瓦格纳叛乱失败后不久，瓦格纳武装分子逼近莫斯科200公里（124英里）范围内，斯托尔滕贝格表示，北约正在为瓦格纳部队抵达白俄罗斯做准备，西方联盟将保护“每一个盟友、北约每一寸领土”免受来自“莫斯科或明斯克”的威胁。</text:p>
      <text:p text:style-name="P4">
普里戈任返回俄罗斯引发了人们对结束瓦格纳对普京权力军事挑战协议的许多疑问。</text:p>
      <text:p text:style-name="P4">
被问及普里戈任下落时，克里姆林宫发言人德米特里·佩斯科夫周四耸耸肩说，莫斯科既没有意愿也没有办法追踪他的行踪，但重申结束叛变的协议允许瓦格纳集团负责人前往白俄罗斯。</text:p>
      <text:p text:style-name="P4">
<draw:frame draw:style-name="fr1" draw:name="Image95" text:anchor-type="as-char" svg:width="6.9236in" svg:height="4.545215in" draw:z-index="0">
<draw:image xlink:href="../Images/Aljazeera Chinese/2023-07-07T05-40-18/1-1688706434.jpg" xlink:type="simple" xlink:show="embed" xlink:actuate="onLoad" draw:mime-type="image/jpeg"/>
</draw:frame>
 瓦格纳集团的解释</text:p>
      <text:p text:style-name="P4">
总部位于华盛顿特区的智库战争研究所（ISW）将佩斯科夫关于普里戈任的声明描述为“荒谬”，并指出，俄罗斯安全部门“有能力拘留普里戈任或限制他在俄罗斯的行动”，如果他们愿意的话。</text:p>
      <text:p text:style-name="P4">
战争研究所周四还表示，卢卡申科似乎试图与流亡协议保持距离，并“将执行该协议的责任归咎于克里姆林宫”。</text:p>
      <text:p text:style-name="P4">
战争研究所表示，“普里戈任在俄罗斯自由活动的能力表明，普里戈任仍然受到一些安全保障的保护和/或克里姆林宫继续优先考虑损害他在俄罗斯的声誉，而不是身体上或法律上针对普里戈任。”</text:p>
      <text:p text:style-name="P4">
尽管克里姆林宫试图淡化普里戈任迄今为止因叛变而逃脱惩罚的事实，但俄罗斯国家电视台周三对瓦格纳负责人发起猛烈攻击，称对俄罗斯军事领导层叛变的刑事调查仍在进行中。</text:p>
      <text:p text:style-name="P4">
在俄罗斯国家Russia-1电视台播出的一档名为“60分钟”的节目中，普里戈任被贴上了“叛徒”的标签，观众被告知针对他的案件正在如火如荼地进行中。</text:p>
      <text:p text:style-name="P4">
Source: <text:a xlink:type="simple" xlink:href="https://chinese.aljazeera.net/news/war-in-ukraine/2023/7/7/%e6%96%af%e6%89%98%e5%b0%94%e6%bb%95%e8%b4%9d%e6%a0%bc%e5%8c%97%e7%ba%a6%e8%bf%bd%e8%b8%aa%e4%bf%84%e7%bd%97%e6%96%af%e7%93%a6%e6%a0%bc%e7%ba%b3%e9%9b%87%e4%bd%a3%e5%85%b5%e5%8a%a8%e5%90%91" text:style-name="Internet_20_link" text:visited-style-name="Visited_20_Internet_20_Link">
https://chinese.aljazeera.net/news/war-in-ukraine/2023/7/7/%e6%96%af%e6%89%98%e5%b0%94%e6%bb%95%e8%b4%9d%e6%a0%bc%e5%8c%97%e7%ba%a6%e8%bf%bd%e8%b8%aa%e4%bf%84%e7%bd%97%e6%96%af%e7%93%a6%e6%a0%bc%e7%ba%b3%e9%9b%87%e4%bd%a3%e5%85%b5%e5%8a%a8%e5%90%91</text:a>
</text:p>
      <!--NEWS-->
      <text:h text:style-name="P10" text:outline-level="1">
<text:span text:style-name="T4">
普京政权经受住兵变考验 (Free Version)</text:span>
</text:h>
      <text:p text:style-name="P4">
Authors: ['为FT中文网撰稿']</text:p>
      <text:p text:style-name="P4">
Publisher: 英国《金融时报》</text:p>
      <text:p text:style-name="P4">
Time: 2023-07-07T05:49:01+00:00</text:p>
      <text:p text:style-name="P4">
Published Time: 2023-07-06T12:00:99+08:00</text:p>
      <text:p text:style-name="P4">
Modified Time: 2023-07-07T01:47:99+08:00</text:p>
      <text:p text:style-name="P4">
Description: 林原：“昙花一现”的普里戈任兵变，对俄罗斯国内政治的影响如过眼烟云。普京下台的可能性微乎其微，其政权仍较为稳固。</text:p>
      <text:p text:style-name="P4">
Images: []</text:p>
      <text:p text:style-name="P4">
Themes: ['乌克兰战争', '关注']</text:p>
      <text:p text:style-name="P4">
Keywords: ['俄罗斯', '普京', '乌克兰战争', '瓦格纳']</text:p>
      <text:p text:style-name="P4">
Type: Article</text:p>
      <!--METADATA-->
      <text:p text:style-name="P4">
来自FT中文网的温馨提示：如您对更多FT中文网的内容感兴趣，请在苹果应用商店或谷歌应用市场搜索“FT中文网”，下载FT中文网的官方应用。</text:p>
      <text:p text:style-name="P4">
中时新闻网在6月27日发表卢伯华的文章《瓦格纳兵变突转向普京稳了？》（注：原文为“普丁”，下同），里面提到：“虽然瓦格纳兵变表面上并不算成功，但羸弱不堪的普京政权被瓦格纳轻轻刺了一下，在一枪未发的情况下，已曝露出普京威信摇摇欲坠的窘态……轻的话只是普京下台，严重的话，莫斯科可能会重演30多年前那一场令人目不暇给、让苏联快速解体的政治风波，并重新再建立新的斯拉夫民族联邦。”</text:p>
      <text:p text:style-name="P4">
笔者认为，此文在普里戈任兵变影响等问题上认识存在偏颇，其预测也不够客观。实际上，“昙花一现”的普里戈任兵变，对俄罗斯国内政治的影响如过眼烟云。普京下台的可能性微乎其微，其政权仍较为稳固。至于俄罗斯在现阶段会像前苏联那样解体的观点，更是近乎“天方夜谭”。本文会持平论述普里戈任兵变的影响。</text:p>
      <text:p text:style-name="P4">
普里戈任发动的兵变，在白俄罗斯总统卢卡申科介入后很快结束。就兵变起因而言，主要是普里戈任与俄罗斯国防部长绍伊古等人矛盾不断积累，近期已尖锐化。认为自己与瓦格纳集团立有重要战功的普里戈任，发动兵变的目标包括逼迫绍伊古等人下台，以及阻止俄罗斯国防部强化对瓦格纳雇佣军的控制。但普里戈任是否还有其他目标？从兵变在未受挫败情况下很快结束看，他可能缺乏政治野心，其目标应不包括终结普京政权（他也不会轻率地认为普京政权不够稳定）。</text:p>
      <text:p text:style-name="P4">
在普京6月24日上午发表讲话称兵变为“背叛”并说“背叛者”会付出代价后，普里戈任知道他迫使绍伊古等人下台的目标无法实现。普京已经明确站在他的敌对方面，兵变如果继续下去，会演变为他与普京政权的冲突（而非局限于他与绍伊古等人的冲突）。他清楚自己无法在这样的冲突中获得最终胜利。</text:p>
      <text:p text:style-name="P4">
卢卡申科向普里戈任提供了结束兵变的“台阶”，也给了他退路——普里戈任很快接受前往白俄罗斯的安排。卢卡申科可能是主动介入，以使兵变尽快结束，这样可帮助其盟友普京。另外，俄罗斯局势若恶化，对白俄罗斯也有重要负面影响，这是他不愿看到的。值得注意的是，普京在6月24日上午主动给卢卡申科打电话告知情况，不排除他其实愿意看到后者发挥特定作用。普京肯定想“不战而屈人之兵”，尽快通过不流血方式结束兵变。当时在俄罗斯内部其实找不到合适的可以与普里戈任交涉的人，而卢卡申科适于扮演这样的角色——由于他是局外人，普里戈任对他并不抱有敌意与怀疑。</text:p>
      <text:p text:style-name="P4">
本来，为使普里戈任失去发动兵变的口实，普京可以撤换国防部长绍伊古等人。汉景帝时晁错主张削诸侯地，吴王、胶西王等以诛晁错为借口起兵。晁错提出景帝率兵出征而他自己留守。景帝派周亚夫等率军迎战，又杀了晁错。普京的做法不同于汉景帝，可能是考虑到在俄乌前线正激战时，撤换国防部长（以及总参谋长）可能会影响军心等。</text:p>
      <text:p text:style-name="P4">
大致可以认为，兵变持续时间越长，俄罗斯国内民心越会趋于不稳，前线士气受影响越大，乌军攻势取得重大进展的可能性越高——这样兵变影响也会越深远。但此次兵变很快结束，涉及区域较小，且几乎没有伤亡，因此影响也非常有限——不仅对俄罗斯国内政局如此，对俄乌战争进程也是如此。</text:p>
      <text:p text:style-name="P4">
有论者声称，兵变显示普京对权力的掌控比他上任以来任何时候都更脆弱。这类观点似乎有些武断。普里戈任过去与绍伊古一样，都是普京的支持者。即便发动了兵变，他也未彻底转变为普京的反对者。在所率部队未受损失（更不用说被击败）情况下，他结束兵变，并避往白俄罗斯。如果将兵变视为普京支持者之间的“内斗”，而非普京反对者对他的“严重挑战”，就不会高估此次兵变对普京统治造成的负面影响。</text:p>
      <text:p text:style-name="P4">
值得注意的是，普里戈任发动兵变后，俄罗斯国内没有任何政治势力以实际行动予以响应、配合。除瓦格纳外，也没有其他俄罗斯武装力量参与兵变。普京在6月26日的电视讲话中提到了“整个俄罗斯社会的团结”，而这并非严重失实的说法。大致可以判断，“普京体制”在经受住兵变挑战后，仍能维持稳定——目前对其结束的任何预测都缺乏充分依据。</text:p>
      <text:p text:style-name="P4">
受这次“昙花一现”兵变影响最大的，其实正是普里戈任本人——他可以说是失败者，未能实现其兵变目标。这个事件的直接后果之一，是普里戈任更早失去对前线瓦格纳雇佣军的指挥与控制。以后他成为不了威胁俄罗斯政治稳定的“重要因素”，也很难影响俄乌战局。</text:p>
      <text:p text:style-name="P4">
以后会有人效法普里戈任发动兵变吗？可能性不高。俄罗斯正规军仍被绍伊古等人控制。过去一段时间里难被其控制的瓦格纳雇佣军，在兵变后，肯定不会再成为能对抗绍伊古等人的军事力量。</text:p>
      <text:p text:style-name="P4">
或许有人会以为此次兵变为乌克兰继续展开攻势提供了“新机会”。乌克兰总统泽连斯基6月26日声称该国军队在前线所有方向取得进展。不过目前初步研判，很快得到和平解决的兵变，对俄罗斯军队防御作战影响较小。总体上看，俄乌前线战况仍难摆脱胶着，双方伤亡会继续增加。乌克兰反攻仍须面对诸多障碍与困难。</text:p>
      <text:p text:style-name="P4">
<text:span text:style-name="T5">
（注：林原，历史学博士，旅加时评人，当代中国问题研究者。 本文仅代表作者个人观点。责编邮箱bo.liu@ftchinese.com）</text:span>
</text:p>
      <text:p text:style-name="P4">
Source: <text:a xlink:type="simple" xlink:href="http://www.ftchinese.com/story/001100186" text:style-name="Internet_20_link" text:visited-style-name="Visited_20_Internet_20_Link">
http://www.ftchinese.com/story/001100186</text:a>
</text:p>
      <!--NEWS-->
      <text:h text:style-name="P10" text:outline-level="1">
<text:span text:style-name="T4">
白俄總統：瓦格納首腦身處俄羅斯</text:span>
</text:h>
      <text:p text:style-name="P4">
Author: None (Language: zh)</text:p>
      <text:p text:style-name="P4">
Publisher: None</text:p>
      <text:p text:style-name="P4">
Time: 2023-07-07T06:13:00Z</text:p>
      <text:p text:style-name="P4">
Description: 俄羅斯6月底發生戲劇性的叛亂事件，叛軍瓦格納集團首領普里戈津曾傳出已流亡白俄羅斯，但該國總統6日稱，普里戈津現在在俄羅斯。對此，俄國稱並未、也無意追蹤普里戈津下落。</text:p>
      <text:p text:style-name="P4">
Videos: []</text:p>
      <text:p text:style-name="P4">
Images: []</text:p>
      <text:p text:style-name="P4">
Subject: 时政风云</text:p>
      <text:p text:style-name="P4">
Subjects: ['俄罗斯', '乌克兰', '拜罗伊特音乐节', '普京', '俄罗斯入侵乌克兰']</text:p>
      <text:p text:style-name="P4">
Keywords: ['俄罗斯', '俄乌战争', '瓦格纳', '白俄', '卢卡申科']</text:p>
      <text:p text:style-name="P4">
ID: 66147076</text:p>
      <!--METADATA-->
      <text:p text:style-name="P4">
<text:a xlink:type="simple" xlink:href="https://www.dw.com/zh/overlay/image/article/66147076/66049302" text:style-name="Internet_20_link" text:visited-style-name="Visited_20_Internet_20_Link">
 </text:a>
</text:p>
      <text:p text:style-name="P4">
普里戈津6月24日率領瓦格納集團，發起叛亂。</text:p>
      <text:p text:style-name="P4">
（德國之聲中文網）白俄羅斯總統盧卡申科（Alexander Lukashenko）週四（7月6日）表示，俄羅斯僱傭軍 <text:a xlink:type="simple" xlink:href="https://www.dw.com/zh/zh/普里戈津何许人也他有多大影响力/a-66020810" text:style-name="Internet_20_link" text:visited-style-name="Visited_20_Internet_20_Link">
 瓦格納集團的領導人普里戈津</text:a>
 （YevgenyPrigozhin）現在身處俄國聖彼得堡。</text:p>
      <text:p text:style-name="P4">
<text:a xlink:type="simple" xlink:href="https://www.dw.com/zh/zh/瓦格纳叛变-如何影响中俄关系/a-66061110" text:style-name="Internet_20_link" text:visited-style-name="Visited_20_Internet_20_Link">
 瓦格納短暫的叛亂 </text:a>
於6月24日落幕，此後普里戈津的下落一直引發猜測。根據盧卡申科早前促成的協議，瓦格納結束叛亂後，普里戈津將移居白俄羅斯， <text:a xlink:type="simple" xlink:href="https://www.dw.com/zh/zh/普里戈津抵達白俄羅斯-卢卡申科-普京本要干掉他/a-66050667" text:style-name="Internet_20_link" text:visited-style-name="Visited_20_Internet_20_Link">
盧卡申科6月27日亦曾證實普里戈津已抵達白俄羅斯 </text:a>
 。</text:p>
      <text:p text:style-name="P4">
然而，盧卡申科7月6日卻表示，普里戈津已不在白俄羅斯，而在聖彼得堡。他聲稱，他「確定」普里戈津是自由之身，並稱兩人昨天曾通電話。</text:p>
      <text:p text:style-name="P4">
同日，克里姆林宮發言人佩斯科夫（Dmitry Peskov）表示，莫斯科並未、也無意追蹤普里戈津的去向。</text:p>
      <text:p text:style-name="P4">
此前俄媒亦曾報導，有人看到普里戈津出現在聖彼得堡，並認為他獲准在那裡解決一些事務。</text:p>
      <text:p text:style-name="P4">
</text:p>
      <text:p text:style-name="P4">
白俄總統盧卡申科6日在明斯克表示，普里戈津此刻身在俄羅斯。</text:p>
      <text:h text:style-name="P12" text:outline-level="3">
<text:span text:style-name="T4">
瓦格納士兵何去何從？</text:span>
</text:h>
      <text:p text:style-name="P4">
盧卡申科表示，瓦格納部隊仍在他們的營地，但並未具體說明營地位置。</text:p>
      <text:p text:style-name="P4">
他補充，瓦格納改至白俄羅斯駐軍的提議仍然有效，但此事仍未有定論，白俄也尚未為瓦格納建造基地：「如果他們（瓦格納部隊）同意的話，我們會提供幾個蘇聯時期用過的軍營給他們，包括阿西波維奇（Asipovichy）附近的營地。」</text:p>
      <text:p text:style-name="P4">
他表示，瓦格納對部隊的部署有不同的想法。</text:p>
      <text:p text:style-name="P4">
俄羅斯獨立媒體近日報導稱，白俄羅斯已建立多個營地，其中一個位於阿西波維奇附近，面積達2.4萬平方公尺，可容納8000個床位。</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白俄總統：瓦格納首腦身處俄羅斯/a-66147076" text:style-name="Internet_20_link" text:visited-style-name="Visited_20_Internet_20_Link">
https://www.dw.com/zh/白俄總統：瓦格納首腦身處俄羅斯/a-66147076?maca=chi-rss-chi-all-1127-rdf</text:a>
</text:p>
      <!--NEWS-->
      <text:h text:style-name="P10" text:outline-level="1">
<text:span text:style-name="T4">
AI繁荣尚未助力存储芯片业摆脱低迷 (Free Version)</text:span>
</text:h>
      <text:p text:style-name="P4">
Author: Jiyoung Sohn</text:p>
      <text:p text:style-name="P4">
Publisher: 华尔街日报中文网</text:p>
      <text:p text:style-name="P4">
Published Time: 2023-07-07T06:20:00.000Z</text:p>
      <text:p text:style-name="P4">
Modified Time: 2023-07-07T06:20:00.000Z</text:p>
      <text:p text:style-name="P4">
Created Time: 2023-07-07T03:06:00.000Z</text:p>
      <text:p text:style-name="P4">
Description: ChatGPT引领的AI热潮是未来芯片企业业绩的一大推动力，不过，从三星电子对于季度营业利润将锐减96%的预测可以看出，目前AI的影响力还不够。</text:p>
      <text:p text:style-name="P4">
Images: []</text:p>
      <text:p text:style-name="P4">
Categories: ['科技']</text:p>
      <text:p text:style-name="P4">
Keywords: SYND,LINK:EN|WP-WSJ-0001036140</text:p>
      <text:p text:style-name="P4">
Type: Article</text:p>
      <!--METADATA-->
      <text:p text:style-name="P4">
当前的 <text:a xlink:type="simple" xlink:href="https://cn.wsj.com/articles/CN-TEC-20230706145648" text:style-name="Internet_20_link" text:visited-style-name="Visited_20_Internet_20_Link">
 AI热潮 </text:a>
预计将推动存储芯片行业高歌猛进。但目前时候未到。</text:p>
      <text:p text:style-name="P4">
Source: <text:a xlink:type="simple" xlink:href="https://cn.wsj.com/articles/ai%E7%B9%81%E8%8D%A3%E5%B0%9A%E6%9C%AA%E5%8A%A9%E5%8A%9B%E5%AD%98%E5%82%A8%E8%8A%AF%E7%89%87%E4%B8%9A%E6%91%86%E8%84%B1%E4%BD%8E%E8%BF%B7-84f768a1" text:style-name="Internet_20_link" text:visited-style-name="Visited_20_Internet_20_Link">
https://cn.wsj.com/articles/ai%E7%B9%81%E8%8D%A3%E5%B0%9A%E6%9C%AA%E5%8A%A9%E5%8A%9B%E5%AD%98%E5%82%A8%E8%8A%AF%E7%89%87%E4%B8%9A%E6%91%86%E8%84%B1%E4%BD%8E%E8%BF%B7-84f768a1</text:a>
</text:p>
      <!--NEWS-->
      <text:h text:style-name="P10" text:outline-level="1">
<text:span text:style-name="T4">
特斯拉与中国车企一道承诺结束电动车价格战 (Free Version)</text:span>
</text:h>
      <text:p text:style-name="P4">
Author: Raffaele Huang / Yoko Kubota</text:p>
      <text:p text:style-name="P4">
Publisher: 华尔街日报中文网</text:p>
      <text:p text:style-name="P4">
Published Time: 2023-07-07T06:25:00.000Z</text:p>
      <text:p text:style-name="P4">
Modified Time: 2023-07-07T06:25:00.000Z</text:p>
      <text:p text:style-name="P4">
Created Time: 2023-07-06T22:38:00.000Z</text:p>
      <text:p text:style-name="P4">
Description: 在引发价格战扰动中国电动汽车行业数月后，特斯拉与15家中国汽车制造商一起承诺避免非正常定价，帮助推动中国的经济增长。</text:p>
      <text:p text:style-name="P4">
Images: []</text:p>
      <text:p text:style-name="P4">
Categories: ['商业']</text:p>
      <text:p text:style-name="P4">
Keywords: SYND,LINK:EN|WP-WSJ-0001034119</text:p>
      <text:p text:style-name="P4">
Type: Article</text:p>
      <!--METADATA-->
      <text:p text:style-name="P4">
在 <text:a xlink:type="simple" xlink:href="https://cn.wsj.com/articles/CN-HRD-20230306151556" text:style-name="Internet_20_link" text:visited-style-name="Visited_20_Internet_20_Link">
 引发价格战 </text:a>
扰动中国电动汽车行业数月后，特斯拉(Tesla, TSLA)与15家中国汽车制造商一起承诺避免非正常定价，并弘扬“社会主义核心价值观”。</text:p>
      <text:p text:style-name="P4">
Source: <text:a xlink:type="simple" xlink:href="https://cn.wsj.com/articles/%E7%89%B9%E6%96%AF%E6%8B%89%E4%B8%8E%E4%B8%AD%E5%9B%BD%E6%B1%BD%E8%BD%A6%E5%88%B6%E9%80%A0%E5%95%86%E4%B8%80%E8%B5%B7%E6%89%BF%E8%AF%BA%E7%BB%93%E6%9D%9F%E7%94%B5%E5%8A%A8%E8%BD%A6%E4%BB%B7%E6%A0%BC%E6%88%98-8144138d" text:style-name="Internet_20_link" text:visited-style-name="Visited_20_Internet_20_Link">
https://cn.wsj.com/articles/%E7%89%B9%E6%96%AF%E6%8B%89%E4%B8%8E%E4%B8%AD%E5%9B%BD%E6%B1%BD%E8%BD%A6%E5%88%B6%E9%80%A0%E5%95%86%E4%B8%80%E8%B5%B7%E6%89%BF%E8%AF%BA%E7%BB%93%E6%9D%9F%E7%94%B5%E5%8A%A8%E8%BD%A6%E4%BB%B7%E6%A0%BC%E6%88%98-8144138d</text:a>
</text:p>
      <!--NEWS-->
      <text:h text:style-name="P10" text:outline-level="1">
<text:span text:style-name="T4">
参加英国专业竞选培训的心得 (Free Version)</text:span>
</text:h>
      <text:p text:style-name="P4">
Authors: ['为FT中文网撰稿']</text:p>
      <text:p text:style-name="P4">
Publisher: 英国《金融时报》</text:p>
      <text:p text:style-name="P4">
Time: 2023-07-07T06:45:23+00:00</text:p>
      <text:p text:style-name="P4">
Published Time: 2023-07-06T12:00:99+08:00</text:p>
      <text:p text:style-name="P4">
Modified Time: 2023-07-07T02:43:99+08:00</text:p>
      <text:p text:style-name="P4">
Description: 何越：此次培训，不单是学习竞选，还是继续深入学习英国政治的好地方。这里全都是自民党人，开口闭口都是政治，志同道合，令我非常陶醉。</text:p>
      <text:p text:style-name="P4">
Images: []</text:p>
      <text:p text:style-name="P4">
Themes: ['专栏', '英国', '关注']</text:p>
      <text:p text:style-name="P4">
Keywords: ['英国', '英国政治', '英国社会', '越陌度阡']</text:p>
      <text:p text:style-name="P4">
Type: Article</text:p>
      <!--METADATA-->
      <text:p text:style-name="P4">
来自FT中文网的温馨提示：如您对更多FT中文网的内容感兴趣，请在苹果应用商店或谷歌应用市场搜索“FT中文网”，下载FT中文网的官方应用。</text:p>
      <text:p text:style-name="P4">
上周末，我参加了英国自民党议员联盟（Association of Liberal DemocratCouncillors，简称ALDC）主办的地区议员竞选培训。虽然我已在5月参加了竞选，但系统专业地学习还是第一次。</text:p>
      <text:p text:style-name="P4">
作为英国第三大党，自民党培训基地的规模令我感到惊讶——可以同时培训700人，配有全套食住配套设备，与酒店设施无异。参加培训的有议员，也有支持者和准备参选的候选人。</text:p>
      <text:p text:style-name="P4">
培训课程非常紧凑，一天安排四个课程，中间是茶歇，晚上则是酒吧的社交时间，事实上我从早餐开始，茶歇和午饭、晚饭都在社交。我在推特上的支持人数不到500，可那些资深议员的支持人数往往上千。所以我希望认识更多的人，以期相互支持未来的竞选活动。</text:p>
      <text:p text:style-name="P4">
每个授课时段，都有两到六个不同的培训主题，参加者根据自己需要随意选择。近300位学员被分散后，课室里没有拥挤感。</text:p>
      <text:p text:style-name="P4">
课程涵盖《寻找志愿者》、《寻找议员候选人》、《社区竞选》、《上门沟通技巧》、《筹集项目资金》、《拍摄宣传单张照片》、《设计单张》、《文案撰写》等等。</text:p>
      <text:p text:style-name="P4">
还请来了全英自民党canvass（上门拉票）数字最高的五位人士现场介绍经验——这些都是喜欢上门与选民聊天的人，有一位甚至说“享受每一次开门那一刻的意外。”</text:p>
      <text:p text:style-name="P4">
我5月选举时也上门和选民聊天，不过因为我进入选举很急，准备不足，对政纲等理解不深，所以不敢和选民多聊，能自我介绍完毕就算是达到目的了。这次在课程里，我学到了，除了了解选民对社区的意见以外，上门的目的不单是拉票，而且是寻找支持者、党员甚至未来议员候选人的好机会。这个事项已经进入计划，我们很快就会制作对选民的感谢信（感谢选民在5月对我们的支持），然后我会挨家挨户逐一上门拜访，为筹建日后选举团队寻找合适人选。</text:p>
      <text:p text:style-name="P4">
而制作感谢信不是一件麻烦事。感谢信、社区事务通报、竞选单张等等，自民党有一整套早已制作好的电子模板，文字和图片位置都已经设计好，只需填入所需内容并上传图片即可。</text:p>
      <text:p text:style-name="P4">
打印感谢信的费用，则由我们地区的党支部负责。保守党竞选经费多来自于有钱人的捐款，自民党则依靠党员和支持者的个人捐款，以及免费的义务服务。比如这次培训，所有老师（有经验的议员/前议员）都是免费授课。现任议员把10%的工资上缴是自民党常态。</text:p>
      <text:p text:style-name="P4">
在5月的地区选举中，鉴于过去一年里保守党令人失望的表现，选民用选票惩罚了保守党，令工党、自民党以及其他党受惠，都增加了自己的地盘。培训课请来两位新当选议员现身说法，谈胜选心得。结论是：按照ALDC培训课教的每一步去做，就会成功！</text:p>
      <text:p text:style-name="P4">
于我而言，我所在的地区自民党力量极其薄弱是最头痛的事实。这次培训，我向好几位来自英格兰不同地区的议员询问，是否存在找不到议员候选人的情况。结果发现，我们地区的情况最糟——最好的地区（如伦敦以及周边）里，连成为议员候选人都要先在党内进行挑选，差一点的也只是找不到镇议员（即最低级别，次级别议员无工资）候选人；我们镇这里连district级别的候选人都找不齐，但那也是我为何能在今年3月突然成为地区议员候选人的原因——天上突然掉下一个我这样的热情分子，我们党支部真是高兴坏了。</text:p>
      <text:p text:style-name="P4">
我对英格兰地区政治结构也增加了认识。此前我学习到了两种层级议员：最低的是parish/town（镇）议员，第二层级是district/city（地区/城市）议员。这次与LondonColney Parish Council议员KarlMugele沟通，发现他所在地区有三个层级，即除了前面谈到的两个层级外，上面还有第三个——county（郡）议员。英格兰小选区很多，名字多如繁星，而且层级不一，名字不一，除了专业政治人士，没有几个外人搞得懂英格兰地区政治划分。</text:p>
      <text:p text:style-name="P4">
我和党内比较左派的人士做了沟通，如Worcester议员（district级别）SarahMurray。她是从工党支持者立场加入自民党的，我则相反，是从保守党支持者过去的。在很多问题上，我们都存在针锋相对的解释。比如为何英国穷人会穷？保守党的解释是“因为很多人偷懒，不愿工作，情愿去申请福利”。工党解释则是“他们陷在怪圈里，需要获得教育与公平就业机会”。又比如“如何看待英国国债越来越高？”保守党可能会说“要尽力降低”，而其他党派可能说“和美国比，英国国债低着呢，而且适当的国债利于经济发展”。</text:p>
      <text:p text:style-name="P4">
而如何看待穷人与富人的关系？英国有一种敌视精英的情绪，即藐视权力、金钱以及知识分子。无人敢公开说“有些英国人很懒”，英国人脑袋里也许甚至没有“英国人懒”的概念。我曾经无法理解这在我看来明显不过的事实。来自兰卡斯特的律师JeremyDable（议员候选人）为我提供了一个解释：“富人偷走了穷人的钱。”我问这观点来自何处？他说“马克思？”</text:p>
      <text:p text:style-name="P4">
所以英国社会观点各异，甚至对立，都有存在的道理与用处——能够相互制衡，不走极端。话说启蒙革命以来发明的各种社会观念与未来走向，大都交织在一起，形成各种主张与主义，其丰富程度，需要我与政治光谱上各种位置的英国人大量沟通，估计才能看出个大概。从前我只凭中国大陆带来的那点常识与观点看英国，实在肤浅、落后而且不着边际。</text:p>
      <text:p text:style-name="P4">
我最初来到英国，觉得此地公平程度令人瞠目结舌，保守党已经相当不错了！可最近我才意识到，工党和自民党的存在，都是因为英国还不够公平！几位自民党成员都和我说：“英国是全世界第六富的国家，竟然还存在穷人，真是说不过去。”如果没有这些中左政党与保守党较劲，就凭保守党那保守主义，英国估计还停留在19世纪，资本家还继续剥削工人阶级呢。</text:p>
      <text:p text:style-name="P4">
所以此次培训，不单是学习竞选，还是继续深入学习英国政治的好地方——生活中英国人不谈政治，连政治倾向都秘而不宣。可这里全都是自民党人，开口闭口都是政治，志同道合，令我非常陶醉。</text:p>
      <text:p text:style-name="P4">
与其他几位少数族裔一起，我得到了主办方的赞助支持，费用全包。据说是因为自民党希望提高党员的种族多样性。我们几位的不同肤色——黑人、印巴人与华人——的确为全场99%的白脸增加了新鲜感。英国早已出现印巴人和黑人的内阁成员，连现任首相都是印度后裔，华人的总数在英国少数族裔里排行很后，本就力量薄弱，加上参政意识落后，要想让英国政治出现与华人人数成比例的议员，需要付出比白人加倍的努力。</text:p>
      <text:p text:style-name="P4">
<text:span text:style-name="T5">
（注：本文仅代表作者个人观点。责编邮箱bo.liu@ftchinese.com）</text:span>
</text:p>
      <text:p text:style-name="P4">
Source: <text:a xlink:type="simple" xlink:href="http://www.ftchinese.com/story/001100188" text:style-name="Internet_20_link" text:visited-style-name="Visited_20_Internet_20_Link">
http://www.ftchinese.com/story/001100188</text:a>
</text:p>
      <!--NEWS-->
      <text:h text:style-name="P10" text:outline-level="1">
<text:span text:style-name="T4">
Threads注册用户破3000万 马斯克恫言告Meta“盗用商业机密”</text:span>
</text:h>
      <text:p text:style-name="P4">
Author: 联合早报 (Person)</text:p>
      <text:p text:style-name="P4">
Publisher: 联合早报 (Organization)</text:p>
      <text:p text:style-name="P4">
Published Time: 2023-07-07T07:10</text:p>
      <text:p text:style-name="P4">
Modified Time: 2023-07-07T08:25</text:p>
      <text:p text:style-name="P4">
Description: 脸书母公司Meta新推出的社交媒体应用Threads，首18小时就有超过3000万个注册用户，对马斯克陷入困境的推特平台构成了真正的威胁。媒体称马斯克发律师信，恫言起诉Meta“非...</text:p>
      <text:p text:style-name="P4">
Videos: []</text:p>
      <text:p text:style-name="P4">
Audios: []</text:p>
      <text:p text:style-name="P4">
Images: []</text:p>
      <text:p text:style-name="P4">
Type: NewsArticle</text:p>
      <text:p text:style-name="P4">
Breadcrumbs: ['即时', '国际']</text:p>
      <text:p text:style-name="P4">
Keywords: ['推特', '扎克伯格', '马斯克', 'Meta']</text:p>
      <!--METADATA-->
      <text:p text:style-name="P4">
脸书母公司Meta新推出的 <text:a xlink:type="simple" xlink:href="https://www.zaobao.com/realtime/world/story20230706-1411168" text:style-name="Internet_20_link" text:visited-style-name="Visited_20_Internet_20_Link">
 社交媒体应用Threads</text:a>
，首18小时就有超过3000万个注册用户，对马斯克陷入困境的推特平台构成了真正的威胁。媒体称马斯克发律师信，恫言起诉Meta“非法盗用商业机密”。</text:p>
      <text:p text:style-name="P4">
综合路透社和彭博社报道，号称“推特杀手”的Threads，星期四（7月6日）已成为英国和美国苹果应用商店免费应用中，排名第一的下载应用。</text:p>
      <text:p text:style-name="P4">
许多名人包括珍妮花洛佩丝（Jennifer Lopez）、拉丁天后夏奇拉（Shakira）、“金钢狼”休杰克曼（HughJackman），以及《华盛顿邮报》和《经济学人》等媒体已设立Threads账号。</text:p>
      <text:p text:style-name="P4">
Thread原定美东时间星期四上午10时推出，但Meta拨快倒计时，于美东时间星期三晚上7时抢先在100个国家的苹果和安卓应用商店正式上线。</text:p>
      <text:p text:style-name="P4">
Meta总裁扎克伯格星期四说，Threads在首几个小时就有超过3000万人下载。</text:p>
      <text:p text:style-name="P4">
扎克伯格在他的官方Threads账号上写道：“有一种开创新天地的感觉，但我们这款应用还有很多工作要做。”</text:p>
      <text:h text:style-name="P13" text:outline-level="4">
<text:span text:style-name="T4">
扎克伯格相信用户将达10亿人</text:span>
</text:h>
      <text:p text:style-name="P4">
扎克伯格在Threads写道：“这须要一些时间，但我相信这将会成为10亿人的公共对话应用。”推特说，它的每日活跃用户超过2亿。</text:p>
      <text:p text:style-name="P4">
扎克伯格和马斯克这两个科技巨头积怨已久，近几个月来一直针锋相对。上个月，马斯克甚至向扎克伯格发起“铁笼格斗”挑战。</text:p>
      <text:p text:style-name="P4">
根据在线新闻媒体Semafor报道，马斯克在Threads上线后，通过律师向扎克伯格发出一封信，指责Meta“非法盗用推特的商业机密和其他知识产权”，扬言将向Meta采取法律行动。</text:p>
      <text:p text:style-name="P4">
这封信指责Meta聘请了数十名前推特雇员，称这些前推特员工“仍掌握推特的商业机密和其他高度机密信息”。</text:p>
      <text:p text:style-name="P4">
推特没有立即回应媒体询问。不过，马斯克发了一条推文说：“相互竞争没问题，盗窃是另一回事”。</text:p>
      <text:p text:style-name="P4">
Meta说，Threads工程团队中没有前推特员工。</text:p>
      <text:p text:style-name="P4">
推特一前高级员工告诉路透社，他们不知道有任何前推特员工在Threads工作，也不知道有任何高管登陆Meta。</text:p>
      <text:p text:style-name="P4">
Threads用户可以发布500字以内的短文、附链接和图片，以及5分钟的视频，还可以点赞、转发和回复贴文，但不能发送私信（DM）。</text:p>
      <text:p text:style-name="P4">
Source: <text:a xlink:type="simple" xlink:href="https://www.zaobao.com.sg/realtime/world/story20230707-1411467" text:style-name="Internet_20_link" text:visited-style-name="Visited_20_Internet_20_Link">
https://www.zaobao.com.sg/realtime/world/story20230707-1411467</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07T07:53:40</text:p>
      <text:p text:style-name="P4">
Modified Time: 2023-07-07T14:04:06</text:p>
      <text:p text:style-name="P4">
Description: 土耳其官方媒体称，乌克兰总统泽连斯基将要访问土耳其，并与土耳其总统埃尔多安就黑海粮食协议及与俄罗斯的战争举行会谈。</text:p>
      <text:p text:style-name="P4">
Images: ["<text:a xlink:type="simple" xlink:href="https://chinese.aljazeera.net/wp-content/uploads/2023/07/2023-07-07T113536Z_129198157_RC2UX1A2DHFB_RTRMADP_3_UKRAINE-CRISIS-ZELENSKIY-CZECH-1688731704-1688734751.jpg" text:style-name="Internet_20_link" text:visited-style-name="Visited_20_Internet_20_Link">
2023-07-07T11...</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09" text:anchor-type="as-char" svg:width="6.9236in" svg:height="4.613265in" draw:z-index="0">
<draw:image xlink:href="../Images/Aljazeera Chinese/2023-07-07T07-53-40/2023-07-07T113536Z_129198157_RC2UX1A2DHFB_RTRMADP_3_UKRAINE-CRISIS-ZELENSKIY-CZECH-1688731704-1688734751.jpg" xlink:type="simple" xlink:show="embed" xlink:actuate="onLoad" draw:mime-type="image/jpeg"/>
</draw:frame>
乌克兰总统泽连斯基抵达布拉格，并试图在下周召开的北约峰会之前争取更多支持 (路透社)</text:p>
      <ul>
        <li>
乌克兰总统正在对北约国家进行短暂访问，背景是这个西方军事联盟将于下周在立陶宛举行重要峰会。   * 泽连斯基将在7日晚些时候于土耳其与该国总统埃尔多安举行会谈，双方可能会讨论黑海粮食协议和囚犯交换问题。</li>
      </ul>
      <text:p text:style-name="P4">
阅读更多</text:p>
      <text:p text:style-name="P4">
Source: <text:a xlink:type="simple" xlink:href="https://chinese.aljazeera.net/news/war-in-ukraine/liveblog/2023/7/7/%e4%bf%84%e7%bd%97%e6%96%af%e5%af%b9%e4%b9%8c%e5%85%8b%e5%85%b0%e6%88%98%e4%ba%89%e7%9a%84%e4%bb%8a%e6%97%a5%e5%8f%91%e5%b1%95-378" text:style-name="Internet_20_link" text:visited-style-name="Visited_20_Internet_20_Link">
https://chinese.aljazeera.net/news/war-in-ukraine/liveblog/2023/7/7/%e4%bf%84%e7%bd%97%e6%96%af%e5%af%b9%e4%b9%8c%e5%85%8b%e5%85%b0%e6%88%98%e4%ba%89%e7%9a%84%e4%bb%8a%e6%97%a5%e5%8f%91%e5%b1%95-378</text:a>
</text:p>
      <!--NEWS-->
      <text:h text:style-name="P10" text:outline-level="1">
<text:span text:style-name="T4">
这个夏天最值得和不值得买的苹果产品 (Free Version)</text:span>
</text:h>
      <text:p text:style-name="P4">
Author: Joanna Stern</text:p>
      <text:p text:style-name="P4">
Publisher: 华尔街日报中文网</text:p>
      <text:p text:style-name="P4">
Published Time: 2023-07-07T07:55:00.000Z</text:p>
      <text:p text:style-name="P4">
Modified Time: 2023-07-07T07:55:00.000Z</text:p>
      <text:p text:style-name="P4">
Created Time: 2023-07-07T06:43:00.000Z</text:p>
      <text:p text:style-name="P4">
Description: 不要买iPhone。想买MacBook Air？下手吧。本文是一篇应季苹果产品指南。</text:p>
      <text:p text:style-name="P4">
Images: []</text:p>
      <text:p text:style-name="P4">
Categories: ['科技', '数字生活']</text:p>
      <text:p text:style-name="P4">
Keywords: SYND,LINK:EN|WP-WSJ-0000981987</text:p>
      <text:p text:style-name="P4">
Type: Article</text:p>
      <!--METADATA-->
      <text:p text:style-name="P4">
<text:span text:style-name="T5">
不要用咬过的薯片蘸酱。</text:span>
</text:p>
      <text:p text:style-name="P4">
Source: <text:a xlink:type="simple" xlink:href="https://cn.wsj.com/articles/%E8%BF%99%E4%B8%AA%E5%A4%8F%E5%A4%A9%E6%9C%80%E5%80%BC%E5%BE%97%E5%92%8C%E4%B8%8D%E5%80%BC%E5%BE%97%E4%B9%B0%E7%9A%84%E8%8B%B9%E6%9E%9C%E4%BA%A7%E5%93%81-3e433eb4" text:style-name="Internet_20_link" text:visited-style-name="Visited_20_Internet_20_Link">
https://cn.wsj.com/articles/%E8%BF%99%E4%B8%AA%E5%A4%8F%E5%A4%A9%E6%9C%80%E5%80%BC%E5%BE%97%E5%92%8C%E4%B8%8D%E5%80%BC%E5%BE%97%E4%B9%B0%E7%9A%84%E8%8B%B9%E6%9E%9C%E4%BA%A7%E5%93%81-3e433eb4</text:a>
</text:p>
      <!--NEWS-->
      <text:h text:style-name="P10" text:outline-level="1">
<text:span text:style-name="T4">
美国科技股反弹尚未给初创企业带来新活力 (Free Version)</text:span>
</text:h>
      <text:p text:style-name="P4">
Author: Angus Loten</text:p>
      <text:p text:style-name="P4">
Publisher: 华尔街日报中文网</text:p>
      <text:p text:style-name="P4">
Published Time: 2023-07-07T08:10:00.000Z</text:p>
      <text:p text:style-name="P4">
Modified Time: 2023-07-07T08:10:00.000Z</text:p>
      <text:p text:style-name="P4">
Created Time: 2023-07-07T06:39:00.000Z</text:p>
      <text:p text:style-name="P4">
Description: 美国大型科技公司再现生机本应重振初创企业界的融资状况，但到目前为止初创企业的融资环境仍很糟糕。</text:p>
      <text:p text:style-name="P4">
Images: []</text:p>
      <text:p text:style-name="P4">
Categories: ['商业']</text:p>
      <text:p text:style-name="P4">
Keywords: SYND,LINK:EN|WP-WSJ-0001035739</text:p>
      <text:p text:style-name="P4">
Type: Article</text:p>
      <!--METADATA-->
      <text:p text:style-name="P4">
大型科技公司再现生机尚未给科技初创企业及其投资者带来新的活力。根据最新的市场数据，最近几个月，美国科技初创企业继续搁置融资交易、推迟公开上市。</text:p>
      <text:p text:style-name="P4">
Source: <text:a xlink:type="simple" xlink:href="https://cn.wsj.com/articles/%E7%BE%8E%E5%9B%BD%E7%A7%91%E6%8A%80%E8%82%A1%E5%8F%8D%E5%BC%B9%E5%B0%9A%E6%9C%AA%E7%BB%99%E5%88%9D%E5%88%9B%E4%BC%81%E4%B8%9A%E5%B8%A6%E6%9D%A5%E6%96%B0%E6%B4%BB%E5%8A%9B-742bab6b" text:style-name="Internet_20_link" text:visited-style-name="Visited_20_Internet_20_Link">
https://cn.wsj.com/articles/%E7%BE%8E%E5%9B%BD%E7%A7%91%E6%8A%80%E8%82%A1%E5%8F%8D%E5%BC%B9%E5%B0%9A%E6%9C%AA%E7%BB%99%E5%88%9D%E5%88%9B%E4%BC%81%E4%B8%9A%E5%B8%A6%E6%9D%A5%E6%96%B0%E6%B4%BB%E5%8A%9B-742bab6b</text:a>
</text:p>
      <!--NEWS-->
      <text:h text:style-name="P10" text:outline-level="1">
<text:span text:style-name="T4">
拜登不反对旨在结束乌克兰战争的美俄“秘密会议”</text:span>
</text:h>
      <text:p text:style-name="P4">
Author: 联合早报 (Person)</text:p>
      <text:p text:style-name="P4">
Publisher: 联合早报 (Organization)</text:p>
      <text:p text:style-name="P4">
Published Time: 2023-07-07T08:10</text:p>
      <text:p text:style-name="P4">
Modified Time: 2023-07-07T09:19</text:p>
      <text:p text:style-name="P4">
Description: 美国前高级国家安全官员与俄罗斯外交部长拉夫罗夫及其他俄方官员举行了一系列秘密会议。美国国务院星期四（7月6日）说，拜登政府并不反对这些旨在结束乌克兰战争的秘密会议。全国广播公司NB...</text:p>
      <text:p text:style-name="P4">
Videos: []</text:p>
      <text:p text:style-name="P4">
Audios: []</text:p>
      <text:p text:style-name="P4">
Images: []</text:p>
      <text:p text:style-name="P4">
Type: NewsArticle</text:p>
      <text:p text:style-name="P4">
Breadcrumbs: ['即时', '国际']</text:p>
      <text:p text:style-name="P4">
Keywords: ['美国国务院', '俄罗斯', '拉夫罗夫', '俄乌战争']</text:p>
      <!--METADATA-->
      <text:p text:style-name="P4">
美国前高级国家安全官员与俄罗斯外交部长拉夫罗夫及其他俄方官员举行了一系列秘密会议。美国国务院星期四（7月6日）说，拜登政府并不反对这些旨在结束乌克兰战争的秘密会议。</text:p>
      <text:p text:style-name="P4">
全国广播公司NBC新闻此前报道，美国前官员4月间在纽约会见了俄罗斯外长拉夫罗夫，即将卸任的美国对外关系委员会主席哈斯（RichardHaass）和两名前白宫官员也参加了会议。</text:p>
      <text:p text:style-name="P4">
报道称，目前尚不清楚美方与会者包括前五角大楼官员多频繁与克里姆林宫的核心成员进行讨论。NBC新闻说，至少一未具名的美国成员曾前往俄罗斯。</text:p>
      <text:p text:style-name="P4">
国务院发言人星期四回答路透社的询问时说，拜登政府不反对这些讨论，他同时也重申，“关系乌克兰的事，我们不会替乌克兰做决定。”</text:p>
      <text:p text:style-name="P4">
他所指的是美国政府对乌克兰战争采取的政策，即美国不会在没有乌克兰官员参与的情况下，与俄罗斯进行结束这场战争的谈判。</text:p>
      <text:p text:style-name="P4">
国务院发言人说，美国政府会继续向基辅提供武器，在乌克兰官员“认为时机已经成熟，他们可以站在一个强势的位置开展谈判。”</text:p>
      <text:p text:style-name="P4">
NBC新闻引述了解美俄讨论情况人士的话称，美俄之间的秘密讨论是为俄乌可能结束战争的谈判做铺垫工作。</text:p>
      <text:p text:style-name="P4">
其中两名消息人士说，这些秘密讨论是在拜登政府知情的情况下进行，但并不是由拜登政府指引，美方代表在与拉夫罗夫会面后会向白宫汇报情况。</text:p>
      <text:p text:style-name="P4">
Source: <text:a xlink:type="simple" xlink:href="https://www.zaobao.com.sg/realtime/world/story20230707-1411470" text:style-name="Internet_20_link" text:visited-style-name="Visited_20_Internet_20_Link">
https://www.zaobao.com.sg/realtime/world/story20230707-1411470</text:a>
</text:p>
      <!--NEWS-->
      <text:h text:style-name="P10" text:outline-level="1">
<text:span text:style-name="T4">
Threads初步告捷，获广告客户兴趣——还有一封Twitter律师函 (Free Version)</text:span>
</text:h>
      <text:p text:style-name="P4">
Author: Salvador Rodriguez / Patience Haggin</text:p>
      <text:p text:style-name="P4">
Publisher: 华尔街日报中文网</text:p>
      <text:p text:style-name="P4">
Published Time: 2023-07-07T08:15:00.000Z</text:p>
      <text:p text:style-name="P4">
Modified Time: 2023-07-07T08:15:00.000Z</text:p>
      <text:p text:style-name="P4">
Created Time: 2023-07-06T23:58:00.000Z</text:p>
      <text:p text:style-name="P4">
Description: Meta的Threads在推出后不到24小时，注册用户已超过3,000万户，如果该平台达到足够的规模，可能对广告客户变得很有吸引力。</text:p>
      <text:p text:style-name="P4">
Images: []</text:p>
      <text:p text:style-name="P4">
Categories: ['科技']</text:p>
      <text:p text:style-name="P4">
Keywords: SYND</text:p>
      <text:p text:style-name="P4">
Type: Article</text:p>
      <!--METADATA-->
      <text:p text:style-name="P4">
Meta Platforms (META)周三 <text:a xlink:type="simple" xlink:href="https://cn.wsj.com/articles/CN-TEC-20230706080715" text:style-name="Internet_20_link" text:visited-style-name="Visited_20_Internet_20_Link">
 推出了微博客应用Threads </text:a>
，在推出后不到24小时，注册用户已超过3,000万户，其下载量跃居应用商店下载排行榜榜首，并成为Twitter上的一个热门话题，而Twitter正是该应用试图颠覆的社交网络平台。</text:p>
      <text:p text:style-name="P4">
Source: <text:a xlink:type="simple" xlink:href="https://cn.wsj.com/articles/threads%E5%88%9D%E6%AD%A5%E5%91%8A%E6%8D%B7-%E8%8E%B7%E5%B9%BF%E5%91%8A%E5%AE%A2%E6%88%B7%E5%85%B4%E8%B6%A3-%E8%BF%98%E6%9C%89%E4%B8%80%E5%B0%81twitter%E5%BE%8B%E5%B8%88%E5%87%BD-83c930cf" text:style-name="Internet_20_link" text:visited-style-name="Visited_20_Internet_20_Link">
https://cn.wsj.com/articles/threads%E5%88%9D%E6%AD%A5%E5%91%8A%E6%8D%B7-%E8%8E%B7%E5%B9%BF%E5%91%8A%E5%AE%A2%E6%88%B7%E5%85%B4%E8%B6%A3-%E8%BF%98%E6%9C%89%E4%B8%80%E5%B0%81twitter%E5%BE%8B%E5%B8%88%E5%87%BD-83c930cf</text:a>
</text:p>
      <!--NEWS-->
      <text:h text:style-name="P10" text:outline-level="1">
<text:span text:style-name="T4">
仍依赖房地产促进经济增长？中国必须重新考虑了</text:span>
</text:h>
      <text:p text:style-name="P4">
Author: https://www.facebook.com/bbcworldservice/</text:p>
      <text:p text:style-name="P4">
Publisher: BBC News 中文</text:p>
      <text:p text:style-name="P4">
Published Time: 2023-07-07T08:18:28.000Z</text:p>
      <text:p text:style-name="P4">
Modified Time: 2023-07-07T08:18:28.000Z</text:p>
      <text:p text:style-name="P4">
Description: 新冠疫情限制措施放开后，人们期望中国经济会强势反弹，但是这并没有出现。</text:p>
      <text:p text:style-name="P4">
Images: ["<text:a xlink:type="simple" xlink:href="https://ichef.bbci.co.uk/news/640/cpsprodpb/12A0D/production/_130310367_2a414963-ef67-479c-9f6d-73f5fec431a7.jpg" text:style-name="Internet_20_link" text:visited-style-name="Visited_20_Internet_20_Link">
_130310367_2a...</text:a>
", "<text:a xlink:type="simple" xlink:href="https://ichef.bbci.co.uk/news/640/cpsprodpb/BAB9/production/_130310874_bbqzibo3.jpg" text:style-name="Internet_20_link" text:visited-style-name="Visited_20_Internet_20_Link">
_130310874_bb...</text:a>
"]</text:p>
      <text:p text:style-name="P4">
Videos: ["<text:a xlink:type="simple" xlink:href="https://www.bbc.com/ws/av-embeds/cps/zhongwen/simp/chinese-news-66131340/p0fzj6jm/zh-hans" text:style-name="Internet_20_link" text:visited-style-name="Visited_20_Internet_20_Link">
zh-hans</text:a>
"]</text:p>
      <text:p text:style-name="P4">
Tags: ['金融财经', '中國', '经济', '就业']</text:p>
      <text:p text:style-name="P4">
Type: Article</text:p>
      <!--METADATA-->
      <text:h text:style-name="P12" text:outline-level="3">
<text:span text:style-name="T4">
仍依赖房地产促进经济增长？中国必须重新考虑了</text:span>
</text:h>
      <ul>
        <li>
麦笛文（Stephen McDonell）   * BBC驻中国记者</li>
      </ul>
      <text:p text:style-name="P4">
2023年7月7日早上8点18分<draw:frame draw:style-name="fr1" draw:name="Image110" text:anchor-type="as-char" svg:width="6.9236in" svg:height="3.894525in" draw:z-index="0">
<draw:image xlink:href="../Images/BBC Chinese/2023-07-07T08-18-28.000Z/_130310367_2a414963-ef67-479c-9f6d-73f5fec431a7.jpg" xlink:type="simple" xlink:show="embed" xlink:actuate="onLoad" draw:mime-type="image/jpeg"/>
</draw:frame>
</text:p>
      <text:p text:style-name="P4">
图像来源，  Joyce Liu/BBC</text:p>
      <text:p text:style-name="P4">
图像加注文字，</text:p>
      <text:p text:style-name="P4">
淄博的户外烧烤给人们提供了美味而价格低廉的休闲饮食。</text:p>
      <text:p text:style-name="P4">
<text:span text:style-name="T4">
<text:span text:style-name="T5">
*山东省小城淄博正在经历着一股户外烧烤的热潮。</text:span>
* </text:span>
</text:p>
      <text:p text:style-name="P4">
来自全中国各地的人都来这里品尝著名的羊肉串，这在社交媒体上已经成为一个传奇。</text:p>
      <text:p text:style-name="P4">
这是一种很吵闹的体验，而且肯定不适合胆小的人。</text:p>
      <text:p text:style-name="P4">
街道上挤满了人，你坐在小塑料椅上，喝啤酒，用当地的葱花大饼卷起肉块，而四面八方都是卡拉OK的歌声。</text:p>
      <text:p text:style-name="P4">
乍一看，这些人群似乎显示着经济新在冠疫情紧急状态过后正在强势反弹——但是据经济学家说，实情并非如此。</text:p>
      <text:p text:style-name="P4">
他们说，这更多是在表明，人们在家庭收入面临巨大压力之下找了一种便宜又好吃的选择。</text:p>
      <text:p text:style-name="P4">
<draw:frame draw:style-name="fr1" draw:name="Image111" text:anchor-type="as-char" svg:width="6.9236in" svg:height="3.894525in" draw:z-index="0">
<draw:image xlink:href="../Images/BBC Chinese/2023-07-07T08-18-28.000Z/_130310874_bbqzibo3.jpg" xlink:type="simple" xlink:show="embed" xlink:actuate="onLoad" draw:mime-type="image/jpeg"/>
</draw:frame>
</text:p>
      <text:p text:style-name="P4">
图像来源，  Joyce Liu/BBC</text:p>
      <text:p text:style-name="P4">
图像加注文字，</text:p>
      <text:p text:style-name="P4">
淄博烧烤店的羊肉串和卡拉OK吸引了全国各地民众.</text:p>
      <text:p text:style-name="P4">
一个光着膀子的男人告诉我们，这是他和家人在炎炎夏夜的理想去处，并且这种玩法的性价比符合当下现实。</text:p>
      <text:p text:style-name="P4">
“这个地方非常适合老百姓，”他说，“最近赚钱很难，但花钱还是很容易。在经历了三年的疫情后，经济只是在慢慢恢复。”</text:p>
      <text:p text:style-name="P4">
中国的大学毕业生受经济低迷的冲击尤其严重，青年失业率一直徘徊在20%或以上。</text:p>
      <text:p text:style-name="P4">
一些学生对自己的未来感到不安。</text:p>
      <text:p text:style-name="P4">
“是的，我很担心，”一个即将毕业的女生说，“竞争很激烈，找工作很难。我所有的同学都有同样的压力。”</text:p>
      <text:p text:style-name="P4">
对于那些有工作的人来说，经济保障是他们不愿意多花钱的一个重要原因。</text:p>
      <text:p text:style-name="P4">
他们担心有可能会一不小心掉入失业大军行列，而且在很多情况下，他们全家的最大投资已经不像他们原先想象的那样有价值。</text:p>
      <text:p text:style-name="P4">
中国的房地产行业正承受着巨大压力。</text:p>
      <text:p text:style-name="P4">
<text:a xlink:type="simple" xlink:href="https://www.bbc.com/ws/av-embeds/cps/zhongwen/simp/chinese-news-66131340/p0fzj6jm/zh-hans" text:style-name="Internet_20_link" text:visited-style-name="Visited_20_Internet_20_Link">
 Video-1-Link：/ws/av-embeds/cps/zhongwen/simp/chinese-news-66131340/p0fzj6jm/zh-hans </text:a>
 <text:span text:style-name="T4">
你的器材不支持播放多媒体材料</text:span>
视频加注文字，</text:p>
      <text:p text:style-name="P4">
火爆的淄博烧烤与空置的青岛楼盘 折射中国经济低迷现实</text:p>
      <text:p text:style-name="P4">
为了亲身了解这一点，我们开车从淄博向东几个小时，来到一个大得多的城市青岛的郊外。</text:p>
      <text:p text:style-name="P4">
在这里，急速爆发的房地产并没有与买家或租户的真实需求相匹配，结果就成了大量建成的楼盘却很少有人住在里面。</text:p>
      <text:p text:style-name="P4">
一名女子在她住的小区外面一个移动摊位上卖冷面，她的邻居很少。</text:p>
      <text:p text:style-name="P4">
几年前，她丈夫搬到青岛之后在这里买了一套公寓，因为听说这里的学校好，想给孩子一个更好的起点。</text:p>
      <text:p text:style-name="P4">
我问她，是否担心她的房子贬值。</text:p>
      <text:p text:style-name="P4">
“当然担心，”她说，“但是我又能怎样呢？”</text:p>
      <text:p text:style-name="P4">
旁边一对做街道清洁工的夫妇正停下来吃午饭。他们指着身后的大楼说，那里没有人住。</text:p>
      <text:p text:style-name="P4">
路的对面是一小片混凝土楼盘，外墙没有粉刷，没有窗户，窗框因为长时间曝露在外而显得破旧。</text:p>
      <text:p text:style-name="P4">
</text:p>
      <text:p text:style-name="P4">
图像来源，  Joyce Liu/BBC</text:p>
      <text:p text:style-name="P4">
图像加注文字，</text:p>
      <text:p text:style-name="P4">
青岛的房地产爆发速度超出了买家和租客的需求。</text:p>
      <text:p text:style-name="P4">
“那边的建筑工程去年有一天突然就停工了，”那个男人说。</text:p>
      <text:p text:style-name="P4">
根据他妻子的说法，整片街区相当冷清。“这里什么都没有，加油站也没有，你加油还得走很远。在这里生活很不方便，”她说。</text:p>
      <text:p text:style-name="P4">
这个地方曾经有希望会腾飞起来。当时这座城市主办过上海合作组织峰会，中国国家主席习近平也对这个地方的投资和经商给予过亲自认可，这里还有可能成为国际博览会等活动的举办地。</text:p>
      <text:p text:style-name="P4">
本来以为，会有工厂、初创企业或者其他公司雇佣在这里购房的人，但事实却是，这些企业并不多。</text:p>
      <text:p text:style-name="P4">
据当地一名房地产经纪说，该地区的物业销售量在近年已减半。</text:p>
      <text:p text:style-name="P4">
“价格下降是因为市场饱和，”她说，“建了太多房子，很难卖出去。”</text:p>
      <text:p text:style-name="P4">
我们放了一架无人机，从空中俯瞰的景象比在地面看到的还糟糕。</text:p>
      <text:p text:style-name="P4">
周围都可以看到完全停工的新楼盘，已经完工的楼盘也几乎没什么生气。</text:p>
      <text:p text:style-name="P4">
</text:p>
      <text:p text:style-name="P4">
图像来源，  Joyce Liu/BBC</text:p>
      <text:p text:style-name="P4">
图像加注文字，</text:p>
      <text:p text:style-name="P4">
中国房地产的繁荣，使得许多大城市的房价超出了一般家庭的能力所及。</text:p>
      <text:p text:style-name="P4">
而且，供求问题也并非是这一地区，甚至是这一城市所独有。在中国的一个个省份中，都很容易找得到房地产泡沫带来危险的证据。</text:p>
      <text:p text:style-name="P4">
在这个国家，房地产投机泛滥的原因之一是缺乏其他投资选择，然而房地产的繁荣却又使得许多大城市的房价超出了一般家庭的能力所及。政府对此的应对措施，是限制个人购买房子的数量。</text:p>
      <text:p text:style-name="P4">
这是一次进行平等改革的真心尝试，但是现在正存在压力想去逆转这一方向。在青岛，此类措施已经被放宽，以图给停滞的房地产市场带来刺激。</text:p>
      <text:p text:style-name="P4">
中国政策制定者面临的挑战，是要找到一种方法，令经济增长和商业信心摆脱这种这房地产销售的重度依赖。</text:p>
      <text:p text:style-name="P4">
像穆迪分析公司（Moody's Analytics）的哈里·穆菲·克鲁斯（Harry MurphyCruise）这样的经济学家，认为中国正面临着重大的问题。</text:p>
      <text:p text:style-name="P4">
他在澳大利亚向BBC表示：“中国的经济迫切需要实现再平衡。在过去二三十年里，中国经济通过大型基础设施建设、房地产市场大幅增长等方面获得巨大增长，然而在未来，这种增长方式并不可持续。”</text:p>
      <text:p text:style-name="P4">
“看看全世界，发达经济体需要家庭作为经济增长的关键驱动力，而这是目前的中国所不具备的。”</text:p>
      <text:p text:style-name="P4">
从降低利率到现金津贴，中国政府正在考虑用各种方式来促进个人和企业增加消费。</text:p>
      <text:p text:style-name="P4">
但是，问题在于情绪。</text:p>
      <text:p text:style-name="P4">
在有更多工作岗位的时候，人们就会更有安全感。企业需要投资以创造更多的就业机会，但在消费者如此缺乏安全感的时候，企业又不愿意这样做。</text:p>
      <text:p text:style-name="P4">
正如哈里·穆菲·克鲁斯所说：“这有点像鸡和蛋的问题。没有企业支出，就不会有经济的回升。他们在看到回升之前又不会支出。于是就成了一个僵局，阻碍着经济关键部分的发展。”</text:p>
      <text:p text:style-name="P4">
然后，所有这些问题都有可能波及全球贸易。</text:p>
      <text:p text:style-name="P4">
</text:p>
      <text:p text:style-name="P4">
图像来源，  Joyce Liu/BBC</text:p>
      <text:p text:style-name="P4">
图像加注文字，</text:p>
      <text:p text:style-name="P4">
另一方面，青岛的海滩显示旅游业正在复苏</text:p>
      <text:p text:style-name="P4">
中国是大国。全球第二大经济体发生的事情所产生的涟漪，会引发波澜。</text:p>
      <text:p text:style-name="P4">
这里的制造业产量减少——由于国际需求疲软——导致了出口下降、全球范围内中国制造商品的供应减少，然后亚洲大工厂的商业活动也会减少。之后，中国由此而减缓的消费，又意味对其他国家产品的进口会减少。</text:p>
      <text:p text:style-name="P4">
对于中国政府来说，头疼的是它或许不得不做选择，要么寻求短期刺激措施，这将推迟它最终需要面对的再平衡，要么承受更多的即时痛苦，从而更快地开始长期的解决方案。</text:p>
      <text:p text:style-name="P4">
很自然地，北京权力高层当中几乎肯定有人在考虑采取某种中间路线，先采取轻微推动措施来稳定经济，然后再考虑手头上更大的问题。</text:p>
      <text:p text:style-name="P4">
因为他们知道，一旦负面情绪形成，可能就很难扭转局面。</text:p>
      <text:p text:style-name="P4">
不过，如果你想对青岛，以及对生活本身感到乐观，你可以去海滩。这里著名的海岸线一带，旅游业似乎已经重新起来了。</text:p>
      <text:p text:style-name="P4">
那里有笑声，有游客堆起来的沙堡。无论是产业巨头还是卡车司机，这里的每一个人都在尽情享受大海的怀抱。</text:p>
      <text:p text:style-name="P4">
无论这是否与现实相符，在这里，你几乎无法不觉得，虽然一切很难，但是将来还是会好的。</text:p>
      <text:p text:style-name="P4">
Source: <text:a xlink:type="simple" xlink:href="https://www.bbc.com/zhongwen/simp/chinese-news-66131340" text:style-name="Internet_20_link" text:visited-style-name="Visited_20_Internet_20_Link">
https://www.bbc.com/zhongwen/simp/chinese-news-66131340</text:a>
</text:p>
      <!--NEWS-->
      <text:h text:style-name="P10" text:outline-level="1">
<text:span text:style-name="T4">
漢光演習前假訊息氾濫 台灣憂中國認知戰</text:span>
</text:h>
      <text:p text:style-name="P4">
Author: None (Language: zh)</text:p>
      <text:p text:style-name="P4">
Publisher: None</text:p>
      <text:p text:style-name="P4">
Time: 2023-07-07T08:29:00Z</text:p>
      <text:p text:style-name="P4">
Description: 台灣國安人士指出，每年漢光演習前，都會出現來自中國的假訊息攻勢，其中有些聲稱蔡英文要藉此進行「逃命彩排」。</text:p>
      <text:p text:style-name="P4">
Videos: []</text:p>
      <text:p text:style-name="P4">
Images: []</text:p>
      <text:p text:style-name="P4">
Subject: 时政风云</text:p>
      <text:p text:style-name="P4">
Subjects: ['全球媒体论坛', '奥巴马', '明镜周刊', '美国']</text:p>
      <text:p text:style-name="P4">
Keywords: ['汉光演习', '认知作战', '假讯息', '台海局势', '两岸关系', '台湾大选', '美国', '媒体']</text:p>
      <text:p text:style-name="P4">
ID: 66150093</text:p>
      <!--METADATA-->
      <text:p text:style-name="P4">
<text:a xlink:type="simple" xlink:href="https://www.dw.com/zh/overlay/image/article/66150093/62680523" text:style-name="Internet_20_link" text:visited-style-name="Visited_20_Internet_20_Link">
 </text:a>
</text:p>
      <text:p text:style-name="P4">
圖為去年7月漢光演習期間，台灣軍人在新北市附近舉行反登陸演練。</text:p>
      <text:p text:style-name="P4">
（德國之聲中文網）在台灣即將舉行「漢光39號」實兵演習之際，中國可能正展開一場認知作戰。據台灣國安官員說法，中國自5月起持續透過官媒散播跟台灣或美國軍演有關的假訊息，欲消磨台灣軍民士氣，迫其接受中國對台主權。其中有些未經證實的報導指，台灣總統蔡英文制定了「逃亡計劃」，若兩岸開戰她將逃離台灣。</text:p>
      <text:p text:style-name="P4">
「他們想把漢光演習描繪成逃生計劃的演練。」路透社週五（7月7日）引述不願具名的台灣國安人士，稱至少10幾篇新聞報導聲稱蔡英文欲藉演習進行「逃命彩排」，或者為美國公民演練撤僑狀況。台灣官員認為，北京此舉目的是製造恐慌、削弱公眾對台灣領導階層的信任。</text:p>
      <text:p text:style-name="P4">
</text:p>
      <text:p text:style-name="P4">
在中國的網路平台上，有些未經證實的說法稱台灣總統蔡英文制定了「逃跑計劃」，若台海開戰就準備「出逃」。圖為蔡英文4月8日在台北接待美國國會訪團。</text:p>
      <text:h text:style-name="P12" text:outline-level="3">
<text:span text:style-name="T4">
北京對台「大外宣」？</text:span>
</text:h>
      <text:p text:style-name="P4">
今年台灣的漢光演習分為2階段，分別是5月的兵推和7月底的實兵演練， <text:a xlink:type="simple" xlink:href="https://www.dw.com/zh/zh/汉光演习前夕-台湾举行天马操演/a-66099632" text:style-name="Internet_20_link" text:visited-style-name="Visited_20_Internet_20_Link">
 7月初陸續舉行飛彈、直升機實彈射擊、多管火箭等裝備的操演</text:a>
。據台灣中央社6月的報導，軍方證實這次漢光演習將首度在民用的桃園機場進行反空機降操演，期間機場將暫時禁航。</text:p>
      <text:p text:style-name="P4">
DW記者7日透過百度搜尋「漢光演習」，絕大多數搜尋結果是負面消息，例如中國官媒《環球時報》5月的報導引述專家評論，主張：「漢光兵推無論怎麼推都是一盤死局。美軍現在是『觀棋不語』，未來恐怕會『見死不救』。」微博上也有未經證實的消息指，這次演習用到了桃園機場，是受到美國施壓；還有說法聲稱，民用機場更方便蔡英文「出逃」。</text:p>
      <text:p text:style-name="P4">
5月底，香港《南華早報》等媒體曾引用中國中北大學的兵推報告，稱解放軍能以24枚高超音速反艦飛彈，擊沉美國的福特號核動力航空母艦打擊群。中央社週五報導了台灣國安人士的分析，批評該報告正是「大外宣標準案例」。</text:p>
      <text:p text:style-name="P4">
</text:p>
      <text:p text:style-name="P4">
5月曾有媒體稱解放軍可擊沉美國航艦，台灣國安人士認為這是典型的「大外宣」，起因是烏克蘭稱美製愛國者系統擊落了俄國匕首飛彈，踩到「中國東風飛彈也可能遭擊落」的「心理紅線」，北京因而發動假訊息攻勢。圖為美國國會的兵推場面。（資料照）</text:p>
      <text:h text:style-name="P12" text:outline-level="3">
<text:span text:style-name="T4">
假訊息攻勢影響台灣大選</text:span>
</text:h>
      <text:p text:style-name="P4">
台灣國安人士指出，每年漢光演習之際，中國都會對台進行假訊息攻勢，但今年格外明顯，意在進一步影響明年1月的台灣總統大選。</text:p>
      <text:p text:style-name="P4">
據《上報》總結，台灣認為這類假訊息通常是由中國涉台與統戰部門製造出來，透過網路自媒體和官媒宣傳，再被轉載、擴散到台媒和港媒。路透社指出，北京的假訊息攻勢由國台辦等政府單位執行，並由中共中央對台工作領導小組監督，該小組組長即為中共中央總書記、中國國家主席習近平。</text:p>
      <text:p text:style-name="P4">
針對中國的假訊息與認知作戰，台灣陸委會回應路透社，稱中國一直試圖損害台灣政府的威信，藉此「分化台灣社會，削弱國際社會對台灣的支持」，而台灣將立即澄清虛假訊息，並且「用具體行動展現捍衛自己的決心」。中國國台辦、美國在台協會皆未回應置評請求。</text:p>
      <text:p text:style-name="P4">
除了假訊息之外，台灣也對其他的「滲透」方式表示憂慮。路透社6月的獨家報導稱， <text:a xlink:type="simple" xlink:href="https://www.dw.com/zh/zh/路透台湾锁定中共干预明年大选的途径/a-65988337" text:style-name="Internet_20_link" text:visited-style-name="Visited_20_Internet_20_Link">
 台灣政府認為中國會透過微信平台非法資助親中候選人</text:a>
，或提供台灣的村里長或地方頭人免費到中國旅遊的機會，藉此影響投票決定。</text:p>
      <text:p text:style-name="P4">
（綜合報導）</text:p>
      <text:p text:style-name="P4">
Source: <text:a xlink:type="simple" xlink:href="https://www.dw.com/zh/漢光演習前假訊息氾濫-台灣憂中國認知戰/a-66150093" text:style-name="Internet_20_link" text:visited-style-name="Visited_20_Internet_20_Link">
https://www.dw.com/zh/漢光演習前假訊息氾濫-台灣憂中國認知戰/a-66150093?maca=chi-rss-chi-all-1127-rdf</text:a>
</text:p>
      <!--NEWS-->
      <text:h text:style-name="P10" text:outline-level="1">
<text:span text:style-name="T4">
马斯克麾下SpaceX已在火箭发射领域拥有事实上的垄断地位 (Free Version)</text:span>
</text:h>
      <text:p text:style-name="P4">
Author: Micah Maidenberg</text:p>
      <text:p text:style-name="P4">
Publisher: 华尔街日报中文网</text:p>
      <text:p text:style-name="P4">
Published Time: 2023-07-07T08:40:00.000Z</text:p>
      <text:p text:style-name="P4">
Modified Time: 2023-07-07T08:40:00.000Z</text:p>
      <text:p text:style-name="P4">
Created Time: 2023-07-07T07:25:00.000Z</text:p>
      <text:p text:style-name="P4">
Description: 数据显示，2022年，在美国发射场地的客户飞行任务中，有66%由SpaceX的火箭提供动力，今年前六个月的这一比例则为88%。这种主导地位料将继续下去。</text:p>
      <text:p text:style-name="P4">
Images: []</text:p>
      <text:p text:style-name="P4">
Categories: ['商业']</text:p>
      <text:p text:style-name="P4">
Keywords: SYND</text:p>
      <text:p text:style-name="P4">
Type: Article</text:p>
      <!--METADATA-->
      <text:p text:style-name="P4">
在太空施展拳脚的卫星运营商和政府机构日益倚重马斯克(Elon Musk)麾下的SpaceX帮助它们进入轨道。</text:p>
      <text:p text:style-name="P4">
Source: <text:a xlink:type="simple" xlink:href="https://cn.wsj.com/articles/%E9%A9%AC%E6%96%AF%E5%85%8B%E9%BA%BE%E4%B8%8Bspacex%E5%B7%B2%E5%9C%A8%E7%81%AB%E7%AE%AD%E5%8F%91%E5%B0%84%E9%A2%86%E5%9F%9F%E6%8B%A5%E6%9C%89%E4%BA%8B%E5%AE%9E%E4%B8%8A%E7%9A%84%E5%9E%84%E6%96%AD%E5%9C%B0%E4%BD%8D-c9c7959c" text:style-name="Internet_20_link" text:visited-style-name="Visited_20_Internet_20_Link">
https://cn.wsj.com/articles/%E9%A9%AC%E6%96%AF%E5%85%8B%E9%BA%BE%E4%B8%8Bspacex%E5%B7%B2%E5%9C%A8%E7%81%AB%E7%AE%AD%E5%8F%91%E5%B0%84%E9%A2%86%E5%9F%9F%E6%8B%A5%E6%9C%89%E4%BA%8B%E5%AE%9E%E4%B8%8A%E7%9A%84%E5%9E%84%E6%96%AD%E5%9C%B0%E4%BD%8D-c9c7959c</text:a>
</text:p>
      <!--NEWS-->
      <text:h text:style-name="P10" text:outline-level="1">
<text:span text:style-name="T4">
哈佛败诉，平权法案违宪对于亚裔意味着什么？ (Free Version)</text:span>
</text:h>
      <text:p text:style-name="P4">
Authors: ['']</text:p>
      <text:p text:style-name="P4">
Publisher: 英国《金融时报》</text:p>
      <text:p text:style-name="P4">
Time: 2023-07-07T08:44:29+00:00</text:p>
      <text:p text:style-name="P4">
Published Time: 2023-07-06T12:00:99+08:00</text:p>
      <text:p text:style-name="P4">
Modified Time: 2023-07-07T04:33:99+08:00</text:p>
      <text:p text:style-name="P4">
Description: 冯郁青：对亚裔来说，战斗还是刚刚开始。最高法院的判决不见得就能保证亚裔在求学和求职路上的公平机会，但是现在有法可依。</text:p>
      <text:p text:style-name="P4">
Images: ["<text:a xlink:type="simple" xlink:href="https://thumbor.ftacademy.cn/unsafe/picture/7/000119297_piclink.jpg" text:style-name="Internet_20_link" text:visited-style-name="Visited_20_Internet_20_Link">
000119297_pic...</text:a>
"]</text:p>
      <text:p text:style-name="P4">
Themes: ['专栏', '教育', '关注']</text:p>
      <text:p text:style-name="P4">
Keywords: ['教育', '平权', '大学', '亚裔美国人']</text:p>
      <text:p text:style-name="P4">
Type: Article</text:p>
      <!--METADATA-->
      <text:p text:style-name="P4">
<draw:frame draw:style-name="fr1" draw:name="Image119" text:anchor-type="as-char" svg:width="6.9236in" svg:height="4.617987in" draw:z-index="0">
<draw:image xlink:href="../Images/FT Chinese Free Version/2023-07-07T08-44-29-00-00/00011929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美国最高法院上周的一系列判决震动了美国社会，其中判决哈佛等大学在招生中考虑种族因素的法理依据平权法案违宪，可以说是常识的胜利。对于未来亚裔在美国安身立命有举足轻重的影响。</text:p>
      <text:p text:style-name="P4">
首先我们来回顾一下平权法案的历史，上世纪60年代马丁•路德•金领导的民权运动改变了美国的面貌。《平权法案》是民权运动的重要成果，是1964年《民权法》的衍生物之一。旨在要求入学和就业上对少数族裔进行照顾。根据这项法案，美国公立学校都有责任在招生上采取配额或加分的方式让少数族裔学生优先入学。法案为推进美国社会的多元化，在大学、职场、官场上为少数族裔创造平等机会发挥了重要作用。</text:p>
      <text:p text:style-name="P4">
这在当时的历史条件下无疑是是有进步意义的。</text:p>
      <text:p text:style-name="P4">
平权行动可以理解为是一种赔偿形式 ，在非洲裔美国人被奴役的几个世纪，他们被剥夺了法律的平等保护。这就是林登约翰逊著名的霍华德大学演讲的含义，他在演讲中说，释放一个“被锁链束缚”多年的人并告诉他们“可以自由地与所有其他人竞争”而不提供补救措施是不公平的。这是平权行动最明确的道德案例——奴隶制的多代人需要在一段时间内对官方的非歧视原则有例外。</text:p>
      <text:p text:style-name="P4">
但这个简单的案例随着时间的推移越来越困难了。它与民权法最直接的解读也就是人人平等是相冲突的。因为随着每一代继任者的受益，约翰逊的逻辑变得不那么令人信服了。为了解决这些困难，一种不同的理论进入了：它不是一个明确与奴隶制和种族隔离相关的赔偿案例，而是将普遍的种族多样性描述为一种教育必要性，对开放思想的校园体验至关重要，因此招生办公可以考虑这样做。</text:p>
      <text:p text:style-name="P4">
最高法院法官Sandra Day O'Connor 在 2003 年的 Grutter v. Bollinger 案中支持这一观点，她认为大学录取可以考虑种族因素，但是也有一定的时间期限，她认为25年后可能就不再需要了。</text:p>
      <text:p text:style-name="P4">
但随着这个25年的期限越来越近，美国大学完全没有要停止考虑种族因素的意思，反而基于种族的多样化现在已被大学视为一种组织理念、一种口头禅、一种最高学术利益的愿景。也就是说需要让大学校园看起来能够反映美国的种族面貌。不仅仅是校园，多样化的愿景已经是美国企业雇佣和提拔员工的宗旨之一。许多公司都公布了他们未来员工和领导层的人口统计目标。制造业巨头3M在其网站上宣布，“将我们美国员工基层到管理层代表性不足群体的比例翻倍”。在2021年，联合航空启动了一项计划，“到2030年培训出5000名新飞行员，至少一半是女性和有色人种。”麦当劳已将高管薪酬与女性和少数族裔在高级职位上的比例挂钩。</text:p>
      <text:p text:style-name="P4">
这听起来冠冕堂皇，但是细思恐极。为什么需要让大学校园和美国企业看起来像美国人口组成的样子？难不成各行各业都要按种族比例划分才能显示出美国的多样化？监狱是否需要看起来像美国？NBA和橄榄球队的队员呢，在公众面前展现才华的运动员也需要种族的多样化？所有的机构都可以以此为理由来实行种族配额。这实际上是在以多样化的名义来推行种族主义。</text:p>
      <text:p text:style-name="P4">
大学招生，企业用工人数基本是固定的，对于申请者来说是一种零和游戏。对一个人的优待势必就是另一个人机会的丧失。根据普林大学出版社在2009年出版的NoLonger Separate, Not Yet Equal: Race and Class in Elite College Admission andCampus Life 一书中的数据，要进入美国的名校，亚裔的SAT成绩必须要比白人学生高140分，比西裔学生高270分，比黑人学生要高450分。在多样化的大旗下，实际的种族配额使得亚裔成为事实上最大的受害者。亚裔人口在过去10几年间在美国飞速增长，可是哈佛的亚裔学生始终保持在20%左右。而亚裔尤其是亚裔男性在美国企业的生存空间也越来越狭窄。</text:p>
      <text:p text:style-name="P4">
最近几年，在美国民主党日益左倾，以种族菱镜来观察一切的极端风气下，多样化声势越来越浩大。 DEI （ diversity, equity,inclusive 多样性，公平性和包容性） 已经是一个巨大的产业。根据麦肯锡的一份报告，全球DEI市场在2020年达到了75亿美元，预计将在2026年翻倍。不仅是一般的入学求职，多样化已经蔓延到关键性的行业。至少有40多个医学院已经取消了入学考试MCAT。MCAT长期以来是美国医学院的标准测试，被称为黄金标准，极难通过。美国顶尖医学院宾夕法尼亚大学的Perelman医学院扩展了针对非裔和西裔的少数族裔项目，这些申请人可以不用参加MCAT的考试。</text:p>
      <text:p text:style-name="P4">
取消考试，当然就意味着标准降低。同时，衡量毕业生是否准备充分也变得越来越难。美国医学执照考试，最近基于多元化的理由而放弃了客观打分，改为通过/失败制。这有可能让不合格的人成为医生。而上文中提到联合航空已经决定要以肤色决定未来飞行员的人选。</text:p>
      <text:p text:style-name="P4">
申请大学，求职不以能力，以种族肤色为依据已经有悖公平。但是不合格的医生和飞行员将会危害大众的生命和安全，完全违背了常识。</text:p>
      <text:p text:style-name="P4">
这样不符合道德逻辑，不符合民权运动的初心，也不符合常识的平权法案在美国并不得人心。Pew ResearchCenter去年4月公布的一项调查显示，近四分之三或更多的美国人表示，性别、种族或族裔，或者亲属是否曾经就读过该学校都不应影响大学的录取决定。而且每次支持平权发案的政策出现在选票上，即便是在加州这样民主党自由化的大本营，选民都将其否决。</text:p>
      <text:p text:style-name="P4">
而且种族多样化的最终好处是什么？最高法院首席大法官约翰•G•罗伯茨是平权法案的坚定反对者。他曾经质问种族多样化的好处，“在一堂物理课上一个少数族裔能带来什么样不同的视角？”。美国真正需要的是回归本源，按照个人的才能进行录取。实现思想、观点、特长、兴趣、社会不同阶层的多样化，而不是将人按肤色族裔进行划分，人为进行社会改造。一直致力为亚裔争取平等教育机会的非盈利组织AsianAmerican Coalition for Education主张将经济社会阶层的多样化放在更重要的位置。其理事会成员李春燕就多次讲过，富有或者特权阶层的黑人子弟比如奥巴马总统的女儿为什么在入学时就应该比出身贫寒的亚裔子弟有更多的机会呢？</text:p>
      <text:p text:style-name="P4">
究其实质，大学和美国企业实现的多样化就是根据肤色来选择赢家和输家。这是和人人生而平等的宪法原则相背离的。为了种族多样化的益处牺牲掉了更为重要的原则——人人生而平等，每个人不是因为族裔、肤色、性别，而是因为个人的性格能力，来判断这条最朴素的民权法案的初心。</text:p>
      <text:p text:style-name="P4">
最高法院的判决再次重申了一个吸引无数人来到美国的最基本的原则，那就是无论你是谁，无论你的肤色如何，无论你来自哪里，你都可以获得一个公平的机会，只要你足够努力你就有可能在这里成功。</text:p>
      <text:p text:style-name="P4">
对亚裔来说，战斗还是刚刚开始。最高法院的判决不见得就能保证亚裔在求学和求职路上的公平机会，但现在有法可依。在美国，最高法院的判决就是这片土地的最高法律。宪法只保护个人免受政府行为的侵害，但是此次诉讼哈佛一案将宪法第十四修正案第六章的平等保护条款应用到了哈佛和其他私立大学。该法案禁止“接受联邦财政援助的任何项目或活动”基于“种族，肤色，或国籍”进行歧视。 尼尔•戈萨奇（Neil Gorsuch）法官在此案的附议意见中指出，1964年法案的第七章将同样的反歧视原则应用到拥有超过15名员工的私营企业。如果他们基于“种族、肤色、宗教、性别或国籍”进行歧视，他们将承担赔偿责任。</text:p>
      <text:p text:style-name="P4">
亚裔需要为自己的正当权利继续奋斗，就像首席大法官约翰•G•罗伯茨宣称的那样“停止基于种族歧视的方法就是停止基于种族的歧视。”亚裔为自身争取被平等对待权利的同时，也是为了美国成为更公正的国家，离国父们宣称的“人人生而平等”的理想更近一步。</text:p>
      <text:p text:style-name="P4">
<text:span text:style-name="T5">
（注：本文仅代表作者个人观点。）</text:span>
</text:p>
      <text:p text:style-name="P4">
Source: <text:a xlink:type="simple" xlink:href="http://www.ftchinese.com/story/001100189" text:style-name="Internet_20_link" text:visited-style-name="Visited_20_Internet_20_Link">
http://www.ftchinese.com/story/001100189</text:a>
</text:p>
      <!--NEWS-->
      <text:h text:style-name="P10" text:outline-level="1">
<text:span text:style-name="T4">
中国海关宣布禁止进口日本福岛等地食品</text:span>
</text:h>
      <text:p text:style-name="P4">
Author: None (Language: zh)</text:p>
      <text:p text:style-name="P4">
Publisher: None</text:p>
      <text:p text:style-name="P4">
Time: 2023-07-07T08:46:00Z</text:p>
      <text:p text:style-name="P4">
Description: 国际原子能机构本周发布的安全审查综合报告指出，日本将储存在福岛第一核电站的处理水排海的计划符合该机构安全标准。本周五，中国海关总署宣布，为防范受到放射性污染的日本食品输华，中国海关禁止进口日本福岛等十个县（都）食品。</text:p>
      <text:p text:style-name="P4">
Videos: []</text:p>
      <text:p text:style-name="P4">
Images: []</text:p>
      <text:p text:style-name="P4">
Subject: 科技环境</text:p>
      <text:p text:style-name="P4">
Subjects: ['韩国', '岛屿主权争端', '专题报道：全景观看“习马会”', '中国', '中共十九大', '福岛', '朝鲜', '德中关系']</text:p>
      <text:p text:style-name="P4">
Keywords: ['福岛', '核事故', '核废水排放', '中国', '禁购', '日本海鲜', '韩国', '核辐射']</text:p>
      <text:p text:style-name="P4">
ID: 66142401</text:p>
      <!--METADATA-->
      <text:p text:style-name="P4">
<text:a xlink:type="simple" xlink:href="https://www.dw.com/zh/overlay/image/article/66142401/64968487" text:style-name="Internet_20_link" text:visited-style-name="Visited_20_Internet_20_Link">
 </text:a>
</text:p>
      <text:p text:style-name="P4">
中国海关宣布，禁止进口日本福岛等十个县（都）食品。</text:p>
      <text:p text:style-name="P4">
（德国之声中文网） <text:a xlink:type="simple" xlink:href="https://www.dw.com/zh/zh/日本核废水排海在即-原子能机构再赴福岛审查/a-65763766" text:style-name="Internet_20_link" text:visited-style-name="Visited_20_Internet_20_Link">
 联合国国际原子能机构 </text:a>
 本周发布的安全审查综合报告指出，日本将储存在福岛第一核电站的处理水排海的计划 <text:a xlink:type="simple" xlink:href="https://www.dw.com/zh/zh/福岛废水排海iaea评估为安全-中国反对/a-66111067" text:style-name="Internet_20_link" text:visited-style-name="Visited_20_Internet_20_Link">
 符合原子能机构安全标准</text:a>
。该机构支持东京电力公司向海洋排放相当于约500个奥运会规格游泳池容量的经处理过的核废水。这些核废水是2011年日本大地震引发海啸导致福岛发生核事故时用来为核反应堆降温的污染水。</text:p>
      <text:p text:style-name="P4">
尽管日本保证废水经过过滤去除大部分同位素后是安全的，但是该排放水计划仍然 <text:a xlink:type="simple" xlink:href="https://www.dw.com/zh/zh/福岛核废水倾倒海洋-渔民说不-中韩反对-美国支持/a-57244397" text:style-name="Internet_20_link" text:visited-style-name="Visited_20_Internet_20_Link">
 遭到来自国内外的反对</text:a>
 。</text:p>
      <text:p text:style-name="P4">
</text:p>
      <text:p text:style-name="P4">
东京电力公司将向海洋排放相当于约500个奥运会规格游泳池容量的经处理过的核废水。</text:p>
      <text:p text:style-name="P4">
中国海关总署周五（7月7日）宣布，“为防范受到放射性污染的日本食品输华，保护中国消费者进口食品安全，中国海关禁止进口日本福岛等十个县（都）食品，对来自日本其他地区的食品特别是水产品（含食用水生动物）严格审核随附证明文件，强化监管，严格实施100%查验，持续加强对放射性物质的检测监测力度，确保日本输华食品安全，严防存在风险的产品输入”。</text:p>
      <text:p text:style-name="P4">
中国海关总署还表示：“国际原子能机构近日就日本福岛核污染水排海方案发布的综合评估报告未能充分反映所有参加评估工作各方专家的意见，有关结论未能获得各方专家一致认可。日方在排海的正当性、净化装置的可靠性、监测方案的完善性等方面还存在诸多问题。”</text:p>
      <text:p text:style-name="P4">
去年，中国是日本海鲜出口的最大买家，尽管中国是因该核事故而限制从日本部分地区进口食品的几个国家之一。</text:p>
      <text:p text:style-name="P4">
中国也是日本这项排水计划最激烈的批评者，称这威胁到海洋生物和人类健康。</text:p>
      <text:p text:style-name="P4">
中方此前就警告日本必须“承担其行动的一切后果”。该计划的实施将于未来几周内开始，最长需要40年时间排放完毕。</text:p>
      <text:p text:style-name="P4">
三名日本政府官员和一名执政党议员近几日匿名接受路透社采访时就曾表示，他们预计中国将扩大对日本海鲜的限制。</text:p>
      <text:p text:style-name="P4">
“我们认为他们可能会对日本海产品实施全面禁令。”一位官员表示，“他们想为此在经济上惩罚日本。”</text:p>
      <text:p text:style-name="P4">
他说：“对中国来说，日本海产品进口只占其市场的一小部分……但对日本来说，这是一个很大的市场。”</text:p>
      <text:p text:style-name="P4">
</text:p>
      <text:p text:style-name="P4">
联合国国际原子能机构本周发布的安全审查综合报告指出，日本将储存在福岛第一核电站的处理水排海的计划符合原子能机构安全标准。</text:p>
      <text:h text:style-name="P12" text:outline-level="3">
<text:span text:style-name="T4">
一些中国消费者呼吁抵制日本产品</text:span>
</text:h>
      <text:p text:style-name="P4">
日本外务省表示日本已就排放问题与中国进行科学讨论，并将继续如此。</text:p>
      <text:p text:style-name="P4">
中国从2011年开始禁止从日本47个县中的10个县（包括福岛县和首都东京）进口海鲜，并禁止从其中9个县进口所有食品和饲料；允许从其他县进口海鲜，但必须进行放射性测试。</text:p>
      <text:p text:style-name="P4">
日本的数据显示，日本渔业捕捞的绝大多数海鲜都在国内消费。尽管有禁令，中国去年仍是日本海鲜出口的最大买家（按价值计算）。</text:p>
      <text:p text:style-name="P4">
中国市场占日本海鲜出口的22.5%，价值870亿日元（6.04亿美元），其次是香港（19.5%）和美国（13.9%）。中国购买了日本扇贝出口总量的一半以上。</text:p>
      <text:p text:style-name="P4">
香港政府周二表示，当日本开始实施排放计划时，香港将“立即采取控制措施，包括对来自高风险县的水产品实施进口管制”。</text:p>
      <text:p text:style-name="P4">
中国表示，在日本开始实施排放计划后将加强对海洋和海产品的监测。</text:p>
      <text:p text:style-name="P4">
韩国消费者在排放计划实施前抢购海盐和其他产品。韩国政府也承诺加强监控，试图缓解民众担忧，但并未威胁要扩大对日本产品的禁令。</text:p>
      <text:p text:style-name="P4">
在中国，一些消费者在社交媒体上呼吁抵制日本产品。这一波舆情上周短暂地打击了日本化妆品制造商资生堂的股价。</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中国海关宣布禁止进口日本福岛等地食品/a-66142401" text:style-name="Internet_20_link" text:visited-style-name="Visited_20_Internet_20_Link">
https://www.dw.com/zh/中国海关宣布禁止进口日本福岛等地食品/a-66142401?maca=chi-rss-chi-all-1127-rdf</text:a>
</text:p>
      <!--NEWS-->
      <text:h text:style-name="P10" text:outline-level="1">
<text:span text:style-name="T4">
来自郊区的声音：“有多少纳赫尔没有被拍到？”</text:span>
</text:h>
      <text:p text:style-name="P4">
Author: 半岛电视台</text:p>
      <text:p text:style-name="P4">
Publisher: Al Jazeera</text:p>
      <text:p text:style-name="P4">
Published Time: 2023-07-07T08:57:02</text:p>
      <text:p text:style-name="P4">
Modified Time: 2023-07-07T08:57:42</text:p>
      <text:p text:style-name="P4">
Description: 警方在巴黎郊区杀害一名 17 岁青少年的事件被拍摄下来并在社交媒体上疯狂转载，一周后，人们的愤怒情绪仍然显而易见。</text:p>
      <text:p text:style-name="P4">
Images: ["<text:a xlink:type="simple" xlink:href="https://chinese.aljazeera.net/wp-content/uploads/2023/07/1-1688719300.png" text:style-name="Internet_20_link" text:visited-style-name="Visited_20_Internet_20_Link">
1-1688719300.png</text:a>
", "<text:a xlink:type="simple" xlink:href="https://chinese.aljazeera.net/wp-content/uploads/2023/07/1-1688719359.png" text:style-name="Internet_20_link" text:visited-style-name="Visited_20_Internet_20_Link">
1-1688719359.png</text:a>
", "<text:a xlink:type="simple" xlink:href="https://chinese.aljazeera.net/wp-content/uploads/2023/07/1-1688719404.png" text:style-name="Internet_20_link" text:visited-style-name="Visited_20_Internet_20_Link">
1-1688719404.png</text:a>
", "<text:a xlink:type="simple" xlink:href="https://chinese.aljazeera.net/wp-content/uploads/2023/07/1-1688719446.png" text:style-name="Internet_20_link" text:visited-style-name="Visited_20_Internet_20_Link">
1-1688719446.png</text:a>
", "<text:a xlink:type="simple" xlink:href="https://chinese.aljazeera.net/wp-content/uploads/2023/07/1-1688719497.jpg" text:style-name="Internet_20_link" text:visited-style-name="Visited_20_Internet_20_Link">
1-1688719497.jpg</text:a>
", "<text:a xlink:type="simple" xlink:href="https://chinese.aljazeera.net/wp-content/uploads/2023/07/1-1688719539.png" text:style-name="Internet_20_link" text:visited-style-name="Visited_20_Internet_20_Link">
1-1688719539.png</text:a>
", "<text:a xlink:type="simple" xlink:href="https://chinese.aljazeera.net/wp-content/uploads/2023/07/1-1688719601.jpg" text:style-name="Internet_20_link" text:visited-style-name="Visited_20_Internet_20_Link">
1-1688719601.jpg</text:a>
"]</text:p>
      <text:p text:style-name="P4">
Topics: ['政治', '新闻']</text:p>
      <text:p text:style-name="P4">
Keywords: ['政治', '新闻', '法国']</text:p>
      <text:p text:style-name="P4">
Type: Article</text:p>
      <!--METADATA-->
      <text:p text:style-name="P4">
<draw:frame draw:style-name="fr1" draw:name="Image132" text:anchor-type="as-char" svg:width="6.9236in" svg:height="4.612736in" draw:z-index="0">
<draw:image xlink:href="../Images/Aljazeera Chinese/2023-07-07T08-57-02/1-1688719300.png" xlink:type="simple" xlink:show="embed" xlink:actuate="onLoad" draw:mime-type="image/png"/>
</draw:frame>
 2023 年 6 月 27日，人们参加一场纪念纳赫尔的游行，这位 17 岁的青少年在楠泰尔的一个交通执法中被一名法国警察杀害，标语上写着“警察杀人”（路透）</text:p>
      <text:p text:style-name="P4">
_<text:span text:style-name="T4">
为了保护身份，标有星号的姓名为化名。</text:span>
 _</text:p>
      <text:p text:style-name="P4">
警方在巴黎郊区杀害一名 17 岁青少年的事件被拍摄下来并在社交媒体上疯狂转载，一周后，人们的愤怒情绪仍然显而易见。</text:p>
      <text:p text:style-name="P4">
北非裔青少年受害者纳赫尔·M (Nahel M) 被枪杀后，法国各城市爆发骚乱，导致约 4000 人被捕，抗议活动的愤怒场面席卷了全世界。</text:p>
      <text:p text:style-name="P4">
警方一直在与愤怒的骚乱者发生冲突，其中大多数是来自法国低收入郊区的青少年，比如纳赫尔·M，破坏者损坏并毁坏了汽车、市政厅、公共交通和商店，一天晚上，暴乱者将一辆燃烧的汽车撞进巴黎市长的家中。</text:p>
      <text:p text:style-name="P4">
对一些人来说，抗议就像“cri decoeur”，一种发自内心的呐喊，但法国的其他人谴责了骚乱，称骚乱者利用纳赫尔·M在楠泰尔的死亡作为暴力行为的借口，因为他们否认了警察部队内部系统性暴行和种族主义的指控。</text:p>
      <text:p text:style-name="P4">
半岛电视台采访了郊区的几位人士，那里的警察和青少年之间的关系经常紧张：</text:p>
      <text:h text:style-name="P13" text:outline-level="4">
<text:span text:style-name="T4">
“我从小就被称为肮脏的阿拉伯人”：塔里克*，52 岁，水管工，来自楠泰尔，是五个孩子的父亲</text:span>
</text:h>
      <text:p text:style-name="P4">
“我从小到大，每周都会被称为肮脏的阿拉伯人，如果你没有好的父母向你表示关心，你认为你会变成什么样子？ 我很幸运，有一个充满爱的家庭。”</text:p>
      <text:p text:style-name="P4">
“问题出在警察，而不是孩子，他们不断地挑衅他们，即使（孩子们）只是在街上做运动，我也会看到警察过来侮辱他们。现在已经不再是 1930年代了，事情必须改变！我感到仇恨。”</text:p>
      <text:p text:style-name="P4">
“暴力是唯一的表达方式，是吸引人们注意力的唯一方法。”</text:p>
      <text:p text:style-name="P4">
<draw:frame draw:style-name="fr1" draw:name="Image133" text:anchor-type="as-char" svg:width="6.9236in" svg:height="4.612736in" draw:z-index="0">
<draw:image xlink:href="../Images/Aljazeera Chinese/2023-07-07T08-57-02/1-1688719359.png" xlink:type="simple" xlink:show="embed" xlink:actuate="onLoad" draw:mime-type="image/png"/>
</draw:frame>
法国防暴警察在法国东南部里昂的冲突中站岗，三天前，一名 17 岁青少年在巴黎西郊楠泰尔近距离被一名警察开枪射中胸部（法新社）</text:p>
      <text:h text:style-name="P13" text:outline-level="4">
<text:span text:style-name="T4">
“感谢上帝提供这些视频。 有多少纳赫尔没有被拍到？”：莎拉*，22 岁，楠泰尔居民</text:span>
</text:h>
      <text:p text:style-name="P4">
“这很奇怪，因为视频似乎显示纳赫尔是被冷血枪杀的，与此同时，媒体不断重复称警察是在自卫，这根本没有任何意义。”</text:p>
      <text:p text:style-name="P4">
“有多少纳赫尔没有被拍到？ 只有对警察重判才能安抚群众。”</text:p>
      <text:h text:style-name="P13" text:outline-level="4">
<text:span text:style-name="T4">
“我听说他是个好人”：伊内斯*，18 岁</text:span>
</text:h>
      <text:p text:style-name="P4">
“每个人都在谈论这件事，我个人并不认识纳赫尔，但后来我听说他是个好人。 这是街上流传的一句话，公平地说，当你 17岁的时候，周二早上八点开车并不会让你看起来很好，但你应该为此而死吗？”</text:p>
      <text:p text:style-name="P4">
“（这是）明显的警察失误。”</text:p>
      <text:p text:style-name="P4">
“这一切都是为了被倾听，不仅仅是一次，而是每天，否则，暴力就是唯一的选择。”</text:p>
      <text:p text:style-name="P4">
<draw:frame draw:style-name="fr1" draw:name="Image134" text:anchor-type="as-char" svg:width="6.9236in" svg:height="4.612736in" draw:z-index="0">
<draw:image xlink:href="../Images/Aljazeera Chinese/2023-07-07T08-57-02/1-1688719404.png" xlink:type="simple" xlink:show="embed" xlink:actuate="onLoad" draw:mime-type="image/png"/>
</draw:frame>
 纳赫尔被杀地点摆放着鲜花，上面写着“祝纳赫尔安息”。愿地球对你来说是光明的’（路透）</text:p>
      <text:h text:style-name="P13" text:outline-level="4">
<text:span text:style-name="T4">
“纳赫尔的故事被劫持了”：乔治·盖姆泰蒂，48 岁，克利希苏布瓦传播顾问</text:span>
</text:h>
      <text:p text:style-name="P4">
“当时还没有互联网，” 盖姆泰蒂谈到了 2005年巴黎郊区克利希苏布瓦黑人和阿拉伯青少年死亡后席卷法国的大规模骚乱，他并表示，“（时任内政部长）尼古拉·萨科齐在广播中最终称这些青年为暴徒，而不是对这个家庭和当地社区表示支持……媒体没有为任何其他版本腾出空间……公众认为我们都是罪犯媒体。”</text:p>
      <text:p text:style-name="P4">
<draw:frame draw:style-name="fr1" draw:name="Image135" text:anchor-type="as-char" svg:width="6.9236in" svg:height="5.197196in" draw:z-index="0">
<draw:image xlink:href="../Images/Aljazeera Chinese/2023-07-07T08-57-02/1-1688719446.png" xlink:type="simple" xlink:show="embed" xlink:actuate="onLoad" draw:mime-type="image/png"/>
</draw:frame>
 （乔治·盖姆泰蒂）</text:p>
      <text:p text:style-name="P4">
“纳赫尔的故事被团体领导人劫持，他们鼓励暴力，而不是利用这个机会最终改进法律。”</text:p>
      <text:p text:style-name="P4">
盖姆泰蒂表示，克利希起义后，金钱“涌入”，但最终落入了错误的人手中，“落入了那些没有为孩子们做出正确决定、也从未让我们升级的成年人手中”。</text:p>
      <text:p text:style-name="P4">
“我们不需要更多的体育社区团体，为什么我们的孩子不学习成为飞行员或工程师，而是学习成为保安和优步司机？ 为什么我们不被允许也有远大的梦想？”</text:p>
      <text:h text:style-name="P13" text:outline-level="4">
<text:span text:style-name="T4">
“还有其他方法”：兰德，20 岁，会计学生</text:span>
</text:h>
      <text:p text:style-name="P4">
“事情始于一个孩子的惨死，后来演变成抢劫和商店抢劫，这不是一个好的解决方案，还有其他选择，他们（暴徒）正在伤害自己，他们正在伤害无辜的公民，还有其他方法可以让人们听到您的声音。</text:p>
      <text:p text:style-name="P4">
“我们不能把所有警察放在同一个袋子里。”</text:p>
      <text:h text:style-name="P13" text:outline-level="4">
<text:span text:style-name="T4">
“警察侮辱我”：迈克*，16 岁</text:span>
</text:h>
      <text:p text:style-name="P4">
“（警察）行为不端，他们侮辱我、骚扰我，对我说‘好好说话’、“闭嘴，你这个小丑”之类的话。</text:p>
      <text:p text:style-name="P4">
“大多数法国人对待我们的方式，就是我们现在处境的原因，有些警察不应该做这项工作，他们虐待年轻人，尤其是来自郊区的年轻人。”</text:p>
      <text:p text:style-name="P4">
<draw:frame draw:style-name="fr1" draw:name="Image136" text:anchor-type="as-char" svg:width="6.9236in" svg:height="3.894525in" draw:z-index="0">
<draw:image xlink:href="../Images/Aljazeera Chinese/2023-07-07T08-57-02/1-1688719497.jpg" xlink:type="simple" xlink:show="embed" xlink:actuate="onLoad" draw:mime-type="image/jpeg"/>
</draw:frame>
 被杀青少年的祖母呼吁结束法国骚乱</text:p>
      <text:h text:style-name="P13" text:outline-level="4">
<text:span text:style-name="T4">
“这些都是处决”：穆罕默德·卡马拉，警察枪击受害者的兄弟</text:span>
</text:h>
      <text:p text:style-name="P4">
2018 年 1 月，卡马拉的兄弟盖伊·卡马拉 (Gaye Camara) 被警察击中头部。</text:p>
      <text:p text:style-name="P4">
“（纳赫尔之死的）视频表明这些并不是错误。这些都是处决。”</text:p>
      <text:p text:style-name="P4">
“当（盖伊）去世的消息传开时，邻居们想要一场革命。盖伊从未造成任何麻烦，他受到爱戴和尊重，我父亲说我们不应该（用骚乱）玷污他的名誉，我们应该纪念他。”</text:p>
      <text:p text:style-name="P4">
“我不能强迫人们违法，我告诉当地居民，‘如果你想为盖伊的死而战，那么让我们组织起来，为我们的年轻人找到解决方案’。”</text:p>
      <text:p text:style-name="P4">
“我们不会在法国为盖伊伸张正义，我们已经用尽了所有的上诉，但他们拒绝了一切，他们拒绝分享监控录像。 ……警察永远不会受到谴责。”</text:p>
      <text:p text:style-name="P4">
“40 年来，我们一直要求警方承担责任。”</text:p>
      <text:p text:style-name="P4">
<draw:frame draw:style-name="fr1" draw:name="Image137" text:anchor-type="as-char" svg:width="6.9236in" svg:height="4.612736in" draw:z-index="0">
<draw:image xlink:href="../Images/Aljazeera Chinese/2023-07-07T08-57-02/1-1688719539.png" xlink:type="simple" xlink:show="embed" xlink:actuate="onLoad" draw:mime-type="image/png"/>
</draw:frame>
纳赫尔被杀后，法国南部马赛的抗议者与警方发生冲突，抗议者躲避催泪瓦斯（法新社）</text:p>
      <text:h text:style-name="P13" text:outline-level="4">
<text:span text:style-name="T4">
“我同意烧毁警察局”：洛根，20 岁，机械师</text:span>
</text:h>
      <text:p text:style-name="P4">
“我不想出现任何问题，我来这里是为了工作并过上美好的生活，在内心深处，如果你真的想知道真相，我不同意人们烧毁房屋，我不同意人们焚烧消防站，但我同意人们烧毁警察局的观点。”</text:p>
      <text:p text:style-name="P4">
<draw:frame draw:style-name="fr1" draw:name="Image138" text:anchor-type="as-char" svg:width="6.9236in" svg:height="3.82601in" draw:z-index="0">
<draw:image xlink:href="../Images/Aljazeera Chinese/2023-07-07T08-57-02/1-1688719601.jpg" xlink:type="simple" xlink:show="embed" xlink:actuate="onLoad" draw:mime-type="image/jpeg"/>
</draw:frame>
 法国骚乱：市长们集会和平，呼吁结束冲突</text:p>
      <text:p text:style-name="P4">
Source: <text:a xlink:type="simple" xlink:href="https://chinese.aljazeera.net/news/political/2023/7/7/%e6%9d%a5%e8%87%aa%e9%83%8a%e5%8c%ba%e7%9a%84%e5%a3%b0%e9%9f%b3%e6%9c%89%e5%a4%9a%e5%b0%91%e7%ba%b3%e8%b5%ab%e5%b0%94%e6%b2%a1%e6%9c%89%e8%a2%ab%e6%8b%8d%e5%88%b0" text:style-name="Internet_20_link" text:visited-style-name="Visited_20_Internet_20_Link">
https://chinese.aljazeera.net/news/political/2023/7/7/%e6%9d%a5%e8%87%aa%e9%83%8a%e5%8c%ba%e7%9a%84%e5%a3%b0%e9%9f%b3%e6%9c%89%e5%a4%9a%e5%b0%91%e7%ba%b3%e8%b5%ab%e5%b0%94%e6%b2%a1%e6%9c%89%e8%a2%ab%e6%8b%8d%e5%88%b0</text:a>
</text:p>
      <!--NEWS-->
      <text:h text:style-name="P10" text:outline-level="1">
<text:span text:style-name="T4">
美国拟组建打击合成毒品联盟 争取中国联手切断供应链</text:span>
</text:h>
      <text:p text:style-name="P4">
Author: 联合早报 (Person)</text:p>
      <text:p text:style-name="P4">
Publisher: 联合早报 (Organization)</text:p>
      <text:p text:style-name="P4">
Published Time: 2023-07-07T09:20</text:p>
      <text:p text:style-name="P4">
Modified Time: 2023-07-07T09:29</text:p>
      <text:p text:style-name="P4">
Description: 美国希望组建打击合成毒品联盟，并呼吁各国就切断非法供应链与中国接触。华盛顿指责北京不愿合作打击危险物质非法贸易。路透社报道，由美国主导的限制合成毒品流动的网上会议星期五（7月7日）...</text:p>
      <text:p text:style-name="P4">
Videos: []</text:p>
      <text:p text:style-name="P4">
Audios: []</text:p>
      <text:p text:style-name="P4">
Images: []</text:p>
      <text:p text:style-name="P4">
Type: NewsArticle</text:p>
      <text:p text:style-name="P4">
Breadcrumbs: ['即时', '国际']</text:p>
      <text:p text:style-name="P4">
Keywords: ['美国', '中国', '毒品']</text:p>
      <!--METADATA-->
      <text:p text:style-name="P4">
美国希望组建打击合成毒品联盟，并呼吁各国就切断非法供应链与中国接触。华盛顿指责北京不愿合作打击危险物质非法贸易。</text:p>
      <text:p text:style-name="P4">
路透社报道，由美国主导的限制合成毒品流动的网上会议星期五（7月7日）举行，至少84个国家将参加。美国国务院主管国际麻醉品暨执法事务的助理国务卿罗宾逊（ToddRobinson）在会议前夕说，中国须要做得更多，以切断非法合成药物的供应链。</text:p>
      <text:p text:style-name="P4">
罗宾逊补充说：“我们不是在指责任何人或要施压。我们尝试组建这个联盟的部分原因，是让其他国家合力打击这条供应链，而这些国家的责任之一，是与中华人民共和国接触。”</text:p>
      <text:p text:style-name="P4">
目前尚不清楚中国是否会出席星期五的会议。</text:p>
      <text:p text:style-name="P4">
罗宾逊星期四（6日）向媒体透露，美国向中国发出了邀请，目前没有任何迹象表明他们会出席。尽管北京最近没有就这个问题与美国官员接触，罗宾逊强调，华盛顿仍在积极寻求中国的帮助。</text:p>
      <text:p text:style-name="P4">
美国国务卿布林肯星期五将主持限制合成毒品流动的首场虚拟会议，此会议旨在建立一个打击合成毒品的“全球联盟”。这是拜登政府遏制高成瘾性芬太尼（Fentanyl）政策的努力，这种强效止痛药助长了美国阿片类药物滥用的危机。</text:p>
      <text:p text:style-name="P4">
中国驻华盛顿大使馆没有立即回应对此次会议的置评请求。中国是制造芬太尼所需化学品的主要生产国，美墨边境走私芬太尼的活动猖獗。</text:p>
      <text:p text:style-name="P4">
Source: <text:a xlink:type="simple" xlink:href="https://www.zaobao.com.sg/realtime/world/story20230707-1411486" text:style-name="Internet_20_link" text:visited-style-name="Visited_20_Internet_20_Link">
https://www.zaobao.com.sg/realtime/world/story20230707-1411486</text:a>
</text:p>
      <!--NEWS-->
      <text:h text:style-name="P10" text:outline-level="1">
<text:span text:style-name="T4">
香港时事漫画家尊子：专栏停刊不代表创作停止</text:span>
</text:h>
      <text:p text:style-name="P4">
Author: https://www.facebook.com/bbcworldservice/</text:p>
      <text:p text:style-name="P4">
Publisher: BBC News 中文</text:p>
      <text:p text:style-name="P4">
Published Time: 2023-07-07T09:22:01.000Z</text:p>
      <text:p text:style-name="P4">
Modified Time: 2023-07-07T09:22:01.000Z</text:p>
      <text:p text:style-name="P4">
Description: 尊子是香港著名的漫画家，从事时事漫画创作超过四十年。2023年5月，在港府官员多次公开抨击其近期数个作品后，香港报章《明报》宣布其《尊子漫画专栏》停刊。尊子在接受BBC中文的专访时称，北京在香港实施的《国安法》，为当地的新闻和艺术创作带来诸多“红线”，但他表示不会停止创作或离港。</text:p>
      <text:p text:style-name="P4">
Images: []</text:p>
      <text:p text:style-name="P4">
Videos: ["<text:a xlink:type="simple" xlink:href="https://www.bbc.com/ws/av-embeds/cps/zhongwen/simp/chinese-news-66131951/p0fzj8vh/zh-hans" text:style-name="Internet_20_link" text:visited-style-name="Visited_20_Internet_20_Link">
zh-hans</text:a>
"]</text:p>
      <text:p text:style-name="P4">
Tags: ['香港版国安法', '香港']</text:p>
      <text:p text:style-name="P4">
Type: Article</text:p>
      <!--METADATA-->
      <text:h text:style-name="P12" text:outline-level="3">
<text:span text:style-name="T4">
香港时事漫画家尊子：专栏停刊不代表创作停止</text:span>
</text:h>
      <text:p text:style-name="P4">
<text:a xlink:type="simple" xlink:href="https://www.bbc.com/ws/av-embeds/cps/zhongwen/simp/chinese-news-66131951/p0fzj8vh/zh-hans" text:style-name="Internet_20_link" text:visited-style-name="Visited_20_Internet_20_Link">
 Video-1-Link：/ws/av-embeds/cps/zhongwen/simp/chinese-news-66131951/p0fzj8vh/zh-hans </text:a>
 <text:span text:style-name="T4">
你的器材不支持播放多媒体材料</text:span>
<text:span text:style-name="T4">
香港时事漫画家尊子：专栏停刊不代表创作停止</text:span>
 2023年7月7日上午9点22分</text:p>
      <text:p text:style-name="P4">
尊子是香港著名的时事漫画家，从事创作超过四十年。由于他的作品主题多与香港和中国大陆的社会政治议题有关，而且风格大胆，多年来作品不时引发争议。2023年5月，在港府官员多次公开抨击其近期数个作品后，香港报章《明报》宣布其《尊子漫画专栏》停刊。尊子在接受BBC中文的专访时称，北京在香港实施的《国安法》，为当地的新闻和艺术创作带来诸多“红线”，但他表示不会停止创作或离港。</text:p>
      <text:p text:style-name="P4">
採访、摄影、剪辑：李洛</text:p>
      <text:p text:style-name="P4">
特别鸣谢：留下书舍</text:p>
      <text:p text:style-name="P4">
Source: <text:a xlink:type="simple" xlink:href="https://www.bbc.com/zhongwen/simp/chinese-news-66131951" text:style-name="Internet_20_link" text:visited-style-name="Visited_20_Internet_20_Link">
https://www.bbc.com/zhongwen/simp/chinese-news-66131951</text:a>
</text:p>
      <!--NEWS-->
      <text:h text:style-name="P10" text:outline-level="1">
<text:span text:style-name="T4">
美匿名官员称拜登政府最快7日宣布向乌提供集束炸弹</text:span>
</text:h>
      <text:p text:style-name="P4">
Author: 联合早报 (Person)</text:p>
      <text:p text:style-name="P4">
Publisher: 联合早报 (Organization)</text:p>
      <text:p text:style-name="P4">
Published Time: 2023-07-07T10:03</text:p>
      <text:p text:style-name="P4">
Modified Time: 2023-07-07T15:47</text:p>
      <text:p text:style-name="P4">
Description: 知情者透露，美国总统拜登已同意向乌克兰提供集束炸弹，最快星期五（7月7日）对外公布。这是乌克兰总统泽连斯基的一项关键要求，但军控组织和人权活动人士担心这可能会伤害平民。路透社报道，...</text:p>
      <text:p text:style-name="P4">
Videos: []</text:p>
      <text:p text:style-name="P4">
Audios: []</text:p>
      <text:p text:style-name="P4">
Images: []</text:p>
      <text:p text:style-name="P4">
Type: NewsArticle</text:p>
      <text:p text:style-name="P4">
Breadcrumbs: ['即时', '国际']</text:p>
      <text:p text:style-name="P4">
Keywords: ['俄乌战争', '美国', '拜登', '炸弹']</text:p>
      <!--METADATA-->
      <text:p text:style-name="P4">
知情者透露，美国总统拜登已同意向乌克兰提供集束炸弹，最快星期五（7月7日）对外公布。</text:p>
      <text:p text:style-name="P4">
这是乌克兰总统泽连斯基的一项关键要求，但军控组织和人权活动人士担心这可能会伤害平民。</text:p>
      <text:p text:style-name="P4">
路透社报道，三名不愿具名的美国官员说，美国政府预计最快在星期五公布对乌克兰的新军事援助计划，其中包括用155毫米榴弹炮车发射的集束炸弹。一名官员说，美国政府认真考虑了至少一周才做出这个决定。</text:p>
      <text:p text:style-name="P4">
白宫此前说，正在积极考虑向乌克兰运送集束炸弹，但尚未发布任何公告。美国总统拜登下周将到立陶宛参加北约峰会，预计此次峰会主要讨论乌克兰战争。</text:p>
      <text:p text:style-name="P4">
另据彭博社报道，两名知情人士称，拜登政府料将为乌克兰提供军民两用的改良型常规弹药。</text:p>
      <text:p text:style-name="P4">
白宫没有立即回应置评请求。</text:p>
      <text:p text:style-name="P4">
人权观察组织呼吁俄罗斯和乌克兰停止使用集束炸弹，并敦促美国不要提供这类弹药。人权观察组织指俄乌军队都使用了集束炸弹，造成乌克兰平民死亡。</text:p>
      <text:p text:style-name="P4">
全球超过120个国家签署了一项禁用集束炸弹的国际条约。集束炸弹通常会在大片区域散布大量的小型子炸弹，威胁平民安全。未即时爆炸的集束炸弹在冲突结束后多年内仍然构成危险。</text:p>
      <text:p text:style-name="P4">
Source: <text:a xlink:type="simple" xlink:href="https://www.zaobao.com.sg/realtime/world/story20230707-1411496" text:style-name="Internet_20_link" text:visited-style-name="Visited_20_Internet_20_Link">
https://www.zaobao.com.sg/realtime/world/story20230707-1411496</text:a>
</text:p>
      <!--NEWS-->
      <text:h text:style-name="P10" text:outline-level="1">
<text:span text:style-name="T4">
MAD报告：俄、中刺探德军情报最活跃</text:span>
</text:h>
      <text:p text:style-name="P4">
Author: None (Language: zh)</text:p>
      <text:p text:style-name="P4">
Publisher: None</text:p>
      <text:p text:style-name="P4">
Time: 2023-07-07T10:27:00Z</text:p>
      <text:p text:style-name="P4">
Description: 德国军事反情报局（MAD）发布最新2021-2022年度报告。报告称俄罗斯和中国是对德国联邦国防军从事间谍活动最活跃的国家。</text:p>
      <text:p text:style-name="P4">
Videos: []</text:p>
      <text:p text:style-name="P4">
Images: []</text:p>
      <text:p text:style-name="P4">
Subject: 时政风云</text:p>
      <text:p text:style-name="P4">
Subjects: ['德中关系', '欧债危机', '俄罗斯', '欧盟', '乌克兰', '岛屿主权争端', '专题报道：全景观看“习马会”', '德国', '中国', '留学德国']</text:p>
      <text:p text:style-name="P4">
Keywords: ['间谍', 'MAD', '德国军事反情报局', '军事反情报局', '俄罗斯', '中国', '德国', '联邦国防军']</text:p>
      <text:p text:style-name="P4">
ID: 66153262</text:p>
      <!--METADATA-->
      <text:p text:style-name="P4">
<text:a xlink:type="simple" xlink:href="https://www.dw.com/zh/overlay/image/article/66153262/63596402" text:style-name="Internet_20_link" text:visited-style-name="Visited_20_Internet_20_Link">
 </text:a>
</text:p>
      <text:p text:style-name="P4">
位于科隆的德国军事反情报局（MAD）</text:p>
      <text:p text:style-name="P4">
（德国之声中文网）自2022年2月俄罗斯对乌克兰发动侵略战争以来，德国向乌克兰提供武器、弹药、装备并在德国为乌克兰士兵提供培训，由此受到俄罗斯情报部门更密集地刺探。德国军事反情报局（MAD）报告称，俄在德情报活动达到全新的规模。</text:p>
      <text:p text:style-name="P4">
报告称，俄罗斯派出的情报人员人数显示出德国军事情报的价值。2022年4月，俄对乌侵略战争爆发后，德国联邦政府宣布40名俄罗斯外交官为“不受欢迎的人”。这些外交官被逐出德国，对于俄罗斯此前在德高效运作的间谍活动造成打击。但几乎可以确定俄情报部门将会采取其它手段继续获取情报。</text:p>
      <text:p text:style-name="P4">
报告称，俄罗斯对北约关键基础设施进行情报刺探、以及在某些情况下进行破坏的意图及能力，是一个必须严肃对待的威胁。</text:p>
      <text:p text:style-name="P4">
此外，2021-2022年度，俄罗斯还采取多种措施，试图对公众意见施加影响。这不但包括在德国，也包括联邦国防军驻扎的国家，比如波罗的海国家。</text:p>
      <text:p text:style-name="P4">
</text:p>
      <text:p text:style-name="P4">
联邦国防军在德国为乌克兰士兵提供培训。这是一名受训的乌克兰士兵的徽章</text:p>
      <text:p text:style-name="P4">
<text:span text:style-name="T4">
中国</text:span>
</text:p>
      <text:p text:style-name="P4">
对于中国，报告写道："中国继续希望在2049年以前成为世界强国。而这一设想是通过如'中国制造2025'以及'新丝路动议'实现。"报告称，为达成这一目标所采取的手段也包括网络间谍以及传统 <text:a xlink:type="simple" xlink:href="https://www.dw.com/zh/zh/德国内政部长要求加强防范来自中国的间谍活动/a-65840153" text:style-name="Internet_20_link" text:visited-style-name="Visited_20_Internet_20_Link">
 间谍活动</text:a>
 等多种方式。</text:p>
      <text:p text:style-name="P4">
报告称，对 <text:a xlink:type="simple" xlink:href="https://www.dw.com/zh/zh/德国三大情报机构警告不要对专制中国太天真/a-63472850" text:style-name="Internet_20_link" text:visited-style-name="Visited_20_Internet_20_Link">
 中国 </text:a>
情报部门而言，与德国联邦国防军在军事合作框架下的共同活动具有特别的意义。这些军事合作包括：军事培训援助、共同演练计划以及代表团访问。报告称，这些军事培训援助有些持续数月之久，而中国参与者则利用对联邦国防军相关部门及人员的接触权限，密集收集情报。此外，中国情报部门在德国的另一刺探重点是在学术研究以及研发领域。</text:p>
      <text:p text:style-name="P4">
报告称，从事情报活动的不单有使领馆正式工作人员，也包括被招募或者掩藏身份的传统间谍人员。</text:p>
      <text:p text:style-name="P4">
德国军事反情报局的主要任务包括保护联邦国防军不受 <text:a xlink:type="simple" xlink:href="https://www.dw.com/zh/zh/情报机构瑞士成为中俄间谍活动的中心/a-66035871" text:style-name="Internet_20_link" text:visited-style-name="Visited_20_Internet_20_Link">
 间谍活动</text:a>
损害、清查联邦国防军内部的极端主义人员以及对士兵及文职工作人员进行安全审查。德国国防部此前已经公布了关于涉嫌极端主义的案例数字，有明显下降。军事反情报局在2021-2022年度将七人定为右翼极端分子。</text:p>
      <text:p text:style-name="P4">
军事反情报局工作人员数量增加。2023年1月起有1917个职位（2022年为1824，2021年为1632）。报告认为，该机构此前将反间谍和反极端主义合并为一个部门，效果不佳，需要重新分开运作。而鉴于俄对乌侵略战争，"加强打击间谍活动以及防范可能的破坏行动前所未有的紧迫"。</text:p>
      <text:p text:style-name="P4">
（综合报道）</text:p>
      <text:p text:style-name="P4">
Source: <text:a xlink:type="simple" xlink:href="https://www.dw.com/zh/mad报告：俄、中刺探德军情报最活跃/a-66153262" text:style-name="Internet_20_link" text:visited-style-name="Visited_20_Internet_20_Link">
https://www.dw.com/zh/mad报告：俄、中刺探德军情报最活跃/a-66153262?maca=chi-rss-chi-all-1127-rdf</text:a>
</text:p>
      <!--NEWS-->
      <text:h text:style-name="P10" text:outline-level="1">
<text:span text:style-name="T4">
“除了中国还有什么替代方案”：地缘政治夹缝中的德企</text:span>
</text:h>
      <text:p text:style-name="P4">
Creator: ERIKA SOLOMON</text:p>
      <text:p text:style-name="P4">
Publisher: https://www.facebook.com/nytimeschinese</text:p>
      <text:p text:style-name="P4">
Published Time: 2023-07-07T10:29:08+08:00</text:p>
      <text:p text:style-name="P4">
Description: 中小企业是德国的经济支柱，其商业模式通常依赖庞大的中国市场。随着中美紧张关系加剧，德国在地缘政治夹缝中陷入两难，许多中小企业正在努力试图摆脱对中国的依赖。 Ingmar Nolting for The New York Times</text:p>
      <text:p text:style-name="P4">
Images: ["<text:a xlink:type="simple" xlink:href="https://static01.nyt.com/images/2023/07/06/multimedia/06germany-mittelstand-promo-zvjc/06germany-mittelstand-promo-zvjc-master1050.jpg" text:style-name="Internet_20_link" text:visited-style-name="Visited_20_Internet_20_Link">
06germany-mit...</text:a>
", "<text:a xlink:type="simple" xlink:href="https://static01.nyt.com/images/2023/07/06/multimedia/06germany-mittelstand-04-qpzf/06germany-mittelstand-04-qpzf-master1050.jpg" text:style-name="Internet_20_link" text:visited-style-name="Visited_20_Internet_20_Link">
06germany-mit...</text:a>
"]</text:p>
      <text:p text:style-name="P4">
Category: 国际</text:p>
      <text:p text:style-name="P4">
Type: Article</text:p>
      <!--METADATA-->
      <text:p text:style-name="P4">
<draw:frame draw:style-name="fr1" draw:name="Image142" text:anchor-type="as-char" svg:width="6.9236in" svg:height="5.195997in" draw:z-index="0">
<draw:image xlink:href="../Images/cnnytimes/2023-07-07T10-29-08-08-00/06germany-mittelstand-promo-zvjc-master1050.jpg" xlink:type="simple" xlink:show="embed" xlink:actuate="onLoad" draw:mime-type="image/jpeg"/>
</draw:frame>
</text:p>
      <text:p text:style-name="P4">
在遭受“第二次世界大战”重创的城市废墟中，卡尔·霍伊斯根的外祖父发明了一种液压泵。外祖父对这项发明非常自豪，于是成立了一家公司来销售它。那时候没有收入预测，也没有五年增长战略，计划就是生存下去：“成立公司只是为了抓住机会，”霍伊斯根说。</text:p>
      <text:p text:style-name="P4">
经历70年和三代人之后，这家名为“哈威液压”(HAWEHydraulik)的家族企业向全球销售近2500种零件。但霍伊斯根必须考虑的不再是争夺销售额，而是一个日益两极分化世界的地缘政治。</text:p>
      <text:p text:style-name="P4">
“我业务的三分之一，如果不是更多的话，取决于拜登和习近平如何相处，”他说。“有时我但愿我经营一家餐馆，不必关心全球政治。”</text:p>
      <text:p text:style-name="P4">
由于哈威最大的买家在中国和北美，霍伊斯根不能不关心地缘政治。随着中国政府与西方国家的紧张局势加剧，哈威的管理层正在努力防止让公司过于依赖庞大的中国市场。</text:p>
      <text:p text:style-name="P4">
德国长期以来一直是中国与欧洲贸易的关键，如今却在世界两大经济体的外交争执中日益进退两难。中国在争取德国，而就在财政部长珍妮特·耶伦周四抵达北京谈判寻求经济共同基础的时候，美国却在力劝德国进一步远离北京。</text:p>
      <text:p text:style-name="P4">
哈威和其他德国中型企业如何有效应对这些新的全球力量对德国的未来繁荣至关重要。虽然德国在20世纪成为欧洲经济强国的成功往往体现于该国最大的品牌——如大众、梅赛德斯和西门子——但中小企业才是德国的经济支柱。</text:p>
      <text:p text:style-name="P4">
随着德国的社会经济秩序在现代化过程停滞，乃至全球政治关系破裂的重压下开始动摇，这些德语中被称为“Mittelstand”（中间等级）的中小型企业在创造未来模式方面也遇到了困难。</text:p>
      <text:p text:style-name="P4">
一些高管（比如霍伊斯根）正在接受变化，探索新战略、新市场。然而其他企业对放弃现有的模式持谨慎态度，几十年来，这个模式一直让德国蓬勃发展，但却难以改变。</text:p>
      <text:p text:style-name="P4">
这一矛盾甚至在哈威的工厂车间里也能感觉到。</text:p>
      <text:p text:style-name="P4">
“我就是看不出来，除了中国还有什么替代方案？”车间经理霍尔格·雷贝说。</text:p>
      <text:p text:style-name="P4">
哈威如何处理国际事务不只是其2700名员工关心的问题。德国一些城镇的经济也会受影响。</text:p>
      <text:p text:style-name="P4">
考夫博伊伦是坐落在阿尔卑斯山下的一座色彩斑斓的巴伐利亚小镇，哈威是它的最大雇主，给位于小镇以西100公里的萨森卡姆村提供250个工作岗位，那里的第二大雇主是当地一家有17名员工的啤酒厂。</text:p>
      <text:p text:style-name="P4">
<draw:frame draw:style-name="fr1" draw:name="Image143" text:anchor-type="as-char" svg:width="6.9236in" svg:height="5.195997in" draw:z-index="0">
<draw:image xlink:href="../Images/cnnytimes/2023-07-07T10-29-08-08-00/06germany-mittelstand-04-qpzf-master1050.jpg" xlink:type="simple" xlink:show="embed" xlink:actuate="onLoad" draw:mime-type="image/jpeg"/>
</draw:frame>
</text:p>
      <text:p text:style-name="P4">
“有时我真想我经营的是一家餐馆，不必关心全球政治，”德国哈威液压公司的经营者卡尔·霍伊斯根说。  Ingmar Nolting for The NewYork Times</text:p>
      <text:p text:style-name="P4">
“好像我们成功了太长时间，”考夫博伊伦市市长斯特凡·博斯说，他很想把其他企业吸引来，以便使小镇依赖的雇主多元化。“现在，我们逐渐看到：‘呃——这不是理所当然的。这也可能受到威胁。”</text:p>
      <text:p text:style-name="P4">
典型的中小型企业总部设在德国的某个乡村小镇，生产的设备很少有人听说过，但对全球商品至关重要——比如每架飞机或乘用车都需要的螺丝。</text:p>
      <text:p text:style-name="P4">
据 <text:a xlink:type="simple" xlink:href="https://english.bdi.eu/topics/germany/german-mittelstand#/article/news/the-heart-of-the-german-economy" text:style-name="Internet_20_link" text:visited-style-name="Visited_20_Internet_20_Link">
 一些研究 </text:a>
，这些公司提供了德国的大部分经济产出。它们雇用了德国60%的工人，占德国私营部门的99%——这个比例比世界上任何工业化国家都高。</text:p>
      <text:p text:style-name="P4">
“德国的商业模式，尤其是中小型企业的商业模式，非常擅长做好一件事：慢慢地不断完善一种产品，”德国中小型企业协会发言人马蒂亚斯·比安奇说。“由于这种模式成功地运行了多年，中小型企业没有适应变化的需要。但现在，它们需要适应新的经济现实。”</text:p>
      <text:p text:style-name="P4">
即便近几十年来，技术革命和气候变化给社会带来压力，德国的模式仍在艰难地盈利。</text:p>
      <text:p text:style-name="P4">
但这个模式依赖的支柱——廉价的俄罗斯天然气和中国市场——正在消失。</text:p>
      <text:p text:style-name="P4">
俄罗斯入侵乌克兰，迫使德国逐渐减少对曾为本国工业提供廉价电力的天然气的依赖。中国自力更生的努力意味着，一个曾似乎提供无止境增长的市场不仅不再那么有保障，而且成了竞争对手。</text:p>
      <text:p text:style-name="P4">
德国总理奥拉夫·朔尔茨联合政府承诺的国家社会经济转型已成为全国焦虑的来源。</text:p>
      <text:p text:style-name="P4">
</text:p>
      <text:p text:style-name="P4">
哈威是位于阿尔卑斯山下的巴伐利亚小镇考夫博伊伦的主要雇主。  Ingmar Nolting for The New York Times</text:p>
      <text:p text:style-name="P4">
与德国的人口一样，德国的企业主和企业家们也在老龄化：中小型企业协会成员的平均年龄是55岁。</text:p>
      <text:p text:style-name="P4">
有些人拒绝适应新技术，仍坚持以忠诚为基础的体系，这种体系让员工在企业工作一辈子，也为企业提供了永久客户。（哈威1949年的第一个客户是一家叉车生产商，至今仍在购买哈威的产品。）</text:p>
      <text:p text:style-name="P4">
德国政府在改变过时做法方面——比如迷宫般的、以文书工作为基础的官僚机构——也表现不佳。政府曾在2017年承诺，到2022年时，让575项最常用的服务（例如公司注册）实现数字化。比安奇说，截止日期过去已经一年，这些服务中只有22%可以在线上使用。</text:p>
      <text:p text:style-name="P4">
</text:p>
      <text:p text:style-name="P4">
考夫博伊伦市市长斯特凡·博斯非常想将该镇依赖的企业类型多元化。  Ingmar Nolting for The New York Times</text:p>
      <text:p text:style-name="P4">
这些失败让企业对经济转型计划持谨慎态度。政府称，虽然现在需要为转型计划付出代价，但这将让德国成为多元化、数字化、净零排放的经济体。</text:p>
      <text:p text:style-name="P4">
“我们协会的公司目前还有没看到这点，”比安奇说。</text:p>
      <text:p text:style-name="P4">
广告</text:p>
      <text:p text:style-name="P4">
分析公司Kantar周二发布的一项针对中小型企业的 <text:a xlink:type="simple" xlink:href="https://www.handelsblatt.com/unternehmen/mittelstand/familienunternehmer/ausland-trotz-kritik-will-der-mittelstand-weiter-in-china-investieren/29235960.html" text:style-name="Internet_20_link" text:visited-style-name="Visited_20_Internet_20_Link">
 调查</text:a>
揭示了发人深省的统计数据：一半以上的受访企业不想在德国扩张，25%的企业正在考虑迁到其他地方去。</text:p>
      <text:p text:style-name="P4">
即使对像哈威这样的公司来说，地缘政治变化的速度也让人目瞪口呆。</text:p>
      <text:p text:style-name="P4">
普京的军队入侵乌克兰的第二天，哈威决定停止在俄罗斯的业务。做这个决定很容易，因为俄罗斯不是一个主要市场。</text:p>
      <text:p text:style-name="P4">
尽管如此，霍伊斯根说，此举仍然是一种震撼：“这是以前从未发生过的事情：由于一个政治事件，我们关闭了一家工厂。”</text:p>
      <text:p text:style-name="P4">
这个事件引发的焦虑仍然在哈威工厂的车间里挥之不去。</text:p>
      <text:p text:style-name="P4">
正在检查零件的玛丽塔·里斯纳说，她的取暖费用已从每月120欧元（约合950元人民币）飙升到740欧元（约合5800元人民币）。随着国家陷入经济衰退，她和邻居们开始自己种菜，以缓解通货膨胀的痛苦。</text:p>
      <text:p text:style-name="P4">
“我以前对事情的看法都很积极，”她说。“但这些日子我觉得有点难熬。很多事情似乎都出了问题。”</text:p>
      <text:p text:style-name="P4">
</text:p>
      <text:p text:style-name="P4">
在哈威工厂检查零件的玛丽塔·里斯纳担心通货膨胀，说自己的冬季供暖费用大增。  Ingmar Nolting for The New York Times</text:p>
      <text:p text:style-name="P4">
霍斯根说，如果地缘政治事件扰乱了公司在中国的业务，后果可能是迫使哈威裁掉考夫博伊伦一半以上的工作岗位。他说，哈威目前有20%的业务来自中国。</text:p>
      <text:p text:style-name="P4">
近年来，一些商业团体已对德国面临与中国有关的巨大风险提出过警告，早在大力鼓励德中贸易的前总理默克尔的政府认真考虑它们之前。</text:p>
      <text:p text:style-name="P4">
广告</text:p>
      <text:p text:style-name="P4">
今天，一些政策制定者私下里担心，地缘政治事件将给德国经济带来不可避免的灾难，比如中国攻击台湾。德国政府目前正在推动“去风险”，寻找替代中国贸易的办法。</text:p>
      <text:p text:style-name="P4">
政府打算在本月发布一份新的战略文件，概述德国与中国的关系将如何进展。预计政府将考虑德国的安全保障者美国所施加的压力——它希望德国疏远中国。</text:p>
      <text:p text:style-name="P4">
但大众汽车和巴斯夫等主要品牌坚持认为，中国是世界第二大经济体，中国市场非常重要，不能放弃。这些总部位于德国的跨国公司今年对中国的外国直接投资增长了20%。</text:p>
      <text:p text:style-name="P4">
德国官员表示，他们的战略是保持与中国的关系，但将通过加强与印度或越南等其他国家的关系来平衡其影响。</text:p>
      <text:p text:style-name="P4">
中小型企业也在做同样的事情：哈威正在印度大力投资，计划在那里建一座新工厂，还有一些公司将目光转向北美。</text:p>
      <text:p text:style-name="P4">
</text:p>
      <text:p text:style-name="P4">
哈威液压公司向全球销售近2500种零件。  Ingmar Nolting for The New York Times</text:p>
      <text:p text:style-name="P4">
在考夫博伊伦，哈威的部门主管马库斯·舒斯特说，多元化带来了新挑战。</text:p>
      <text:p text:style-name="P4">
“过去我们的大部分销售来自中国的三个客户，”他说。“现在我们有许多、许多分布在全球各地的小客户。”</text:p>
      <text:p text:style-name="P4">
广告</text:p>
      <text:p text:style-name="P4">
哈威需要尽快为各种各样的客户生产不同类型的零件，而不是尽量便宜地大规模生产几种零件。</text:p>
      <text:p text:style-name="P4">
他说，这意味着要找到办法削减成本，同时研发能灵活生产的自动化系统。他把一批正在进行复杂操作的机器人指给记者看，这些机器人在对金属部件进行钻孔和抛光。</text:p>
      <text:p text:style-name="P4">
霍伊斯根认为，与中国的贸易仍将是德国经济的一个支柱。他将继续和其他中小企业领导人一起去中国谈判解决商业分歧，修复关系。</text:p>
      <text:p text:style-name="P4">
德国的新的社会经济模式可能不是建立支柱，而是管理更复杂的国际平衡。</text:p>
      <text:p text:style-name="P4">
“在我看来，忍受和管理不确定性、以及处理复杂性的能力已成为一个核心优势，”霍斯根说。“我外公的做法在今天是行不通的。”</text:p>
      <text:p text:style-name="P4">
Source: <text:a xlink:type="simple" xlink:href="https://cn.nytimes.com/world/20230707/germany-china-business-economy/" text:style-name="Internet_20_link" text:visited-style-name="Visited_20_Internet_20_Link">
https://cn.nytimes.com/world/20230707/germany-china-business-economy/</text:a>
</text:p>
      <!--NEWS-->
      <text:h text:style-name="P10" text:outline-level="1">
<text:span text:style-name="T4">
新西兰总理：与中国进行“艰难对话”胜于没有对话</text:span>
</text:h>
      <text:p text:style-name="P4">
Author: 联合早报 (Person)</text:p>
      <text:p text:style-name="P4">
Publisher: 联合早报 (Organization)</text:p>
      <text:p text:style-name="P4">
Published Time: 2023-07-07T10:30</text:p>
      <text:p text:style-name="P4">
Modified Time: 2023-07-07T10:30</text:p>
      <text:p text:style-name="P4">
Description: 新西兰总理希普金斯说，新西兰需要继续与最大贸易伙伴国中国接触，并强调对话比不对话好。路透社报道，希普金斯星期五（7月7日）在新西兰国际事务研究所的演讲中说：“维持一个牢固、成熟和复...</text:p>
      <text:p text:style-name="P4">
Videos: []</text:p>
      <text:p text:style-name="P4">
Audios: []</text:p>
      <text:p text:style-name="P4">
Images: []</text:p>
      <text:p text:style-name="P4">
Type: NewsArticle</text:p>
      <text:p text:style-name="P4">
Breadcrumbs: ['即时', '国际']</text:p>
      <text:p text:style-name="P4">
Keywords: ['新西兰', '希普金斯', '中国']</text:p>
      <!--METADATA-->
      <text:p text:style-name="P4">
新西兰总理希普金斯说，新西兰需要继续与最大贸易伙伴国中国接触，并强调对话比不对话好。</text:p>
      <text:p text:style-name="P4">
路透社报道，希普金斯星期五（7月7日）在新西兰国际事务研究所的演讲中说：“维持一个牢固、成熟和复杂的关系，意味着我们必须进行艰难的对话……但我认为，有对话总比不对话来得好。”</text:p>
      <text:p text:style-name="P4">
他说，新西兰需要继续和中国进行接触，当中国对新西兰的国家利益构成挑战时，新西兰一定会向北京说不。</text:p>
      <text:p text:style-name="P4">
希普金斯日前刚访问中国，他与中国国家主席习近平和总理李强会面，重点讨论两国经济伙伴关系和贸易课题。随行的包括新西兰贸易和旅游部长，以及恒天然、新西兰航空等大公司高管。</text:p>
      <text:p text:style-name="P4">
希普金斯在访华期间，并没有过多着墨于新西兰对中国在新疆侵犯人权行为的担忧，因而受到国内的批评。新西兰外交部长马胡塔6月30日接受路透社访问时说：“与中国的关系是复杂的，我们必须非常谨慎处理。”</text:p>
      <text:p text:style-name="P4">
马胡塔说，希普金斯此次访华把焦点放在贸易上，并没有改变新西兰的外交政策，而是显示新西兰对中国有一系列关注的课题。她说，中美战略竞争令太平洋地区面临挑战，新西兰将以维护国家利益的方式来管理重要的关系。</text:p>
      <text:p text:style-name="P4">
Source: <text:a xlink:type="simple" xlink:href="https://www.zaobao.com.sg/realtime/world/story20230707-1411500" text:style-name="Internet_20_link" text:visited-style-name="Visited_20_Internet_20_Link">
https://www.zaobao.com.sg/realtime/world/story20230707-1411500</text:a>
</text:p>
      <!--NEWS-->
      <text:h text:style-name="P10" text:outline-level="1">
<text:span text:style-name="T4">
乌战况更新：美国可能向乌克兰提供集束炸弹</text:span>
</text:h>
      <text:p text:style-name="P4">
Author: None (Language: zh)</text:p>
      <text:p text:style-name="P4">
Publisher: None</text:p>
      <text:p text:style-name="P4">
Time: 2023-07-07T10:44:00Z</text:p>
      <text:p text:style-name="P4">
Description: 有官员透露，拜登政府将宣布一项价值约8亿美元的对乌克兰军事援助计划，其中包括备受争议的集束炸弹。</text:p>
      <text:p text:style-name="P4">
Videos: []</text:p>
      <text:p text:style-name="P4">
Images: []</text:p>
      <text:p text:style-name="P4">
Subject: 时政风云</text:p>
      <text:p text:style-name="P4">
Subjects: ['奥巴马', '希腊债务危机', '欧债危机', '欧盟', '乌克兰', '诺贝尔奖', '欧洲难民危机', '欧洲', '埃尔多安', '美国']</text:p>
      <text:p text:style-name="P4">
Keywords: ['乌克兰战争', '美国', '欧盟', '集束炸弹', '扎波罗热', '核电站', '泽连斯基', '埃尔多安']</text:p>
      <text:p text:style-name="P4">
ID: 66153565</text:p>
      <!--METADATA-->
      <text:p text:style-name="P4">
<text:a xlink:type="simple" xlink:href="https://www.dw.com/zh/overlay/image/article/66153565/66146043" text:style-name="Internet_20_link" text:visited-style-name="Visited_20_Internet_20_Link">
 </text:a>
</text:p>
      <text:p text:style-name="P4">
２０２２年７月基辅的一个未爆炸的集束炸弹 俄罗斯和乌克兰从战争开始都使用集束炸弹</text:p>
      <text:p text:style-name="P4">
（德国之声中文网）捷克总理菲亚拉周五（7月7日）表示，他相信乌克兰的未来在于欧盟和北约，乌克兰的安全对欧洲的安全至关重要。</text:p>
      <text:h text:style-name="P12" text:outline-level="3">
<text:span text:style-name="T4">
捷克总理菲亚拉：将为乌克兰提供更多支持</text:span>
</text:h>
      <text:p text:style-name="P4">
菲亚拉在布拉格会见乌克兰总统泽连斯基后表示，将为乌克兰提供更多支持，包括更多军用直升机，帮助基辅击退入侵的俄罗斯军队。</text:p>
      <text:p text:style-name="P4">
此外，菲亚拉表示，欧盟国家正在寻找使用冻结的俄罗斯资产来支付乌克兰重建费用的方法。他同时承认，从法律角度来看，这样做并不是一件简单的事情。泽连斯基则表示，基辅需要远程武器来防御俄罗斯的入侵。</text:p>
      <text:p text:style-name="P4">
他在与菲亚拉举行的联合新闻发布会上说：“如果没有远程武器，不仅难以执行进攻任务，而且也难以进行防御行动。”</text:p>
      <text:h text:style-name="P12" text:outline-level="3">
<text:span text:style-name="T4">
国际原子能机构：检查扎波罗热核电站 “取得进展”</text:span>
</text:h>
      <text:p text:style-name="P4">
国际原子能机构（IAEA）主席格罗西周五（7月7日）表示，该机构在 <text:a xlink:type="simple" xlink:href="https://www.dw.com/zh/zh/扎波罗热核电站面临威胁最坏情况将会怎样/a-66135537" text:style-name="Internet_20_link" text:visited-style-name="Visited_20_Internet_20_Link">
 检查扎波罗热核电站的核反应堆</text:a>
 方面“取得进展”。</text:p>
      <text:p text:style-name="P4">
该电站据称被安置爆炸物之后，引发更多的担忧。 格罗西说：“我们已经完成了对冷却池和其他地方的观看。”他说，目前“没有看到任何爆炸物或地雷的迹象。”</text:p>
      <text:p text:style-name="P4">
他补充说，国际原子能机构官员尚未获得访问该设施屋顶的授权。 他指出：“这是一个战区，是一个活跃的战区，因此有时可能需要一两天才能获得授权。”基辅和莫斯科互相指责对方策划对这座欧洲最大核电站 <text:a xlink:type="simple" xlink:href="https://www.dw.com/zh/zh/中国驻乌克兰大使馆转发核事故应对指南/a-66123550" text:style-name="Internet_20_link" text:visited-style-name="Visited_20_Internet_20_Link">
 进行“危险挑衅”</text:a>
 。</text:p>
      <text:h text:style-name="P12" text:outline-level="3">
<text:span text:style-name="T4">
欧盟国家就长期为乌克兰提供武器达成协议</text:span>
</text:h>
      <text:p text:style-name="P4">
欧盟国家代表已就增加对乌克兰的长期弹药和导弹供应达成协议。</text:p>
      <text:h text:style-name="P12" text:outline-level="3">
<text:span text:style-name="T4">
乌克兰有哪些防空武器装备？它们有效吗？</text:span>
</text:h>
      <text:p text:style-name="P4">
5月，欧盟委员会提出了一项旨在为国防工业提供财政激励措施以提高生产能力的计划。  该计划将从欧盟联合预算中获得 5 亿欧元（5.44 亿美元）的资金。</text:p>
      <text:p text:style-name="P4">
现任欧盟轮值主席国西班牙的国防部长罗伯斯（Margarita Robles）表示：“这再次证明欧盟坚定不移地支持乌克兰。”</text:p>
      <text:p text:style-name="P4">
罗伯斯补充说，该计划还旨在加强欧盟的国防技术和工业基础，以确保欧盟公民和国家的长期安全。</text:p>
      <text:p text:style-name="P4">
欧盟委员会主席冯德莱恩表示：“这将在战争的关键阶段加快向乌克兰运送弹药的速度。”</text:p>
      <text:p text:style-name="P4">
欧盟成员国和议员正式批准之后该协议才能生效。有媒体报道称，该计划可能在本月底前正式通过。</text:p>
      <text:h text:style-name="P12" text:outline-level="3">
<text:span text:style-name="T4">
泽连斯基将与埃尔多安举行会谈</text:span>
</text:h>
      <text:p text:style-name="P4">
据土耳其官媒阿纳多卢通讯社报道，乌克兰总统泽连斯基将于周五前往伊斯坦布尔与土耳其总统埃尔多安举行会谈。</text:p>
      <text:p text:style-name="P4">
阿纳多卢通讯社表示，泽连斯基与埃尔多安的会谈将重点讨论延长将于7月11日到期的黑海谷物协议。泽连斯基的团队尚未对此消息发表评论。去年，土耳其在促成该协议的过程中发挥了关键作用。该协议确保海上粮食运输通道在战争中免受损害。</text:p>
      <text:p text:style-name="P4">
两位领导人还将讨论下周在立陶宛举行的 2023 年北约峰会相关问题。在成员国土耳其去年放弃反对后，北约正式邀请瑞典和芬兰加入该联盟。 <text:a xlink:type="simple" xlink:href="https://www.dw.com/zh/zh/乌克兰何时加盟北约各国仍存在分歧/a-65794083" text:style-name="Internet_20_link" text:visited-style-name="Visited_20_Internet_20_Link">
乌克兰也希望收到加入北约的邀请 </text:a>
，尽管北约秘书长已经排除了在下周的峰会上向基辅发出正式邀请的可能性。</text:p>
      <text:h text:style-name="P12" text:outline-level="3">
<text:span text:style-name="T4">
来自尼科波尔的报道：担忧俄军轰炸 更忧核灾难</text:span>
</text:h>
      <text:h text:style-name="P12" text:outline-level="3">
<text:span text:style-name="T4">
美国可能向乌克兰提供集束炸弹</text:span>
</text:h>
      <text:p text:style-name="P4">
有官员透露，拜登政府将宣布一项价值约 8 亿美元的对乌克兰军事援助计划，其中将首次包括 <text:a xlink:type="simple" xlink:href="https://www.dw.com/zh/zh/联合国禁止集束炸弹公约生效/a-5856666" text:style-name="Internet_20_link" text:visited-style-name="Visited_20_Internet_20_Link">
 备受争议的集束炸弹</text:a>
 。</text:p>
      <text:p text:style-name="P4">
该计划预计将于周五宣布，可能会招致反对使用集束炸弹的盟国和人道主义组织的批评。  五角大楼发言人莱德（PatRyder）被问及这一消息时，表示他没有任何信息可以分享，但补充道：“如果我们确实提供这种能力，我们将仔细选择哑弹率较低的弹药，我们有最近的测试数据。”</text:p>
      <text:p text:style-name="P4">
“哑弹率”的降低意味着导致平民意外死亡的未爆炸弹药将会大大减少。集束炸弹是将小型炸弹集合成一般空用炸弹与炮弹的型态，利用数量的特性增加涵盖面积和杀伤范围，每个小型炸弹又称为子炸弹。</text:p>
      <text:p text:style-name="P4">
据国际红十字会称，它们可以通过飞机、大炮和导弹发射。除了弹药在撞击时造成的最初伤害外，子炸弹的爆炸失败率也很高，在最近的一些冲突中高达40%。</text:p>
      <text:p text:style-name="P4">
这就是集束炸弹备受争议的原因。反对使用集束炸弹的人士认为，这种武器给平民造成“巨大伤害”，“可以在冲突结束后几十年仍在伤害平民”.</text:p>
      <text:p text:style-name="P4">
<text:span text:style-name="T5">
（路透社、法新社、美联社、德新社）</text:span>
</text:p>
      <text:p text:style-name="P4">
Source: <text:a xlink:type="simple" xlink:href="https://www.dw.com/zh/乌战况更新：美国可能向乌克兰提供集束炸弹/a-66153565" text:style-name="Internet_20_link" text:visited-style-name="Visited_20_Internet_20_Link">
https://www.dw.com/zh/乌战况更新：美国可能向乌克兰提供集束炸弹/a-66153565?maca=chi-rss-chi-all-1127-rdf</text:a>
</text:p>
      <!--NEWS-->
      <text:h text:style-name="P10" text:outline-level="1">
<text:span text:style-name="T4">
路透社：IAEA总干事暗示福岛报告专家组内部存在意见分歧</text:span>
</text:h>
      <text:p text:style-name="P4">
Author: None (Language: zh)</text:p>
      <text:p text:style-name="P4">
Publisher: None</text:p>
      <text:p text:style-name="P4">
Time: 2023-07-07T10:47:00Z</text:p>
      <text:p text:style-name="P4">
Description: 路透社报道称，国际原子能机构（IAEA）总干事承认，该机构发布日本福岛核处理水排海问题综合评估报告前曾有一两个国际专家对这一计划表达顾虑。工作组中国专家对报告发表仓促表示“遗憾”。</text:p>
      <text:p text:style-name="P4">
Videos: []</text:p>
      <text:p text:style-name="P4">
Images: []</text:p>
      <text:p text:style-name="P4">
Subject: 科技环境</text:p>
      <text:p text:style-name="P4">
Subjects: ['韩国', '伊朗', '岛屿主权争端', '专题报道：全景观看“习马会”', '中国', '日本', '中共十九大', '福岛', '国际原子能机构', '朝鲜']</text:p>
      <text:p text:style-name="P4">
Keywords: ['日本', '福岛', '核处理水', '核污水', '国际原子能机构', 'IAEA', '格罗西', '中国', '韩国', '安全报告']</text:p>
      <text:p text:style-name="P4">
ID: 66153690</text:p>
      <!--METADATA-->
      <text:p text:style-name="P4">
<text:a xlink:type="simple" xlink:href="https://www.dw.com/zh/overlay/image/article/66153690/66128068" text:style-name="Internet_20_link" text:visited-style-name="Visited_20_Internet_20_Link">
 </text:a>
</text:p>
      <text:p text:style-name="P4">
IAEA总干事格罗西说，IAEA的评估报告并不等同于支持认可该计划，东京方面必须做出最终的决定。他还说：“我们既不赞同该计划，也不建议这样做。我们只是说这个计划符合标准。”</text:p>
      <text:p text:style-name="P4">
（德国之声中文网）国际原子能机构（IAEA）总干事格罗西（RafaelGrossi）周五（7月7日）在接受路透社采访时被问到，IAEA评估技术工作组11个专家当中是否存在意见分歧？格罗西回答说：“我听说，是有这么说的……但是，我再重复一遍，我们所发表的内容在科学上是无可指摘的。”</text:p>
      <text:p text:style-name="P4">
周二 <text:a xlink:type="simple" xlink:href="https://www.dw.com/zh/zh/福岛废水排海iaea评估为安全-中国反对/a-66111067" text:style-name="Internet_20_link" text:visited-style-name="Visited_20_Internet_20_Link">
 国际原子能机构发布评估报告 </text:a>
之后，格罗西首次接受媒体采访时曾说，没有任何一个专家直接向他表达关切。</text:p>
      <text:p text:style-name="P4">
中国《光明日报》周四报道称，参与IAEA评估技术工作组的中国专家、中国原子能科学研究院刘森林研究员表示，对IAEA未充分与技术工作组专家协商仓促发布评估报告表示遗憾。</text:p>
      <text:p text:style-name="P4">
刘森林说：“这份报告是以IAEA总干事格罗西名义发布的，虽然发布前IAEA秘书处曾就报告草案征求技术工作组专家意见，但留给专家的时间窗口非常有限，而且专家意见仅供参考，是否采纳由IAEA秘书处决定。IAEA秘书处收到反馈意见后，也未再次与各方专家就报告修改及意见采纳情况进行讨论达成协商一致，就仓促发布了该报告。”</text:p>
      <text:p text:style-name="P4">
他说，IAEA的评估属于国际同行评估性质，主要基于日方提供的数据和资料作出评估并提出意见。他强调，“要确保IAEA现场监督和取样监测的独立性，不应只基于日方提供的数据和信息作出判断，而应由IAEA自己的实验室和独立的第三方实验室进行独立采样和监测”。</text:p>
      <text:p text:style-name="P4">
2021年国际原子能机构成立了一个特别工作组，对日本福岛第一核电站先进液体处理系统（ALPS）处理水排放计划开展全面安全审查。工作组的11名成员来自阿根廷、澳大利亚、加拿大、法国、中国、马绍尔群岛、韩国、俄罗斯、英国、美国和越南。</text:p>
      <text:p text:style-name="P4">
IAEA的评估报告发布后，IAEA总干事格罗西在新闻记者会上说，报告不是以协商一致的形式做出的，特别工作组的专家们“可能有他们个人的看法”。</text:p>
      <text:p text:style-name="P4">
在被问到专家们对报告的内容是否表示满意的问题时，格罗西说：“绝对的，是的。如果有谁不满意，他们应该说出来。”</text:p>
      <text:p text:style-name="P4">
</text:p>
      <text:p text:style-name="P4">
东京电力公司将向海洋排放相当于约500个奥运会规格游泳池容量的经处理过的核废水。</text:p>
      <text:p text:style-name="P4">
中国对日本福岛核处理水排海计划持坚决反对的立场。IAEA的评估报告发布之后，中国外交部发言人连续数日就此事发表措辞严厉的抗议评论。</text:p>
      <text:p text:style-name="P4">
IAEA总干事格罗西说，IAEA的评估报告并不等同于支持认可该计划，东京方面必须做出最终的决定。</text:p>
      <text:p text:style-name="P4">
他还说：“我们既不赞同该计划，也不建议这样做。我们只是说这个计划符合标准。”</text:p>
      <text:p text:style-name="P4">
他补充说：“我们不选边站。我不站在日本一边，也不站在中国一边，也不站在韩国一边。这些标准对所有国家都是一致的。”</text:p>
      <text:p text:style-name="P4">
<text:a xlink:type="simple" xlink:href="https://www.dw.com/zh/zh/中国海关宣布禁止进口日本福岛等地食品/a-66142401" text:style-name="Internet_20_link" text:visited-style-name="Visited_20_Internet_20_Link">
 中国海关总署 </text:a>
周五（7月7日）宣布，“为防范受到放射性污染的日本食品输华，保护中国消费者进口食品安全，中国海关禁止进口日本福岛等十个县（都）食品，对来自日本其他地区的食品特别是水产品（含食用水生动物）严格审核随附证明文件，强化监管，严格实施100%查验，持续加强对放射性物质的检测监测力度，确保日本输华食品安全，严防存在风险的产品输入”。</text:p>
      <text:p text:style-name="P4">
日本的数据显示，日本渔业捕捞的绝大多数海鲜都在国内消费。尽管有禁令，中国去年仍是日本海鲜出口的最大买家（按价值计算）。</text:p>
      <text:p text:style-name="P4">
中国市场占日本海鲜出口的22.5%，价值870亿日元（6.04亿美元），其次是香港（19.5%）和美国（13.9%）。中国购买了日本扇贝出口总量的一半以上。</text:p>
      <text:p text:style-name="P4">
韩国政府7日发布有关日本福岛核污染水排海安全性的研究报告，指出若日本东京电力公司遵守处置规定排放核污染水，放射性物质浓度将达到排放标准和目标值，也符合国际标准。</text:p>
      <text:p text:style-name="P4">
不过韩国并未取消针对福岛水产品的进口禁令。据韩联社报道，韩国政府表示，国际原子能机构认定日本核污水排放计划达标与韩国政府禁止进口福岛水产品是两回事。韩国食品医药品安全处次长权五祥指出，日本一直未能提交有关福岛核泄漏事故中流入大海的高浓度污染水及其所含核素的数据，因为无从判断其影响，所以进口管制措施将维持下去。</text:p>
      <text:p text:style-name="P4">
韩国从2013年9月起禁止进口福岛等日本8个县出产的所有水产品。</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除了来自国际的不同程度的批评，日本国内对福岛核处理水排海计划也有不少反对意见。特别是渔民团体担心排放开始后，渔获无法再继续外销。</text:p>
      <text:p text:style-name="P4">
格罗西说，他理解这些担忧，因为以前从未发生过相同的事件。然而，他认为对该计划的批评也属于“某些特定的政治议程”，但他没有对此做出详细说明。</text:p>
      <text:p text:style-name="P4">
（路透社）</text:p>
      <text:p text:style-name="P4">
Source: <text:a xlink:type="simple" xlink:href="https://www.dw.com/zh/路透社：iaea总干事暗示福岛报告专家组内部存在意见分歧/a-66153690" text:style-name="Internet_20_link" text:visited-style-name="Visited_20_Internet_20_Link">
https://www.dw.com/zh/路透社：iaea总干事暗示福岛报告专家组内部存在意见分歧/a-66153690?maca=chi-rss-chi-all-1127-rdf</text:a>
</text:p>
      <!--NEWS-->
      <text:h text:style-name="P10" text:outline-level="1">
<text:span text:style-name="T4">
误读中资银行基本面?  中国官媒点名批高盛</text:span>
</text:h>
      <text:p text:style-name="P4">
Author: None</text:p>
      <text:p text:style-name="P4">
Publisher: Radio Free Asia (Organization)</text:p>
      <text:p text:style-name="P4">
Published Time: 2023-07-07T10:51:18-04:00</text:p>
      <text:p text:style-name="P4">
Modified Time: 2023-07-07T10:51: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612011in" draw:z-index="0">
<draw:image xlink:href="../Images/rfamandarin/2023-07-07T10-51-18-04-00/000000.png" xlink:type="simple" xlink:show="embed" xlink:actuate="onLoad" draw:mime-type="image/png"/>
</draw:frame>
 高盛（GoldmanSachs）标志在纽约证券交易所 <text:a xlink:type="simple" xlink:href="https://www.rfa.org/mandarin/Xinwen/1-07072023105042.html/@@images/image" text:style-name="Internet_20_link" text:visited-style-name="Visited_20_Internet_20_Link">
 </text:a>
路透社图片</text:p>
      <text:p text:style-name="P4">
美国华尔街投行高盛近日下调中国一些标杆股份制银行和国有大行的评级，引发市场悲观情绪。虽然高盛事后澄清并非“唱空”银行股，但中国官媒《证券时报》7日仍发文《误读中资银行基本面不可取》，点名批评高盛。</text:p>
      <text:p text:style-name="P4">
文章中称，“基于悲观假设看空中国银行基本面并不可取，很大程度上存在误读”，并表示，今年基建投资的发力，无疑有利于城投平台现金流及盈利能力的恢复；在严格落实地方政府隐性债务化解的同时，“更要看到从平台融资到专项债融资、从基础设施建设到基础设施盘活、从土地财政到产业财政再到数据财政的转型趋势”，这也将给银行政信业务带来新的空间。</text:p>
      <text:p text:style-name="P4">
中国目前土地收入下滑、地方债高企，经济成长承受重压，也令市场对于中国的银行系统感到担忧。高盛日前发表对银行股的一份评级调整报告，对12家中资银行中的5家给予“卖出”评级，4家“买入”评级，还有3家为“中性”评级。其中，“卖出”评级为工商银行、兴业银行、农业银行、交通银行和华夏银行；“中性”评级为中国银行、招商银行、南京银行；“买入”评级则包括建设银行、邮储银行、宁波银行和平安银行。</text:p>
      <text:p text:style-name="P4">
报告引发市场关注。高盛7月6日回应称，报告涉及评级的有12家银行，仅为当前A股42家上市银行中的3成，且集中在国有大行和部分股份制银行，并且“买入”和“中性”评级的合计7家，并非如市场传言般悲观。</text:p>
      <text:p text:style-name="P4">
责编：凯迪</text:p>
      <text:p text:style-name="P4">
Source: <text:a xlink:type="simple" xlink:href="https://www.rfa.org/mandarin/Xinwen/1-07072023105042.html" text:style-name="Internet_20_link" text:visited-style-name="Visited_20_Internet_20_Link">
https://www.rfa.org/mandarin/Xinwen/1-07072023105042.html</text:a>
</text:p>
      <!--NEWS-->
      <text:h text:style-name="P10" text:outline-level="1">
<text:span text:style-name="T4">
结束监管整顿？蚂蚁集团被开罚71.23亿元</text:span>
</text:h>
      <text:p text:style-name="P4">
Author: None</text:p>
      <text:p text:style-name="P4">
Publisher: Radio Free Asia (Organization)</text:p>
      <text:p text:style-name="P4">
Published Time: 2023-07-07T10:54:10-04:00</text:p>
      <text:p text:style-name="P4">
Modified Time: 2023-07-07T10:54: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4.612011in" draw:z-index="0">
<draw:image xlink:href="../Images/rfamandarin/2023-07-07T10-54-10-04-00/000000.png" xlink:type="simple" xlink:show="embed" xlink:actuate="onLoad" draw:mime-type="image/png"/>
</draw:frame>
 <text:a xlink:type="simple" xlink:href="https://www.rfa.org/mandarin/Xinwen/2-07072023105405.html/@@images/image" text:style-name="Internet_20_link" text:visited-style-name="Visited_20_Internet_20_Link">
</text:a>
路透社图片</text:p>
      <text:p text:style-name="P4">
据中国证监会官网7日发布的声明称，金融管理部门依据《中国人民银行法》《反洗钱法》《银行业监督管理法》等，对蚂蚁集团及旗下机构处以罚款（含没收违法所得）71.23亿元，并要求蚂蚁集团关停违规开展的“相互宝”业务，依法补偿消费者利益。</text:p>
      <text:p text:style-name="P4">
这一声明标志着官方对从这家金融科技巨头多年来的审查正式结束。</text:p>
      <text:p text:style-name="P4">
据路透社日前引述知情人士消息说，蚂蚁集团在2020年底的首次公开售股（IPO）失败后，中国人民银行一直在推动该集团的改革。从此次罚款金额来看，这是中国互联网公司有史以来金额最高的罚单之一。不过，这将有助于蚂蚁集团获取金融控股公司牌照，为日后重启上市铺路。</text:p>
      <text:p text:style-name="P4">
中国监管当局2020年紧急叫停蚂蚁集团上市，被认为是官方整顿互联网科技行业的开始。有关行动导致中国互联网巨头的市值蒸发了逾万亿美元。</text:p>
      <text:p text:style-name="P4">
责编：凯迪</text:p>
      <text:p text:style-name="P4">
Source: <text:a xlink:type="simple" xlink:href="https://www.rfa.org/mandarin/Xinwen/2-07072023105405.html" text:style-name="Internet_20_link" text:visited-style-name="Visited_20_Internet_20_Link">
https://www.rfa.org/mandarin/Xinwen/2-07072023105405.html</text:a>
</text:p>
      <!--NEWS-->
      <text:h text:style-name="P10" text:outline-level="1">
<text:span text:style-name="T4">
耶伦：美国寻求良性竞争 李强：两国关系风雨过后定见彩虹</text:span>
</text:h>
      <text:p text:style-name="P4">
Author: None (Language: zh)</text:p>
      <text:p text:style-name="P4">
Publisher: None</text:p>
      <text:p text:style-name="P4">
Time: 2023-07-07T10:55:00Z</text:p>
      <text:p text:style-name="P4">
Description: 美国财长耶伦周五和中国国务院总理李强会面时强调，美方寻求与中国的良性竞争，她希望此行能促进双方更加常态化沟通。李强则表示，中美关系风雨过定见彩虹。耶伦也和美企代表见了面，她在北京一家云南菜馆大厅吃饭的画面引起网民关注。</text:p>
      <text:p text:style-name="P4">
Videos: []</text:p>
      <text:p text:style-name="P4">
Images: []</text:p>
      <text:p text:style-name="P4">
Subject: 经济纵横</text:p>
      <text:p text:style-name="P4">
Subjects: ['奥巴马', '专题报道：习近平访美', '岛屿主权争端', '专题报道：全景观看“习马会”', '中国', '中共十九大', '美国', '德中关系', '南希·佩洛西']</text:p>
      <text:p text:style-name="P4">
Keywords: ['耶伦', '中国', '美国', '李强', '经济', '中美关系']</text:p>
      <text:p text:style-name="P4">
ID: 66153705</text:p>
      <!--METADATA-->
      <text:p text:style-name="P4">
<text:a xlink:type="simple" xlink:href="https://www.dw.com/zh/overlay/image/article/66153705/66153956" text:style-name="Internet_20_link" text:visited-style-name="Visited_20_Internet_20_Link">
 </text:a>
</text:p>
      <text:p text:style-name="P4">
她希望此次访问能够促进双方更加常态化的沟通</text:p>
      <text:p text:style-name="P4">
（德国之声中文网） <text:a xlink:type="simple" xlink:href="https://www.dw.com/zh/zh/耶伦中国行-旨在建立中美新常态/a-66122822" text:style-name="Internet_20_link" text:visited-style-name="Visited_20_Internet_20_Link">
 正在中国进行访问的美国财长耶伦 </text:a>
本周五（7月7日）与中国国务院总理李强举行了会面，她表示，美国寻求与中方基于公平的良性竞争，让双方收益，而不是采取“赢者通吃”（Winner-take-all）的方式。她希望此次访问能够促进这世界上两个最大经济体之间更加常态化的沟通渠道，并补充说，中美都有责任在全球挑战，如气候变化等方面展示领导力。她说：“在某些情况下我们可能存在分歧，然而我们不应让任何分期导致误解，进而不必要地恶化双边的经贸关系。”耶伦还提到李强一月份在达沃斯经济论坛的讲话，当时，李强表示“差异不应该成为产生隔阂的理由，而恰恰是加强沟通和交流的动力”，耶伦强调她希望扩大与中国的沟通。她说：“我们追求良性经济竞争，不是以赢者通吃的方式，而是通过一套公平的规则，使两国受益。”</text:p>
      <text:p text:style-name="P4">
李强在人民大会堂与耶伦举行了会面，根据凤凰网发布的视频，他以天气做比喻，表示：“昨天，你到我们机场一下飞机抬头就看到一轮彩虹，我想这是一种自然现象……但我想中美关系，不论经历任何风雨，经历过风雨后，必定可以看到天空的彩虹。”</text:p>
      <text:p text:style-name="P4">
美国财政部的一名官员还透露，耶伦还与中国央行行长易纲和中国前副总理刘鹤进行了非正式会谈，就全球、美国和中国的经济问题进行讨论。</text:p>
      <text:h text:style-name="P12" text:outline-level="3">
<text:span text:style-name="T4">
中美關係震蕩如何傷及跨國業務</text:span>
</text:h>
      <text:p text:style-name="P4">
耶伦当天还会见了美国企业代表，她说，美国和中国经济脱钩“几乎不可能”，这会破坏全球市场的稳定。她表示：“我们寻求多元化，而不是脱钩，世界上两个最大经济体的脱钩将对全球经济造成不稳定。”</text:p>
      <text:p text:style-name="P4">
中美关系在最近一段时间并不平静。《华尔街日报》报道，美国拟出台禁令，限制中国公司使用美国云计算机服务。中国则在本周以保护国家安全为由， <text:a xlink:type="simple" xlink:href="https://www.dw.com/zh/zh/中國管制鎵鍺出口-各國如何嚴防供應鏈中斷/a-66118831" text:style-name="Internet_20_link" text:visited-style-name="Visited_20_Internet_20_Link">
针对制造半导体的重要金属原料镓、锗实施了出口管制 </text:a>
。耶伦告诉与会者，华盛顿方面对这些限制感到“担忧”。她说：“我们仍在评估这些行动的影响，但这提醒我们建立强大和多样化供应链的重要性。”</text:p>
      <text:p text:style-name="P4">
耶伦于昨天抵达北京开启为期4天的访问。抵达当天，网友就发出在一家云南餐厅偶遇耶伦一行人的照片，引起了民众的关注。根据这家名为“一坐一忘”的餐厅在微博的发文，耶伦几人没有订包厢，而是在开放空间用餐。有人给耶伦点赞，觉得她“贴地气”！有网民觉得一定是使馆工作人员推荐的，也有网民注意她会用筷子。也有人评价道：“先菌子后小人”，还有人拿饭店名字做文章，表示美方这次谈判想传递的信息“一做一忘，谈的内容回国不认账。”</text:p>
      <text:p text:style-name="P4">
北京方面对这次访问表达了乐观的态度，中国财政部在周五表示，这次访问将有助于“加强两国之间的沟通和交流”。中国财政部新闻办公室表示，中美经贸关系的本质是互利共赢，贸易战、“脱钩断链”没有赢家。中方希望美方以实际行动为两国经贸关系健康发展、实现互利共赢创造良好环境。中国社会科学院美国研究所研究员陶文钊认为，拜登政府中耶伦似乎更是一个务实派。”他告诉法新社“我认为中国欢迎耶伦的访问，从功能层面上讲，这应该让双方更加亲近……中美正在重塑、重建双方关系。”</text:p>
      <text:p text:style-name="P4">
美国财政部的一名官员在周四（7月6日）表示，美国并不期望在这次访问中取得具体政策上的突破，但希望与中方进行坦诚而富有成效的对话，为未来的谈判铺路。这名不愿意透露姓名的官员表示：“尤其是在我们可能存在分歧的问题上，交流就更加重要。”</text:p>
      <text:p text:style-name="P4">
（路透社，法新社等）</text:p>
      <text:p text:style-name="P4">
Source: <text:a xlink:type="simple" xlink:href="https://www.dw.com/zh/耶伦：美国寻求良性竞争-李强：两国关系风雨过后定见彩虹/a-66153705" text:style-name="Internet_20_link" text:visited-style-name="Visited_20_Internet_20_Link">
https://www.dw.com/zh/耶伦：美国寻求良性竞争-李强：两国关系风雨过后定见彩虹/a-66153705?maca=chi-rss-chi-all-1127-rdf</text:a>
</text:p>
      <!--NEWS-->
      <text:h text:style-name="P10" text:outline-level="1">
<text:span text:style-name="T4">
所罗门群岛总理下周将访中</text:span>
</text:h>
      <text:p text:style-name="P4">
Author: None</text:p>
      <text:p text:style-name="P4">
Publisher: Radio Free Asia (Organization)</text:p>
      <text:p text:style-name="P4">
Published Time: 2023-07-07T10:57:30-04:00</text:p>
      <text:p text:style-name="P4">
Modified Time: 2023-07-07T10:57: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612011in" draw:z-index="0">
<draw:image xlink:href="../Images/rfamandarin/2023-07-07T10-57-30-04-00/000000.png" xlink:type="simple" xlink:show="embed" xlink:actuate="onLoad" draw:mime-type="image/png"/>
</draw:frame>
 所罗门群岛总理索加瓦雷（ManassehSogavare） <text:a xlink:type="simple" xlink:href="https://www.rfa.org/mandarin/Xinwen/3-07072023105726.html/@@images/image" text:style-name="Internet_20_link" text:visited-style-name="Visited_20_Internet_20_Link">
 </text:a>
美联社图片</text:p>
      <text:p text:style-name="P4">
中国外交部发言人汪文斌6日在例行记者会上宣布，应国务院总理李强邀请，所罗门群岛总理索加瓦雷（ManassehSogavare）将于7月9日至15日访问中国，并赴江苏、广东参观访问。</text:p>
      <text:p text:style-name="P4">
美联社的报道认为，这凸显了美中在南太平洋地区竞争影响力的加剧。</text:p>
      <text:p text:style-name="P4">
所罗门群岛2019年与台湾断交，并与北京建交。2022年4月,因所国与中国签署一份秘密安全协议，引发美国、澳大利亚和新西兰的关切，担忧中国借此强化在太平洋地区的军事部署。之后，索加瓦雷向澳大利亚当局保证，不会允许中国在南太平洋设立海军基地，危及他国。</text:p>
      <text:p text:style-name="P4">
目前，美国拜登政府正推进重设驻所罗门群岛大使馆的计划，以抗衡北京的影响力。美方已派出多个高层级代表团前往南太平洋地区。去年9月底，拜登召开了首次太平洋岛国峰会，并公布南太平洋地区新战略，包含气候变迁、海上安全和避免过度捕捞等问题。</text:p>
      <text:p text:style-name="P4">
汪文斌在记者会上说，中国同所罗门群岛建交以来，两国关系快速发展，“取得丰硕成果”。中方愿与所方以此行为契机，“深化政治互信、拓展务实合作、加强人文交流”。</text:p>
      <text:p text:style-name="P4">
责编：凯迪</text:p>
      <text:p text:style-name="P4">
Source: <text:a xlink:type="simple" xlink:href="https://www.rfa.org/mandarin/Xinwen/3-07072023105726.html" text:style-name="Internet_20_link" text:visited-style-name="Visited_20_Internet_20_Link">
https://www.rfa.org/mandarin/Xinwen/3-07072023105726.html</text:a>
</text:p>
      <!--NEWS-->
      <text:h text:style-name="P10" text:outline-level="1">
<text:span text:style-name="T4">
欧盟计划对亚马逊收购iRobot的交易展开深入调查 (Free Version)</text:span>
</text:h>
      <text:p text:style-name="P4">
Author: Ian Walker</text:p>
      <text:p text:style-name="P4">
Publisher: 华尔街日报中文网</text:p>
      <text:p text:style-name="P4">
Published Time: 2023-07-07T11:00:00.000Z</text:p>
      <text:p text:style-name="P4">
Modified Time: 2023-07-07T11:00:00.000Z</text:p>
      <text:p text:style-name="P4">
Created Time: 2023-07-07T04:55:00.000Z</text:p>
      <text:p text:style-name="P4">
Description: 欧盟委员会周四晚间表示，计划对亚马逊公司拟以17亿美元收购iRobot的交易展开深入调查，认为该交易可能限制扫地机器人市场的竞争。</text:p>
      <text:p text:style-name="P4">
Images: []</text:p>
      <text:p text:style-name="P4">
Categories: ['科技']</text:p>
      <text:p text:style-name="P4">
Keywords: SYND</text:p>
      <text:p text:style-name="P4">
Type: Article</text:p>
      <!--METADATA-->
      <text:p text:style-name="P4">
欧盟委员会周四晚间表示，计划对亚马逊公司(Amazon.com,AMZN)拟以17亿美元收购iRobot的交易展开深入调查，认为该交易可能限制扫地机器人市场的竞争。</text:p>
      <text:p text:style-name="P4">
Source: <text:a xlink:type="simple" xlink:href="https://cn.wsj.com/articles/%E4%BA%9A%E9%A9%AC%E9%80%8A%E6%8B%9F%E4%BB%A517%E4%BA%BF%E7%BE%8E%E5%85%83%E6%94%B6%E8%B4%ADirobot%E7%9A%84%E4%BA%A4%E6%98%93%E9%9D%A2%E4%B8%B4%E6%AC%A7%E7%9B%9F%E6%B7%B1%E5%85%A5%E8%B0%83%E6%9F%A5-95143e3b" text:style-name="Internet_20_link" text:visited-style-name="Visited_20_Internet_20_Link">
https://cn.wsj.com/articles/%E4%BA%9A%E9%A9%AC%E9%80%8A%E6%8B%9F%E4%BB%A517%E4%BA%BF%E7%BE%8E%E5%85%83%E6%94%B6%E8%B4%ADirobot%E7%9A%84%E4%BA%A4%E6%98%93%E9%9D%A2%E4%B8%B4%E6%AC%A7%E7%9B%9F%E6%B7%B1%E5%85%A5%E8%B0%83%E6%9F%A5-95143e3b</text:a>
</text:p>
      <!--NEWS-->
      <text:h text:style-name="P10" text:outline-level="1">
<text:span text:style-name="T4">
中国海关：禁止进口日本福岛等十县都食品</text:span>
</text:h>
      <text:p text:style-name="P4">
Author: None</text:p>
      <text:p text:style-name="P4">
Publisher: Radio Free Asia (Organization)</text:p>
      <text:p text:style-name="P4">
Published Time: 2023-07-07T11:03:15-04:00</text:p>
      <text:p text:style-name="P4">
Modified Time: 2023-07-07T11:03: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4.612011in" draw:z-index="0">
<draw:image xlink:href="../Images/rfamandarin/2023-07-07T11-03-15-04-00/000000.png" xlink:type="simple" xlink:show="embed" xlink:actuate="onLoad" draw:mime-type="image/png"/>
</draw:frame>
资料图片：日本福岛核电站北部约6.5公里外的福岛县浪江町请户渔港，船上的鱼和螃蟹被网缠住。 <text:a xlink:type="simple" xlink:href="https://www.rfa.org/mandarin/Xinwen/4-07072023110309.html/@@images/image" text:style-name="Internet_20_link" text:visited-style-name="Visited_20_Internet_20_Link">
</text:a>
路透社图片</text:p>
      <text:p text:style-name="P4">
中国海关总署进出口食品安全局负责人7日表示，为防范受到放射性污染的日本食品输华，保护中国消费者进口食品安全，中国海关禁止进口日本福岛等十个县（都）食品。</text:p>
      <text:p text:style-name="P4">
海关总署还表示，国际原子能机构近日就日本福岛核污染水排海方案发布的综合评估报告“未能充分反映所有参加评估工作各方专家的意见，有关结论未能获得各方专家一致认可”。日方在“排海的正当性、净化装置的可靠性、监测方案的完善性”等方面还存在诸多问题。</text:p>
      <text:p text:style-name="P4">
联合国国际原子能机构本周发布了安全审查综合报告。其中指出，日本将储存在福岛第一核电站的处理水排海的计划符合原子能机构安全标准。该机构还表示，处理水的排放对人和环境的放射性影响可以忽略不计。这些核废水是2011年日本福岛发生核事故时,用来为核反应堆降温的污染水。</text:p>
      <text:p text:style-name="P4">
中国外交部发言人汪文斌7日称，中方敦促日方“不要试图把机构报告当作排海的通行证”，停止强推排海计划，以负责任方式处置核污染水。</text:p>
      <text:p text:style-name="P4">
另据日本共同社报道，东京电力福岛第一核电站处理水启动排放入海在设备方面的前提条件7日已全部具备。日本政府计划在首相岸田文雄举行相关阁僚会议后，设定公示期并开始排放。据分析，排放启动时间很可能在8月内。</text:p>
      <text:p text:style-name="P4">
责编：凯迪</text:p>
      <text:p text:style-name="P4">
Source: <text:a xlink:type="simple" xlink:href="https://www.rfa.org/mandarin/Xinwen/4-07072023110309.html" text:style-name="Internet_20_link" text:visited-style-name="Visited_20_Internet_20_Link">
https://www.rfa.org/mandarin/Xinwen/4-07072023110309.html</text:a>
</text:p>
      <!--NEWS-->
      <text:h text:style-name="P10" text:outline-level="1">
<text:span text:style-name="T4">
专栏 | 劳工通讯：北京市丰台区首钢建设集团二通产业园文化创意大厦项目工程工资纠纷(四)</text:span>
</text:h>
      <text:p text:style-name="P4">
Author: None</text:p>
      <text:p text:style-name="P4">
Publisher: Radio Free Asia (Organization)</text:p>
      <text:p text:style-name="P4">
Published Time: 2023-07-07T11:25:35-04:00</text:p>
      <text:p text:style-name="P4">
Modified Time: 2023-07-07T11:25:35-04:00</text:p>
      <text:p text:style-name="P4">
Description: None</text:p>
      <text:p text:style-name="P4">
Videos: []</text:p>
      <text:p text:style-name="P4">
Audios: ["<text:a xlink:type="simple" xlink:href="https://www.rfa.org/mandarin/zhuanlan/laogongtongxun/hdf-070720231125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634345in" draw:z-index="0">
<draw:image xlink:href="../Images/rfamandarin/2023-07-07T11-25-35-04-00/000000.png" xlink:type="simple" xlink:show="embed" xlink:actuate="onLoad" draw:mime-type="image/png"/>
</draw:frame>
 <text:a xlink:type="simple" xlink:href="https://www.rfa.org/mandarin/zhuanlan/laogongtongxun/hdf-07072023112523.html/@@images/image" text:style-name="Internet_20_link" text:visited-style-name="Visited_20_Internet_20_Link">
</text:a>
Photo: RFA  <text:a xlink:type="simple" xlink:href="https://www.rfa.org/mandarin/zhuanlan/laogongtongxun/hdf-07072023112523.html/@@stream" text:style-name="Internet_20_link" text:visited-style-name="Visited_20_Internet_20_Link">
Audio-1-Link：https://www.rfa.org/mandarin/zhuanlan/laogongtongxun/hdf-07072023112523.html/@@stream</text:a>
</text:p>
      <text:p text:style-name="P4">
从去年12月底到今年五月初，30多名来自不同省份的建筑木工，在北京市丰台区首钢建设集团二通产业园文化创意大厦项目工程支模。但直到5月5号工程完工，工资却仍未结清，至今仍被欠30多万元。</text:p>
      <text:p text:style-name="P4">
农民工讨薪代表叶祥明上网 <text:a xlink:type="simple" xlink:href="https://weibo.com/3068651823/N3ri1BAxD" text:style-name="Internet_20_link" text:visited-style-name="Visited_20_Internet_20_Link">
 发帖求助 </text:a>
说，他们“找首钢建设集团要工钱，首钢让找到劳务公司要，劳务公司负责人打电话不接、发短信不回，去花乡丰台区劳动监察大队投诉，工作人员称受理后需要两三个月才能有结果”。我拨通工人讨薪帖子留下的项目部负责人张锐的电话，表达媒体关注，张却冷笑着说：哈，那你就关注吧！</text:p>
      <text:p text:style-name="P4">
首钢二通产业园创意大厦项目，2018年12月由北京市发改委 <text:a xlink:type="simple" xlink:href="http://fgw.beijing.gov.cn/fzggzl/yfxz/xzxk_sgs/201912/t20191226_1504840.htm" text:style-name="Internet_20_link" text:visited-style-name="Visited_20_Internet_20_Link">
 批准立项</text:a>
，建设单位是首钢二通建设投资有限公司， <text:a xlink:type="simple" xlink:href="http://m.gxfin.com/article/finance/default/default/2023-01-29/5933683.html" text:style-name="Internet_20_link" text:visited-style-name="Visited_20_Internet_20_Link">
 总承包单位</text:a>
是首钢建设集团有限公司。</text:p>
      <text:p text:style-name="P4">
据丰台区政府网站信息显示，首钢二通产业园文化创意大厦项目工地去年6月曾发生一起死亡工伤事故，劳务分包公司和公司法人被罚款，专业分包公司负责人也被罚款，但 <text:a xlink:type="simple" xlink:href="http://www.bjft.gov.cn/ftq/c100014/202212/bc27ae2621184a46811f95bb6b78ee7b.shtml" text:style-name="Internet_20_link" text:visited-style-name="Visited_20_Internet_20_Link">
事故调查报告</text:a>
对总承包项目部该承担的责任却只字未提。结果半年后，北京住建委再到施工现场安全检查， <text:a xlink:type="simple" xlink:href="http://m.gxfin.com/article/finance/default/default/2023-01-29/5933683.html" text:style-name="Internet_20_link" text:visited-style-name="Visited_20_Internet_20_Link">
 又发现多项严重安全隐患</text:a>
。</text:p>
      <text:p text:style-name="P4">
张锐作为首钢建设公司项目部负责人，工地发生死亡事故后竟然可以免于被追责，更对媒体关注该项目拖欠农民工工资问题报以冷笑，这背后的自信，是否来自 <text:a xlink:type="simple" xlink:href="http://district.ce.cn/newarea/sddy/202011/28/t20201128_36058987.shtml" text:style-name="Internet_20_link" text:visited-style-name="Visited_20_Internet_20_Link">
首钢前任党委书记靳伟两年前升任北京市副市长</text:a>
，我们不得而知。</text:p>
      <text:p text:style-name="P4">
另外，今年2月，工人日报曾发过一篇报道，题目是“ <text:a xlink:type="simple" xlink:href="https://www.acftu.org/ghjj/srtjcygrdwjsgg/gzdt_13659/202305/t20230509_828988.html" text:style-name="Internet_20_link" text:visited-style-name="Visited_20_Internet_20_Link">
 北京丰台工会全力提升产业工人获得感幸福感</text:a>
”。报道引述丰台区总工会主席王振华的话说“要提升产业工人的获得感和幸福感，首先就是要从制度上确立产业工人的主人翁地位”。报道说，为了维护产业工人合法权益，丰台区总工会专门聘请了专业律所，2022年度受理工会法律援助案件101件、开展普法宣传讲座100场，还对25家企业免费开展法治体检服务，有效维护了职工各项权益。</text:p>
      <text:p text:style-name="P4">
另据千龙网报道，丰台区为了做到“农民工朋友在哪里，哪里就有他们温暖的家”，建立了7个随建筑工地搬迁而迁徙的“ <text:a xlink:type="simple" xlink:href="http://society.yunnan.cn/system/2022/08/26/032249445.shtml" text:style-name="Internet_20_link" text:visited-style-name="Visited_20_Internet_20_Link">
 流动务工人员之家</text:a>
”，全北京市则有173个这类之家。</text:p>
      <text:p text:style-name="P4">
丰台区总工会主席王振华说“北京丰台工会全力提升产业工人获得感幸福感”，首先就是要从制度上确立产业工人的主人翁地位”。而丰台区为了做到“农民工朋友在哪里，哪里就有他们温暖的家”，还花纳税人的钱建立了那么多之家”。那么，工会声称自己所做的这些工作及成就，跟这30多名在丰台区建筑工地被欠工资的产业工人没有什么关系吗？或者说，这些都是必须要喊的口号和装的样子，跟建筑产业工人的权益完全无关呢？</text:p>
      <text:p text:style-name="P4">
请收听工人讨薪代表叶祥明跟我的谈话。</text:p>
      <text:p text:style-name="P4">
光明去工会对此知情吗？</text:p>
      <text:p text:style-name="P4">
请听我就这些问题，跟长圳社区工作人员的谈话。</text:p>
      <text:p text:style-name="P4">
Source: <text:a xlink:type="simple" xlink:href="https://www.rfa.org/mandarin/zhuanlan/laogongtongxun/hdf-07072023112523.html" text:style-name="Internet_20_link" text:visited-style-name="Visited_20_Internet_20_Link">
https://www.rfa.org/mandarin/zhuanlan/laogongtongxun/hdf-07072023112523.html</text:a>
</text:p>
      <!--NEWS-->
      <text:h text:style-name="P10" text:outline-level="1">
<text:span text:style-name="T4">
韩国支持福岛排水计划  中国对部分日本食品实施禁令</text:span>
</text:h>
      <text:p text:style-name="P4">
Author: 半岛电视台＋通讯社</text:p>
      <text:p text:style-name="P4">
Publisher: Al Jazeera</text:p>
      <text:p text:style-name="P4">
Published Time: 2023-07-07T11:25:52</text:p>
      <text:p text:style-name="P4">
Modified Time: 2023-07-07T11:25:52</text:p>
      <text:p text:style-name="P4">
Description: 韩国方面表示，相信日本从被毁坏的福岛核电站释放经过处理的污染水的计划将符合国际标准，几天之前，联合国原子能机构在对这一有争议的提议进行审查后，声称该计划是安全的。</text:p>
      <text:p text:style-name="P4">
Images: ["<text:a xlink:type="simple" xlink:href="https://chinese.aljazeera.net/wp-content/uploads/2023/07/2023-07-05T102745Z_1230411146_RC2UW1ACQ3EK_RTRMADP_3_JAPAN-FUKUSHIMA-IAEA-1688701777-1688723517.jpg" text:style-name="Internet_20_link" text:visited-style-name="Visited_20_Internet_20_Link">
2023-07-05T10...</text:a>
", "<text:a xlink:type="simple" xlink:href="https://chinese.aljazeera.net/wp-content/uploads/2023/07/image-1688723594.jpg" text:style-name="Internet_20_link" text:visited-style-name="Visited_20_Internet_20_Link">
image-1688723...</text:a>
", "<text:a xlink:type="simple" xlink:href="https://chinese.aljazeera.net/wp-content/uploads/2023/07/2023-07-06T064117Z_1431145946_RC2HX1AH7KRL_RTRMADP_3_JAPAN-FUKUSHIMA-IAEA-SOUTHKOREA-SEAFOOD-1688701746-1688723640.jpg" text:style-name="Internet_20_link" text:visited-style-name="Visited_20_Internet_20_Link">
2023-07-06T06...</text:a>
"]</text:p>
      <text:p text:style-name="P4">
Topics: ['政治', '新闻']</text:p>
      <text:p text:style-name="P4">
Keywords: ['政治', '新闻', '世界', '日本']</text:p>
      <text:p text:style-name="P4">
Type: Article</text:p>
      <!--METADATA-->
      <text:p text:style-name="P4">
<draw:frame draw:style-name="fr1" draw:name="Image171" text:anchor-type="as-char" svg:width="6.9236in" svg:height="4.608995in" draw:z-index="0">
<draw:image xlink:href="../Images/Aljazeera Chinese/2023-07-07T11-25-52/2023-07-05T102745Z_1230411146_RC2UW1ACQ3EK_RTRMADP_3_JAPAN-FUKUSHIMA-IAEA-1688701777-1688723517.jpg" xlink:type="simple" xlink:show="embed" xlink:actuate="onLoad" draw:mime-type="image/jpeg"/>
</draw:frame>
 国际原子能机构总干事格罗西在7月4日参观了日本福岛核电站 (路透社)</text:p>
      <text:p text:style-name="P4">
韩国方面表示，相信日本从被毁坏的福岛核电站释放经过处理的污染水的计划将符合国际标准，几天之前，联合国原子能机构在对这一有争议的提议进行审查后，声称该计划是安全的。</text:p>
      <text:p text:style-name="P4">
韩国方面声称，基于5月下旬对该核电站进行的检查、其自己的数据以及国际原子能机构（联合国核监督机构）的审查，韩国自身的评估认为，如果将超过130万吨的放射性污染水排放到太平洋中，在符合提案细节的情况下，那么这将是安全的。</text:p>
      <text:p text:style-name="P4">
韩国政府政策协调办公室部长Bang Moon-kyu在7日发布的简报中表示，“我们已经确认放射性物质的浓度符合海洋排放标准……因此，该计划符合包括国际原子能机构标准在内的国际标准。”</text:p>
      <text:p text:style-name="P4">
这些污染水大部分是用于冷却反应堆的废水，然后在经过处理后储存在现场周围的巨大水箱中，而排放这些污染水的提议不仅引起了日本邻国的担忧，也引起了许多仍在处理核武器试验遗留水问题的太平洋岛国的担忧。</text:p>
      <text:p text:style-name="P4">
人们大部分的担忧都集中在放射性同位素氚的潜在风险上，因为很难从水中去除氚。</text:p>
      <text:p text:style-name="P4">
<draw:frame draw:style-name="fr1" draw:name="Image172" text:anchor-type="as-char" svg:width="6.9236in" svg:height="3.894525in" draw:z-index="0">
<draw:image xlink:href="../Images/Aljazeera Chinese/2023-07-07T11-25-52/image-1688723594.jpg" xlink:type="simple" xlink:show="embed" xlink:actuate="onLoad" draw:mime-type="image/jpeg"/>
</draw:frame>
 日本将福岛核电站处理后的污染水排入大海(通讯社)</text:p>
      <text:p text:style-name="P4">
国际原子能机构在为期两年的安全审查中表示，日本将在排放前对这些水进行稀释，使其污染物含量低于监管标准，并补充称，该机构的专家将会驻扎在福岛对任何排放工作进行监测，而预计这个过程需要数十年的时间。</text:p>
      <text:p text:style-name="P4">
国际原子能机构总干事拉斐尔·格罗西在本周二表示，这项计划“符合相关国际安全标准……并且在受控的情况下，逐步将处理后的污染水排放到海洋中，这对人类和环境的放射性影响可以忽略不计”。</text:p>
      <text:h text:style-name="P13" text:outline-level="4">
<text:span text:style-name="T4">
“在科学上无可指摘”</text:span>
</text:h>
      <text:p text:style-name="P4">
日本媒体表示，在得到国际原子能机构的批准之后，排放工作最早可能于下个月开始。</text:p>
      <text:p text:style-name="P4">
但是中国是该计划最为激烈的批评者之一。中方在回应国际原子能机构的报告时表示，这项计划“未能充分反映参与审查的专家们的观点”。《环球时报》6日援引该机构技术工作组的中国专家刘森林的话报道称，他们对这份“仓促”的报告感到失望，并且专家的意见受到了限制。</text:p>
      <text:p text:style-name="P4">
格罗西在7日否认了这些说法。</text:p>
      <text:p text:style-name="P4">
他在访问福岛后返回东京时告诉路透社记者，“我们发表的内容在科学上是无可指摘的。”</text:p>
      <text:p text:style-name="P4">
他还强调，国际原子能机构的审查并不是一种支持，而只是认为其“符合标准”。</text:p>
      <text:p text:style-name="P4">
中国海关部门在7日宣布，出于安全原因，将禁止从日本福岛等10个县（都）进口食品，并表示将会加强对放射性物质的检测监测力度。</text:p>
      <text:p text:style-name="P4">
韩国也维持了针对福岛周边地区海鲜产品的禁令。</text:p>
      <text:p text:style-name="P4">
此类禁令加剧了日本国内的担忧，而渔业社区尤其担心对其生计产生的影响。</text:p>
      <text:p text:style-name="P4">
<draw:frame draw:style-name="fr1" draw:name="Image173" text:anchor-type="as-char" svg:width="6.9236in" svg:height="4.618113in" draw:z-index="0">
<draw:image xlink:href="../Images/Aljazeera Chinese/2023-07-07T11-25-52/2023-07-06T064117Z_1431145946_RC2HX1AH7KRL_RTRMADP_3_JAPAN-FUKUSHIMA-IAEA-SOUTHKOREA-SEAFOOD-1688701746-1688723640.jpg" xlink:type="simple" xlink:show="embed" xlink:actuate="onLoad" draw:mime-type="image/jpeg"/>
</draw:frame>
自2011年福岛核灾难以来，韩国定期对进口海鲜进行辐射检查 (路透)</text:p>
      <text:p text:style-name="P4">
国际原子能机构总干事格罗西计划在7日前往韩国、新西兰和库克群岛之前，向媒体发表讲话。</text:p>
      <text:p text:style-name="P4">
2011年3月的海啸摧毁了日本福岛核电站的电力和冷却系统，从而引发了自切尔诺贝利核事故以来世界上最为严重的一场核灾难。</text:p>
      <text:p text:style-name="P4">
大部分污染水来自冷却3个受损反应堆的过程，通过被称为先进液体处理系统（ALPS）的广泛泵送和过滤系统，每天提取大量新污染的水并过滤掉其中大部分的放射性元素。</text:p>
      <text:p text:style-name="P4">
现在，存放经过处理的污染水的水箱已经挤满了该地点的大部分空间，而日本表示需要开始排放这些水，因为已经没有足够的空间来继续储存这些水。</text:p>
      <text:p text:style-name="P4">
Source: <text:a xlink:type="simple" xlink:href="https://chinese.aljazeera.net/news/political/2023/7/7/%e9%9f%a9%e5%9b%bd%e6%94%af%e6%8c%81%e7%a6%8f%e5%b2%9b%e6%8e%92%e6%b0%b4%e8%ae%a1%e5%88%92%e4%b8%ad%e5%9b%bd%e5%af%b9%e9%83%a8%e5%88%86%e6%97%a5%e6%9c%ac%e9%a3%9f%e5%93%81%e5%ae%9e%e6%96%bd%e7%a6%81" text:style-name="Internet_20_link" text:visited-style-name="Visited_20_Internet_20_Link">
https://chinese.aljazeera.net/news/political/2023/7/7/%e9%9f%a9%e5%9b%bd%e6%94%af%e6%8c%81%e7%a6%8f%e5%b2%9b%e6%8e%92%e6%b0%b4%e8%ae%a1%e5%88%92%e4%b8%ad%e5%9b%bd%e5%af%b9%e9%83%a8%e5%88%86%e6%97%a5%e6%9c%ac%e9%a3%9f%e5%93%81%e5%ae%9e%e6%96%bd%e7%a6%81</text:a>
</text:p>
      <!--NEWS-->
      <text:h text:style-name="P10" text:outline-level="1">
<text:span text:style-name="T4">
联合国：缅甸军方“系统性地拒绝”人道主义援助</text:span>
</text:h>
      <text:p text:style-name="P4">
Author: 半岛电视台</text:p>
      <text:p text:style-name="P4">
Publisher: Al Jazeera</text:p>
      <text:p text:style-name="P4">
Published Time: 2023-07-07T11:27:30</text:p>
      <text:p text:style-name="P4">
Modified Time: 2023-07-07T11:27:30</text:p>
      <text:p text:style-name="P4">
Description: 联合国人权事务高级专员办事处表示，随着缅甸陷入更严重的暴力局势，缅甸军事统治者正在阻止拯救生命的人道主义援助到达需要的人手中。</text:p>
      <text:p text:style-name="P4">
Images: ["<text:a xlink:type="simple" xlink:href="https://chinese.aljazeera.net/wp-content/uploads/2023/07/1-1688725411.jpg" text:style-name="Internet_20_link" text:visited-style-name="Visited_20_Internet_20_Link">
1-1688725411.jpg</text:a>
", "<text:a xlink:type="simple" xlink:href="https://chinese.aljazeera.net/wp-content/uploads/2023/07/2-1688725467.jpg" text:style-name="Internet_20_link" text:visited-style-name="Visited_20_Internet_20_Link">
2-1688725467.jpg</text:a>
", "<text:a xlink:type="simple" xlink:href="https://chinese.aljazeera.net/wp-content/uploads/2023/07/3-1688725498.jpg" text:style-name="Internet_20_link" text:visited-style-name="Visited_20_Internet_20_Link">
3-1688725498.jpg</text:a>
"]</text:p>
      <text:p text:style-name="P4">
Topics: ['政治', '新闻', '联合国']</text:p>
      <text:p text:style-name="P4">
Keywords: ['政治', '新闻', '联合国', '缅甸']</text:p>
      <text:p text:style-name="P4">
Type: Article</text:p>
      <!--METADATA-->
      <text:p text:style-name="P4">
<draw:frame draw:style-name="fr1" draw:name="Image174" text:anchor-type="as-char" svg:width="6.9236in" svg:height="3.888597in" draw:z-index="0">
<draw:image xlink:href="../Images/Aljazeera Chinese/2023-07-07T11-27-30/1-1688725411.jpg" xlink:type="simple" xlink:show="embed" xlink:actuate="onLoad" draw:mime-type="image/jpeg"/>
</draw:frame>
 联合国：缅甸军方“系统性拒绝”人道主义援助</text:p>
      <text:p text:style-name="P4">
联合国人权事务高级专员办事处表示，随着缅甸陷入更严重的暴力局势，缅甸军事统治者正在阻止拯救生命的人道主义援助到达需要的人手中。</text:p>
      <text:p text:style-name="P4">
沃尔克·图尔克在日内瓦人权理事会发表讲话时表示，缅甸军方——2021 年 2 月政变中夺取政权——“系统性地拒绝”向需要帮助的数百万平民提供人道主义援助。</text:p>
      <text:p text:style-name="P4">
已经设立了一系列法律、金融和官僚障碍，来阻止人们接受甚至获得援助。</text:p>
      <text:p text:style-name="P4">
联合国人权事务高级专员图尔克表示：“这种对救生援助的阻碍是蓄意且有针对性的，是对大量人口基本权利和自由的有计划的剥夺。”</text:p>
      <text:p text:style-name="P4">
“这是在三分之一的人口需要紧急帮助的情况下进行的——包括获得足够的住房、足够的食物和水，或就业机会。”</text:p>
      <text:p text:style-name="P4">
当将军们从民选的昂山素季政府手中夺取权力时，缅甸陷入了危机，这引发了大规模抗议活动，在军方以残酷武力回应后，抗议活动演变成武装叛乱。</text:p>
      <text:p text:style-name="P4">
尽管军方后来与东南亚国家联盟（东盟）其他成员国达成了一项五点和平计划，旨在结束暴力并释放政治犯，但局势却进一步恶化，据一直在追踪死亡和逮捕情况的政治犯援助协会称，自政变以来，已有近3800 人被军方杀害。</text:p>
      <text:p text:style-name="P4">
图尔克表示，今年前六个月，他的办公室发现，与 2022 年同期相比，不分皂白的空袭增加了33%，他指出，针对村庄、学校、医院和礼拜场所等平民目标的袭击不断增加。</text:p>
      <text:p text:style-name="P4">
<draw:frame draw:style-name="fr1" draw:name="Image175" text:anchor-type="as-char" svg:width="6.9236in" svg:height="3.894525in" draw:z-index="0">
<draw:image xlink:href="../Images/Aljazeera Chinese/2023-07-07T11-27-30/2-1688725467.jpg" xlink:type="simple" xlink:show="embed" xlink:actuate="onLoad" draw:mime-type="image/jpeg"/>
</draw:frame>
 佐敏吞：缅甸军队掌权，但它是否处于控制之中？</text:p>
      <text:p text:style-name="P4">
图尔克表示，炮击事件也急剧增加，今年迄今已发生超过 563 起袭击事件，占 2022 年全年袭击事件的80%，联合国还记录了多次发生的性暴力、大规模屠杀、法外处决、斩首、肢解和残害事件。</text:p>
      <text:p text:style-name="P4">
图尔克告诉安理会说，“这个国家继续陷入致命的自由落体，陷入更深层次的暴力和令人心碎的境地，”他指责军方表现出“对人类的彻底蔑视”。</text:p>
      <text:p text:style-name="P4">
不断升级的暴力事件，包括蓄意焚烧平民村庄，迫使 150 万人离开家园，而不安全局势意味着 1520 万人需要紧急粮食支持。</text:p>
      <text:h text:style-name="P13" text:outline-level="4">
<text:span text:style-name="T4">
人道主义工作者遇难</text:span>
</text:h>
      <text:p text:style-name="P4">
今年五月，热带气旋“摩卡”席卷了西部若开邦，摧毁了流离失所者营地，缅甸许多剩余的罗兴亚人甚至在政变之前就已经在种族暴力和连续的军事镇压中生活了多年。</text:p>
      <text:p text:style-name="P4">
图尔克表示，自风暴发生以来，无法进入该地区意味着死亡总数主要是穆斯林罗兴亚人，军方称这一数字为 116人，但尚未得到证实，该州其他社区的死亡人数也仍然未知。</text:p>
      <text:p text:style-name="P4">
图尔克补充说：“除非由军事机构提供，否则与摩卡旋风相关的人道主义援助的所有支出仍然被冻结。”</text:p>
      <text:p text:style-name="P4">
人道主义援助任务也受到攻击，5月份，一个涉及东盟外交官的任务在掸邦东北部遭到袭击，车队由军队护送。</text:p>
      <text:p text:style-name="P4">
图尔克还指出，自政变以来，已有多达 40 名人道主义工作者被杀，200 多人被捕。</text:p>
      <text:p text:style-name="P4">
<draw:frame draw:style-name="fr1" draw:name="Image176" text:anchor-type="as-char" svg:width="6.9236in" svg:height="3.894525in" draw:z-index="0">
<draw:image xlink:href="../Images/Aljazeera Chinese/2023-07-07T11-27-30/3-1688725498.jpg" xlink:type="simple" xlink:show="embed" xlink:actuate="onLoad" draw:mime-type="image/jpeg"/>
</draw:frame>
 五级飓风“摩卡”袭击缅甸</text:p>
      <text:p text:style-name="P4">
在暴力不断升级的情况下，联合国人权事务高级专员敦促联合国安理会将政变领导人移交国际刑事法院（ICC）。</text:p>
      <text:p text:style-name="P4">
图尔克表示，“摆脱这场危机的道路必须建立在对正在发生的严重侵犯人权和其他违反国际法行为追究责任的基础上，”他并补充说，“针对这一旷日持久紧急情况的任何政治解决方案都必须包括问责制。”</text:p>
      <text:p text:style-name="P4">
尽管安理会迄今为止一直抵制此类呼吁，但今年 1 月，政变以来以及 2017年镇压罗兴亚人期间军事暴行的幸存者，向德国联邦检察官办公室提出了刑事申诉，德国拥有普遍管辖权法，允许对某些严重犯罪行为进行起诉，无论这些犯罪行为发生在何处。</text:p>
      <text:p text:style-name="P4">
缅甸已因 2017 年的镇压行动而面临国际法院的种族灭绝指控，该镇压行动将至少 75 万罗兴亚人越境送往孟加拉国。</text:p>
      <text:p text:style-name="P4">
Source: <text:a xlink:type="simple" xlink:href="https://chinese.aljazeera.net/news/2023/7/7/%e8%81%94%e5%90%88%e5%9b%bd%e7%bc%85%e7%94%b8%e5%86%9b%e6%96%b9%e7%b3%bb%e7%bb%9f%e6%80%a7%e5%9c%b0%e6%8b%92%e7%bb%9d%e4%ba%ba%e9%81%93%e4%b8%bb%e4%b9%89%e6%8f%b4%e5%8a%a9" text:style-name="Internet_20_link" text:visited-style-name="Visited_20_Internet_20_Link">
https://chinese.aljazeera.net/news/2023/7/7/%e8%81%94%e5%90%88%e5%9b%bd%e7%bc%85%e7%94%b8%e5%86%9b%e6%96%b9%e7%b3%bb%e7%bb%9f%e6%80%a7%e5%9c%b0%e6%8b%92%e7%bb%9d%e4%ba%ba%e9%81%93%e4%b8%bb%e4%b9%89%e6%8f%b4%e5%8a%a9</text:a>
</text:p>
      <!--NEWS-->
      <text:h text:style-name="P10" text:outline-level="1">
<text:span text:style-name="T4">
耶伦：希望“深化”与中方的沟通 (Free Version)</text:span>
</text:h>
      <text:p text:style-name="P4">
Authors: ['迪米', '李若瑟']</text:p>
      <text:p text:style-name="P4">
Publisher: 英国《金融时报》</text:p>
      <text:p text:style-name="P4">
Time: 2023-07-07T11:29:32+00:00</text:p>
      <text:p text:style-name="P4">
Published Time: 2023-07-06T12:00:99+08:00</text:p>
      <text:p text:style-name="P4">
Modified Time: 2023-07-07T07:27:99+08:00</text:p>
      <text:p text:style-name="P4">
Description: 耶伦在北京向美国企业高管表示，她将就中国对美国企业采取的惩罚性行动向中方官员表达关切。</text:p>
      <text:p text:style-name="P4">
Images: []</text:p>
      <text:p text:style-name="P4">
Themes: ['中美关系', '关注']</text:p>
      <text:p text:style-name="P4">
Keywords: ['中美关系', '耶伦']</text:p>
      <text:p text:style-name="P4">
Type: Article</text:p>
      <!--METADATA-->
      <text:p text:style-name="P4">
珍妮特•耶伦(JanetYellen)在开始访华行程之际向美国企业高管表示，她将就中国对美国企业采取的惩罚性行动向中方官员表达关切。耶伦此行的目的是稳定美中两国之间的紧张关系。</text:p>
      <text:p text:style-name="P4">
耶伦周五在北京的中国美国商会(AmCham China)表示，她希望“深化”与中方的沟通。</text:p>
      <text:p text:style-name="P4">
Source: <text:a xlink:type="simple" xlink:href="http://www.ftchinese.com/story/001100191" text:style-name="Internet_20_link" text:visited-style-name="Visited_20_Internet_20_Link">
http://www.ftchinese.com/story/001100191</text:a>
</text:p>
      <!--NEWS-->
      <text:h text:style-name="P10" text:outline-level="1">
<text:span text:style-name="T4">
讽教育资源不公 网友虚拟"山河大学"遭封杀</text:span>
</text:h>
      <text:p text:style-name="P4">
Author: None</text:p>
      <text:p text:style-name="P4">
Publisher: Radio Free Asia (Organization)</text:p>
      <text:p text:style-name="P4">
Published Time: 2023-07-07T11:31:00-04:00</text:p>
      <text:p text:style-name="P4">
Modified Time: 2023-07-07T11:57:13-04:00</text:p>
      <text:p text:style-name="P4">
Description: None</text:p>
      <text:p text:style-name="P4">
Videos: []</text:p>
      <text:p text:style-name="P4">
Audios: ["<text:a xlink:type="simple" xlink:href="https://www.rfa.org/mandarin/yataibaodao/kejiaowen/gf-070720230915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5.11453in" draw:z-index="0">
<draw:image xlink:href="../Images/rfamandarin/2023-07-07T11-31-00-04-00/000000.png" xlink:type="simple" xlink:show="embed" xlink:actuate="onLoad" draw:mime-type="image/png"/>
</draw:frame>
 山东鲁东大学校园 <text:a xlink:type="simple" xlink:href="https://www.rfa.org/mandarin/yataibaodao/kejiaowen/gf-07072023091543.html/@@images/image" text:style-name="Internet_20_link" text:visited-style-name="Visited_20_Internet_20_Link">
</text:a>
孙富贵独家提供，拍摄日期不详  <text:a xlink:type="simple" xlink:href="https://www.rfa.org/mandarin/yataibaodao/kejiaowen/gf-07072023091543.html/@@stream" text:style-name="Internet_20_link" text:visited-style-name="Visited_20_Internet_20_Link">
Audio-1-Link：https://www.rfa.org/mandarin/yataibaodao/kejiaowen/gf-07072023091543.html/@@stream</text:a>
</text:p>
      <text:p text:style-name="P4">
中国山东、山西、河南、河北四个省份高考考生众多，一流大学名额竞争激烈。近日有网友虚拟了一家面向四省的综合性大学，却在网络上引发激辩，相关讨论贴文随即遭当局封杀。观察人士担心，当局漠视同学的呼声，会招致反效果。</text:p>
      <text:p text:style-name="P4">
<text:a xlink:type="simple" xlink:href="https://www.rfa.org/mandarin/yataibaodao/kejiaowen/gt1-06072023040907.html" text:style-name="Internet_20_link" text:visited-style-name="Visited_20_Internet_20_Link">
 <text:span text:style-name="T4">
一千三百万学生高考创四十年记录 全社会为考生提供服务</text:span>
 </text:a>
  * <text:a xlink:type="simple" xlink:href="https://www.rfa.org/mandarin/yataibaodao/kejiaowen/cc-01082020121608.html" text:style-name="Internet_20_link" text:visited-style-name="Visited_20_Internet_20_Link">
 <text:span text:style-name="T4">
研究发现：中国高考配额造成公众不满</text:span>
 </text:a>
</text:p>
      <text:p text:style-name="P4">
山东是中国的人口大省。曾在该省一所大学念研究生的孙富贵，对于山东和邻近省份教育资源竞争激烈，体会深切。</text:p>
      <text:p text:style-name="P4">
孙富贵：“几个省份人口确实多，招生从百分比来说肯定是低的。北京一个普通孩子可能进个211（重点高校），在山东河南一个普通孩子可能进个普通本科。”</text:p>
      <text:p text:style-name="P4">
孙富贵认为，与山东等省份相比，北京等一线城市的学生赢在起跑线。</text:p>
      <text:p text:style-name="P4">
孙富贵：“像北京、上海，师资力量强大，各种配套设施完善。在其他地方，不管是高中还是初中。配套、师资和各种硬件差距是巨大的。在高考之前的基础教育和初级教育。我们需要更多资源均等。”</text:p>
      <text:p text:style-name="P4">
山东人孙富贵（图）认为，中国一线城市师资和配套远胜其他省市。（孙富贵独家提供，拍摄日期不详）  <text:a xlink:type="simple" xlink:href="https://www.rfa.org/mandarin/yataibaodao/kejiaowen/gf-07072023091543.html/m0707gf-3.jpg" text:style-name="Internet_20_link" text:visited-style-name="Visited_20_Internet_20_Link">
</text:a>
</text:p>
      <text:p text:style-name="P4">
近日，一些有类似看法的中国网友，在网上虚拟了一家面向山东、山西、河南、河北的综合性大学“山河大学”，校址选在四省交界之处。网友还发挥创意，设计出“山河大学”的官网、招生简章，校训校徽等，声称要在一年内超过清华和北大等名校。</text:p>
      <text:p text:style-name="P4">
<text:span text:style-name="T4">
虚拟大学遭全网封杀</text:span>
</text:p>
      <text:p text:style-name="P4">
有关建议在网络上引发热烈讨论。其后网友发现，涉及“山河大学”的“微博”、“知乎”话题遭到封锁，网友建立的群组也被强制解散。与此同时，中国教育部副部长吴岩7月6日在记者会上回应说，关注到“山河大学”的问题，将不断优化高等教育资源的布局结构，也支持中西部地区扩大高等教育资源规模。</text:p>
      <text:p text:style-name="P4">
独立学者吴祚来认为，中国各省市教育资源分配不均固然有历史因素，但主要是制度所造成。网友的建议是出于善意。</text:p>
      <text:p text:style-name="P4">
吴祚来：“城乡差距非常大，农村的孩子上大学越来越少，地区发展也是不平衡。首都（北京）和上海这些大城市获得了更多的教育资源。这几个省人口特别多，人口基数特别大，所以竞争更为激烈，上大学的机会肯定比较少。同学们把这些事情提出来。其实是很有意义的。”</text:p>
      <text:p text:style-name="P4">
吴祚来说，当局本应聆听同学的建议，并作出相应的承诺、改革，现在却反其道而行。</text:p>
      <text:p text:style-name="P4">
吴祚来：“他们（当局）已经形成一个习惯性封杀。一下子有四五个大省的学生关注这个事情，他们就害怕会引起大量学生的不满、抗议，会形成‘蝴蝶效应’。他们就是不想面对这个问题。最简单的办法就是把它封杀掉。”</text:p>
      <text:p text:style-name="P4">
吴祚来警告说，当局的态度只会加深同学的不满和愤怒，严重的话可能会引发学潮。</text:p>
      <text:p text:style-name="P4">
记者：高锋 责编：陈美华 许书婷 梒青 网编：瑞哲</text:p>
      <text:p text:style-name="P4">
Source: <text:a xlink:type="simple" xlink:href="https://www.rfa.org/mandarin/yataibaodao/kejiaowen/gf-07072023091543.html" text:style-name="Internet_20_link" text:visited-style-name="Visited_20_Internet_20_Link">
https://www.rfa.org/mandarin/yataibaodao/kejiaowen/gf-07072023091543.html</text:a>
</text:p>
      <!--NEWS-->
      <text:h text:style-name="P10" text:outline-level="1">
<text:span text:style-name="T4">
北京零工市场僧多粥少   马驹桥降薪活难找</text:span>
</text:h>
      <text:p text:style-name="P4">
Author: None</text:p>
      <text:p text:style-name="P4">
Publisher: Radio Free Asia (Organization)</text:p>
      <text:p text:style-name="P4">
Published Time: 2023-07-07T11:38:00-04:00</text:p>
      <text:p text:style-name="P4">
Modified Time: 2023-07-07T12:33:27-04:00</text:p>
      <text:p text:style-name="P4">
Description: None</text:p>
      <text:p text:style-name="P4">
Videos: []</text:p>
      <text:p text:style-name="P4">
Audios: ["<text:a xlink:type="simple" xlink:href="https://www.rfa.org/mandarin/yataibaodao/jingmao/hcm3-070720231022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897317in" draw:z-index="0">
<draw:image xlink:href="../Images/rfamandarin/2023-07-07T11-38-00-04-00/000000.png" xlink:type="simple" xlink:show="embed" xlink:actuate="onLoad" draw:mime-type="image/png"/>
</draw:frame>
 北京马驹桥零工市场 <text:a xlink:type="simple" xlink:href="https://www.rfa.org/mandarin/yataibaodao/jingmao/hcm3-07072023102236.html/@@images/image" text:style-name="Internet_20_link" text:visited-style-name="Visited_20_Internet_20_Link">
</text:a>
微博视频截图  <text:a xlink:type="simple" xlink:href="https://www.rfa.org/mandarin/yataibaodao/jingmao/hcm3-07072023102236.html/@@stream" text:style-name="Internet_20_link" text:visited-style-name="Visited_20_Internet_20_Link">
Audio-1-Link：https://www.rfa.org/mandarin/yataibaodao/jingmao/hcm3-07072023102236.html/@@stream</text:a>
</text:p>
      <text:p text:style-name="P4">
近日，社交媒体流传的"北京马驹桥零工市场降薪"消息引起热议。本台就此查询当地劳务中介披露，目前不要说工人找不到工作，劳务市场更处于饱和状态。</text:p>
      <text:p text:style-name="P4">
<text:a xlink:type="simple" xlink:href="https://www.rfa.org/mandarin/yataibaodao/jingmao/gt2-07052023035004.html" text:style-name="Internet_20_link" text:visited-style-name="Visited_20_Internet_20_Link">
 <text:span text:style-name="T4">
中国公布最低工资标准 十五省月薪低于两千元</text:span>
 </text:a>
  * <text:a xlink:type="simple" xlink:href="https://www.rfa.org/mandarin/Xinwen/8-07052023161411.html" text:style-name="Internet_20_link" text:visited-style-name="Visited_20_Internet_20_Link">
 </text:a>
 <text:span text:style-name="T4">
<text:a xlink:type="simple" xlink:href="https://www.rfa.org/mandarin/Xinwen/8-07052023161411.html" text:style-name="Internet_20_link" text:visited-style-name="Visited_20_Internet_20_Link">
 中国第一代农民工无钱养老调查报告被封杀 </text:a>
 </text:span>
  * <text:a xlink:type="simple" xlink:href="https://www.rfa.org/mandarin/yataibaodao/jingmao/gt2-02282023022344.html" text:style-name="Internet_20_link" text:visited-style-name="Visited_20_Internet_20_Link">
 <text:span text:style-name="T4">
东莞工厂招工一小时九元 各地企业关闭哀鸿遍野</text:span>
 </text:a>
</text:p>
      <text:p text:style-name="P4">
《经济观察报》在马驹桥采访的一名临时工李忠，凌晨4点20分才刚结束12个小时的快递装卸工作，立刻又来到马驹桥商业街旁的银行门口，希望能提前寻找到新一天的工作机会。李忠发现，今年的工价经历了一步步下滑，中介们能提供的日结活数量也在缩减。以快递装卸零活为例，近半个月晚班(12个小时)的工价只有170元，而仅仅一年前，日常工价都在200元以上。</text:p>
      <text:p text:style-name="P4">
“相比疫情期间，现在找活的人太多了。每天100人中，一半以上都要找不到活。每天如此，所以中介们能有恃无恐地报低价。”李忠说，从2015年开始，工资的上涨幅度变得很有限。他清楚地记得，同样干体力活，2015年每月收入已经能在3000元以上，但直到现在依旧是3000多元。</text:p>
      <text:p text:style-name="P4">
本台致电位于马驹桥的一处人力资源公司，了解目前零工市场的行情。</text:p>
      <text:p text:style-name="P4">
记者：“现在行情怎么样？”  劳务中介：“行情就那样呗。”  记者：“一天有没有180?”  劳务中介：“没有。印刷厂日结150、月结160”。</text:p>
      <text:p text:style-name="P4">
报道提到，在 <text:a xlink:type="simple" xlink:href="https://www.youtube.com/watch" text:style-name="Internet_20_link" text:visited-style-name="Visited_20_Internet_20_Link">
 马驹桥劳务市场 </text:a>
，45岁是一道巨大的分界线，劳务中介们据此把零工们分流至不同的工作领域。一名劳务中介说，马驹桥劳务市场最不缺的就是50岁以上的农民工，但流水线工厂需要的永远都是年轻人。</text:p>
      <text:p text:style-name="P4">
临时工工资节节下滑 官媒统计农民工薪资微幅上扬</text:p>
      <text:p text:style-name="P4">
本台记者进一步询问劳务中介，如果是35岁男性求职，是不是能获得工作机会？劳务中介停了几秒钟，抛出了一个对临时工来说是难得的长期工作机会。</text:p>
      <text:p text:style-name="P4">
劳务中介：“现在有个长期的(工作)”。  记者：“多少钱？”  劳务中介：“8个小时220，12个小时月结240”。  记者：“报道说100个人有一半找不到工作，现在工作是不是很紧？”  劳务中介：“也不用说是他们找不到工作，是现在市场处于基本饱和状态”。</text:p>
      <text:p text:style-name="P4">
北京马驹桥零工市场降薪情况持续恶化中，年初一名打零工、睡桥洞的工人李华把自己在马驹桥的生活写了份《北京流浪指南》而爆红。今年3月，李华接受《三联生活周刊》访问表示，“我的第一份日结工作是在一个物流园里装卸宠物食品，装卸工工资是最高的，好的时候能有300块钱一天”。</text:p>
      <text:p text:style-name="P4">
 北京马驹桥零工市场（微博视频截图）  <text:a xlink:type="simple" xlink:href="https://www.rfa.org/mandarin/yataibaodao/jingmao/hcm3-07072023102236.html/capturea.jpg" text:style-name="Internet_20_link" text:visited-style-name="Visited_20_Internet_20_Link">
</text:a>
</text:p>
      <text:p text:style-name="P4">
他分享的北京“指南”最多人点赞的是，流浪夜宿到医院睡长椅。但是，在马驹桥有很多人每天都睡在桥洞，甚至有人不租房子，在桥下睡了二、三十年。</text:p>
      <text:p text:style-name="P4">
然而，根据中国官方统计数字，农民工的薪水微幅上扬。据中国国家统计局在今年2月底公布的公报数据，去年中国农民工总量达到了近3亿(29562万)人；2022年，中国全国农民工人均月收入4615元，比上年增长4.1%。</text:p>
      <text:p text:style-name="P4">
<text:span text:style-name="T4">
中国官媒宣传英美澳“吃不饱” 分析：饥荒正在酝酿</text:span>
</text:p>
      <text:p text:style-name="P4">
当农民工仍在为饭碗挣扎时，近期的中国官媒却热衷于宣传西方国家“生活困难”。新华社的报道说，“七分之一英国人吃不饱”、“美国有25%成年人饿肚子”，澳大利亚、加拿大也不能幸免。</text:p>
      <text:p text:style-name="P4">
资深评论人士郑旭光在本台《亚洲很想聊》节目中指出，中国的官媒尤其是新华社，是由宣传部、网信办统一安排宣传活动，稿子是经过挑选字斟句酌。他认为，这是官媒在打“预防针”，连英国那样的国家都有七分之一的人吃不上饭，如果周遭有人因为营养不良饿死，人们心里马上有了缓冲。</text:p>
      <text:p text:style-name="P4">
“由党媒直接传谣，能够让很多人一下子就相信，因为这是拿(共产)党的信誉来担保。我觉得，中国经济、社会的营养状况出大问题。根本不是说2021年脱贫的概念，就是饥荒正在酝酿。”</text:p>
      <text:p text:style-name="P4">
台大政治系名誉教授明居正在节目中指出，当年中国搞人民公社、推大跃进，接着就三年大饥荒饿死人。当时的媒体宣传是这样形容：大丰收到不能想像的地步，食物、粮食堆得像小山一样，猪养到比牛还要大。</text:p>
      <text:p text:style-name="P4">
“为什么要打预防针？因为它担心(中国)要出问题了。这个判断我觉得非常准确，它是看见一个先行指标。”明居正补充说。</text:p>
      <text:p text:style-name="P4">
在就业、出口、消费都欲振乏力之际，中国国务院总理李强6日下午主持召开经济形势专家座谈会指出，中国正处在经济恢复和产业升级的关键期，要围绕稳增长、稳就业、防风险等，抓紧实施一批针对性、组合性、协同性强的政策措施；要建立健全政府与民营企业、外资企业等各类企业的常态化沟通交流机制，通过增强工作互动性来增强决策科学性。</text:p>
      <text:p text:style-name="P4">
记者：黄春梅 责编：陈美华 许书婷 何平 网编：瑞哲</text:p>
      <text:p text:style-name="P4">
Source: <text:a xlink:type="simple" xlink:href="https://www.rfa.org/mandarin/yataibaodao/jingmao/hcm3-07072023102236.html" text:style-name="Internet_20_link" text:visited-style-name="Visited_20_Internet_20_Link">
https://www.rfa.org/mandarin/yataibaodao/jingmao/hcm3-07072023102236.html</text:a>
</text:p>
      <!--NEWS-->
      <text:h text:style-name="P10" text:outline-level="1">
<text:span text:style-name="T4">
自由再沦陷：香港前政党成员遭抓捕 新闻自由创新低</text:span>
</text:h>
      <text:p text:style-name="P4">
Author: None</text:p>
      <text:p text:style-name="P4">
Publisher: Radio Free Asia (Organization)</text:p>
      <text:p text:style-name="P4">
Published Time: 2023-07-07T11:55:00-04:00</text:p>
      <text:p text:style-name="P4">
Modified Time: 2023-07-07T13:58:55-04:00</text:p>
      <text:p text:style-name="P4">
Description: None</text:p>
      <text:p text:style-name="P4">
Videos: []</text:p>
      <text:p text:style-name="P4">
Audios: ["<text:a xlink:type="simple" xlink:href="https://www.rfa.org/mandarin/yataibaodao/gangtai/ec-070720230934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7-07T11-55-00-04-00/000000.png" xlink:type="simple" xlink:show="embed" xlink:actuate="onLoad" draw:mime-type="image/png"/>
</draw:frame>
2023年7月5日，香港众志前主席林朗彦被国安警察逮捕 <text:a xlink:type="simple" xlink:href="https://www.rfa.org/mandarin/yataibaodao/gangtai/ec-07072023093433.html/@@images/image" text:style-name="Internet_20_link" text:visited-style-name="Visited_20_Internet_20_Link">
</text:a>
路透社图片  <text:a xlink:type="simple" xlink:href="https://www.rfa.org/mandarin/yataibaodao/gangtai/ec-07072023093433.html/@@stream" text:style-name="Internet_20_link" text:visited-style-name="Visited_20_Internet_20_Link">
Audio-1-Link：https://www.rfa.org/mandarin/yataibaodao/gangtai/ec-07072023093433.html/@@stream</text:a>
</text:p>
      <text:p text:style-name="P4">
香港警务处本周连续采取行动，在高调通缉八名海外港人后，又先后拘捕"香港众志"多名前成员，最新一宗更是在机场采取行动。有评论表示，港府高调拘捕政团前成员，突显要严打曾经的反对派。此外，香港记协新闻自由调查屡创新低。</text:p>
      <text:p text:style-name="P4">
<text:a xlink:type="simple" xlink:href="https://www.rfa.org/mandarin/Xinwen/2-07052023122451.html" text:style-name="Internet_20_link" text:visited-style-name="Visited_20_Internet_20_Link">
 </text:a>
 <text:span text:style-name="T4">
<text:a xlink:type="simple" xlink:href="https://www.rfa.org/mandarin/yataibaodao/gangtai/al-07052023102513.html" text:style-name="Internet_20_link" text:visited-style-name="Visited_20_Internet_20_Link">
 港警悬红通缉后再拘四名在地港人 英议员促外相传召中国大使 </text:a>
 </text:span>
 <text:span text:style-name="T4">
<text:span text:style-name="T5">
*  * </text:span>
*<text:a xlink:type="simple" xlink:href="https://www.rfa.org/mandarin/yataibaodao/gangtai/gf-07042023074708.html" text:style-name="Internet_20_link" text:visited-style-name="Visited_20_Internet_20_Link">
 </text:a>
 <text:a xlink:type="simple" xlink:href="https://www.rfa.org/mandarin/yataibaodao/gangtai/gf-07042023074708.html" text:style-name="Internet_20_link" text:visited-style-name="Visited_20_Internet_20_Link">
 李家超称"终身追捕"八名港人 分析：引渡违反国际法律原则 </text:a>
 </text:span>
  * <text:a xlink:type="simple" xlink:href="https://www.rfa.org/mandarin/yataibaodao/gangtai/jw-07032023095306.html" text:style-name="Internet_20_link" text:visited-style-name="Visited_20_Internet_20_Link">
 <text:span text:style-name="T4">
国安法三周年 香港以"危害国家安全"为名通缉八人</text:span>
 </text:a>
</text:p>
      <text:p text:style-name="P4">
香港国安警周四（7月6日）在机场拘捕一名二十四岁男子，称涉嫌违反《香港国安法》"串谋勾结外国或者境外势力危害国家安全"罪。</text:p>
      <text:p text:style-name="P4">
据多家香港媒体报道，被捕者为前政党"香港众志"常委朱恩浩，他在机场准备坐飞机前往台湾时被拘捕。他与早前被拘捕的四名成员，因营运同一家公司，通过社交平台及手机应用程式做网购生意，国安警怀疑他们把赚取的资金，支援海外人士继续从事危害国家安全活动。警方表示，被捕者同时涉嫌多次在相关社交平台，发布有煽动意图的讯息。</text:p>
      <text:p text:style-name="P4">
香港政务司司长陈国基回应订阅有关平台是否违法时表示，市民不应该支持有关人士在外国的行动。</text:p>
      <text:p text:style-name="P4">
陈国基："这一批人在外国做出一些违反《国安法》的事情，市民也不应该支持他们，因为他们一直在外面做违法的事，市民如果一直用金钱或行动支援他们，本质绝对不好，政府是绝对不鼓励。"</text:p>
      <text:p text:style-name="P4">
<text:span text:style-name="T4">
许智峰：高调拘捕"众志"前成员 突显港府要严打曾经的反对派</text:span>
</text:p>
      <text:p text:style-name="P4">
流亡海外的香港民主派前议员许智峰表示，事件反映在《国安法》后，香港不仅容不下反对派，更要剥削已脱离政圈的前倡议者生存空间，把香港的自由度"清零"。</text:p>
      <text:p text:style-name="P4">
许智峰："香港众志是港共政权的眼中钉，出了黄之峰和罗冠聪，即使他们已解散，前成员已脱离政治倡议的工作，只是做'黄色经济圈'，仍然持续被针对。当李家超一句说这是'软对抗'，原来经济活动都不被容许，要拉要锁，还要动用《国安法》对付他们。显示《国安法》后，非友即敌是不断在伸延，政权视你作反对派，就算你已没有任何政治活动，也要把你打成永不超生，不让他们有生存空间，已是极端白色恐怖的状态。"</text:p>
      <text:p text:style-name="P4">
<text:span text:style-name="T4">
香港记协新闻自由指数调查屡创新低</text:span>
</text:p>
      <text:p text:style-name="P4">
另外，香港记者协会公布最新《新闻自由指数》调查，显示去年香港的新闻自由再倒退，受访的新闻工作者和公众对新闻自由的评分，分别是25.7和41.4，均创调查在2013年成立以来的新低。新闻工作者在批评中央和特区政府时有顾虑，有自我审查等因素，是导致评分大幅下滑的主因。</text:p>
      <text:p text:style-name="P4">
最新新闻自由指数调查反映新闻自由呈悬崖式恶化状况。（记协提供）  <text:a xlink:type="simple" xlink:href="https://www.rfa.org/mandarin/yataibaodao/gangtai/ec-07072023093433.html/670065b065b095fb81ea7531630765708c0367e553cd662065b095fb81ea7531544860ac5d165f0f6076531672b651b53002-8bb0534f63d04f9b.jpeg" text:style-name="Internet_20_link" text:visited-style-name="Visited_20_Internet_20_Link">
</text:a>
</text:p>
      <text:p text:style-name="P4">
记协表示，香港新闻界的寒冬没有远去，港府对新闻界的连番狙击，反映容不下批评声音。香港浸会大学新闻系前助理教授杜耀明表示，公众与新闻工作者对新闻自由的评分，在《国安法》后差异越来越大，突显新闻自由加剧恶化的现象。</text:p>
      <text:p text:style-name="P4">
杜耀明："记协的调查特别值得注意，是公众与新闻工作者对新闻自由在观感上存在很大差异，显示一般公众已不再关心社会时事，甚至已不看新闻。而新闻从业员当中，我相信部份受访者是来自建制媒体，评分还是如此惊人地低，更能反映真实情况已何等恶劣，香港的新闻自由已经陆沉。"</text:p>
      <text:p text:style-name="P4">
杜耀明表示，在《国安法》下人人自危，公众在接受调查时，不敢透露真实的想法，也可能导致公众和新闻界评分差距大的情况。</text:p>
      <text:p text:style-name="P4">
记者：陈子非 责编：陈美华 许书婷 梒青 网编：瑞哲</text:p>
      <text:p text:style-name="P4">
Source: <text:a xlink:type="simple" xlink:href="https://www.rfa.org/mandarin/yataibaodao/gangtai/ec-07072023093433.html" text:style-name="Internet_20_link" text:visited-style-name="Visited_20_Internet_20_Link">
https://www.rfa.org/mandarin/yataibaodao/gangtai/ec-07072023093433.html</text:a>
</text:p>
      <!--NEWS-->
      <text:h text:style-name="P10" text:outline-level="1">
<text:span text:style-name="T4">
纽约州曾斥巨资支持马斯克建太阳能电池板工厂，现在该项目陷入困境 (Free Version)</text:span>
</text:h>
      <text:p text:style-name="P4">
Author: Ciara Linnane</text:p>
      <text:p text:style-name="P4">
Publisher: 华尔街日报中文网</text:p>
      <text:p text:style-name="P4">
Published Time: 2023-07-07T12:10:00.000Z</text:p>
      <text:p text:style-name="P4">
Modified Time: 2023-07-07T12:10:00.000Z</text:p>
      <text:p text:style-name="P4">
Created Time: 2023-07-07T10:55:00.000Z</text:p>
      <text:p text:style-name="P4">
Description: 据《华尔街日报》周五报道，纽约州在过去十年中花费了9.5亿美元用于马斯克在布法罗建设一个巨大的太阳能电池板工厂的计划，该计划旨在创造数以千计高薪高科技工作岗位，但该项目却陷入困境。</text:p>
      <text:p text:style-name="P4">
Images: []</text:p>
      <text:p text:style-name="P4">
Categories: ['商业']</text:p>
      <text:p text:style-name="P4">
Keywords: SYND</text:p>
      <text:p text:style-name="P4">
Type: Article</text:p>
      <!--METADATA-->
      <text:p text:style-name="P4">
据《华尔街日报》(The Wall Street Journal)周五报道，纽约州在过去十年中花费了9.5亿美元用于马斯克((ElonMusk)在布法罗建设一个巨大的太阳能电池板工厂的计划，该计划旨在创造数以千计高薪高科技工作岗位，但该项目却陷入困境。</text:p>
      <text:p text:style-name="P4">
Source: <text:a xlink:type="simple" xlink:href="https://cn.wsj.com/articles/%E7%BA%BD%E7%BA%A6%E5%B7%9E%E6%9B%BE%E6%96%A5%E5%B7%A8%E8%B5%84%E6%94%AF%E6%8C%81%E9%A9%AC%E6%96%AF%E5%85%8B%E5%BB%BA%E5%A4%AA%E9%98%B3%E8%83%BD%E7%94%B5%E6%B1%A0%E6%9D%BF%E5%B7%A5%E5%8E%82-%E7%8E%B0%E5%9C%A8%E8%AF%A5%E9%A1%B9%E7%9B%AE%E9%99%B7%E5%85%A5%E5%9B%B0%E5%A2%83-c836cfac" text:style-name="Internet_20_link" text:visited-style-name="Visited_20_Internet_20_Link">
https://cn.wsj.com/articles/%E7%BA%BD%E7%BA%A6%E5%B7%9E%E6%9B%BE%E6%96%A5%E5%B7%A8%E8%B5%84%E6%94%AF%E6%8C%81%E9%A9%AC%E6%96%AF%E5%85%8B%E5%BB%BA%E5%A4%AA%E9%98%B3%E8%83%BD%E7%94%B5%E6%B1%A0%E6%9D%BF%E5%B7%A5%E5%8E%82-%E7%8E%B0%E5%9C%A8%E8%AF%A5%E9%A1%B9%E7%9B%AE%E9%99%B7%E5%85%A5%E5%9B%B0%E5%A2%83-c836cfac</text:a>
</text:p>
      <!--NEWS-->
      <text:h text:style-name="P10" text:outline-level="1">
<text:span text:style-name="T4">
研究发现美国近半数自来水含有害永久化学物质</text:span>
</text:h>
      <text:p text:style-name="P4">
Author: 联合早报 (Person)</text:p>
      <text:p text:style-name="P4">
Publisher: 联合早报 (Organization)</text:p>
      <text:p text:style-name="P4">
Published Time: 2023-07-07T12:14</text:p>
      <text:p text:style-name="P4">
Modified Time: 2023-07-07T12:14</text:p>
      <text:p text:style-name="P4">
Description: 一项新的研究表明，美国近半数自来水样本含有害的“永久化学物质”。这些永久化学物质（forever chemicals）用于清洁用品和比萨盒等数以百计的家居用品，广泛接触这些永久化学...</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 '自来水', '研究', '健康']</text:p>
      <!--METADATA-->
      <text:p text:style-name="P4">
一项新的研究表明，美国近半数自来水样本含有害的“永久化学物质”。</text:p>
      <text:p text:style-name="P4">
这些永久化学物质（forever chemicals）用于清洁用品和比萨盒等数以百计的家居用品，广泛接触这些永久化学物质可能会构成严重的健康风险。</text:p>
      <text:p text:style-name="P4">
路透社报道，这项由美国地质调查局（USGS）开展的研究，对全美700多个住宅、企业和饮用水处理厂的自来水样本进行检测，以检查自来水中是否存在全氟/多氟烷基化学物质（perfluoroalkylor polyfluoroalkyl chemicals），简称PFAS。</text:p>
      <text:p text:style-name="P4">
1940年代特氟龙（Teflon）不粘炊具涂层面世时开发的PFAS，是一大类人造化学品，数十年来大量生产并用于各种用途。PFAS不溶于水和油，在工业应用、商业和消费产品中广泛应用。</text:p>
      <text:p text:style-name="P4">
研究人员说，在45%的自来水样本中，至少检测到一种此类合成化学物质，含量超过了基准和美国拟议的法律规定。</text:p>
      <text:p text:style-name="P4">
由于PFAS防水，这意味着它不会在环境中分解，并可在人体内留存多年。</text:p>
      <text:p text:style-name="P4">
根据美国疾病控制与预防中心（CDC）的数据，接触高浓度的PFAS会扰乱激素、肝脏功能，增加患肾癌或睾丸癌的风险，降低婴儿出生体重并损害孕妇健康。</text:p>
      <text:p text:style-name="P4">
领导这项研究的美国地质调查局水文学家斯莫林说，之前的研究已检测了地下水、水库和水处理厂中的PFAS，此次研究检测的是自来水，以更准确地评估人们饮用水中的成分。</text:p>
      <text:p text:style-name="P4">
美国地质调查局对1万2000种已知PFAS类型的一小部分进行调查。研究样本于2016年至2021年取自公共自来水和私人水井，检测了其中32种类型。</text:p>
      <text:p text:style-name="P4">
<draw:frame draw:style-name="fr1" draw:name="Image189" text:anchor-type="as-char" svg:width="6.9236in" svg:height="4.288757in" draw:z-index="0">
<draw:image xlink:href="../Images/zaobao world/2023-07-07T12-14/000000.png" xlink:type="simple" xlink:show="embed" xlink:actuate="onLoad" draw:mime-type="image/png"/>
</draw:frame>
美国研究发现，美国城市居民暴露于饮用水中PFAS的风险，比农村居民来得更高。（法新社）</text:p>
      <text:p text:style-name="P4">
斯莫林说，私人水井和公共自来水样本中的PFAS暴露程度并没有差异，这点“令人非常惊讶”。</text:p>
      <text:p text:style-name="P4">
美国的公共供水受环境保护局监管，私人水井则不受监管。</text:p>
      <text:p text:style-name="P4">
研究也发现，美国城市居民暴露于饮用水中PFAS的风险，比农村居民来得更高。</text:p>
      <text:p text:style-name="P4">
Source: <text:a xlink:type="simple" xlink:href="https://www.zaobao.com.sg/realtime/world/story20230707-1411524" text:style-name="Internet_20_link" text:visited-style-name="Visited_20_Internet_20_Link">
https://www.zaobao.com.sg/realtime/world/story20230707-1411524</text:a>
</text:p>
      <!--NEWS-->
      <text:h text:style-name="P10" text:outline-level="1">
<text:span text:style-name="T4">
耶伦称美国不寻求与中国进行“赢家通吃”的争斗 (Free Version)</text:span>
</text:h>
      <text:p text:style-name="P4">
Author: Brian Spegele</text:p>
      <text:p text:style-name="P4">
Publisher: 华尔街日报中文网</text:p>
      <text:p text:style-name="P4">
Published Time: 2023-07-07T12:15:00.000Z</text:p>
      <text:p text:style-name="P4">
Modified Time: 2023-07-07T12:15:00.000Z</text:p>
      <text:p text:style-name="P4">
Created Time: 2023-07-07T10:23:00.000Z</text:p>
      <text:p text:style-name="P4">
Description: 美国财长耶伦向中国国务院总理李强承诺，美国并不寻求在经济上疏远中国，在她备受关注的北京之行期间，她试图遏制世界上两个最大经济体之间关系的急剧下跌势头。</text:p>
      <text:p text:style-name="P4">
Images: []</text:p>
      <text:p text:style-name="P4">
Categories: ['国际']</text:p>
      <text:p text:style-name="P4">
Keywords: SYND</text:p>
      <text:p text:style-name="P4">
Type: Article</text:p>
      <!--METADATA-->
      <text:p text:style-name="P4">
美国财政部长耶伦(JanetYellen)向中国国务院总理李强承诺，美国并不寻求在经济上疏远中国，在她备受关注的北京之行期间，她试图遏制世界上两个最大经济体之间关系的急剧下跌势头。</text:p>
      <text:p text:style-name="P4">
Source: <text:a xlink:type="simple" xlink:href="https://cn.wsj.com/articles/%E8%80%B6%E4%BC%A6%E7%A7%B0%E7%BE%8E%E5%9B%BD%E4%B8%8D%E8%BF%BD%E6%B1%82%E4%B8%8E%E4%B8%AD%E5%9B%BD%E8%BF%9B%E8%A1%8C-%E8%B5%A2%E5%AE%B6%E9%80%9A%E5%90%83-%E7%9A%84%E4%BA%89%E6%96%97-4494ce57" text:style-name="Internet_20_link" text:visited-style-name="Visited_20_Internet_20_Link">
https://cn.wsj.com/articles/%E8%80%B6%E4%BC%A6%E7%A7%B0%E7%BE%8E%E5%9B%BD%E4%B8%8D%E8%BF%BD%E6%B1%82%E4%B8%8E%E4%B8%AD%E5%9B%BD%E8%BF%9B%E8%A1%8C-%E8%B5%A2%E5%AE%B6%E9%80%9A%E5%90%83-%E7%9A%84%E4%BA%89%E6%96%97-4494ce57</text:a>
</text:p>
      <!--NEWS-->
      <text:h text:style-name="P10" text:outline-level="1">
<text:span text:style-name="T4">
“709镇压”8年过去 中国持续迫害维权律师</text:span>
</text:h>
      <text:p text:style-name="P4">
Author: chinese@voanews.com (杨皓暐)</text:p>
      <text:p text:style-name="P4">
Publisher: 美国之音中文网 (Type: NewsMediaOrganization)</text:p>
      <text:p text:style-name="P4">
Published Time: 2023-07-07T12:31:49+08:00</text:p>
      <text:p text:style-name="P4">
Modified Time: 2023-07-07 20:43:44Z</text:p>
      <text:p text:style-name="P4">
Description: 自从2015年7月9日中国对300多名律师和维权人士发起全面镇压以来，虽然已经过去八年了，但是对于一些人来说，从“709镇压”开始的迫害至今仍在持续。</text:p>
      <text:p text:style-name="P4">
Videos: []</text:p>
      <text:p text:style-name="P4">
Images: []</text:p>
      <text:p text:style-name="P4">
Categories: ['中国', '人权', '法律']</text:p>
      <text:p text:style-name="P4">
Type: None</text:p>
      <!--METADATA-->
      <text:p text:style-name="P4">
NoneNone</text:p>
      <text:p text:style-name="P4">
Source: <text:a xlink:type="simple" xlink:href="https://www.voachinese.com/a/eight-years-since-crackdown-persecution-persists-for-rights-lawyers-in-china-20230707/7170822.html" text:style-name="Internet_20_link" text:visited-style-name="Visited_20_Internet_20_Link">
https://www.voachinese.com/a/eight-years-since-crackdown-persecution-persists-for-rights-lawyers-in-china-20230707/7170822.html</text:a>
</text:p>
      <!--NEWS-->
      <text:h text:style-name="P10" text:outline-level="1">
<text:span text:style-name="T4">
美国气候特使克里将访问中国，寻求重启中美气候谈判</text:span>
</text:h>
      <text:p text:style-name="P4">
Creator: LISA FRIEDMAN</text:p>
      <text:p text:style-name="P4">
Publisher: https://www.facebook.com/nytimeschinese</text:p>
      <text:p text:style-name="P4">
Published Time: 2023-07-07T12:32:10+08:00</text:p>
      <text:p text:style-name="P4">
Description: 中国在去年佩洛西访台后中止了中美气候会谈。克里将于下周访华，这将是他作为气候特使的第三次中国之行。他准备在加快淘汰煤炭、打击森林砍伐等问题上敦促中国。 Olivier Hoslet/EPA, via Shutterstock 拜登总统的气候特使约翰·克里上个月在布鲁塞尔的一次会议上。</text:p>
      <text:p text:style-name="P4">
Images: ["<text:a xlink:type="simple" xlink:href="https://static01.nyt.com/images/2023/07/07/multimedia/07cli-kerrychina-fpzm/07cli-kerrychina-fpzm-master1050.jpg" text:style-name="Internet_20_link" text:visited-style-name="Visited_20_Internet_20_Link">
07cli-kerrych...</text:a>
"]</text:p>
      <text:p text:style-name="P4">
Category: 美国</text:p>
      <text:p text:style-name="P4">
Type: Article</text:p>
      <!--METADATA-->
      <text:p text:style-name="P4">
<draw:frame draw:style-name="fr1" draw:name="Image190" text:anchor-type="as-char" svg:width="6.9236in" svg:height="4.622327in" draw:z-index="0">
<draw:image xlink:href="../Images/cnnytimes/2023-07-07T12-32-10-08-00/07cli-kerrychina-fpzm-master1050.jpg" xlink:type="simple" xlink:show="embed" xlink:actuate="onLoad" draw:mime-type="image/jpeg"/>
</draw:frame>
</text:p>
      <text:p text:style-name="P4">
华盛顿——拜登总统的气候变化特使约翰·克里周四表示，他将于下周前往中国，重启世界上两个最大污染国之间的全球变暖谈判。</text:p>
      <text:p text:style-name="P4">
克里此行将标志着中美之间自去年8月以来的首次气候讨论，当时时任众议院议长南希·佩洛西访问台湾后，北京方面愤怒地中断了会谈。此次会谈召开之际，化石燃料燃烧和厄尔尼诺气候模式导致<text:a xlink:type="simple" xlink:href="https://www.nytimes.com/2023/07/06/climate/climate-change-record-heat.html" text:style-name="Internet_20_link" text:visited-style-name="Visited_20_Internet_20_Link">
 全球有记录以来的最高气温 </text:a>
 ，两国和地球大部分地区都在高温中煎熬。</text:p>
      <text:p text:style-name="P4">
“我们需要真诚的合作，”克里在接受采访时表示。“中国和美国是世界上最大的两个经济体，也是两个最大的排放国。显然，我们负有寻求共识的特殊责任。”</text:p>
      <text:p text:style-name="P4">
此次中国之行将是克里以气候特使身份第三次访华。此前，国务卿安东尼·布林肯和财政部长珍妮特·耶伦已经对中国进行了访问，旨在稳定华盛顿与北京之间的紧张关系。克里表示，他计划在7月16日这一周与中国气候特使解振华和其他“最高级别”官员会面。</text:p>
      <text:p text:style-name="P4">
广告</text:p>
      <text:p text:style-name="P4">
中国和美国也是清洁能源的两个最大投资者。两国政策对于世界能否避免全球变暖最严重的后果有着巨大影响。</text:p>
      <text:p text:style-name="P4">
然而，对于两国应以何种速度停止导致地球严重升温的化石燃料排放，双方存在深刻分歧。</text:p>
      <text:p text:style-name="P4">
一直对布林肯和耶伦的中国之行持批评态度的共和党人谴责克里的访问，并指责他危害美国。</text:p>
      <text:p text:style-name="P4">
“尽管没有得到美国参议院的确认，约翰·克里仍在与中国共产党谈判，推动一项有损美国利益的激进绿色新政议程。”肯塔基州共和党众议员詹姆斯·科默在一份声明中表示。他指责克里与中国人进行“闭门交易”。</text:p>
      <text:p text:style-name="P4">
<text:a xlink:type="simple" xlink:href="https://foreignaffairs.house.gov/wp-content/uploads/2023/07/7.13.2023-SPEC-Hearing-Notice27.pdf" text:style-name="Internet_20_link" text:visited-style-name="Visited_20_Internet_20_Link">
 克里定于下周四出席 </text:a>
众议院外交事务委员会监督小组的听证会。</text:p>
      <text:p text:style-name="P4">
拜登总统领导下的美国承诺到2030年将排放量减少大约一半。国会去年通过的《减少通货膨胀法案》投资至少3700亿美元用于风能、太阳能和其他清洁能源。拜登还提出对排气管和烟囱实施更严格的污染限制，这项法律可能将使美国距离目标近在咫尺。</text:p>
      <text:p text:style-name="P4">
广告</text:p>
      <text:p text:style-name="P4">
中国的排放量持续增长，但中国国家主席习近平表示，中国的碳污染将在2030年达到峰值，然后到2060年实现净零排放。中国燃烧的煤炭比世界其他国家的总和还多。去年，政府批准的新建燃煤电厂数量超过了过去七年的任何时候。</text:p>
      <text:p text:style-name="P4">
但科学家警告说，工业化国家现在必须大幅放弃化石燃料，以避免气候变化带来的最具灾难性的后果。</text:p>
      <text:p text:style-name="P4">
克里表示，他打算敦促中国加快淘汰煤炭、打击森林砍伐，并发布一项减少甲烷排放的计划，甲烷是一种从石油和天然气井泄出的强效温室气体。中国 <text:a xlink:type="simple" xlink:href="https://www.state.gov/u-s-china-joint-glasgow-declaration-on-enhancing-climate-action-in-the-2020s/" text:style-name="Internet_20_link" text:visited-style-name="Visited_20_Internet_20_Link">
在2021年与美国的联合协议中 </text:a>
 表示将解决这些问题，但迄今为止尚未实施。</text:p>
      <text:p text:style-name="P4">
“我们实际上在研究一些具体行动来推动这一进程，”克里说。“如果我们不能让中国积极地与我们合作应对这一挑战，我们都会遇到更大的问题。”</text:p>
      <text:p text:style-name="P4">
亚洲协会政策研究所高级研究员汤姆·伍德鲁夫表示，克里此行如能正式 <text:a xlink:type="simple" xlink:href="https://www.nytimes.com/2021/11/10/climate/climate-cop26-glasgow.html" text:style-name="Internet_20_link" text:visited-style-name="Visited_20_Internet_20_Link">
 重新建立例行气候讨论</text:a>
，将是他的“最高成就”。</text:p>
      <text:p text:style-name="P4">
伍德鲁夫表示：“目前，气候谈判因为地缘政治原因处于一个岌岌可危的阶段。”他指出，因为佩洛西的台湾之行，中国停止了有关军事问题、毒品和气候变化的外交谈判，我们花了一年时间才“回到原来的状态”。</text:p>
      <text:p text:style-name="P4">
广告</text:p>
      <text:p text:style-name="P4">
在这三个议题中，中国只同意恢复气候变化谈判。</text:p>
      <text:p text:style-name="P4">
79岁的克里和74岁的解振华都是在退休后领导各自国家的气候谈判。过去十年，他们共同努力实现了一些具有决定性意义的国际政策突破，包括2015年的《巴黎协定》，其中几乎每个国家都承诺减少排放，以限制全球平均气温较工业化前水平上升1.5摄氏度以上。科学家表示，超过这个阈值，灾难性气候影响的可能性就会显著增加。如今地球已经平均升温1.2摄氏度。</text:p>
      <text:p text:style-name="P4">
去年，解振华和克里在埃及举行的联合国峰会期间见过几次面，不过助手们表示，他们主要是围绕何时可以重启更具实质性的谈判进行了一些简单谈话。</text:p>
      <text:p text:style-name="P4">
克里说，解振华今年也遭遇一次中风，但现在“好多了”，他还说两人一直在线上会面。</text:p>
      <text:p text:style-name="P4">
Source: <text:a xlink:type="simple" xlink:href="https://cn.nytimes.com/usa/20230707/john-kerry-china-climate/" text:style-name="Internet_20_link" text:visited-style-name="Visited_20_Internet_20_Link">
https://cn.nytimes.com/usa/20230707/john-kerry-china-climate/</text:a>
</text:p>
      <!--NEWS-->
      <text:h text:style-name="P10" text:outline-level="1">
<text:span text:style-name="T4">
韩国：日本福岛处理水排海符合国际标准</text:span>
</text:h>
      <text:p text:style-name="P4">
Author: 联合早报 (Person)</text:p>
      <text:p text:style-name="P4">
Publisher: 联合早报 (Organization)</text:p>
      <text:p text:style-name="P4">
Published Time: 2023-07-07T12:44</text:p>
      <text:p text:style-name="P4">
Modified Time: 2023-07-07T12:44</text:p>
      <text:p text:style-name="P4">
Description: 韩国政府星期五（7月7日）发布有关日本福岛第一核电站核污水经处理后排海的安全性报告，称尊重联合国国际原子能机构（IAEA）对福岛处理水的综合评估报告，并确认日方计划符合国际标准。韩...</text:p>
      <text:p text:style-name="P4">
Videos: []</text:p>
      <text:p text:style-name="P4">
Audios: []</text:p>
      <text:p text:style-name="P4">
Images: []</text:p>
      <text:p text:style-name="P4">
Type: NewsArticle</text:p>
      <text:p text:style-name="P4">
Breadcrumbs: ['即时', '国际']</text:p>
      <text:p text:style-name="P4">
Keywords: ['韩国', '日本', '福岛第一核电站']</text:p>
      <!--METADATA-->
      <text:p text:style-name="P4">
韩国政府星期五（7月7日）发布有关日本福岛第一核电站核污水经处理后排海的安全性报告，称尊重联合国国际原子能机构（IAEA）对福岛处理水的综合评估报告，并确认日方计划符合国际标准。</text:p>
      <text:p text:style-name="P4">
韩国星期五的表态或有助缓解韩日的紧张关系，但也可能引发公众的担忧。</text:p>
      <text:p text:style-name="P4">
综合韩联社和彭博社报道，韩国国务调整室室长方文圭、原子能安全委员会委员长刘国熙，星期五在中央政府首尔办公楼发布报告说，在韩国原子能安全技术院的主导下，政府从2021年8月起对福岛处理水排海的安全性进行分析和研究。</text:p>
      <text:p text:style-name="P4">
他们说，如果日本东京电力公司遵守处置规定排放经过处理的核污水，放射性物质浓度将符合排放标准和目标值，也符合国际标准。</text:p>
      <text:p text:style-name="P4">
方文圭透露，韩国政府其间对日方的福岛处理水排海计划进行检查，确认日方按计划将处理水排海时，放射性物质浓度将满足排海标准，氚浓度更达到较该标准更低的目标值，符合IAEA提出的要求等国际标准。</text:p>
      <text:p text:style-name="P4">
方文圭补充说，这是以东京电力按照计划、遵守相关规定排放处理水为前提得出的初步结论。今后对日方将最终敲定的排放计划，以及计划是否妥当、可行性等进行检查，再作出最终判断。</text:p>
      <text:p text:style-name="P4">
由于担心福岛处理水排海可能污染未来食盐供应，韩国消费者近日囤积海盐，对海盐的需求猛增。另一方面，韩国总统尹锡悦却几乎没有蒙受任何政治损害。根据星期五公布的盖洛普韩国每周追踪民意调查，尹锡悦的支持率上升了2个百分点，达到38%。</text:p>
      <text:p text:style-name="P4">
Source: <text:a xlink:type="simple" xlink:href="https://www.zaobao.com.sg/realtime/world/story20230707-1411529" text:style-name="Internet_20_link" text:visited-style-name="Visited_20_Internet_20_Link">
https://www.zaobao.com.sg/realtime/world/story20230707-1411529</text:a>
</text:p>
      <!--NEWS-->
      <text:h text:style-name="P10" text:outline-level="1">
<text:span text:style-name="T4">
占领军袭击纳布卢斯并在与抵抗战士发生冲突后处决两名巴勒斯坦青年</text:span>
</text:h>
      <text:p text:style-name="P4">
Author: 半岛电视台</text:p>
      <text:p text:style-name="P4">
Publisher: Al Jazeera</text:p>
      <text:p text:style-name="P4">
Published Time: 2023-07-07T13:00:56</text:p>
      <text:p text:style-name="P4">
Modified Time: 2023-07-07T13:00:56</text:p>
      <text:p text:style-name="P4">
Description: 巴勒斯坦红新月会表示，占领军周五处决了被封锁在纳布卢斯老城一栋房屋内的两名年轻人，与此同时，抵抗力量对抗了占领军对城市的猛攻。</text:p>
      <text:p text:style-name="P4">
Images: ["<text:a xlink:type="simple" xlink:href="https://chinese.aljazeera.net/wp-content/uploads/2023/07/1-1688733290.png" text:style-name="Internet_20_link" text:visited-style-name="Visited_20_Internet_20_Link">
1-1688733290.png</text:a>
", "<text:a xlink:type="simple" xlink:href="https://chinese.aljazeera.net/wp-content/uploads/2023/07/1-1688733363.jpg" text:style-name="Internet_20_link" text:visited-style-name="Visited_20_Internet_20_Link">
1-1688733363.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191" text:anchor-type="as-char" svg:width="6.9236in" svg:height="4.612736in" draw:z-index="0">
<draw:image xlink:href="../Images/Aljazeera Chinese/2023-07-07T13-00-56/1-1688733290.png" xlink:type="simple" xlink:show="embed" xlink:actuate="onLoad" draw:mime-type="image/png"/>
</draw:frame>
一辆占领军车辆在袭击纳布卢斯期间与巴勒斯坦人发生冲突时起火（阿纳多卢通讯社）</text:p>
      <text:p text:style-name="P4">
巴勒斯坦红新月会表示，占领军周五处决了被封锁在纳布卢斯老城一栋房屋内的两名年轻人，与此同时，抵抗力量对抗了占领军对城市的猛攻。</text:p>
      <text:p text:style-name="P4">
半岛电视台记者报道称，抵抗战士哈姆扎·马克布尔（Hamza Maqbool）和凯里·沙欣（KhairyShaheen）拒绝投降后，占领军处决了他们，另外两名年轻人受伤，被送往纳布卢斯的拉菲迪亚医院。</text:p>
      <text:p text:style-name="P4">
以色列占领军发言人表示，这两名年轻人今天早上被占领军部队处决，他们被指控在周三进行了枪击袭击，目标是纳布卢斯阿尔图尔附近占领军的一辆汽车，没有造成任何伤亡。</text:p>
      <text:p text:style-name="P4">
该发言人补充说，据以色列占领军电台报道，占领军部队今天早上成功消灭了他们。</text:p>
      <text:p text:style-name="P4">
以色列总理本杰明·内塔尼亚胡在推特上就纳布卢斯两名巴勒斯坦青年被处决事件发表评论称，“任何胆敢让以色列人流血的恐怖分子都会发现自己身处两个地方之一：要么在坟墓里，要么在监狱里。”</text:p>
      <text:p text:style-name="P4">
以色列国防部长约亚夫·加兰特还表示，他所说的“任何恐怖分子”都会付出代价，以色列军队将在各地采取坚决、致命和有力的行动。</text:p>
      <text:p text:style-name="P4">
另一方面，伊斯兰圣战运动则对纳布卢斯烈士表示哀悼，并表示，这些行动将成为抵抗战士继续发挥圣战作用直至获得自由和救赎的动力。</text:p>
      <text:p text:style-name="P4">
约旦河西岸人民哀悼两名烈士哈姆扎·马克布尔和凯里·沙欣的尸体，他们今天早上在纳布卢斯市袭击老城时被占领军的子弹打死。</text:p>
      <text:p text:style-name="P4">
据报道，周五早上，巴勒斯坦抵抗战士和以色列特种部队之间爆发冲突，约旦河西岸北部的纳布卢斯老城遭遇袭击。</text:p>
      <text:p text:style-name="P4">
目击者告诉阿纳多卢通讯社说，他们听到以色列特种部队和巴勒斯坦武装分子在纳布卢斯老城发生交火。</text:p>
      <text:p text:style-name="P4">
纳布卢斯的巴勒斯坦医疗消息人士报告称，一名年轻人在纳布卢斯与占领军的冲突中脸部受伤。</text:p>
      <text:p text:style-name="P4">
半岛电视台记者报道称，以色列无人机队飞越哈巴拉街区，与此同时，占领军袭击了纳布卢斯老城。</text:p>
      <text:h text:style-name="P13" text:outline-level="4">
<text:span text:style-name="T4">
冲突与增援</text:span>
</text:h>
      <text:p text:style-name="P4">
半岛电视台记者补充说，以色列占领军与巴勒斯坦抵抗战士之间爆发暴力冲突，期间有人向哈布拉街区内的占领军投掷爆炸装置。</text:p>
      <text:p text:style-name="P4">
占领军向纳布卢斯不止一条轴线派遣增援部队，目击者称，增援部队从圣城街向老城方向进入该市。</text:p>
      <text:p text:style-name="P4">
纳布卢斯袭击事件发生前一天，在被占领的约旦河西岸北部纳布卢斯以西的“凯杜米姆”（Kedumim）定居点附近，一名士兵被杀，一名以色列保安受伤。</text:p>
      <text:p text:style-name="P4">
哈马斯耶路撒冷市发言人穆罕默德·哈马达表示，纳布卢斯以西“凯杜米姆”定居点附近发生的枪击事件，是“对杰宁大屠杀和阿克萨占领计划的一系列自然反应中的英雄行为。”</text:p>
      <text:p text:style-name="P4">
巴勒斯坦抵抗委员会也对这次行动表示赞赏，称这是“我们人民对杰宁难民营中占领的罪行、屠杀和恐怖行为的反应和抵抗的延续”。</text:p>
      <text:p text:style-name="P4">
<draw:frame draw:style-name="fr1" draw:name="Image192" text:anchor-type="as-char" svg:width="6.9236in" svg:height="3.894525in" draw:z-index="0">
<draw:image xlink:href="../Images/Aljazeera Chinese/2023-07-07T13-00-56/1-1688733363.jpg" xlink:type="simple" xlink:show="embed" xlink:actuate="onLoad" draw:mime-type="image/jpeg"/>
</draw:frame>
 巴勒斯坦加强行动应对以色列入侵和定居者袭击</text:p>
      <text:h text:style-name="P13" text:outline-level="4">
<text:span text:style-name="T4">
抵抗能力</text:span>
</text:h>
      <text:p text:style-name="P4">
巴勒斯坦抵抗委员会在一份声明中表示，“凯杜米姆行动揭示了我们的人民和他们的自由战士对占领罪行做出反应的能力，尽管以色列采取了所有安全措施，而且占领军也处于戒备状态。”</text:p>
      <text:p text:style-name="P4">
巴勒斯坦媒体报道称，占领军在接到以色列情报部门传唤后，在尼恩林检查站逮捕了凯杜米姆定居点袭击肇事者的父亲和兄弟。</text:p>
      <text:p text:style-name="P4">
值得注意的是，袭击纳布卢斯事件发生前两天，以色列军队在杰宁难民营进行了大规模军事行动，这场行动造成12名巴勒斯坦人死亡、140人受伤，其中30人伤势严重。</text:p>
      <text:p text:style-name="P4">
Source: <text:a xlink:type="simple" xlink:href="https://chinese.aljazeera.net/middle-east/question-of-palestine/2023/7/7/%e5%8d%a0%e9%a2%86%e5%86%9b%e8%a2%ad%e5%87%bb%e7%ba%b3%e5%b8%83%e5%8d%a2%e6%96%af%e5%b9%b6%e5%9c%a8%e4%b8%8e%e6%8a%b5%e6%8a%97%e6%88%98%e5%a3%ab%e5%8f%91%e7%94%9f%e5%86%b2%e7%aa%81%e5%90%8e%e5%a4%84" text:style-name="Internet_20_link" text:visited-style-name="Visited_20_Internet_20_Link">
https://chinese.aljazeera.net/middle-east/question-of-palestine/2023/7/7/%e5%8d%a0%e9%a2%86%e5%86%9b%e8%a2%ad%e5%87%bb%e7%ba%b3%e5%b8%83%e5%8d%a2%e6%96%af%e5%b9%b6%e5%9c%a8%e4%b8%8e%e6%8a%b5%e6%8a%97%e6%88%98%e5%a3%ab%e5%8f%91%e7%94%9f%e5%86%b2%e7%aa%81%e5%90%8e%e5%a4%84</text:a>
</text:p>
      <!--NEWS-->
      <text:h text:style-name="P10" text:outline-level="1">
<text:span text:style-name="T4">
调查报道 | 中国"秘密警察站"在纽约：中共海外渗透的冰山一角</text:span>
</text:h>
      <text:p text:style-name="P4">
Author: 记者 唐家婕  发自纽约</text:p>
      <text:p text:style-name="P4">
Publisher: Radio Free Asia (Organization)</text:p>
      <text:p text:style-name="P4">
Published Time: 2023-07-07T13:12:00-04:00</text:p>
      <text:p text:style-name="P4">
Modified Time: 2023-07-07T14:14:24-04:00</text:p>
      <text:p text:style-name="P4">
Description: 记者 唐家婕  发自纽约</text:p>
      <text:p text:style-name="P4">
Videos: []</text:p>
      <text:p text:style-name="P4">
Audios: []</text:p>
      <text:p text:style-name="P4">
Images: []</text:p>
      <!--METADATA-->
      <text:p text:style-name="P4">
Source: <text:a xlink:type="simple" xlink:href="https://www.rfa.org/mandarin/ytbdzhuantixilie/diaocha-baodao/db-07072023124652.html" text:style-name="Internet_20_link" text:visited-style-name="Visited_20_Internet_20_Link">
https://www.rfa.org/mandarin/ytbdzhuantixilie/diaocha-baodao/db-07072023124652.html</text:a>
</text:p>
      <!--NEWS-->
      <text:h text:style-name="P10" text:outline-level="1">
<text:span text:style-name="T4">
乌克兰：什么是集束弹药？使用它们是否构成战争罪？</text:span>
</text:h>
      <text:p text:style-name="P4">
Author: 美联社</text:p>
      <text:p text:style-name="P4">
Publisher: Al Jazeera</text:p>
      <text:p text:style-name="P4">
Published Time: 2023-07-07T13:13:46</text:p>
      <text:p text:style-name="P4">
Modified Time: 2023-07-07T13:13:46</text:p>
      <text:p text:style-name="P4">
Description: 美国已经决定向乌克兰运送集束弹药，以帮助其军队击退盘踞在前线的俄罗斯军队。</text:p>
      <text:p text:style-name="P4">
Images: ["<text:a xlink:type="simple" xlink:href="https://chinese.aljazeera.net/wp-content/uploads/2023/07/AP23150588153258-1685518796-1688724481.jpg" text:style-name="Internet_20_link" text:visited-style-name="Visited_20_Internet_20_Link">
AP23150588153...</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93" text:anchor-type="as-char" svg:width="6.9236in" svg:height="4.621728in" draw:z-index="0">
<draw:image xlink:href="../Images/Aljazeera Chinese/2023-07-07T13-13-46/AP23150588153258-1685518796-1688724481.jpg" xlink:type="simple" xlink:show="embed" xlink:actuate="onLoad" draw:mime-type="image/jpeg"/>
</draw:frame>
位于南苏丹东赤道州的集束弹药残留物 (美联社)</text:p>
      <text:p text:style-name="P4">
美国已经决定向乌克兰运送集束弹药，以帮助其军队击退盘踞在前线的俄罗斯军队。</text:p>
      <text:p text:style-name="P4">
据匿名知情人士透露，拜登政府预计将在7日宣布向乌克兰提供数千枚这类武器作为一项价值8亿美元的新军事援助计划的一部分。这些知情人士并未获得授权以在正式宣布之前公开讨论这项决定。</text:p>
      <text:p text:style-name="P4">
此举可能会引发一些长期反对使用集束炸弹的盟友和人道主义组织的愤怒。</text:p>
      <text:p text:style-name="P4">
支持者认为，俄罗斯已经在乌克兰使用了这种带有争议的武器，而美国提供的弹药的哑弹率较低，这意味着不会出现大量可能导致平民意外死亡的未爆炸弹药。</text:p>
      <text:p text:style-name="P4">
以下是有关集束弹药的定义、其使用地点，以及美国计划现在向乌克兰提供集束弹药的原因。</text:p>
      <text:h text:style-name="P13" text:outline-level="4">
<text:span text:style-name="T4">
什么是集束弹药？</text:span>
</text:h>
      <text:p text:style-name="P4">
集束弹药是一种可在空中打开并在大范围内释放较小子弹的炸弹群。这种武器的设计目的是摧毁坦克、装备以及部队，同时攻击多个目标。</text:p>
      <text:p text:style-name="P4">
这些弹药是由美国及其盟国已经向乌克兰提供的、用于俄乌战争的火炮武器发射的，例如榴弹炮，而美国计划提供的集束弹药类型是基于已经在乌克兰部署的、在战场上广泛使用的通用155毫米炮弹。</text:p>
      <text:p text:style-name="P4">
在此前的冲突中，集束弹药的哑弹率很高，这就意味着数千枚较小的未爆炸的炸弹仍然残留，并且可能在数十年后继续造成人员伤亡。美国最后一次在伊拉克使用集束弹药发生在2003年，但是随着冲突转向平民人口密集的城市环境，美国决定不再继续使用这类武器。</text:p>
      <text:p text:style-name="P4">
美国准将帕特·莱德在6日表示，美国国防部拥有这类弹药的“多种变体”，“我们正考虑提供的弹药并不包括哑弹率高于2.35%的旧变体”。</text:p>
      <text:h text:style-name="P13" text:outline-level="4">
<text:span text:style-name="T4">
为什么现在要提供这类武器？</text:span>
</text:h>
      <text:p text:style-name="P4">
一年多以来，美国已经动用了其传统的155毫米榴弹炮弹药库存，并向乌克兰运送了超过200万发弹药。全球各地的盟友还提供了额外的弹药。</text:p>
      <text:p text:style-name="P4">
155毫米弹药可以打击24-32公里之外的目标，从而使之成为试图远距离打击敌方目标的乌克兰地面部队的首选弹药。乌克兰军队在每天与俄罗斯人的交战中消耗数千发子弹。</text:p>
      <text:p text:style-name="P4">
乌克兰议会议员叶霍尔·切尔尼耶夫今年早些时候在美国举行的德国马歇尔基金会活动上对记者们表示，基辅可能需要每天发射7000至9000发子弹，以加强其反攻战斗。而提供如此数量的弹药给美国及其盟国的库存带来了巨大的压力。</text:p>
      <text:p text:style-name="P4">
保卫民主基金会的研究分析师瑞恩·布罗布斯特表示，集束炸弹是一个具有吸引力的选项，因为它可以帮助乌克兰用更少的弹药来摧毁更多的目标，而且由于美国自2003年以来就没有在冲突中使用过这类弹药，因此，它储存了大量的集束炸弹并且可以快速获得。</text:p>
      <text:p text:style-name="P4">
在2023年3月，美国众议院和参议院的共和党高层在致拜登政府的一封信中指出，美国可能有多达300万枚集束弹药可供使用，并敦促白宫运送这些弹药，以缓解美国在战争供应方面的压力。</text:p>
      <text:p text:style-name="P4">
布罗布斯特表示，“集束弹药比单一炮弹更有效，因为它们能够对更广泛的区域造成损失”，“这对乌克兰来说很重要，背景是其正试图清理俄罗斯戒备森严的阵地。”</text:p>
      <text:p text:style-name="P4">
布罗布斯特指出，利用美国的集束弹药库存可以解决乌克兰的弹药短缺问题，并减轻美国和其他国家在155毫米弹药库存方面的压力。</text:p>
      <text:h text:style-name="P13" text:outline-level="4">
<text:span text:style-name="T4">
使用这类武器是否构成战争罪？</text:span>
</text:h>
      <text:p text:style-name="P4">
使用集束炸弹本身并不违反国际法，但是针对平民使用集束炸弹则可能会违反国际法。与任何袭击一样，对战争罪的认定需要考察其袭击目标是否合法，以及是否采取了预防措施以避免平民伤亡。</text:p>
      <text:p text:style-name="P4">
人权观察组织武器事务副主任马克·希兹内告诉美联社记者，“在国际法中开始发挥作用的部分，是针对平民的无差别袭击”，“因此，这不一定与武器有关，而是与武器的使用方式有关。”</text:p>
      <text:p text:style-name="P4">
已有120多个国家加入了《国际禁用集束炸弹公约》，它们同意不使用、生产、转让或储存这类武器，并在使用后将其清除。美国、俄罗斯和乌克兰尚未签署这项协议。</text:p>
      <text:h text:style-name="P13" text:outline-level="4">
<text:span text:style-name="T4">
这些武器曾被用在哪里？</text:span>
</text:h>
      <text:p text:style-name="P4">
这类炸弹已在最近的许多冲突中得到部署，其中包括有美军参与的冲突。</text:p>
      <text:p text:style-name="P4">
根据人权观察的报道，在2001年开始入侵阿富汗期间，美国最初将集束炸弹视为其武器库的一个组成部分。该组织估计，在冲突的头3年内，以美国为首的联军在阿富汗投下了超过1500枚集束炸弹。</text:p>
      <text:p text:style-name="P4">
美国国防部原定于2019年停止使用任何哑弹率超过1%的集束弹药。但是特朗普政府又撤销了这一政策，并允许指挥官批准此类弹药的使用。</text:p>
      <text:p text:style-name="P4">
在叙利亚内战期间，叙利亚政府军经常使用俄罗斯提供的集束弹药来攻击反对派据点，并经常击中民用目标和基础设施。以色列在黎巴嫩南部的平民区也使用了这类弹药，包括在1982年的入侵期间。</text:p>
      <text:p text:style-name="P4">
人权观察和联合国指责以色列在2006年与真主党长达一个月的战争期间，向黎巴嫩发射了多达400万枚集束弹药。而其中未爆炸的弹药至今仍威胁着黎巴嫩的平民。</text:p>
      <text:p text:style-name="P4">
沙特领导的也门联军，因其在与受伊朗支持的胡塞武装组织的战争中使用集束炸弹而受到批评，而这场冲突蹂躏着这个地处阿拉伯世界南部的国家。</text:p>
      <text:p text:style-name="P4">
据联合国透露，在2017年，也门是集束弹药造成死亡人数第二多的国家，仅次于叙利亚。但由于很多儿童是在弹药最初落下的很久之后才因之死亡的，所以很难知道真正的死亡人数。</text:p>
      <text:p text:style-name="P4">
在上世纪80年代，俄罗斯在长达10年的入侵阿富汗过程中大量使用了集束炸弹。由于持续数十年的战争，阿富汗农村地区仍然是世界上地雷状况最严重的国家之一。</text:p>
      <text:h text:style-name="P13" text:outline-level="4">
<text:span text:style-name="T4">
乌克兰正在发生什么？</text:span>
</text:h>
      <text:p text:style-name="P4">
据乌克兰政府领导人、观察员和人道主义组织称，俄罗斯军队已在乌克兰多次使用集束炸弹。而且人权组织表示，乌克兰也使用了这类武器。</text:p>
      <text:p text:style-name="P4">
在这场战争初期，人权观察等组织多次提到俄罗斯发动集束炸弹袭击的事件，其中包括袭击乌克兰东北部城市奥赫蒂尔卡一所幼儿园周边的事件。开源情报组织“Bellingcat”指出，其研究人员在那场袭击中发现了集束弹药，此外，还在同样位于东北部地区的乌克兰第二大城市哈尔科夫内发现了多起集束炸弹袭击事件。</text:p>
      <text:p text:style-name="P4">
而在今年3月，俄罗斯使用导弹和无人机袭击了乌克兰的多个城市地区，包括针对顿涅茨克东部地区巴赫穆特的持续轰炸。而在该地区以西，处于乌克兰控制下的科斯蒂尼夫卡市也遭到了炮击和导弹袭击，驻该市的美联社记者称，看到至少有4名伤者被送往当地医院。当地警方指出，俄罗斯军队使用S-300导弹和集束弹药袭击了该市。</text:p>
      <text:p text:style-name="P4">
Source: <text:a xlink:type="simple" xlink:href="https://chinese.aljazeera.net/news/war-in-ukraine/2023/7/7/%e4%b9%8c%e5%85%8b%e5%85%b0%e4%bb%80%e4%b9%88%e6%98%af%e9%9b%86%e6%9d%9f%e5%bc%b9%e8%8d%af%e4%bd%bf%e7%94%a8%e5%ae%83%e4%bb%ac%e6%98%af%e5%90%a6%e6%9e%84%e6%88%90%e6%88%98%e4%ba%89%e7%bd%aa" text:style-name="Internet_20_link" text:visited-style-name="Visited_20_Internet_20_Link">
https://chinese.aljazeera.net/news/war-in-ukraine/2023/7/7/%e4%b9%8c%e5%85%8b%e5%85%b0%e4%bb%80%e4%b9%88%e6%98%af%e9%9b%86%e6%9d%9f%e5%bc%b9%e8%8d%af%e4%bd%bf%e7%94%a8%e5%ae%83%e4%bb%ac%e6%98%af%e5%90%a6%e6%9e%84%e6%88%90%e6%88%98%e4%ba%89%e7%bd%aa</text:a>
</text:p>
      <!--NEWS-->
      <text:h text:style-name="P10" text:outline-level="1">
<text:span text:style-name="T4">
日本核监管机构批准开始把100多万吨福岛处理水排海</text:span>
</text:h>
      <text:p text:style-name="P4">
Author: 联合早报 (Person)</text:p>
      <text:p text:style-name="P4">
Publisher: 联合早报 (Organization)</text:p>
      <text:p text:style-name="P4">
Published Time: 2023-07-07T13:20</text:p>
      <text:p text:style-name="P4">
Modified Time: 2023-07-07T13:20</text:p>
      <text:p text:style-name="P4">
Description: 日本核监管机构星期五（7月7日）向东京电力公司签发许可证，允许东京电力开始把超过100万吨经过处理的核污水排放入海。路透社报道，这是东京电力把福岛第一核电站处理水排海，必须通过的最...</text:p>
      <text:p text:style-name="P4">
Videos: []</text:p>
      <text:p text:style-name="P4">
Audios: []</text:p>
      <text:p text:style-name="P4">
Images: []</text:p>
      <text:p text:style-name="P4">
Type: NewsArticle</text:p>
      <text:p text:style-name="P4">
Breadcrumbs: ['即时', '国际']</text:p>
      <text:p text:style-name="P4">
Keywords: ['日本', '福岛第一核电站', '国际原子能机构', '福岛', '东京电力公司']</text:p>
      <!--METADATA-->
      <text:p text:style-name="P4">
日本核监管机构星期五（7月7日）向东京电力公司签发许可证，允许东京电力开始把超过100万吨经过处理的核污水排放入海。</text:p>
      <text:p text:style-name="P4">
路透社报道，这是东京电力把福岛第一核电站处理水排海，必须通过的最后一关。</text:p>
      <text:p text:style-name="P4">
联合国国际原子能机构（IAEA）星期二（4日）发布了福岛核污水处置“符合IAEA安全标准”综合评估报告。</text:p>
      <text:p text:style-name="P4">
IAEA总干事格罗西当天到福岛第一核电站内视察，了解六月底竣工的核污水稀释并排海设施。他听取了东京电力负责人讲解储存核污水的巨大水箱结构，以及核污水与海水混合稀释后经由管道排入大海的过程。</text:p>
      <text:p text:style-name="P4">
Source: <text:a xlink:type="simple" xlink:href="https://www.zaobao.com.sg/realtime/world/story20230707-1411531" text:style-name="Internet_20_link" text:visited-style-name="Visited_20_Internet_20_Link">
https://www.zaobao.com.sg/realtime/world/story20230707-1411531</text:a>
</text:p>
      <!--NEWS-->
      <text:h text:style-name="P10" text:outline-level="1">
<text:span text:style-name="T4">
耶伦：中美脱离接触是不可能的</text:span>
</text:h>
      <text:p text:style-name="P4">
Author: 通讯社</text:p>
      <text:p text:style-name="P4">
Publisher: Al Jazeera</text:p>
      <text:p text:style-name="P4">
Published Time: 2023-07-07T13:30:12</text:p>
      <text:p text:style-name="P4">
Modified Time: 2023-07-07T13:30:12</text:p>
      <text:p text:style-name="P4">
Description: 美国财政部长珍妮特·耶伦周五在向美国公司驻华代表发表的声明中表示，世界最大的两个经济体之间的脱钩“几乎是不可能的”。</text:p>
      <text:p text:style-name="P4">
Images: ["<text:a xlink:type="simple" xlink:href="https://chinese.aljazeera.net/wp-content/uploads/2023/07/1-1688736232.png" text:style-name="Internet_20_link" text:visited-style-name="Visited_20_Internet_20_Link">
1-1688736232.png</text:a>
", "<text:a xlink:type="simple" xlink:href="https://chinese.aljazeera.net/wp-content/uploads/2023/07/1-1688736281.jpg" text:style-name="Internet_20_link" text:visited-style-name="Visited_20_Internet_20_Link">
1-1688736281.jpg</text:a>
", "<text:a xlink:type="simple" xlink:href="https://chinese.aljazeera.net/wp-content/uploads/2023/07/2-1688736393.jpg" text:style-name="Internet_20_link" text:visited-style-name="Visited_20_Internet_20_Link">
2-1688736393.jpg</text:a>
", "<text:a xlink:type="simple" xlink:href="https://chinese.aljazeera.net/wp-content/uploads/2023/07/1-1688736443.jpg" text:style-name="Internet_20_link" text:visited-style-name="Visited_20_Internet_20_Link">
1-1688736443.jpg</text:a>
"]</text:p>
      <text:p text:style-name="P4">
Topics: ['新闻', '经济']</text:p>
      <text:p text:style-name="P4">
Keywords: ['新闻', '经济', '中国', '美国']</text:p>
      <text:p text:style-name="P4">
Type: Article</text:p>
      <!--METADATA-->
      <text:p text:style-name="P4">
<draw:frame draw:style-name="fr1" draw:name="Image194" text:anchor-type="as-char" svg:width="6.9236in" svg:height="4.612736in" draw:z-index="0">
<draw:image xlink:href="../Images/Aljazeera Chinese/2023-07-07T13-30-12/1-1688736232.png" xlink:type="simple" xlink:show="embed" xlink:actuate="onLoad" draw:mime-type="image/png"/>
</draw:frame>
 耶伦访问北京寻求缓解中美紧张关系（法国媒体）</text:p>
      <text:p text:style-name="P4">
美国财政部长珍妮特·耶伦周五在向美国公司驻华代表发表的声明中表示，世界最大的两个经济体之间的脱钩“几乎是不可能的”。</text:p>
      <text:p text:style-name="P4">
虽然北京的出口限制凸显了供应链多元化的必要性，但耶伦表示，“我们寻求多元化，而不是脱钩，世界上最大的两个经济体之间的脱钩将破坏全球经济的稳定。”</text:p>
      <text:p text:style-name="P4">
耶伦呼吁世界第二大经济体进行市场改革，并指出，美国及其盟国将抵制中国所谓的“不公平经济行为”。</text:p>
      <text:p text:style-name="P4">
耶伦对美国商人说：“转向市场改革将符合中国的利益，”她并补充说，“以市场为基础的方式帮助刺激了中国的快速增长，帮助数亿人摆脱了贫困，这是一个精彩的经济成功故事。”</text:p>
      <text:p text:style-name="P4">
周五，耶伦还会见了中国人民银行行长易纲和中国前首席经济官刘鹤，就美国和中国经济以及全球经济形势进行了非正式会谈。</text:p>
      <text:p text:style-name="P4">
耶伦此次访问北京是为了缓解这两个世界大国之间的紧张关系，然而，期望并不高，双方官员都承认，目前保护国家安全利益比深化经济关系更重要。</text:p>
      <text:p text:style-name="P4">
<draw:frame draw:style-name="fr1" draw:name="Image195" text:anchor-type="as-char" svg:width="6.9236in" svg:height="3.894525in" draw:z-index="0">
<draw:image xlink:href="../Images/Aljazeera Chinese/2023-07-07T13-30-12/1-1688736281.jpg" xlink:type="simple" xlink:show="embed" xlink:actuate="onLoad" draw:mime-type="image/jpeg"/>
</draw:frame>
 中国允许无人驾驶出租车</text:p>
      <text:p text:style-name="P4">
耶伦周四晚上抵达北京后不久在推特上写道：“我们期待有利于美国工人和美国公司的良性经济竞争，并期待合作以应对全球挑战。”</text:p>
      <text:p text:style-name="P4">
她补充说：“必要时我们会采取措施保护国家安全，这次访问提供了沟通的机会，避免沟通不畅或误解。”</text:p>
      <text:p text:style-name="P4">
另一方面，中国财政部今天在一份声明中表示，北京希望美国采取“具体措施”，为两国经贸关系正常发展创造有利环境。</text:p>
      <text:h text:style-name="P13" text:outline-level="4">
<text:span text:style-name="T4">
牢固的贸易业关系</text:span>
</text:h>
      <text:p text:style-name="P4">
尽管有人谈论中美之间的经济脱钩，但最新数据显示，在经历了五年贸易战和新冠疫情造成的破坏之后，两国本质上强劲的贸易关系在 2022 年出现反弹。</text:p>
      <text:p text:style-name="P4">
随着美国对中国消费品需求的增长以及北京对美国农产品和能源需求的增长，去年两国贸易额达到6900亿美元，创历史新高。</text:p>
      <text:p text:style-name="P4">
2018年，美国前总统唐纳德·特朗普对价值约3700亿美元的中国进口商品征收高达25%的关税，两国之间的贸易额有所下降，然而，在 2021年从新冠大流行中恢复期间，贸易开始回升。</text:p>
      <text:p text:style-name="P4">
<draw:frame draw:style-name="fr1" draw:name="Image196" text:anchor-type="as-char" svg:width="6.9236in" svg:height="3.894525in" draw:z-index="0">
<draw:image xlink:href="../Images/Aljazeera Chinese/2023-07-07T13-30-12/2-1688736393.jpg" xlink:type="simple" xlink:show="embed" xlink:actuate="onLoad" draw:mime-type="image/jpeg"/>
</draw:frame>
 中美关系面临的最突出关切和挑战</text:p>
      <text:p text:style-name="P4">
中国美国商会会长迈克尔·哈特表示：“我认为人们必须认识到商业和政治是两个不同的事物，这一点很重要。”“</text:p>
      <text:p text:style-name="P4">
然而，今年的步伐明显放缓，美国人口普查局的数据显示，截至5 月底，双向贸易流量减少了 520 亿美元，比 2022 年前 5 个月减少了 18%。</text:p>
      <text:p text:style-name="P4">
过去几年，两国贸易发生了一些重大变化，中国已不再购买飞机和机械，而是增加了农业、能源、半导体和芯片制造设备的进口。</text:p>
      <text:p text:style-name="P4">
<draw:frame draw:style-name="fr1" draw:name="Image197" text:anchor-type="as-char" svg:width="6.9236in" svg:height="3.894525in" draw:z-index="0">
<draw:image xlink:href="../Images/Aljazeera Chinese/2023-07-07T13-30-12/1-1688736443.jpg" xlink:type="simple" xlink:show="embed" xlink:actuate="onLoad" draw:mime-type="image/jpeg"/>
</draw:frame>
 美国科技公司负责人为何前往中国？</text:p>
      <text:p text:style-name="P4">
后者特别容易受到美国出口限制的影响，预计耶伦在北京召开会议期间将讨论这个问题。</text:p>
      <text:p text:style-name="P4">
此次访问之前出现的棘手问题之一是，中国通过限制镓和锗的出口来做出回应，这两种金属都广泛用于半导体和电动汽车，可能对供应链造成新的破坏。</text:p>
      <text:p text:style-name="P4">
Source: <text:a xlink:type="simple" xlink:href="https://chinese.aljazeera.net/economy/2023/7/7/%e8%80%b6%e4%bc%a6%e4%b8%ad%e7%be%8e%e8%84%b1%e7%a6%bb%e6%8e%a5%e8%a7%a6%e6%98%af%e4%b8%8d%e5%8f%af%e8%83%bd%e7%9a%84" text:style-name="Internet_20_link" text:visited-style-name="Visited_20_Internet_20_Link">
https://chinese.aljazeera.net/economy/2023/7/7/%e8%80%b6%e4%bc%a6%e4%b8%ad%e7%be%8e%e8%84%b1%e7%a6%bb%e6%8e%a5%e8%a7%a6%e6%98%af%e4%b8%8d%e5%8f%af%e8%83%bd%e7%9a%84</text:a>
</text:p>
      <!--NEWS-->
      <text:h text:style-name="P10" text:outline-level="1">
<text:span text:style-name="T4">
日本称乌克兰正式申请加入CPTPP</text:span>
</text:h>
      <text:p text:style-name="P4">
Author: 联合早报 (Person)</text:p>
      <text:p text:style-name="P4">
Publisher: 联合早报 (Organization)</text:p>
      <text:p text:style-name="P4">
Published Time: 2023-07-07T13:31</text:p>
      <text:p text:style-name="P4">
Modified Time: 2023-07-07T14:04</text:p>
      <text:p text:style-name="P4">
Description: 日本经济振兴部长后藤茂之说，乌克兰要求加入《跨太平洋伙伴全面进展协定》（CPTPP）。路透社报道，后藤茂之在星期五（7月7日）的例行新闻发布会上说，乌克兰已向CPTPP协定保存方新...</text:p>
      <text:p text:style-name="P4">
Videos: []</text:p>
      <text:p text:style-name="P4">
Audios: []</text:p>
      <text:p text:style-name="P4">
Images: []</text:p>
      <text:p text:style-name="P4">
Type: NewsArticle</text:p>
      <text:p text:style-name="P4">
Breadcrumbs: ['即时', '国际']</text:p>
      <text:p text:style-name="P4">
Keywords: ['乌克兰', '日本', 'CPTPP', '跨太平洋伙伴全面进展协定']</text:p>
      <!--METADATA-->
      <text:p text:style-name="P4">
日本经济振兴部长后藤茂之说，乌克兰要求加入《跨太平洋伙伴全面进展协定》（CPTPP）。</text:p>
      <text:p text:style-name="P4">
路透社报道，后藤茂之在星期五（7月7日）的例行新闻发布会上说，乌克兰已向CPTPP协定保存方新西兰，提交正式申请加入CPTPP的书面信函。</text:p>
      <text:p text:style-name="P4">
他说，作为CPTPP成员国，日本“必须仔细评估乌克兰在市场准入和规则方面，是否完全符合CPTPP的高标准要求”。</text:p>
      <text:p text:style-name="P4">
《跨太平洋伙伴全面进展协定》的11个创始成员为澳大利亚、文莱、加拿大、智利、日本、马来西亚、墨西哥、秘鲁、新西兰、新加坡和越南。英国于今年3月正式 <text:a xlink:type="simple" xlink:href="https://www.zaobao.com/news/world/story20230401-1378372" text:style-name="Internet_20_link" text:visited-style-name="Visited_20_Internet_20_Link">
成为CPTPP第12个成员 </text:a>
 。</text:p>
      <text:p text:style-name="P4">
中国大陆、台湾和乌拉圭等之后也申请加入。</text:p>
      <text:p text:style-name="P4">
Source: <text:a xlink:type="simple" xlink:href="https://www.zaobao.com.sg/realtime/world/story20230707-1411533" text:style-name="Internet_20_link" text:visited-style-name="Visited_20_Internet_20_Link">
https://www.zaobao.com.sg/realtime/world/story20230707-1411533</text:a>
</text:p>
      <!--NEWS-->
      <text:h text:style-name="P10" text:outline-level="1">
<text:span text:style-name="T4">
整顿结果出炉 蚂蚁集团被罚71亿</text:span>
</text:h>
      <text:p text:style-name="P4">
Author: None (Language: zh)</text:p>
      <text:p text:style-name="P4">
Publisher: None</text:p>
      <text:p text:style-name="P4">
Time: 2023-07-07T13:35:00Z</text:p>
      <text:p text:style-name="P4">
Description: 消息人士透露，中国监管当局对阿里巴巴旗下的蚂蚁集团的整顿将告结束。中国官方开出了71亿人民币的账单。北京对科技企业的“严打”是否会告一段落？</text:p>
      <text:p text:style-name="P4">
Videos: []</text:p>
      <text:p text:style-name="P4">
Images: []</text:p>
      <text:p text:style-name="P4">
Subject: 经济纵横</text:p>
      <text:p text:style-name="P4">
Subjects: ['中央银行']</text:p>
      <text:p text:style-name="P4">
Keywords: ['蚂蚁集团', '阿里巴巴', '马云', '互联网企业', '整改', '金融监管', '央行', '罚款']</text:p>
      <text:p text:style-name="P4">
ID: 66152831</text:p>
      <!--METADATA-->
      <text:p text:style-name="P4">
<text:a xlink:type="simple" xlink:href="https://www.dw.com/zh/overlay/image/article/66152831/64312717" text:style-name="Internet_20_link" text:visited-style-name="Visited_20_Internet_20_Link">
 </text:a>
</text:p>
      <text:p text:style-name="P4">
蚂蚁集团的整改已进行了两年多</text:p>
      <text:p text:style-name="P4">
（德国之声中文网）根据中国国家中国国家金融监督管理局７月７日最新发布的官方消息，已经决定对对蚂蚁集团及旗下机构处以罚款（含没收违法所得）71.23亿元。要求蚂蚁集团关停违规开展的“相互宝”业务，并依法补偿消费者利益。中国官方为此给出的法律依据包括《中国人民银行法》、《反洗钱法》、《银行业监督管理法》、《保险法》、《证券投资基金法》和《消费者权益保护法》。</text:p>
      <text:p text:style-name="P4">
之前，路透社曾引述知情人士报道，中国官方可能最早于本周五（7月7日）宣布对蚂蚁集团的罚款，罚款金额至少80亿元人民币，从而结束对这家金融科技巨企持续多年的审查。</text:p>
      <text:p text:style-name="P4">
从最终的罚金金额来看，这将是中国互联网公司有史以来金额最高的罚单之一。但报道认为，这将有助蚂蚁集团获取金融控股公司牌照，为日后重启上市铺平道路。</text:p>
      <text:p text:style-name="P4">
中国国家金融监督管理局同时还表示，近期也对邮储银行、平安银行、人保财险和财付通公司等实施了行政处罚。路透社分析，对于中国科技行业来说，对蚂蚁金服的罚款将标志着中国对私营企业的严厉整顿迈出了关键的一步  。</text:p>
      <text:p text:style-name="P4">
2020年底，中国监管当局紧急叫停 <text:a xlink:type="simple" xlink:href="https://www.dw.com/zh/zh/蚂蚁ipo遭停内幕对习近平造成潜在挑战的政商权贵们/a-56594392" text:style-name="Internet_20_link" text:visited-style-name="Visited_20_Internet_20_Link">
 蚂蚁金服价值370亿美元的首次公开募股</text:a>
（IPO），被认为是整顿互联网科技行业的开始。有关行动导致中国多家互联网巨头的市值蒸发了逾万亿美元。</text:p>
      <text:h text:style-name="P12" text:outline-level="3">
<text:span text:style-name="T4">
重组、分拆</text:span>
</text:h>
      <text:p text:style-name="P4">
自2021年4月以来，蚂蚁金服进行了全面的业务重组，包括改组为一个金融控股公司，这将使其受到与银行类似的规则和资本要求的约束。</text:p>
      <ul>
        <li>
</li>
      </ul>
      <h5>
中国加强整顿科技公司</h5>
      <text:h text:style-name="P12" text:outline-level="3">
<text:span text:style-name="T4">
高额罚款</text:span>
</text:h>
      <text:p text:style-name="P4">
10月8日,中国市场监管总局对美团在中国境内网络餐饮外卖平台服务市场实施“二选一”垄断行为作出行政处罚，处以其2020年中国境内销售额1147.48亿元3%的罚款，计34.42亿元。今年4月，阿里巴巴也因实施“二选一”垄断行被处以罚款182亿元，占该企业2019年国内销售额的4%，这张罚单也破了中国反垄断罚款迄今为止的记录。</text:p>
      <ul>
        <li>
</li>
      </ul>
      <h5>
中国加强整顿科技公司</h5>
      <text:h text:style-name="P12" text:outline-level="3">
<text:span text:style-name="T4">
美团《焚书坑》坑了自己</text:span>
</text:h>
      <text:p text:style-name="P4">
美团股价自2月份达到历史最高点以来，迄今已经下跌超过1万亿元（1542.8亿美元）。它尤其在对待其送货员和侵犯消费者权益方面受到批评，多次被法庭裁定赔偿合计数百万元。今年4月，美团成为反垄断调查的目标，一个月后，其创始人兼首席执行官王兴发布了唐诗《焚书坑》，被人认为是借古讽今，批评政府和习近平，其股票遭到抛售。</text:p>
      <ul>
        <li>
</li>
      </ul>
      <h5>
中国加强整顿科技公司</h5>
      <text:h text:style-name="P12" text:outline-level="3">
<text:span text:style-name="T4">
英媒：支付宝将被拆分</text:span>
</text:h>
      <text:p text:style-name="P4">
据《金融时报》9月消息，中国计划拆分支付宝，并为蚂蚁集团旗下的“花呗”和“借呗”贷款业务另设应用程序。早在今年4月的约谈中，因垄断遭批的蚂蚁集团被要求断开支付宝与“花呗”“借呗”的连接。据悉，蚂蚁集团答应将能影响到借贷决定的用户数据，交给国家拥有部分控制权的一家全新信用评分合资企业。</text:p>
      <ul>
        <li>
</li>
      </ul>
      <h5>
中国加强整顿科技公司</h5>
      <text:h text:style-name="P12" text:outline-level="3">
<text:span text:style-name="T4">
支付宝的“厄运”去年底开始</text:span>
</text:h>
      <text:p text:style-name="P4">
2020年11月，拥有中国最大数字支付平台支付宝的蚂蚁金服集团的港沪IPO计划被叫停。蚂蚁金服的创始人马云、也是电子商务巨头阿里巴巴的联合创始人，此前公开批评金融管制规定。后来数月之久马云没有出现在公众视野。这是支付宝“厄运”的开始。</text:p>
      <ul>
        <li>
</li>
      </ul>
      <h5>
中国加强整顿科技公司</h5>
      <text:h text:style-name="P12" text:outline-level="3">
<text:span text:style-name="T4">
腾讯半年内市值蒸发2.24亿</text:span>
</text:h>
      <text:p text:style-name="P4">
中国最大的游戏和社交媒体公司腾讯自今年2月中旬股价创下历史新高以来，市值蒸发超过2.24万亿元（3471.3亿美元）。今年4月,腾讯因未向反垄断监管机构报告过去的交易而被罚款50万元，7月,该公司合并虎牙和斗鱼的计划被官方叫停。8月，新规禁止青少年每周玩电子游戏超过3小时，冲击公司游戏业务。</text:p>
      <ul>
        <li>
</li>
      </ul>
      <h5>
中国加强整顿科技公司</h5>
      <text:h text:style-name="P12" text:outline-level="3">
<text:span text:style-name="T4">
滴滴上市刚刚几天</text:span>
</text:h>
      <text:p text:style-name="P4">
中国打车叫车公司滴滴今年6月30日在纽约首次公开募股后仅数天，便成为当局网络安全调查的目标，其应用程序从应用程序商店被删除，并禁止注册新用户。这一打击令滴滴蒸发市值约370亿美元，或超过募股40%的价值。此外，滴滴处理其数据管理和监测活动手段也受到诟病。据悉，该公司正在与国有西通信息公司进行相关的谈判。</text:p>
      <ul>
        <li>
</li>
      </ul>
      <h5>
中国加强整顿科技公司</h5>
      <text:h text:style-name="P12" text:outline-level="3">
<text:span text:style-name="T4">
监管部门进驻滴滴出行</text:span>
</text:h>
      <text:p text:style-name="P4">
今年7月，中国国家网信办宣布，监管部门进驻滴滴出行等7家公司，对其进行网络安全审查。根据网信办最新发布《网络安全审查办法》修订草案，拥有百万以上用户个人信息的科技企业在境外上市前，必须接受官方部门的安全审查。中国网信办还出台了《网络安全三年行动计划》。</text:p>
      <ul>
        <li>
</li>
      </ul>
      <h5>
中国加强整顿科技公司</h5>
      <text:h text:style-name="P12" text:outline-level="3">
<text:span text:style-name="T4">
海外上市前将数据移交给国家控制的公司</text:span>
</text:h>
      <text:p text:style-name="P4">
有滴滴的前车之鉴，Keep、喜马拉雅等数家中企取消了赴美IPO的计划。8月，中国监管机构考虑一项新的计划：如果握有丰富数据的公司想在美国上市，就得将其数据管理和监督权移交给第三方最好是国家控制的公司，这样可以有效限制它们将中国国内数据转移到海外的能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今年初，蚂蚁集团也与母公司阿里巴巴 <text:a xlink:type="simple" xlink:href="https://www.dw.com/zh/zh/蚂蚁集团结构调整-马云不再是集团实控人/a-64313275" text:style-name="Internet_20_link" text:visited-style-name="Visited_20_Internet_20_Link">
 管理团队切割 </text:a>
，宣布马云不再担任实际控制人，蚂蚁集团管理层也不担任阿里巴巴合伙人，以提升公司治理的透明度和有效性，强化与股东阿里巴巴集团的隔离。</text:p>
      <text:p text:style-name="P4">
在蚂蚁金服的上市于2020年底失败后，央行--中国人民银行一直在负责推动 <text:a xlink:type="simple" xlink:href="https://www.dw.com/zh/zh/中国政府展开针对蚂蚁金服的新一轮整改/a-60871010" text:style-name="Internet_20_link" text:visited-style-name="Visited_20_Internet_20_Link">
 蚂蚁金服的整改</text:a>
。中国官方上周宣布了中国人民银行高层的人事变动。由原副行长、国家外汇管理局局长潘功胜接任中国人民银行党委书记。这被认为是他出任央行行长的前奏。</text:p>
      <text:p text:style-name="P4">
路透社今年4月曾引述消息人士说，中国监管机构预计将对蚂蚁集团开出约50亿元人民币的罚单。在2021年，阿里巴巴集团因违反反垄断法而被罚款180亿元人民币（约合28亿美元），成为当时金额最高的企业罚款。</text:p>
      <text:p text:style-name="P4">
阿里巴巴创始人马云在长时间退出公众视野，海外滞留一年多后，今年3月底 <text:a xlink:type="simple" xlink:href="https://www.dw.com/zh/zh/马云回国-彭博社新政府要树立亲商形象/a-65135585" text:style-name="Internet_20_link" text:visited-style-name="Visited_20_Internet_20_Link">
 返回国内，现身杭州</text:a>
。随即，阿里巴巴集团宣布将拆分业务，重组为一家拥有六个不同业务集团的控股公司。</text:p>
      <text:p text:style-name="P4">
在政府结束"清零"防疫政策后，中国经济的复苏表现不尽人意，一些关键领域出现令人担忧的滑坡。因此政府正在试图提振私营企业对经济发展的信心。</text:p>
      <ul>
        <li>
</li>
      </ul>
      <h5>
阿里巴巴和马云走下神坛？</h5>
      <text:h text:style-name="P12" text:outline-level="3">
<text:span text:style-name="T4">
2013年：淘宝网十周年庆</text:span>
</text:h>
      <text:p text:style-name="P4">
1999年，马云辞去教师公职，带领18人团队在杭州创办阿里巴巴集团。2003年，阿里巴巴推出淘宝网和支付宝，开拓电子商务。2013年5月10日，当马云在淘宝十周年庆典上辞去淘宝CEO职位时，阿里巴巴集团不仅已是中国最大的电商，而且已将业务伸展到金融等领域。</text:p>
      <ul>
        <li>
</li>
      </ul>
      <h5>
阿里巴巴和马云走下神坛？</h5>
      <text:h text:style-name="P12" text:outline-level="3">
<text:span text:style-name="T4">
2014年：阿里巴巴纽约上市</text:span>
</text:h>
      <text:p text:style-name="P4">
2014年9月19日，阿里巴巴集团在纽约证券交易所正式挂牌上市，创造了史上最大IPO记录。在当年的胡润百富榜和《福布斯富豪榜》上，马云家族及马云首次问鼎中国首富。2014年12月，彭博亿万富翁指数显示，马云身家达到286亿美元，超越李嘉诚，登顶亚洲首富。</text:p>
      <ul>
        <li>
</li>
      </ul>
      <h5>
阿里巴巴和马云走下神坛？</h5>
      <text:h text:style-name="P12" text:outline-level="3">
<text:span text:style-name="T4">
阿里巴巴的金融业务：蚂蚁金服</text:span>
</text:h>
      <text:p text:style-name="P4">
2014年，阿里巴巴集团成立浙江蚂蚁小微金融服务公司（简称蚂蚁金服）。2015年1月，蚂蚁金服推出芝麻信用。之后数年，蚂蚁金服进行了一系列大规模收购。阿里巴巴集团2019年11月26日在港交所上市后，蚂蚁集团2020年7月宣布，将在香港交易所和上海证券交易所科创板同步发行上市。</text:p>
      <ul>
        <li>
</li>
      </ul>
      <h5>
阿里巴巴和马云走下神坛？</h5>
      <text:h text:style-name="P12" text:outline-level="3">
<text:span text:style-name="T4">
蚂蚁集团上市被叫停</text:span>
</text:h>
      <text:p text:style-name="P4">
不过，蚂蚁集团迄今并没有迎来上市这一天。2020年11月3日，蚂蚁集团11月5日在上海和香港同步上市的计划被中国监管机构叫停。2020年十月下旬，马云在上海一个论坛上炮轰中国金融监管制度。此前，他刚于9月底卸任阿里巴巴集团董事局主席，但仍为包括蚂蚁集团在内的600多家企业的实际控制人。</text:p>
      <ul>
        <li>
</li>
      </ul>
      <h5>
阿里巴巴和马云走下神坛？</h5>
      <text:h text:style-name="P12" text:outline-level="3">
<text:span text:style-name="T4">
阿里巴巴集团据悉被要求削减其媒体资产</text:span>
</text:h>
      <text:p text:style-name="P4">
据《华尔街日报》报道，因担心其对中国舆论的影响力，中国政府已要求阿里巴巴集团削减其媒体资产。3月16日，阿里巴巴旗下的UC浏览器从中国的各大应用商店全面下架。阿里巴巴持有微博和多家中国数字和平面新闻媒体的股份，其中包含香港主要英文报纸《南华早报》。</text:p>
      <ul>
        <li>
</li>
      </ul>
      <h5>
阿里巴巴和马云走下神坛？</h5>
      <text:h text:style-name="P12" text:outline-level="3">
<text:span text:style-name="T4">
消失近三月的前首富</text:span>
</text:h>
      <text:p text:style-name="P4">
自去年11月蚂蚁集团上市被叫停后，一向曝光率很高的马云近3个月未公开亮相，直到今年1月20日才首次通过视频形式公开露面，在“马云公益基金会”的一个颁奖典礼上致词。3月11日，蚂蚁集团公布了其金融自律准则，包含机构准入、平台治理、保护消费者权益和数据隐私等，并保证不对未成年人、低偿还能力群体等放贷。蚂蚁集团能否及何时上市无从知晓，在今年3月公布的胡润排行榜，上两次坐拥中国首富之位的马云已跌至第四名。</text:p>
      <text:p text:style-name="P4">
作者: 乐然</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整顿结果出炉-蚂蚁集团被罚71亿/a-66152831" text:style-name="Internet_20_link" text:visited-style-name="Visited_20_Internet_20_Link">
https://www.dw.com/zh/整顿结果出炉-蚂蚁集团被罚71亿/a-66152831?maca=chi-rss-chi-all-1127-rdf</text:a>
</text:p>
      <!--NEWS-->
      <text:h text:style-name="P10" text:outline-level="1">
<text:span text:style-name="T4">
蚂蚁集团被处以近10亿美元罚款 (Free Version)</text:span>
</text:h>
      <text:p text:style-name="P4">
Author: Rebecca Feng / Dave Sebastian</text:p>
      <text:p text:style-name="P4">
Publisher: 华尔街日报中文网</text:p>
      <text:p text:style-name="P4">
Published Time: 2023-07-07T13:41:00.000Z</text:p>
      <text:p text:style-name="P4">
Modified Time: 2023-07-07T13:41:00.000Z</text:p>
      <text:p text:style-name="P4">
Created Time: 2023-07-07T13:41:00.000Z</text:p>
      <text:p text:style-name="P4">
Description: 亿万富翁马云关联的金融科技公司蚂蚁集团被中国金融管理部门处以近10亿美元罚款，该公司历时已久的业务整顿接近尾声。</text:p>
      <text:p text:style-name="P4">
Images: []</text:p>
      <text:p text:style-name="P4">
Categories: ['商业']</text:p>
      <text:p text:style-name="P4">
Keywords: SYND</text:p>
      <text:p text:style-name="P4">
Type: Article</text:p>
      <!--METADATA-->
      <text:p text:style-name="P4">
亿万富翁马云(Jack Ma)关联的金融科技公司蚂蚁集团(Ant GroupCo.)被中国金融管理部门处以近10亿美元罚款，该公司历时已久的业务整顿接近尾声。</text:p>
      <text:p text:style-name="P4">
Source: <text:a xlink:type="simple" xlink:href="https://cn.wsj.com/articles/%E8%9A%82%E8%9A%81%E9%9B%86%E5%9B%A2%E8%A2%AB%E5%A4%84%E4%BB%A5%E8%BF%9110%E4%BA%BF%E7%BE%8E%E5%85%83%E7%BD%9A%E6%AC%BE-c49bd5a7" text:style-name="Internet_20_link" text:visited-style-name="Visited_20_Internet_20_Link">
https://cn.wsj.com/articles/%E8%9A%82%E8%9A%81%E9%9B%86%E5%9B%A2%E8%A2%AB%E5%A4%84%E4%BB%A5%E8%BF%9110%E4%BA%BF%E7%BE%8E%E5%85%83%E7%BD%9A%E6%AC%BE-c49bd5a7</text:a>
</text:p>
      <!--NEWS-->
      <text:h text:style-name="P10" text:outline-level="1">
<text:span text:style-name="T4">
德语媒体：芯片战反击，损人不利己？</text:span>
</text:h>
      <text:p text:style-name="P4">
Author: None (Language: zh)</text:p>
      <text:p text:style-name="P4">
Publisher: None</text:p>
      <text:p text:style-name="P4">
Time: 2023-07-07T13:58:00Z</text:p>
      <text:p text:style-name="P4">
Description: 中国宣布将对两种用于半导体生产的原材料镓和锗实施出口管制，引起了德语媒体的关注和讨论。分析指出，此举无法对西方构成真正的威胁，因为中国并非不可替代。</text:p>
      <text:p text:style-name="P4">
Videos: []</text:p>
      <text:p text:style-name="P4">
Images: []</text:p>
      <text:p text:style-name="P4">
Subject: 评论分析</text:p>
      <text:p text:style-name="P4">
Subjects: ['稀土元素']</text:p>
      <text:p text:style-name="P4">
Keywords: ['出口管制', '原材料', '供应链', '锗 镓', '稀土', '芯片', '半导体', '去风险']</text:p>
      <text:p text:style-name="P4">
ID: 66157290</text:p>
      <!--METADATA-->
      <text:p text:style-name="P4">
<text:a xlink:type="simple" xlink:href="https://www.dw.com/zh/overlay/image/article/66157290/61999556" text:style-name="Internet_20_link" text:visited-style-name="Visited_20_Internet_20_Link">
 </text:a>
</text:p>
      <text:p text:style-name="P4">
“对美国芯片制裁的反制”</text:p>
      <text:p text:style-name="P4">
（德国之声中文网）柏林出版的《日报》注意到，美国财长耶伦周四到访北京，受到热情欢迎。耶伦为期4天的访问“将在很大程度上决定，两个超级大国之间的全球科技战是否会继续升级”。因为就在本周，中国宣布对<text:a xlink:type="simple" xlink:href="https://www.dw.com/zh/zh/中国管制出口的镓锗究竟是什么/a-66113298" text:style-name="Internet_20_link" text:visited-style-name="Visited_20_Internet_20_Link">
 镓和锗 </text:a>
两种半导体制造需要的重要原材料实施出口管制。文章写道：</text:p>
      <text:p text:style-name="P4">
“从根本上看，这是在美国以芯片制裁开启了新一轮争夺科技霸权的竞争后，人们早就预料到的一个步骤。过去数年里，华盛顿不仅切断了中国企业获得美国关键技术的渠道，而且最近还促使日本、荷兰等盟国加入针对半导体生产的某些制裁措施。</text:p>
      <text:p text:style-name="P4">
眼下不断强化的贸易保护主义是一场力量博弈的体现：美国、台湾和韩国在生产复杂的电脑芯片方面明显领先，而中国则在稀土和某些关键原材料上几乎拥有垄断地位。”</text:p>
      <text:p text:style-name="P4">
作者指出，中国的出口管制措施对致力于实现气候保护目标的欧盟也会产生影响，因为这两种材料是制造电动汽车充电装置、太阳能光伏设备和电脑芯片所必须的材料。文章接着写道：</text:p>
      <text:p text:style-name="P4">
“北京首先将其出口管制视为对美国政府强硬产业政策的合法反制。国家领导人习近平公开指责美国及其西方盟国的目的是遏制中国的崛起。不过，撇开道德权利问题不谈，中国政府的出口管制措施也可能会搬起石头砸自己的脚——在中国最大的贸易伙伴欧盟内部，有关措施无疑会助推一场本已在激烈进行的讨论：如何才能<text:a xlink:type="simple" xlink:href="https://www.dw.com/zh/zh/去风险多样化-说起来容易做起来难/a-66094843" text:style-name="Internet_20_link" text:visited-style-name="Visited_20_Internet_20_Link">
 降低对中国的依赖性 </text:a>
 。</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同时，这一事件表明，欧盟委员会主席冯德莱恩主张的‘去风险’（De-Risking），即有针对性地减少供应链风险，是需要时间的。由此，一些欧洲企业高层因担心在华盛顿和北京之间的全球科技战中成为受伤者而紧张，也就不足为奇了。据路透社报道，<text:a xlink:type="simple" xlink:href="https://www.dw.com/zh/zh/中国管制镓锗出口德国做好准备了吗/a-66136843" text:style-name="Internet_20_link" text:visited-style-name="Visited_20_Internet_20_Link">
 大众汽车 </text:a>
正在密切观察形势，并将‘在必要的时候采取措施’。”</text:p>
      <text:h text:style-name="P12" text:outline-level="3">
<text:span text:style-name="T4">
很快变钝的利剑</text:span>
</text:h>
      <text:p text:style-name="P4">
《南德意志报》发表题为“中国在威胁，那又怎样？”的评论，也分析了同一个话题：  “中国政府在美国财长耶伦到访前不久表明，对美国为遏制其高科技雄心实施的封锁，中国不会束手待毙。从8月起，出口镓和锗必须申请许可证。这是两种半导体生产中的重要原材料，而中国是全球最重要的供应国。受到影响的企业陷入不安。</text:p>
      <text:p text:style-name="P4">
“不过，中国的这一步骤很可能会给自己带来最大的损害。因为阻断原材料的供应远不如美国、荷兰和日本推出的出口管制那样有效。后者让中国无法获得在人工智能开发中发挥核心作用的高端芯片。此外，中国还无法获取自行制造芯片所需的机械。这些机械属于人类所制造的最为复杂的工具，仿造的难度之高难以想象。</text:p>
      <text:p text:style-name="P4">
中国在原材料方面的中心地位并不在于这些矿藏是中国独有。中国只是能以低于其他国家的成本开采和加工。这在国际大分工的时代有其意义，但在眼下大国竞争日益激烈的背景下却成了一个问题。不过对西方来说，这个问题是有解的。镓、锗和<text:a xlink:type="simple" xlink:href="https://www.dw.com/zh/zh/稀土有多重要中国主导地位为何难以撼动/a-66136145" text:style-name="Internet_20_link" text:visited-style-name="Visited_20_Internet_20_Link">
 稀土 </text:a>
矿藏分布在世界各地，中国也并不垄断其开采技术。即便中国将威胁付诸实施，不再向西方出口上述原材料，最初几年会导致痛苦的供应瓶颈，但一旦西方建立起了替代供货方，中国的管制就失去了效用。欧盟就正在专注朝这个方向努力。中国的威胁是一柄很快会变钝的利剑。”</text:p>
      <text:p text:style-name="P4">
<text:span text:style-name="T5">
摘编自其他媒体的内容，不代表德国之声的立场或观点。</text:span>
</text:p>
      <text:p text:style-name="P4">
Source: <text:a xlink:type="simple" xlink:href="https://www.dw.com/zh/德语媒体：芯片战反击，损人不利己？/a-66157290" text:style-name="Internet_20_link" text:visited-style-name="Visited_20_Internet_20_Link">
https://www.dw.com/zh/德语媒体：芯片战反击，损人不利己？/a-66157290?maca=chi-rss-chi-all-1127-rdf</text:a>
</text:p>
      <!--NEWS-->
      <text:h text:style-name="P10" text:outline-level="1">
<text:span text:style-name="T4">
俄战机干扰美军无人机</text:span>
</text:h>
      <text:p text:style-name="P4">
Author: None (Language: zh)</text:p>
      <text:p text:style-name="P4">
Publisher: None</text:p>
      <text:p text:style-name="P4">
Time: 2023-07-07T14:07:00Z</text:p>
      <text:p text:style-name="P4">
Description: 美军方称，周三和周四两天，俄罗斯战机在叙利亚上空两次以"持续、不专业"的方式拦截美国无人机。</text:p>
      <text:p text:style-name="P4">
Videos: []</text:p>
      <text:p text:style-name="P4">
Images: []</text:p>
      <text:p text:style-name="P4">
Subject: 时政风云</text:p>
      <text:p text:style-name="P4">
Subjects: ['奥巴马', '叙利亚', '俄罗斯', '乌克兰', '叙利亚内战', '阿拉伯之春', '美国', '普京', '俄罗斯入侵乌克兰']</text:p>
      <text:p text:style-name="P4">
Keywords: ['俄美', '俄罗斯战机', '美军无人机', '叙利亚', '俄罗斯', '美国', '无人机']</text:p>
      <text:p text:style-name="P4">
ID: 66158616</text:p>
      <!--METADATA-->
      <text:p text:style-name="P4">
<text:a xlink:type="simple" xlink:href="https://www.dw.com/zh/overlay/image/article/66158616/66145993" text:style-name="Internet_20_link" text:visited-style-name="Visited_20_Internet_20_Link">
 </text:a>
</text:p>
      <text:p text:style-name="P4">
美军公布的视频画面：美军称，俄罗斯一架苏-35战机在美国空军MQ-9无人机附近投掷降落伞照明弹</text:p>
      <text:p text:style-name="P4">
（德国之声中文网）美军方称，在叙利亚上空，俄罗斯战机在不到24小时内两次迫近美国 <text:a xlink:type="simple" xlink:href="https://www.dw.com/zh/zh/无人机改变现代战争/a-61644789" text:style-name="Internet_20_link" text:visited-style-name="Visited_20_Internet_20_Link">
 无人机</text:a>
 。</text:p>
      <text:p text:style-name="P4">
美国空军中央指挥部指挥官格林科维奇（AlexGrynkewich）中将表示，周四的事件发生在当地时间早晨9点半，地点位于叙利亚西北部上空。"俄机在无人机前方投掷降落伞照明弹，并以危险方式逼近，对所有飞机的安全都构成威胁。"</text:p>
      <text:p text:style-name="P4">
美国空军中央指挥部发言人安德鲁斯（MichaelAndrews）上校表示："俄方的骚扰，包括一架苏-34和一架苏-35的逼近飞行以及向MQ-9直接投掷降落伞照明弹，持续了近一个小时。"他说："所以不是很快地飞过，而是一种持续和不专业的互动。"</text:p>
      <text:p text:style-name="P4">
</text:p>
      <text:p text:style-name="P4">
美国空军称俄罗斯战机两天内两度逼近干扰美军无人机（图为美军公布的视频画面）</text:p>
      <text:p text:style-name="P4">
此前一天的周三上午十点半，俄战机也在叙利亚上空对 <text:a xlink:type="simple" xlink:href="https://www.dw.com/zh/zh/备受争议的美军无人机/a-16588608" text:style-name="Internet_20_link" text:visited-style-name="Visited_20_Internet_20_Link">
 美无人机</text:a>
 进行骚扰。美中央指挥部发布了周三和周四两天的事件视频。</text:p>
      <text:p text:style-name="P4">
周三的视频显示，俄苏-35战机逼近MQ-9无人机。格林科维奇就周三的事件表示："一位俄方飞行员驾驶其飞机到一架MQ-9前方，并使用后燃器，由此降低了操作员安全操控飞机的能力。"</text:p>
      <text:p text:style-name="P4">
格林科维奇在周四的声明中表示，敦促俄罗斯在叙利亚军队停止这一无所顾忌的行为，并遵守一个职业空军所应有的行为准则。</text:p>
      <text:p text:style-name="P4">
美国和俄罗斯都在叙利亚有军事行动。 <text:a xlink:type="simple" xlink:href="https://www.dw.com/zh/zh/美军无人机炸死伊斯兰国大头目/a-19472141" text:style-name="Internet_20_link" text:visited-style-name="Visited_20_Internet_20_Link">
 美国 </text:a>
主要集中在打击 <text:a xlink:type="simple" xlink:href="https://www.dw.com/zh/zh/土耳其称疑似-伊斯兰国-首领在叙利亚被击毙/a-65480010" text:style-name="Internet_20_link" text:visited-style-name="Visited_20_Internet_20_Link">
 叙利亚"伊斯兰国" </text:a>
 武装力量。俄罗斯则是叙总统阿萨德最坚定的盟友之一。</text:p>
      <text:p text:style-name="P4">
四个月前，一架俄罗斯战机在黑海国际水域上空迫使一架美国MQ-9无人机坠落。</text:p>
      <text:p text:style-name="P4">
（美联社、法新社）</text:p>
      <text:p text:style-name="P4">
Source: <text:a xlink:type="simple" xlink:href="https://www.dw.com/zh/俄战机干扰美军无人机/a-66158616" text:style-name="Internet_20_link" text:visited-style-name="Visited_20_Internet_20_Link">
https://www.dw.com/zh/俄战机干扰美军无人机/a-66158616?maca=chi-rss-chi-all-1127-rdf</text:a>
</text:p>
      <!--NEWS-->
      <text:h text:style-name="P10" text:outline-level="1">
<text:span text:style-name="T4">
蚂蚁金服遭天价处罚  中国民企前景再蒙阴影</text:span>
</text:h>
      <text:p text:style-name="P4">
Author: None</text:p>
      <text:p text:style-name="P4">
Publisher: Radio Free Asia (Organization)</text:p>
      <text:p text:style-name="P4">
Published Time: 2023-07-07T14:23:00-04:00</text:p>
      <text:p text:style-name="P4">
Modified Time: 2023-07-07T15:04:32-04:00</text:p>
      <text:p text:style-name="P4">
Description: None</text:p>
      <text:p text:style-name="P4">
Videos: []</text:p>
      <text:p text:style-name="P4">
Audios: ["<text:a xlink:type="simple" xlink:href="https://www.rfa.org/mandarin/yataibaodao/jingmao/jw-070720231147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4.612011in" draw:z-index="0">
<draw:image xlink:href="../Images/rfamandarin/2023-07-07T14-23-00-04-00/000000.png" xlink:type="simple" xlink:show="embed" xlink:actuate="onLoad" draw:mime-type="image/png"/>
</draw:frame>
 2023年7月6日，在上海举行的世界人工智能大会(WAIC) 上，蚂蚁集团的标志。 <text:a xlink:type="simple" xlink:href="https://www.rfa.org/mandarin/yataibaodao/jingmao/jw-07072023114733.html/@@images/image" text:style-name="Internet_20_link" text:visited-style-name="Visited_20_Internet_20_Link">
 </text:a>
路透社图片  <text:a xlink:type="simple" xlink:href="https://www.rfa.org/mandarin/yataibaodao/jingmao/jw-07072023114733.html/@@stream" text:style-name="Internet_20_link" text:visited-style-name="Visited_20_Internet_20_Link">
Audio-1-Link：https://www.rfa.org/mandarin/yataibaodao/jingmao/jw-07072023114733.html/@@stream</text:a>
</text:p>
      <text:p text:style-name="P4">
自2020年蚂蚁集团上市被叫停后，这一互联网领域的民间龙头企业一直受到中国金融管理部门的监管整顿。本周五，中国证监会正式宣布对蚂蚁集团及旗下机构罚款七十一亿余元人民币，并转入"常态化监管"。中国民营企业的发展前景也再次蒙上阴影。</text:p>
      <ul>
        <li>
<text:span text:style-name="T4">
<text:a xlink:type="simple" xlink:href="https://www.rfa.org/mandarin/Xinwen/2-07072023105405.html" text:style-name="Internet_20_link" text:visited-style-name="Visited_20_Internet_20_Link">
 结束监管整顿？蚂蚁集团被开罚71.23亿元 </text:a>
 </text:span>
  * <text:a xlink:type="simple" xlink:href="https://www.rfa.org/mandarin/Xinwen/7-05062023164443.html" text:style-name="Internet_20_link" text:visited-style-name="Visited_20_Internet_20_Link">
 <text:span text:style-name="T4">
蚂蚁集团金融牌照审批因中国监管体系调整被耽搁</text:span>
 </text:a>
</li>
      </ul>
      <text:p text:style-name="P4">
根据中国证监会7月7日晚间发布的公告，蚂蚁集团及旗下机构被处罚款高达71.23亿元人民币，该金额低于早前外界的预期。路透社指出，这标志着中国政府结束了对这家龙头金融科技公司长达数年的监管整顿。</text:p>
      <text:p text:style-name="P4">
据悉，相关罚款项目主要针对蚂蚁集团及旗下机构过往年度在公司治理、金融消费者保护、参与银行保险机构业务活动、从事支付结算业务、履行反洗钱义务和开展基金销售业务等方面存在的违法违规行为。此外，蚂蚁集团还被勒令关停“相互宝”业务，并要依法补偿消费者利益。</text:p>
      <text:p text:style-name="P4">
疫情三年至今，中国经济并未如期迅速反弹。相反，伴随制造业指数下滑、消费疲软和失业率上升，中国当局此次针对蚂蚁集团的高调处罚凸显民营企业的处境正在持续恶化。与此同时，腾讯集团旗下“财付通”也主管部门罚没近30亿元；平安银行等三家金融机构也收到央行开出的罚单，合计被罚没近9000万元。</text:p>
      <text:p text:style-name="P4">
中国证监会周五发布的公告表示，下一步金融管理部门将“着力提升平台企业金融业务常态化监管水平，金融管理部门工作重点从推动平台企业金融业务的集中整改转入常态化监管”。</text:p>
      <text:p text:style-name="P4">
蚂蚁集团随后在声明中回应表示：自2020年以来，蚂蚁集团在金融管理部门指导下积极推进各项整改，目前已完成相关整改事项。声明还强调，蚂蚁集团对行政处罚决定书“诚恳接受、坚决服从，并将进一步夯实合规治理水平”。</text:p>
      <text:p text:style-name="P4">
早在2021年，阿里巴巴集团就曾因违反中国《反垄断法》而被罚182亿元，当时也表示“诚恳接受、坚决服从”。</text:p>
      <text:p text:style-name="P4">
 位于杭州市的蚂蚁集团总部（路透社）  <text:a xlink:type="simple" xlink:href="https://www.rfa.org/mandarin/yataibaodao/jingmao/jw-07072023114733.html/2021-12-24t000000z_992750402_rc2zkr9wk88x_rtrmadp_3_china-ant-group-consumer-finance-update-1-pix.jpg" text:style-name="Internet_20_link" text:visited-style-name="Visited_20_Internet_20_Link">
</text:a>
</text:p>
      <text:p text:style-name="P4">
旅居美国的经济学者秦鹏在接受本台采访时认为，中国金融管理部门此次天价处罚蚂蚁金服具有标志意义，而当局打压民营企业的政策仍在持续。</text:p>
      <text:p text:style-name="P4">
他说：“选择耶伦访华的时间来罚款，还是要给国际市场释放一个信号。因为蚂蚁是中国互联网企业、民营企业的代表，所以释放信号说，以后可能相对来讲放松（管制），借此吸引外资。”</text:p>
      <text:p text:style-name="P4">
秦鹏分析说，人治大于法治的中国市场环境如不改变，仅靠释放宽松信号很难挽回外国资本的信心：“会有影响、有帮助，但回到以前是不可能了。就是因为马云说错了话，借此开始对蚂蚁和这些企业进行整顿，领导人大于法律。”</text:p>
      <text:p text:style-name="P4">
从事金融工作多年的中国民营企业家胡力任告诉本台，蚂蚁集团遭打压是因为参与金融服务，动了中国政府的“蛋糕”。他说：“经济还是要的，但当它成为巨无霸以后，对政府直接产生政治影响。越大越有钱，越有话语权，很多政府官员都围着它转，甚至围着这个企业政府为它制定相关政策。”</text:p>
      <text:p text:style-name="P4">
自从2020年蚂蚁上市受阻后，创始人马云就放弃了对集团的实际控制权，退居幕后。据悉，马云近期在日本东京大学任教，还表示有更多时间待在中国。</text:p>
      <text:p text:style-name="P4">
胡力任分析说，中国民营经济已死，而像蚂蚁集团这种大体量的私营企业最终只会走上“公私合营”的老路。</text:p>
      <text:p text:style-name="P4">
路透社的报道指出，此次针对蚂蚁集团的罚款是中国有史以来对互联网公司开出的最大罚单之一，将有助于该公司获得金融控股公司牌照，从而重启上市计划。但对更广泛的科技行业而言，这笔罚款也标志着中国当局对私营企业的残酷镇压迈出了关键的一步。</text:p>
      <text:p text:style-name="P4">
报道援引政策人士透露，中国央行副行长潘功胜升任央行党委书记后不久就宣布对蚂蚁集团的罚款，这是当局提拔他为行长的前奏。潘功胜是监督蚂蚁金服整改的主要官员之一，曾多次出席与罚款和整改有关的会议。</text:p>
      <text:p text:style-name="P4">
记者：经纬 责编：何平 网编：洪伟</text:p>
      <text:p text:style-name="P4">
Source: <text:a xlink:type="simple" xlink:href="https://www.rfa.org/mandarin/yataibaodao/jingmao/jw-07072023114733.html" text:style-name="Internet_20_link" text:visited-style-name="Visited_20_Internet_20_Link">
https://www.rfa.org/mandarin/yataibaodao/jingmao/jw-07072023114733.html</text:a>
</text:p>
      <!--NEWS-->
      <text:h text:style-name="P10" text:outline-level="1">
<text:span text:style-name="T4">
亚投行内部审查：前主管指控中共操控“毫无根据”</text:span>
</text:h>
      <text:p text:style-name="P4">
Author: None (Language: zh)</text:p>
      <text:p text:style-name="P4">
Publisher: None</text:p>
      <text:p text:style-name="P4">
Time: 2023-07-07T14:29:00Z</text:p>
      <text:p text:style-name="P4">
Description: 亚投行周五（7月7日）公布了内部审查结果，称其前全球联络主管毕加博（Bob Pickard）指控管理层“受到共产党员操控”“毫无根据”。</text:p>
      <text:p text:style-name="P4">
Videos: []</text:p>
      <text:p text:style-name="P4">
Images: []</text:p>
      <text:p text:style-name="P4">
Subject: 时政风云</text:p>
      <text:p text:style-name="P4">
Subjects: ['岛屿主权争端', '专题报道：全景观看“习马会”', '中国', '加拿大', '中共十九大', '德中关系']</text:p>
      <text:p text:style-name="P4">
Keywords: ['中国', '亚洲基础设施投资银行', 'AIIB', '亚投行', '中共操控', '加拿大']</text:p>
      <text:p text:style-name="P4">
ID: 66159178</text:p>
      <!--METADATA-->
      <text:p text:style-name="P4">
<text:a xlink:type="simple" xlink:href="https://www.dw.com/zh/overlay/image/article/66159178/18983754" text:style-name="Internet_20_link" text:visited-style-name="Visited_20_Internet_20_Link">
 </text:a>
</text:p>
      <text:p text:style-name="P4">
亚投行由习近平于2016年倡议筹建，作为世界银行和其他西方主导的多边贷款机构的中国替代机构，在全球拥有106个成员。</text:p>
      <text:p text:style-name="P4">
（德国之声中文网） <text:a xlink:type="simple" xlink:href="https://www.dw.com/zh/zh/北京转向亚投行冻结俄罗斯业务/a-61017358" text:style-name="Internet_20_link" text:visited-style-name="Visited_20_Internet_20_Link">
 亚洲基础设施投资银行 </text:a>
（AIIB，简称亚投行）副行长亚历山大（Danny Alexander）对路透社表示，一名前高级雇员关于中共在亚投行内部拥有不当影响力的指控“毫无根据”。</text:p>
      <text:p text:style-name="P4">
<text:a xlink:type="simple" xlink:href="https://www.dw.com/zh/zh/亚投行前职员被建议逃离中国/a-65925515" text:style-name="Internet_20_link" text:visited-style-name="Visited_20_Internet_20_Link">
 亚投行前全球联络主管毕加博 </text:a>
 （BobPickard）今年 6 月表示，他已辞去该银行的职务，因为其管理层“受到共产党员操控”，组织内部充满“有毒文化”。</text:p>
      <text:p text:style-name="P4">
当时亚投行宣称这一指控毫无根据。该银行周五（7月7日）公布了内部审查结果，称“证实亚投行的治理结构按预期发挥作用，提供了一种非政治性、建设性、平衡和以共识为导向的决策文化””。</text:p>
      <text:p text:style-name="P4">
亚投行负责政策与战略的副行长亚历山大在接受采访时表示：“通过这次审查，毕加博先生的指控已经真相大白……而且发现毫无根据。”</text:p>
      <text:p text:style-name="P4">
当被问及对该内部审查的评论时，毕加博说：“我不认为这份不诚实和不准确的报告认真调查了我对共产党影响力的主要担忧。”</text:p>
      <text:p text:style-name="P4">
他表示，他已向 <text:a xlink:type="simple" xlink:href="https://www.dw.com/zh/zh/谁将任亚投行行长金立群呼声高/a-18363381" text:style-name="Internet_20_link" text:visited-style-name="Visited_20_Internet_20_Link">
 亚投行行长金立群 </text:a>
表达了对共产党影响力的担忧。金立群表示，今年亚投行不会陷入政治争端。</text:p>
      <text:p text:style-name="P4">
亚投行由习近平于2016年倡议筹建，作为世界银行和其他西方主导的多边贷款机构的中国替代机构，在全球拥有106个成员，其中包括毕加博所在的加拿大。加拿大也开始了自己的调查。</text:p>
      <text:p text:style-name="P4">
当被问及亚投行与北京的关系时，亚历山大表示：“作为股东，我们与中华人民共和国有着直接的关系，就像我们与英国或加拿大的关系一样。”他补充说，亚投行与中国的关系，跟它与英国或加拿大的关系一样。</text:p>
      <text:p text:style-name="P4">
“我们认为加拿大是我们银行的重要成员……我们期待他们自己的审查结果并在未来长期与他们合作。”他补充道。</text:p>
      <text:p text:style-name="P4">
加拿大政府没有立即回应置评请求。</text:p>
      <text:p text:style-name="P4">
亚投行表示还审查了毕加博提及的另一名工作人员属于中共的情况，并补充说，这一情况出现在与行长办公室一名官员的短信息交流中。</text:p>
      <text:p text:style-name="P4">
毕加博表示，报告中存在错误，其中包括没有提及他发送的一封电子邮件，他在该电子邮件中表达了对自己作为加拿大国民的安全的担忧。</text:p>
      <text:p text:style-name="P4">
亚投行报告总结道：“从未有过关于治理、政策或战略讨论和决策受到政治影响的指控。”</text:p>
      <text:h text:style-name="P12" text:outline-level="3">
<text:span text:style-name="T4">
亚投行启动：亚洲的机会，中国的机会？</text:span>
</text:h>
      <text:p text:style-name="P4">
（路透社）</text:p>
      <text:p text:style-name="P4">
Source: <text:a xlink:type="simple" xlink:href="https://www.dw.com/zh/亚投行内部审查：前主管指控中共操控-毫无根据/a-66159178" text:style-name="Internet_20_link" text:visited-style-name="Visited_20_Internet_20_Link">
https://www.dw.com/zh/亚投行内部审查：前主管指控中共操控-毫无根据/a-66159178?maca=chi-rss-chi-all-1127-rdf</text:a>
</text:p>
      <!--NEWS-->
      <text:h text:style-name="P10" text:outline-level="1">
<text:span text:style-name="T4">
物理学家认为第三次世界大战将由病毒引发</text:span>
</text:h>
      <text:p text:style-name="P4">
Author: 华尔街日报</text:p>
      <text:p text:style-name="P4">
Publisher: Al Jazeera</text:p>
      <text:p text:style-name="P4">
Published Time: 2023-07-07T14:31:08</text:p>
      <text:p text:style-name="P4">
Modified Time: 2023-07-07T15:17:30</text:p>
      <text:p text:style-name="P4">
Description: 加州大学伯克利分校物理学名誉教授理查德·穆勒认为，常规武器、炸弹、导弹或者部队可能根本不会出现在第三次世界大战中，而生物病毒和计算机病毒却很可能成为其中的首选武器。</text:p>
      <text:p text:style-name="P4">
Images: ["<text:a xlink:type="simple" xlink:href="https://chinese.aljazeera.net/wp-content/uploads/2023/07/shutterstock_1671134326-1688713002-1688737440.jpg" text:style-name="Internet_20_link" text:visited-style-name="Visited_20_Internet_20_Link">
shutterstock_...</text:a>
"]</text:p>
      <text:p text:style-name="P4">
Topics: ['军事', '政治', '新闻', '新闻幕后']</text:p>
      <text:p text:style-name="P4">
Keywords: ['军事', '政治', '新闻', '新闻幕后', '世界']</text:p>
      <text:p text:style-name="P4">
Type: Article</text:p>
      <!--METADATA-->
      <text:p text:style-name="P4">
<draw:frame draw:style-name="fr1" draw:name="Image232" text:anchor-type="as-char" svg:width="6.9236in" svg:height="4.610206in" draw:z-index="0">
<draw:image xlink:href="../Images/Aljazeera Chinese/2023-07-07T14-31-08/shutterstock_1671134326-1688713002-1688737440.jpg" xlink:type="simple" xlink:show="embed" xlink:actuate="onLoad" draw:mime-type="image/jpeg"/>
</draw:frame>
一位著名的物理学教授表示，如果爆发第三次世界大战，那么它将是生物病毒和网络病毒之战 (社交网站)</text:p>
      <text:p text:style-name="P4">
加州大学伯克利分校物理学名誉教授理查德·穆勒认为，俄罗斯总统普京在乌克兰的失败和瓦格纳集团的叛乱，增加了他扩大这场持续17个月的冲突的可能性。</text:p>
      <text:p text:style-name="P4">
尽管如此，穆勒在《华尔街日报》上发表的一篇 <text:a xlink:type="simple" xlink:href="https://www.wsj.com/articles/world-war-iii-virus-vaccine-biological-weapon-russia-ukraine-china-covid-cybersecurity-hack-162a8b08" text:style-name="Internet_20_link" text:visited-style-name="Visited_20_Internet_20_Link">
 文章 </text:a>
中指出，第三次世界大战的爆发可能与我们所想象的不同。他指出，当前核冲突升级的模型是由哈德逊研究所创始人、物理学家赫尔曼·卡恩在60年前设计的，但自那时以来，其他各项技术都已经取得了长足的进步。</text:p>
      <text:p text:style-name="P4">
穆勒解释称，常规武器、炸弹、导弹或者部队可能根本不会出现在第三次世界大战中。而生物病毒和计算机病毒却很可能成为其中的首选武器。他以新冠病毒为例，认为这虽然不是一次蓄意的攻击，但它却迅速而成功地损害了美国经济。</text:p>
      <text:p text:style-name="P4">
这位物理学家认为，任何考虑使用致命病毒作为战争武器的国家，首先需要对其人民实现免疫，也许是在流感疫苗的幌子之下。他补充称，居民水平的长期免疫力，将会推动这些国家在释放病毒之前对其进行充分的改良，以减少其再次突变的可能性。而这正是发生在新冠病毒身上的情况——后者近9个月来都没有出现新的危险的突变。</text:p>
      <text:h text:style-name="P13" text:outline-level="4">
<text:span text:style-name="T4">
计算机病毒</text:span>
</text:h>
      <text:p text:style-name="P4">
穆勒补充称，使用病毒作为武器还需要融入免疫抑制基因，就像在新冠病毒或RF-8病毒中那样，这可以减少早期症状，并使其更容易通过无症状携带者传播。</text:p>
      <text:p text:style-name="Quotations">

<text:p text:style-name="P4">
为了使秘密攻击取得成功，病毒必须在目标国家而不是在原生国释放，或者可能是在生物设施附近，这样一来，世界就会错误地认为它是来自目标国秘密计划的泄漏。</text:p>

</text:p>
      <text:p text:style-name="P4">
为了使秘密攻击取得成功，病毒必须在目标国家而不是在原生国释放，或者可能是在生物设施附近，这样一来，世界就会错误地认为它是来自目标国秘密计划的泄漏。</text:p>
      <text:p text:style-name="P4">
穆勒也是由精英科学家组成的杰森国防咨询小组的国家安全顾问，他指出，计算机病毒将是第三次世界大战中的另一种武器，例如可以同时针对电网、发电站、工厂、炼油厂、火车、航空公司、航运、银行、供水以及污水处理厂等等目标的勒索软件。</text:p>
      <text:h text:style-name="P13" text:outline-level="4">
<text:span text:style-name="T4">
医院将成为主要目标</text:span>
</text:h>
      <text:p text:style-name="P4">
但是穆勒认为，医院将会是其中最突出的目标，此外，避免明显的军事目标将会强化这场战争尚未开始的错觉。攻击者可能会错误地声称他们的系统也受到了围攻，而这就是误导比伪装更为有效的地方。</text:p>
      <text:p text:style-name="P4">
他还指出，这种事件并不是好莱坞作家创造的灾难性场景，因为生物病毒和电子病毒都已在某种程度上实现了实地测试。</text:p>
      <text:p text:style-name="P4">
对于攻击者来说，生物和网络的双重攻击产生的巨大价值在于有可能实现其破坏性目标，同时还可以维护整个过程的保密性。</text:p>
      <text:p text:style-name="P4">
穆勒在这篇文章的最后指出，美国领导人必须认真对待他们的国家在没有受到入侵，甚至在不知道自身受到攻击的情况下，就被击败的可能性。他还表示，阻止此类攻击的方法是让潜在的敌对行动者相信成功是不可能的，而且攻击者将会遭遇迅速而可怕的后果。</text:p>
      <text:p text:style-name="P4">
Source: <text:a xlink:type="simple" xlink:href="https://chinese.aljazeera.net/behind-the-news/2023/7/7/%e7%89%a9%e7%90%86%e5%ad%a6%e5%ae%b6%e8%ae%a4%e4%b8%ba%e7%ac%ac%e4%b8%89%e6%ac%a1%e4%b8%96%e7%95%8c%e5%a4%a7%e6%88%98%e5%b0%86%e7%94%b1%e7%97%85%e6%af%92%e5%bc%95%e5%8f%91" text:style-name="Internet_20_link" text:visited-style-name="Visited_20_Internet_20_Link">
https://chinese.aljazeera.net/behind-the-news/2023/7/7/%e7%89%a9%e7%90%86%e5%ad%a6%e5%ae%b6%e8%ae%a4%e4%b8%ba%e7%ac%ac%e4%b8%89%e6%ac%a1%e4%b8%96%e7%95%8c%e5%a4%a7%e6%88%98%e5%b0%86%e7%94%b1%e7%97%85%e6%af%92%e5%bc%95%e5%8f%91</text:a>
</text:p>
      <!--NEWS-->
      <text:h text:style-name="P10" text:outline-level="1">
<text:span text:style-name="T4">
“709”八周年  维权网：打压一如既往 抗争不屈不挠</text:span>
</text:h>
      <text:p text:style-name="P4">
Author: None</text:p>
      <text:p text:style-name="P4">
Publisher: Radio Free Asia (Organization)</text:p>
      <text:p text:style-name="P4">
Published Time: 2023-07-07T14:32:18-04:00</text:p>
      <text:p text:style-name="P4">
Modified Time: 2023-07-07T14:32: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4.027227in" draw:z-index="0">
<draw:image xlink:href="../Images/rfamandarin/2023-07-07T14-32-18-04-00/000000.png" xlink:type="simple" xlink:show="embed" xlink:actuate="onLoad" draw:mime-type="image/png"/>
</draw:frame>
 中国“709”律师群像 参与网截图</text:p>
      <text:p text:style-name="P4">
今年7月9日是“709”维权律师大抓捕事件八周年纪念日。维权网发表特约评论员文章，指出当局对维权律师等的打压还是“一如既往”，而他们的抗争依然“不屈不挠”。文章再次呼吁中国当局，无条件释放被关押的维权律师、停止骚扰家属、重启法制改革。</text:p>
      <text:p text:style-name="P4">
文章说，当年，当局对维权律师群体展开大规模抓捕行动，总共约320名维权律师及维权人士被敲门、传唤、拘押。虽然被带走的人当中，一部分在后来陆续获释，可是仍有一部分被起诉、判刑。</text:p>
      <text:p text:style-name="P4">
文章提到李钰涵、余文生、江天勇、王全璋、李和平等众多维权律师及他们的家属，目前依然面临当局的打压迫害。他们的遭遇引发众多网民关注和对当局的谴责，一些海外异议人士、学者和媒体人也发起联署呼吁，但在中西方严重对抗的今天，即便外国元首高度重视，并在与中共高层领导人会面时提出要求，也无济于事。</text:p>
      <text:p text:style-name="P4">
文章指出，当局最近这些年一直都是我行我素，丝毫不在乎国际舆论的压力，对于包括维权律师等一切敏感人士，只要觉得碍眼，随时可以拿下。</text:p>
      <text:p text:style-name="P4">
文章还说，随着港版国安法的落地，中国大陆的极权统治迅速扩展至香港，当地律师的人权和自由也被剥夺，对政治犯的治理方式也开始大陆化。今年,前香港支联会副主席邹幸彤成为首位获“709人权律师奖”的“非内地”律师。</text:p>
      <text:p text:style-name="P4">
文章特别赞扬“709”案中维权律师的妻子们，如许艳、李文足、王峭岭等对丈夫的支持，让人从中看到了中国女性的坚强与伟大。</text:p>
      <text:p text:style-name="P4">
文章最后说，“709”以来，虽然大批的维权律师和维权人士相继被抓捕、判刑，家属不断遭受骚扰，可是，他们并没有因此而偃旗息鼓，良心人士和国际社会也在持续呐喊。不少年轻的律师已经站出来代理“敏感”人权案件。在“709”八周年之际，文章再次呼吁当局无条件释放被关押的维权律师、停止骚扰家属、重启法制改革。</text:p>
      <text:p text:style-name="P4">
责编：凯迪</text:p>
      <text:p text:style-name="P4">
Source: <text:a xlink:type="simple" xlink:href="https://www.rfa.org/mandarin/Xinwen/5-07072023142604.html" text:style-name="Internet_20_link" text:visited-style-name="Visited_20_Internet_20_Link">
https://www.rfa.org/mandarin/Xinwen/5-07072023142604.html</text:a>
</text:p>
      <!--NEWS-->
      <text:h text:style-name="P10" text:outline-level="1">
<text:span text:style-name="T4">
菲律宾对争议海域中国船只数量大增发出警告</text:span>
</text:h>
      <text:p text:style-name="P4">
Author: None</text:p>
      <text:p text:style-name="P4">
Publisher: Radio Free Asia (Organization)</text:p>
      <text:p text:style-name="P4">
Published Time: 2023-07-07T14:37:11-04:00</text:p>
      <text:p text:style-name="P4">
Modified Time: 2023-07-07T14:37: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88615in" draw:z-index="0">
<draw:image xlink:href="../Images/rfamandarin/2023-07-07T14-37-11-04-00/000000.png" xlink:type="simple" xlink:show="embed" xlink:actuate="onLoad" draw:mime-type="image/png"/>
</draw:frame>
 中国渔船 法新社资料图</text:p>
      <text:p text:style-name="P4">
菲律宾军方周五(7日)报告称，在南海有争议海域的中国渔船数量的增加“令人震惊”，这威胁到富含石油和天然气的礼乐滩（Reed Bank）的安全 。</text:p>
      <text:p text:style-name="P4">
据路透社报道，菲律宾的西方军司令部（WESCOM）称，截至上个月，“蜂拥”至礼乐滩以南鲎藤礁（Iroquois Reef）的中国渔船数量从 2月份的十几艘增加到了 47 艘。</text:p>
      <text:p text:style-name="P4">
西方司令部发言人阿里尔·科洛马（Ariel Coloma）在一份声明中表示：“中国必须停止密集的船只活动，以尊重我们的主权。”</text:p>
      <text:p text:style-name="P4">
菲律宾军方还称，其军机记录到有三艘中国海警船和两艘中国海军舰艇在仙宾礁（SabinaShoal）“定期徘徊”。仙宾礁与鲎藤礁一样，位于菲律宾专属经济区内。菲律宾西方军司令部区称：“这些事态发展引起了人们对中国在这些有争议海域内的意图和行动的警觉。”</text:p>
      <text:p text:style-name="P4">
根据美方发布的一份声明，美国防长奥斯汀（Lloyd Austin）与菲律宾新任防长特奥多罗（GilbertoTeodoro）7月6日通话时表示，美国对其盟友菲律宾的防御承诺坚如磐石，包括在南中国海。此举遭到中国方面的谴责。</text:p>
      <text:p text:style-name="P4">
中国外交部发言人汪文斌在例行记者会上表示，“美国对菲律宾的防务承诺不得损害中国在南海的领土主权和海洋权益。”他还指责美方“挑拨离间地区国家间关系”，同时坚称中国海警的行动正当合法，“无可非议”。</text:p>
      <text:p text:style-name="P4">
责编：凯迪</text:p>
      <text:p text:style-name="P4">
Source: <text:a xlink:type="simple" xlink:href="https://www.rfa.org/mandarin/Xinwen/6-07072023143257.html" text:style-name="Internet_20_link" text:visited-style-name="Visited_20_Internet_20_Link">
https://www.rfa.org/mandarin/Xinwen/6-07072023143257.html</text:a>
</text:p>
      <!--NEWS-->
      <text:h text:style-name="P10" text:outline-level="1">
<text:span text:style-name="T4">
美国成立全球联盟打击合成毒品   促中国合作</text:span>
</text:h>
      <text:p text:style-name="P4">
Author: None</text:p>
      <text:p text:style-name="P4">
Publisher: Radio Free Asia (Organization)</text:p>
      <text:p text:style-name="P4">
Published Time: 2023-07-07T14:41:00-04:00</text:p>
      <text:p text:style-name="P4">
Modified Time: 2023-07-07T15:24: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88615in" draw:z-index="0">
<draw:image xlink:href="../Images/rfamandarin/2023-07-07T14-41-00-04-00/000000.png" xlink:type="simple" xlink:show="embed" xlink:actuate="onLoad" draw:mime-type="image/png"/>
</draw:frame>
 美国执法部门查获的芬太尼等毒品 路透社资料图</text:p>
      <text:p text:style-name="P4">
美国国务卿布林肯（AntonyBlinken）周五(7日)主持与至少84个国家的首次视讯会议，设立对抗合成毒品的全球联盟，作为拜登政府遏阻芬太尼的政策一环。同时，有消息显示，华府抱怨北京在对抗这种危险毒品非法交易上欠缺合作。</text:p>
      <text:p text:style-name="P4">
据路透社报导，美方高层官员此前透露，他们已邀请中国出席会议，但“未看到任何迹象表明他们会参加” 。</text:p>
      <text:p text:style-name="P4">
中国外交部发言人汪文斌在当天的例行记者会上被问到这一问题时说，中国积极参与国际禁毒合作，但“坚决反对以禁毒为由对别国进行抹黑攻击和实施单边制裁”。他还敦促美方“纠正错误行径”，为双方开展禁毒合作创造必要条件。</text:p>
      <text:p text:style-name="P4">
美国司法部在6月对四家中国化学制造公司和八名个人提起刑事诉讼，指控他们非法贩卖用于制造芬太尼的化学品。</text:p>
      <text:p text:style-name="P4">
据路透社报导，美国国务院助理国务卿罗宾逊（ToddRobinson）6日表示，中国需要采取更多行动来瓦解非法合成毒品供应链。他还指出，美国想要其他国家接洽中国，以遏阻合成毒品流通。华府抱怨北京在对抗这种危险毒品非法交易上欠缺合作。</text:p>
      <text:p text:style-name="P4">
中国是芬太尼制造所需化学品的主要生产国，芬太尼经常被走私到美墨边境。美国疾病控制与预防中心称，2022年有近8万名美国人死于与阿片类药物相关的过量用药。</text:p>
      <text:p text:style-name="P4">
美国官员表示，在中美关系恶化之际，中国在打击芬太尼前体化学品的流动或与贩毒有关的洗钱方面没有提供帮助。</text:p>
      <text:p text:style-name="P4">
责编：凯迪</text:p>
      <text:p text:style-name="P4">
Source: <text:a xlink:type="simple" xlink:href="https://www.rfa.org/mandarin/Xinwen/7-07072023143759.html" text:style-name="Internet_20_link" text:visited-style-name="Visited_20_Internet_20_Link">
https://www.rfa.org/mandarin/Xinwen/7-07072023143759.html</text:a>
</text:p>
      <!--NEWS-->
      <text:h text:style-name="P10" text:outline-level="1">
<text:span text:style-name="T4">
事实查核｜拜登发表全国电视讲话宣布俄罗斯将使用核武？</text:span>
</text:h>
      <text:p text:style-name="P4">
Author: 作者：董喆</text:p>
      <text:p text:style-name="P4">
Publisher: Radio Free Asia (Organization)</text:p>
      <text:p text:style-name="P4">
Published Time: 2023-07-07T14:50:24-04:00</text:p>
      <text:p text:style-name="P4">
Modified Time: 2023-07-07T14:50:24-04:00</text:p>
      <text:p text:style-name="P4">
Description: 作者：董喆</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629306in" draw:z-index="0">
<draw:image xlink:href="../Images/rfamandarin/2023-07-07T14-50-24-04-00/000000.png" xlink:type="simple" xlink:show="embed" xlink:actuate="onLoad" draw:mime-type="image/png"/>
</draw:frame>
 <text:a xlink:type="simple" xlink:href="https://www.rfa.org/mandarin/shishi-hecha/hc-07072023144404.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近日，多个推特及微博帐号宣称：美国总统拜登发表全国电视讲话，宣布俄罗斯将使用核武器。</text:p>
      <text:p text:style-name="P4">
亚洲事实查核实验室查证后发现，拜登近日并未发表全国电视讲话。且拜登在其它公开讲话中也并未宣布俄罗斯“将使用核武”。接近的谈话内容是，拜登曾在加州参加一场选举活动时提到，自己“担心普京使用核武但周遭人不太当回事”，并以此为例说明气候变化议题面临同样的分歧。他表示，俄罗斯动用核武和气候变迁，这两个威胁都是真实存在的。他的上述言论也并不是在发布核战争警告。</text:p>
      <text:p text:style-name="P4">
<text:span text:style-name="T4">
深度分析：</text:span>
</text:p>
      <text:p text:style-name="P4">
近日，微博和推特出现了字句高度雷同的贴文，内容皆称美国总统拜登发表全国电视讲话，宣布俄罗斯将动用核武器，这些贴文的发布日期集中在6月28日与29日，形成舆论热点，其中更有一则推文有超过百万次浏览量。</text:p>
      <text:p text:style-name="P4">
6月28日至29日，推特上出现的雷同推文称拜登发表电视讲话，宣布俄罗斯即将使用核武器。 图截取自推特  <text:a xlink:type="simple" xlink:href="https://www.rfa.org/mandarin/shishi-hecha/hc-07072023144404.html/56fe1-62dc767b57285168570b96fb89968b1b8a715ba35e034fc47f8565af5c074f7f752868386b66-1.png" text:style-name="Internet_20_link" text:visited-style-name="Visited_20_Internet_20_Link">
</text:a>
</text:p>
      <text:p text:style-name="P4">
亚洲事实查核实验室以贴文中的关键字进行搜寻，发现早在一周前“网易号”就已出现雷同的文章，并以“突发”强调拜登以全国电视讲话宣布俄罗斯将动用核武的急迫性。</text:p>
      <text:p text:style-name="P4">
6月22日“网易号”上出现的文章，将拜登的“电视讲话”当作突发新闻。 图截取自网易  <text:a xlink:type="simple" xlink:href="https://www.rfa.org/mandarin/shishi-hecha/hc-07072023144404.html/56fe2-622a5716-2023-06-29-14-19-48.png" text:style-name="Internet_20_link" text:visited-style-name="Visited_20_Internet_20_Link">
</text:a>
</text:p>
      <text:p text:style-name="P4">
在贴文评论区，有发文者称新闻来源是路透社20日发表的报道 <text:a xlink:type="simple" xlink:href="https://www.reuters.com/world/biden-says-threat-putin-using-tactical-nuclear-weapons-is-real-2023-06-20/" text:style-name="Internet_20_link" text:visited-style-name="Visited_20_Internet_20_Link">
 《拜登称普京使用战术核武器的威胁是“真实的”》</text:a>
</text:p>
      <text:p text:style-name="P4">
发文者引述了拜登两段发言：第一段是“大约两年前，当我在这里说我担心科罗拉多河干涸时，每个人都看着我，就像我疯了一样”。第二段是“他们看着我，就像我说我担心普京使用战术核武器一样，这是真的。”</text:p>
      <text:p text:style-name="P4">
为了了解拜登发言的语境，亚洲事实查核实验室找到了完整的新闻稿。这段发言发生在6月19日加州阿瑟顿一场竞选活动现场，拜登当时主要是在说气候变化问题。</text:p>
      <text:p text:style-name="P4">
根据 <text:a xlink:type="simple" xlink:href="https://www.whitehouse.gov/briefing-room/speeches-remarks/2023/06/19/remarks-by-president-biden-at-a-campaign-reception-atherton-ca/" text:style-name="Internet_20_link" text:visited-style-name="Visited_20_Internet_20_Link">
 白宫新闻稿原文 </text:a>
，拜登先是提到他上任以来，已经有相当于整个马里兰州面积的土地因气候变化而烧毁。他接着说：“大约三年前，当我说我担心科罗拉多河干涸时，每个人都像看疯子一样看着我。当我说我担心普京使用战术核武器时，他们也是这样看我的。”接着他说：“这（威胁）是真实存在的，但我们可以应对它。”</text:p>
      <text:p text:style-name="P4">
<text:span text:style-name="T4">
结论：</text:span>
</text:p>
      <text:p text:style-name="P4">
美国总统拜登在加州竞选活动现场的讲话并不是在预告核战争即将爆发，而是在描述大家对这个世界面临的一些风险有不同的看法，而他自己则是“既有远虑亦有对策”。迄今为止他也没有发表过电视讲话宣布俄罗斯“即将使用核武器”，推特和微博上的大量贴文将他发言的内容和背景都进行了篡改，是在传播错误信息。</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7072023144404.html" text:style-name="Internet_20_link" text:visited-style-name="Visited_20_Internet_20_Link">
https://www.rfa.org/mandarin/shishi-hecha/hc-07072023144404.html</text:a>
</text:p>
      <!--NEWS-->
      <text:h text:style-name="P10" text:outline-level="1">
<text:span text:style-name="T4">
耶伦会晤李强   美中关系的"彩虹"出现了吗？</text:span>
</text:h>
      <text:p text:style-name="P4">
Author: None</text:p>
      <text:p text:style-name="P4">
Publisher: Radio Free Asia (Organization)</text:p>
      <text:p text:style-name="P4">
Published Time: 2023-07-07T14:55:00-04:00</text:p>
      <text:p text:style-name="P4">
Modified Time: 2023-07-07T16:39:10-04:00</text:p>
      <text:p text:style-name="P4">
Description: None</text:p>
      <text:p text:style-name="P4">
Videos: []</text:p>
      <text:p text:style-name="P4">
Audios: ["<text:a xlink:type="simple" xlink:href="https://www.rfa.org/mandarin/yataibaodao/junshiwaijiao/tj-070720231034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4.612011in" draw:z-index="0">
<draw:image xlink:href="../Images/rfamandarin/2023-07-07T14-55-00-04-00/000000.png" xlink:type="simple" xlink:show="embed" xlink:actuate="onLoad" draw:mime-type="image/png"/>
</draw:frame>
2023年7月7日，中国总理李强与美国财政部长耶伦在北京举行会晤。 <text:a xlink:type="simple" xlink:href="https://www.rfa.org/mandarin/yataibaodao/junshiwaijiao/tj-07072023103410.html/@@images/image" text:style-name="Internet_20_link" text:visited-style-name="Visited_20_Internet_20_Link">
</text:a>
路透社图片  <text:a xlink:type="simple" xlink:href="https://www.rfa.org/mandarin/yataibaodao/junshiwaijiao/tj-07072023103410.html/@@stream" text:style-name="Internet_20_link" text:visited-style-name="Visited_20_Internet_20_Link">
Audio-1-Link：https://www.rfa.org/mandarin/yataibaodao/junshiwaijiao/tj-07072023103410.html/@@stream</text:a>
</text:p>
      <text:p text:style-name="P4">
本周五，正在北京访问的美国财政部长耶伦（JanetYellen）与中国国务院总理李强举行会晤。李强有关"风雨过后定见彩虹"的比喻引发舆论热议。那么，美中关系的"彩虹"出现了吗？</text:p>
      <text:p text:style-name="P4">
<text:a xlink:type="simple" xlink:href="https://www.rfa.org/mandarin/yataibaodao/junshiwaijiao/tj-07062023102600.html" text:style-name="Internet_20_link" text:visited-style-name="Visited_20_Internet_20_Link">
 <text:span text:style-name="T4">
美国财长耶伦抵达北京 重点议题抢先看</text:span>
 </text:a>
  * <text:span text:style-name="T4">
<text:a xlink:type="simple" xlink:href="https://www.rfa.org/mandarin/yataibaodao/jingmao/gt-07032023032816.html" text:style-name="Internet_20_link" text:visited-style-name="Visited_20_Internet_20_Link">
 美财长访华促经贸合作 中方盼美撤销额关税 </text:a>
 </text:span>
 ****  * <text:a xlink:type="simple" xlink:href="https://www.rfa.org/mandarin/Xinwen/1-06292023112824.html" text:style-name="Internet_20_link" text:visited-style-name="Visited_20_Internet_20_Link">
 <text:span text:style-name="T4">
耶伦冀访华与北京重新建立联系</text:span>
 </text:a>
</text:p>
      <text:p text:style-name="P4">
7月7日，美国财政部长耶伦与中国总理李强会面。</text:p>
      <text:p text:style-name="P4">
据路透社报道，耶伦在会上强调，她希望美中间能够透过公平的规则良性竞争，而不希望面临“赢者通吃”的恶性竞争。李强则表示，世界需要总体稳定的中美关系，中美两国能否正确相处事关人类前途命运。他还表示，耶伦到访时，北京的天空出现了彩虹，这预示着美中关系历经风雨后，也有希望看到彩虹、重回正轨。</text:p>
      <text:p text:style-name="P4">
<text:span text:style-name="T4">
耶伦：美国追求供应链多元化而非与中国彻底脱离</text:span>
</text:p>
      <text:p text:style-name="P4">
在耶伦与李强会面前，耶伦会见了在华美国企业高层，波音公司、美国银行（Bank ofAmerica）以及农业龙头嘉吉公司（Cargill）皆派代表参与会议。据《纽约时报》报道，耶伦在与这些企业代表对话时，表达了对中国政府针对美国企业采取惩罚性行为的关注。耶伦表示：“在会见中国官员时，我将会传达美国商业界的担忧，包括中国利用非市场工具补贴国企和国内公司，并且屏蔽外国公司进入中国市场。……此外，我尤其对于中国在近几个月，对美国企业进行惩罚性的行为感到不安。”</text:p>
      <text:p text:style-name="P4">
耶伦还谈到，中国在近期宣布对外限制出口关键稀有金属锗、镓，这再度坐实了美国不能在经济上过度依赖中国的观点。不过，她强调美国是在寻求供应链的多元化，而非打算与中国脱钩：“如果世界上最大的两个经济体脱钩，这将导致全球经济的不稳定，而且这是几乎不可能做到的事。”</text:p>
      <text:p text:style-name="P4">
2023年7月7日，美国驻华大使伯恩斯和美国财长耶伦对在北京的美国商界人士讲话。（美联社）  <text:a xlink:type="simple" xlink:href="https://www.rfa.org/mandarin/yataibaodao/junshiwaijiao/tj-07072023103410.html/ap23188239760275.jpg" text:style-name="Internet_20_link" text:visited-style-name="Visited_20_Internet_20_Link">
</text:a>
</text:p>
      <text:p text:style-name="P4">
<text:span text:style-name="T4">
习近平：中国科技应自立自强</text:span>
</text:p>
      <text:p text:style-name="P4">
几乎在李强与耶伦会面同时，中国国家主席习近平正在江苏与南京视察。习近平在视察当地科技企业时强调，关键技术研发、自立自强。习近平还提到，中国式现代化的关键在科技现代化，要经由国内国际双循环吸引外资并拓展海外市场。</text:p>
      <text:p text:style-name="P4">
对此，美国阿德菲大学文理学院院长王维正在接受本台采访时表示，这显示美中两国已经进入完全竞争状态：“中国跟美国都已经了解到双方经济相当紧密、互赖，不太可能脱钩。但是，竞争的局面会越来越加强。有一点很重要的不同是，美国希望中国能同意华府所定义的竞争关系，最主要是要订一些规则，这些规则是符合法治以及国际组织规范。（但是）中国有很多非市场障碍，这些非市场障碍完全取决于国家可以非常随兴，没有相对来讲公平的竞争环境，反而是给中国的公司优势。”</text:p>
      <text:p text:style-name="P4">
王维正说：“美国希望我们做一套，然后讲也是同一套，可是中国是不讲，但是它同样在做。我觉得，双方实际上都视对方为最大竞争者，可是美国希望把它明化，中国不愿意把它明化，这是最大的不同。”</text:p>
      <text:p text:style-name="P4">
美国圣托马斯大学国际研究与当代语言学系系主任叶耀元也认为，尽管耶伦此行出访希望向北京传递友善讯号，但是此行并不会改变美中竞争的方向：“他们谈了很多东西，但是谈不出实质结果。拜登政府现在的态度，在竞争方面没有放弃，但是同时间他也认为，能合作的地方我们还是可以合作的。不过，这个前提是中国必须跟美国配合合作。我认为，以目前的情势来看，双方的竞争还是远大于合作，而且能合作的部分会越来越小。”</text:p>
      <text:p text:style-name="P4">
<text:span text:style-name="T4">
美国重启对中资企业会计监管 学者：加深北京猜忌</text:span>
</text:p>
      <text:p text:style-name="P4">
另一方面，路透社周五引述知情人士披露，美国上市公司会计监督委员会（PCAOB）在近期已经在香港展开了对中国在美上市公司的会计审查。去年12月，相关约200家中国公司同意接受美方调查，以避免被从华尔街股票交易所摘牌的命运。</text:p>
      <text:p text:style-name="P4">
王维正表示，美国上市公司会计监督委员会选择在此时审查中国企业的会计资料，将会加重北京对华盛顿的猜疑：“平常情形的话，耶伦可以说‘我们让你把会计制度现代化，这有助于投资者对于你公司的信心。这样的话，有助于你在西方吸引资金和技术，这对你来说是好的。’平常情形的话，这种说法应该是可以通过。但是现在的话，现在中国不相信，美国说什么话中国都觉得它（美国）是在抑制它（中国）。”</text:p>
      <text:p text:style-name="P4">
叶耀元则认为，美方在此时监管中国企业的会计资料是基于美国国安考量，而不会影响到耶伦此行“希望促进美中合作”的任务：“美中之间的竞争大环境并没有改变，但是很多本来还可以合作的区块，美国希望透过布林肯与耶伦访问中国，把计划往前推移。”</text:p>
      <text:p text:style-name="P4">
针对耶伦的北京之行，中国财政部周五表示：“中美经贸关系的本质是互利共赢，贸易战、‘脱钩断链’没有赢家。我们希望美方以实际行动为两国经贸关系健康发展、实现互利共赢创造良好环境。”</text:p>
      <text:p text:style-name="P4">
截至发稿为止，美国财政部尚未就耶伦与李强的会晤回应本台查询。</text:p>
      <text:p text:style-name="P4">
记者：唐缘媛 责编：何平 网编：洪伟</text:p>
      <text:p text:style-name="P4">
Source: <text:a xlink:type="simple" xlink:href="https://www.rfa.org/mandarin/yataibaodao/junshiwaijiao/tj-07072023103410.html" text:style-name="Internet_20_link" text:visited-style-name="Visited_20_Internet_20_Link">
https://www.rfa.org/mandarin/yataibaodao/junshiwaijiao/tj-07072023103410.html</text:a>
</text:p>
      <!--NEWS-->
      <text:h text:style-name="P10" text:outline-level="1">
<text:span text:style-name="T4">
专家：中国将福岛排海计划视为分裂首尔和东京的工具</text:span>
</text:h>
      <text:p text:style-name="P4">
Author: chinese@voanews.com (克里斯蒂·李)</text:p>
      <text:p text:style-name="P4">
Publisher: 美国之音中文网 (Type: NewsMediaOrganization)</text:p>
      <text:p text:style-name="P4">
Published Time: 2023-07-07T15:02:50+08:00</text:p>
      <text:p text:style-name="P4">
Modified Time: 2023-07-07 10:58:29Z</text:p>
      <text:p text:style-name="P4">
Description: 韩国官员正在寻求平息国内对日本福岛核电站将排放处理过核污水的反对声音。</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experts-china-sees-fukushima-water-release-as-tool-to-divide-seoul-and-tokyo-20230707/7170823.html" text:style-name="Internet_20_link" text:visited-style-name="Visited_20_Internet_20_Link">
https://www.voachinese.com/a/experts-china-sees-fukushima-water-release-as-tool-to-divide-seoul-and-tokyo-20230707/7170823.html</text:a>
</text:p>
      <!--NEWS-->
      <text:h text:style-name="P10" text:outline-level="1">
<text:span text:style-name="T4">
IAEA总干事：福岛处理水排海可能不会产生跨界效应</text:span>
</text:h>
      <text:p text:style-name="P4">
Author: 联合早报 (Person)</text:p>
      <text:p text:style-name="P4">
Publisher: 联合早报 (Organization)</text:p>
      <text:p text:style-name="P4">
Published Time: 2023-07-07T15:07</text:p>
      <text:p text:style-name="P4">
Modified Time: 2023-07-07T15:07</text:p>
      <text:p text:style-name="P4">
Description: 联合国国际原子能机构（IAEA）总干事格罗西说，日本把福岛第一核电站处理水排入大海可能不会产生跨界效应。路透社报道，格罗斯星期五（7月7日）在东京作此表示。在他发表讲话前，日本核监...</text:p>
      <text:p text:style-name="P4">
Videos: []</text:p>
      <text:p text:style-name="P4">
Audios: []</text:p>
      <text:p text:style-name="P4">
Images: []</text:p>
      <text:p text:style-name="P4">
Type: NewsArticle</text:p>
      <text:p text:style-name="P4">
Breadcrumbs: ['即时', '国际']</text:p>
      <text:p text:style-name="P4">
Keywords: ['国际原子能机构', '日本', '福岛第一核电站', '韩国']</text:p>
      <!--METADATA-->
      <text:p text:style-name="P4">
联合国国际原子能机构（IAEA）总干事格罗西说，日本把福岛第一核电站处理水排入大海可能不会产生跨界效应。</text:p>
      <text:p text:style-name="P4">
路透社报道，格罗斯星期五（7月7日）在东京作此表示。在他发表讲话前，日本核监管机构刚向东京电力公司签发许可证，允许东京电力开始把超过100万吨经过处理的核污水排入海中。</text:p>
      <text:p text:style-name="P4">
格罗西星期二（4日）到访日本，发布了日本福岛核污水处置“符合IAEA安全标准”综合评估报告，并把报告交给日本首相岸田文雄。</text:p>
      <text:p text:style-name="P4">
格罗西当天说，日本排放福岛处理水的计划“符合国际安全标准”。报告还评估称，如果按计划分阶段排放，对人类和环境的辐射影响“极小”。</text:p>
      <text:p text:style-name="P4">
韩国政府星期五也就福岛处理水排海安全性发布研究报告，称尊重IAEA对福岛处理水的综合评估报告，并确认日方计划符合国际标准。</text:p>
      <text:p text:style-name="P4">
不过，韩方也说，这是以东京电力按照计划、遵守相关规定排放处理水为前提得出的初步结论。今后对日方将最终敲定的排放计划，以及计划是否妥当、可行性等进行检查，再作出最终判断。</text:p>
      <text:p text:style-name="P4">
格罗西星期五结束对日本的访问。韩国政府此前说，格罗西星期五至星期天到首尔访问，将向韩方说明关于福岛处理水的调查结果。</text:p>
      <text:p text:style-name="P4">
Source: <text:a xlink:type="simple" xlink:href="https://www.zaobao.com.sg/realtime/world/story20230707-1411665" text:style-name="Internet_20_link" text:visited-style-name="Visited_20_Internet_20_Link">
https://www.zaobao.com.sg/realtime/world/story20230707-1411665</text:a>
</text:p>
      <!--NEWS-->
      <text:h text:style-name="P10" text:outline-level="1">
<text:span text:style-name="T4">
人民币贬值开始让中国央行头疼 (Free Version)</text:span>
</text:h>
      <text:p text:style-name="P4">
Author: Weilun Soon</text:p>
      <text:p text:style-name="P4">
Publisher: 华尔街日报中文网</text:p>
      <text:p text:style-name="P4">
Published Time: 2023-07-07T15:15:00.000Z</text:p>
      <text:p text:style-name="P4">
Modified Time: 2023-07-07T15:15:00.000Z</text:p>
      <text:p text:style-name="P4">
Created Time: 2023-07-06T01:05:00.000Z</text:p>
      <text:p text:style-name="P4">
Description: 对中国央行来说，人民币已贬值得太多、太快了。不同于去年底，中国央行现在需要做出抉择，这一次干预的力度到底要多大。</text:p>
      <text:p text:style-name="P4">
Images: []</text:p>
      <text:p text:style-name="P4">
Categories: ['金融市场']</text:p>
      <text:p text:style-name="P4">
Keywords: SYND,LINK:EN|WP-WSJ-0001031082</text:p>
      <text:p text:style-name="P4">
Type: Article</text:p>
      <!--METADATA-->
      <text:p text:style-name="P4">
对中国央行来说，人民币已贬值得太多、太快了。</text:p>
      <text:p text:style-name="P4">
Source: <text:a xlink:type="simple" xlink:href="https://cn.wsj.com/articles/%E4%BA%BA%E6%B0%91%E5%B8%81%E8%B4%AC%E5%80%BC%E5%BC%80%E5%A7%8B%E8%AE%A9%E4%B8%AD%E5%9B%BD%E5%A4%AE%E8%A1%8C%E5%A4%B4%E7%96%BC-311b9011" text:style-name="Internet_20_link" text:visited-style-name="Visited_20_Internet_20_Link">
https://cn.wsj.com/articles/%E4%BA%BA%E6%B0%91%E5%B8%81%E8%B4%AC%E5%80%BC%E5%BC%80%E5%A7%8B%E8%AE%A9%E4%B8%AD%E5%9B%BD%E5%A4%AE%E8%A1%8C%E5%A4%B4%E7%96%BC-311b9011</text:a>
</text:p>
      <!--NEWS-->
      <text:h text:style-name="P10" text:outline-level="1">
<text:span text:style-name="T4">
古特雷斯说最新气候数据显示 气候变化已失控</text:span>
</text:h>
      <text:p text:style-name="P4">
Author: 联合早报 (Person)</text:p>
      <text:p text:style-name="P4">
Publisher: 联合早报 (Organization)</text:p>
      <text:p text:style-name="P4">
Published Time: 2023-07-07T15:44</text:p>
      <text:p text:style-name="P4">
Modified Time: 2023-07-07T16:39</text:p>
      <text:p text:style-name="P4">
Description: 联合国秘书长古特雷斯说，最新的气候数据显示气候变化已经失控。法新社报道，古特雷斯星期四（7月6日）警告，如果继续推迟采取必要的关键措施，全球将陷入灾难境地。古特雷斯也重申，他的愿望...</text:p>
      <text:p text:style-name="P4">
Videos: []</text:p>
      <text:p text:style-name="P4">
Audios: []</text:p>
      <text:p text:style-name="P4">
Images: []</text:p>
      <text:p text:style-name="P4">
Type: NewsArticle</text:p>
      <text:p text:style-name="P4">
Breadcrumbs: ['即时', '国际']</text:p>
      <text:p text:style-name="P4">
Keywords: ['联合国秘书长', '古特雷斯', '气候变化']</text:p>
      <!--METADATA-->
      <text:p text:style-name="P4">
联合国秘书长古特雷斯说，最新的气候数据显示气候变化已经失控。</text:p>
      <text:p text:style-name="P4">
法新社报道，古特雷斯星期四（7月6日）警告，如果继续推迟采取必要的关键措施，全球将陷入灾难境地。</text:p>
      <text:p text:style-name="P4">
古特雷斯也重申，他的愿望是“发达国家尽可能在2040年实现净零排放，新兴经济体尽可能在2050年实现净零排放”。</text:p>
      <text:p text:style-name="P4">
美国科学家星期四指出，7月3日至5日很可能是地球现代历史上最热的三天，从北美到南极洲，全球范围的惊人高温持续打破最高纪录，地球可能会进入多年异常温暖的时期。</text:p>
      <text:p text:style-name="P4">
隶属欧盟的哥白尼气候变化服务局则说，全球6月经历了有记录以来最热的一个月，气候变化和 <text:a xlink:type="simple" xlink:href="https://www.zaobao.com/realtime/world/story20230704-1410663" text:style-name="Internet_20_link" text:visited-style-name="Visited_20_Internet_20_Link">
 厄尔尼诺</text:a>
预计将导致北半球再经历一个酷热的夏季。</text:p>
      <text:p text:style-name="P4">
全球6月的平均气温为16.51摄氏度，比30年来的平均气温高出0.53摄氏度。6月份的南极海冰面积也创下卫星观测开始以来的最低水平，比平均水平要低17%。</text:p>
      <text:p text:style-name="P4">
Source: <text:a xlink:type="simple" xlink:href="https://www.zaobao.com.sg/realtime/world/story20230707-1411675" text:style-name="Internet_20_link" text:visited-style-name="Visited_20_Internet_20_Link">
https://www.zaobao.com.sg/realtime/world/story20230707-1411675</text:a>
</text:p>
      <!--NEWS-->
      <text:h text:style-name="P10" text:outline-level="1">
<text:span text:style-name="T4">
岸田下周访欧出席北约及欧盟会议</text:span>
</text:h>
      <text:p text:style-name="P4">
Author: 联合早报 (Person)</text:p>
      <text:p text:style-name="P4">
Publisher: 联合早报 (Organization)</text:p>
      <text:p text:style-name="P4">
Published Time: 2023-07-07T15:45</text:p>
      <text:p text:style-name="P4">
Modified Time: 2023-07-07T18:47</text:p>
      <text:p text:style-name="P4">
Description: 日本首相岸田文雄拟在7月11日至13日访问立陶宛与比利时，出席北约首脑会议，以及欧盟首脑会议。共同社报道，日本内阁官房长官松野博一星期五（7月7日）在记者会上宣布这一消息。他说，岸...</text:p>
      <text:p text:style-name="P4">
Videos: []</text:p>
      <text:p text:style-name="P4">
Audios: []</text:p>
      <text:p text:style-name="P4">
Images: []</text:p>
      <text:p text:style-name="P4">
Type: NewsArticle</text:p>
      <text:p text:style-name="P4">
Breadcrumbs: ['即时', '国际']</text:p>
      <text:p text:style-name="P4">
Keywords: ['日本', '岸田文雄', '北约', '欧盟']</text:p>
      <!--METADATA-->
      <text:p text:style-name="P4">
日本首相岸田文雄拟在7月11日至13日访问立陶宛与比利时，出席北约首脑会议，以及欧盟首脑会议。</text:p>
      <text:p text:style-name="P4">
共同社报道，日本内阁官房长官松野博一星期五（7月7日）在记者会上宣布这一消息。他说，岸田的出访意义是“为了维持和强化基于法治的自由开放的国际秩序，与志同道合的国家维持夯实协作”。</text:p>
      <text:p text:style-name="P4">
松野强调，岸田将共享“欧洲与印太地区的安全保障密不可分”这一共识，并再次确认北约与欧盟将加强对印太地区的参与。</text:p>
      <text:p text:style-name="P4">
报道称，岸田计划在北约会议上，就持续援助乌克兰，表态将加强与北约的合作。这是岸田继2022年6月后，再次应邀请出席北约会议。</text:p>
      <text:p text:style-name="P4">
此外，岸田将协调与韩国总统尹锡悦等其他与会者的个别会谈，还计划在与欧盟首脑的磋商会议中，就安全保障、数字、气候变化等议题探讨双边合作空间。</text:p>
      <text:p text:style-name="P4">
Source: <text:a xlink:type="simple" xlink:href="https://www.zaobao.com.sg/realtime/world/story20230707-1411676" text:style-name="Internet_20_link" text:visited-style-name="Visited_20_Internet_20_Link">
https://www.zaobao.com.sg/realtime/world/story20230707-1411676</text:a>
</text:p>
      <!--NEWS-->
      <text:h text:style-name="P10" text:outline-level="1">
<text:span text:style-name="T4">
报告：中国军方在脑部"神经打击"武器领域领先全球</text:span>
</text:h>
      <text:p text:style-name="P4">
Author: None</text:p>
      <text:p text:style-name="P4">
Publisher: Radio Free Asia (Organization)</text:p>
      <text:p text:style-name="P4">
Published Time: 2023-07-07T15:46:00-04:00</text:p>
      <text:p text:style-name="P4">
Modified Time: 2023-07-07T16:45: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4.612011in" draw:z-index="0">
<draw:image xlink:href="../Images/rfamandarin/2023-07-07T15-46-00-04-00/000000.png" xlink:type="simple" xlink:show="embed" xlink:actuate="onLoad" draw:mime-type="image/png"/>
</draw:frame>
2019年10月1日，在北京举行的庆祝中国共产党成立70周年的阅兵式上亮相的DF-41弹道导弹。 <text:a xlink:type="simple" xlink:href="https://www.rfa.org/mandarin/Xinwen/8-07072023153947.html/@@images/image" text:style-name="Internet_20_link" text:visited-style-name="Visited_20_Internet_20_Link">
</text:a>
美联社</text:p>
      <text:p text:style-name="P4">
据三名开源情报分析师的报告称，中国军方正在开发高技术武器，旨在干扰大脑功能并影响政府领导人或全部人口。这种技术可能成为对台湾进行军事攻击的重要非对称战争工具。</text:p>
      <text:p text:style-name="P4">
据美国《华盛顿时报》报道，这些神经打击武器可以使用微波或其他定向能量直接攻击或控制大脑,而这种脑部战争武器在冲突之前或冲突期间的危险性已不再只是理论上的了。</text:p>
      <text:p text:style-name="P4">
这份名为《清点、瞄准并瓦解中国共产党的神经打击计划》（Enumerating, Targeting and Collapsing the ChineseCommunist Party’s NeurostrikeProgram）报告中指出：“许多人不知道，中国共产党（CCP）及其人民解放军（PLA）已经在神经打击武器的开发方面确立了自己作为世界领导者的地位。”</text:p>
      <text:p text:style-name="P4">
根据该报告，神经打击能力是军事标准能力的一部分，不应视为仅限于在极端情况下使用的非常规武器。这些武器可能在台湾、南海、东海和中印争议边界等地区被使用。</text:p>
      <text:p text:style-name="P4">
该报告由新加坡国立大学东亚研究所高级研究员 Ryan Clarke；前陆军微生物学家林晓旭、及前空军情报官员，现任美国情报界人工智能专家 L.J.Eads共同撰写。三位作者认为，中国领导层“将神经打击和心理战视为其针对美国及其印太盟友的不对称战争战略的核心组成部分”。</text:p>
      <text:p text:style-name="P4">
报告称：“这项研究的任何突破都将为中国共产党提供空前的工具，以强制建立一个新的世界秩序，这一直是习近平的终身目标。”</text:p>
      <text:p text:style-name="P4">
报告还说，中国人民解放军可以通过这种方式削弱美国的常规军事优势，而美国在短期内几乎没有对策。</text:p>
      <text:p text:style-name="P4">
报告还指出，中国的军事医学科学院很可能是负责进行脑部战争的主要单位。它已被列入美国商务部的黑名单。</text:p>
      <text:p text:style-name="P4">
责编：凯迪</text:p>
      <text:p text:style-name="P4">
Source: <text:a xlink:type="simple" xlink:href="https://www.rfa.org/mandarin/Xinwen/8-07072023153947.html" text:style-name="Internet_20_link" text:visited-style-name="Visited_20_Internet_20_Link">
https://www.rfa.org/mandarin/Xinwen/8-07072023153947.html</text:a>
</text:p>
      <!--NEWS-->
      <text:h text:style-name="P10" text:outline-level="1">
<text:span text:style-name="T4">
"牵手门"事件处理通报：胡继勇被"双开"</text:span>
</text:h>
      <text:p text:style-name="P4">
Author: None</text:p>
      <text:p text:style-name="P4">
Publisher: Radio Free Asia (Organization)</text:p>
      <text:p text:style-name="P4">
Published Time: 2023-07-07T15:51:00-04:00</text:p>
      <text:p text:style-name="P4">
Modified Time: 2023-07-07T16:29: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3.88615in" draw:z-index="0">
<draw:image xlink:href="../Images/rfamandarin/2023-07-07T15-51-00-04-00/000000.png" xlink:type="simple" xlink:show="embed" xlink:actuate="onLoad" draw:mime-type="image/png"/>
</draw:frame>
互联网上流传疑似寰球项目管理公司执行董事、党委书记、总经理胡继勇在成都出差期间与该公司员工董某某牵手逛街的视频 推特截图</text:p>
      <text:p text:style-name="P4">
因“牵手门”而被免职的中国石油集团干部胡继勇和董某某的调查结果出炉。中国石油北京项目管理公司官方微信7日发布情况通报称，寰球项目管理公司原执行董事、党委书记、总经理胡继勇被“双开”，董某某被解除劳动合同。</text:p>
      <text:p text:style-name="P4">
通报称，2023年6月7日，网络出现公司所属寰球项目管理公司原执行董事、党委书记、总经理胡继勇及员工董某某相关视频，引发重大舆情，公司党委当日研究决定免去胡继勇的党政职务，接受核查。公司纪委立即成立核查组，对相关问题开展了全面深入核实。</text:p>
      <text:p text:style-name="P4">
通报称，经查，胡继勇违反生活纪律，在婚姻存续期间与董某某存在生活作风问题；违反廉洁纪律，改变公务行程借机旅游。此外，对网络反映的胡继勇和董某某其他问题，经核查未发现存在违纪违法情况。</text:p>
      <text:p text:style-name="P4">
通报还说，鉴于二人无视纪律规矩、顶风违规违纪，造成恶劣影响，经公司党委研究决定，给予胡继勇开除党籍、开除公职处分；与董某某（群众）解除劳动合同。</text:p>
      <text:p text:style-name="P4">
责编：凯迪</text:p>
      <text:p text:style-name="P4">
Source: <text:a xlink:type="simple" xlink:href="https://www.rfa.org/mandarin/Xinwen/9-07072023154706.html" text:style-name="Internet_20_link" text:visited-style-name="Visited_20_Internet_20_Link">
https://www.rfa.org/mandarin/Xinwen/9-07072023154706.html</text:a>
</text:p>
      <!--NEWS-->
      <text:h text:style-name="P10" text:outline-level="1">
<text:span text:style-name="T4">
西方人饿肚子 中国风景独好？新一波洗脑工程上路 (戴忠仁/明居正/郑旭光) | 亚洲很想聊</text:span>
</text:h>
      <text:p text:style-name="P4">
Author: None</text:p>
      <text:p text:style-name="P4">
Publisher: Radio Free Asia (Organization)</text:p>
      <text:p text:style-name="P4">
Published Time: 2023-07-07T16:00:00-04:00</text:p>
      <text:p text:style-name="P4">
Modified Time: 2023-07-07T14:11: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9" text:anchor-type="as-char" svg:width="6.9236in" svg:height="3.88615in" draw:z-index="0">
<draw:image xlink:href="../Images/rfamandarin/2023-07-07T16-00-00-04-00/000000.png" xlink:type="simple" xlink:show="embed" xlink:actuate="onLoad" draw:mime-type="image/png"/>
</draw:frame>
 <text:a xlink:type="simple" xlink:href="https://www.rfa.org/mandarin/duomeiti/yazhou-henxiangliao/yz-07072023135744.html/@@images/image" text:style-name="Internet_20_link" text:visited-style-name="Visited_20_Internet_20_Link">
</text:a>
 自由亚洲电台制图</text:p>
      <text:p text:style-name="P4">
最近中国官媒宣传西方国家“生活困难”、“社会动荡”的报道密集出现。其中由新华社带头报道的“#七分之一英国人吃不饱”新闻，引发广泛关注，且出现各级党媒串联报道的现象。此外，还有“#美国吃不饱”“#世界各国吃不饱”的相关报道。  这反映了什么问题？  这是详实地反映了西方国家的新闻，还是另一波的洗脑工程？  中国为何要密集报道西方先进国家的“食物”问题？  中国自己的经济走势又是如何？一片大好吗？  中国和美国对抗的形势，增加中国的不安全感吗？  台湾大学政治系名誉教授 #明居正，独立时评人 #郑旭光，在 #亚洲很想聊 提供深入的解析。</text:p>
      <text:p text:style-name="P4">
Source: <text:a xlink:type="simple" xlink:href="https://www.rfa.org/mandarin/duomeiti/yazhou-henxiangliao/yz-07072023135744.html" text:style-name="Internet_20_link" text:visited-style-name="Visited_20_Internet_20_Link">
https://www.rfa.org/mandarin/duomeiti/yazhou-henxiangliao/yz-07072023135744.html</text:a>
</text:p>
      <!--NEWS-->
      <text:h text:style-name="P10" text:outline-level="1">
<text:span text:style-name="T4">
【709案 八周年】  未了的八年抗战（上）</text:span>
</text:h>
      <text:p text:style-name="P4">
Author: None</text:p>
      <text:p text:style-name="P4">
Publisher: Radio Free Asia (Organization)</text:p>
      <text:p text:style-name="P4">
Published Time: 2023-07-07T16:21:00-04:00</text:p>
      <text:p text:style-name="P4">
Modified Time: 2023-07-07T17:00:57-04:00</text:p>
      <text:p text:style-name="P4">
Description: None</text:p>
      <text:p text:style-name="P4">
Videos: []</text:p>
      <text:p text:style-name="P4">
Audios: ["<text:a xlink:type="simple" xlink:href="https://www.rfa.org/mandarin/yataibaodao/renquanfazhi/al-070720231210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5.1927in" draw:z-index="0">
<draw:image xlink:href="../Images/rfamandarin/2023-07-07T16-21-00-04-00/000000.png" xlink:type="simple" xlink:show="embed" xlink:actuate="onLoad" draw:mime-type="image/png"/>
</draw:frame>
 中国人权律师王全璋夫妇与李和平夫妇 <text:a xlink:type="simple" xlink:href="https://www.rfa.org/mandarin/yataibaodao/renquanfazhi/al-07072023121001.html/@@images/image" text:style-name="Internet_20_link" text:visited-style-name="Visited_20_Internet_20_Link">
</text:a>
王峭岭提供  <text:a xlink:type="simple" xlink:href="https://www.rfa.org/mandarin/yataibaodao/renquanfazhi/al-07072023121001.html/@@stream" text:style-name="Internet_20_link" text:visited-style-name="Visited_20_Internet_20_Link">
Audio-1-Link：https://www.rfa.org/mandarin/yataibaodao/renquanfazhi/al-07072023121001.html/@@stream</text:a>
</text:p>
      <text:p text:style-name="P4">
从2015年7月9日起，中国政府在全国范围内，大规模抓捕了将近三百名人权律师和维权人士等。然而八年过去了，这些已经获释的律师，却面对更大力度的逼迁、边控等压迫，更有律师二次入狱，甚至面临更长的刑期。对于他们和一直被株连的家人而言，709的八年抗战，至今仍未告终。本台记者吕熙制作了两集专题，以下先请听上集，由709人权律师李和平和王全璋诉说他们八年来的经历。</text:p>
      <ul>
        <li>
<text:span text:style-name="T4">
<text:a xlink:type="simple" xlink:href="https://www.rfa.org/mandarin/yataibaodao/renquanfazhi/gf-06282023082430.html" text:style-name="Internet_20_link" text:visited-style-name="Visited_20_Internet_20_Link">
 王全璋被围困两周 李和平夫妇被迫告别家园 </text:a>
 </text:span>
  * <text:span text:style-name="T4">
<text:a xlink:type="simple" xlink:href="https://www.rfa.org/mandarin/yataibaodao/renquanfazhi/ec-06192023095807.html" text:style-name="Internet_20_link" text:visited-style-name="Visited_20_Internet_20_Link">
 北京迫害力度再升级 王全璋夫妇遭不明大汉围困在家 </text:a>
 </text:span>
  * <text:a xlink:type="simple" xlink:href="https://www.rfa.org/mandarin/Xinwen/7-06182023170059.html" text:style-name="Internet_20_link" text:visited-style-name="Visited_20_Internet_20_Link">
 <text:span text:style-name="T4">
"709案"律师家属李文足再遭不明人员堵门 住处断电</text:span>
 </text:a>
</li>
      </ul>
      <text:p text:style-name="P4">
<text:span text:style-name="T5">
“709这个事情发生以后，我的职业生涯被拦腰打断，就是我整个事业被摧毁了。”-王全璋</text:span>
</text:p>
      <text:p text:style-name="P4">
<text:span text:style-name="T5">
“我说日本人来了，我可能也就过这种日子了。我说抗日战争都胜利了，我怎么还过这种日子呢？”-王峭岭</text:span>
</text:p>
      <text:p text:style-name="P4">
<text:span text:style-name="T5">
“政府口口声声说希望法治，那我们这些律师真正去引领法治、去追求法治，在法治快要接近的时候，他怕了。他把这些最接近法治的人，要给他办了。”-李和平</text:span>
</text:p>
      <text:p text:style-name="P4">
<text:span text:style-name="T5">
“我说八周年，大家都回各自家抱孩子去了，谁还管那么多？他非要逼迁。我说我们都觉得翻篇了，他自己却不肯放过自己。”- 王峭岭</text:span>
</text:p>
      <text:p text:style-name="P4">
<text:span text:style-name="T5">
“709并没有因我的丈夫回到家中而结束。可能在他们心目中，我们就是敌人吧，让我们在国内没办法正常生活，走也不让走。”-李文足</text:span>
</text:p>
      <text:p text:style-name="P4">
 中国人权律师王全璋与妻子李文足（王全璋提供）  <text:a xlink:type="simple" xlink:href="https://www.rfa.org/mandarin/yataibaodao/renquanfazhi/al-07072023121001.html/img_9210.jpg" text:style-name="Internet_20_link" text:visited-style-name="Visited_20_Internet_20_Link">
</text:a>
</text:p>
      <text:p text:style-name="P4">
<text:span text:style-name="T4">
709后 他们的人生被改写</text:span>
</text:p>
      <text:p text:style-name="P4">
“709大抓捕”已经过去八年了，然而对于被捕律师和一直在抗争的家属而言，“709事件”却仍像梦魇一样，一直缠绕着他们。</text:p>
      <text:p text:style-name="P4">
李和平仍然记得，2015年7月10日当天，他带着女儿开车到律师事务所见客户，当时手机上，已经不断传来同行被带走的消息。他一到律所楼下，就被一群国保、便衣包围，再把他押回家中搜查。</text:p>
      <text:p text:style-name="P4">
他有丰富处理敏感案件的经验，当时他还以为，这次被带走，和以往的情况没什么不同。</text:p>
      <text:p text:style-name="P4">
“他们其中一个领头的年轻人说，‘你还挺镇静的’，他说我有‘大将风度’。其实在中国做律师，风险是一直存在的，都被抓过、失踪过。我在2007年就曾经被他们绑架几次，所以就是没有特别谎张。没什么，那时候还算是挺镇静的吧。”</text:p>
      <text:p text:style-name="P4">
 中国人权律师李和平（中）及家人（王峭岭提供）  <text:a xlink:type="simple" xlink:href="https://www.rfa.org/mandarin/yataibaodao/renquanfazhi/al-07072023121001.html/img_9238.jpg" text:style-name="Internet_20_link" text:visited-style-name="Visited_20_Internet_20_Link">
</text:a>
</text:p>
      <text:p text:style-name="P4">
<text:span text:style-name="T4">
“第一恐怖的就是，他让你吃药”</text:span>
</text:p>
      <text:p text:style-name="P4">
不过他万万没想到，这一波大抓捕，牵连近300人，涵盖律师、维权人士、访民、基督徒甚至家属，范围覆盖全国23个省份。他被戴上黑头套、锁上手铐，被带到一个招待所。</text:p>
      <text:p text:style-name="P4">
在刚开始的那段时间，他不断被蒙头转移地点，不知道自己身在何处，也不知道审问他的人，到底是武警、国保还是公安。</text:p>
      <text:p text:style-name="P4">
这也是不少709被捕者的共同经历。李和平和很多被捕者一样，遭遇了“地狱一般”的酷刑，被折磨成“活死人”。每次提起，都让他无比痛苦。</text:p>
      <text:p text:style-name="P4">
“我觉得第一恐怖的就是，他让你吃药，灌你药。你也不知道是什么药，反正第一天就让你吃药，吃很多种药，你也搞不清楚是为什么。”李和平说。</text:p>
      <text:p text:style-name="P4">
“第二个就是长期让你站着，保持一个站姿。所以我从709回来以后，就不能跑了。腿的感觉，从膝盖开始是分开的，小腿和大腿是分开的，感觉好像中间的铁丝断了似的。还有在里面不让你吃得饱，不让你喝水。还有就是在看守所给我冻得够呛，整个是一个系统性的酷刑。”</text:p>
      <text:p text:style-name="P4">
 中国人权律师王全璋夫妇与李和平夫妇（王峭岭提供）<text:a xlink:type="simple" xlink:href="https://www.rfa.org/mandarin/yataibaodao/renquanfazhi/al-07072023121001.html/img_9239.jpg" text:style-name="Internet_20_link" text:visited-style-name="Visited_20_Internet_20_Link">
 </text:a>
</text:p>
      <text:p text:style-name="P4">
<text:span text:style-name="T4">
按剧本进行的"709法庭大戏"</text:span>
</text:p>
      <text:p text:style-name="P4">
被捕一年半以后，李和平被天津市检察院控以“颠覆国家政权罪”。不过他表示，当时负责承办案件的所有人，都知道这是一个冤案，然而真正主导案件的，却是“709专案组”，法官也只是“专案组”的工具。</text:p>
      <text:p text:style-name="P4">
李和平一直坚持不认罪，然而当时国际社会的压力，使法官焦头烂额，甚至向李和平提出，希望尽快“解决问题”。最后，李和平和法官达成协议，“我们做无罪辩护，你怎么判是你们的事”，以模糊的方式“各自表述”。</text:p>
      <text:p text:style-name="P4">
整个闭门庭审的过程，都被要求严格按照“剧本”进行，李和平的妻子王峭岭全然不知情。而事前检察院、法官等参与者，都要参与“排练”。然而到宣判时，李和平的一句话，让“专案组”不满意，整个庭审又要“重演一遍”。</text:p>
      <text:p text:style-name="P4">
“他们让我在宣判时说‘服从判决，不上诉’。后来宣判时，我说的是‘保留意见，不上诉’，和他们的剧本不一样。”李和平说，“宣读完了以后，他们找的旁听演员、律师、检察官都走了，但是专案组的人觉得不妥，又打电话把他们叫回来，叫回来再重新开第二次庭。这其实不叫开庭，就是再演一遍，让我再说一遍‘服从判决，不上诉’。”</text:p>
      <text:p text:style-name="P4">
2017年4月28日，天津市二中院认定李和平“颠覆国家政权罪”罪成，判有期徒刑三年、缓刑四年，剥夺政治权利四年。官方发布的消息，指李和平当庭表示后悔，“服从判决不上诉”。10天以后，李和平获释，却碍于缓刑限制，4年不得接受媒体采访，这些被迫在庭上说违心话的细节，一直隐忍至今。</text:p>
      <text:p text:style-name="P4">
 王全璋与儿子在一起 (王全璋提供)  <text:a xlink:type="simple" xlink:href="https://www.rfa.org/mandarin/yataibaodao/renquanfazhi/al-07072023121001.html/img_9211.jpg" text:style-name="Internet_20_link" text:visited-style-name="Visited_20_Internet_20_Link">
</text:a>
</text:p>
      <text:p text:style-name="P4">
<text:span text:style-name="T4">
王全璋：我坚决不配合这场"完美审判"</text:span>
</text:p>
      <text:p text:style-name="P4">
然而另一位被捕的709律师王全璋，却始终拒绝配合演出这场“709大戏”。“他们在这种案件最追求什么？他们追求所谓的100分。什么叫100分？什么叫完美的判决？对法官来说，完美的判决有几个关键，比如人大代表、政协委员、新闻记者参加旁听，辩护律师充分辩护，当事人认罪、服法、不上诉，然后在电视上表态。这对法庭而言，就是一个完美的审判。”</text:p>
      <text:p text:style-name="P4">
王全璋说：“他们就是追求这样的效果，但是我根本就不会给他们做这样的配合。他们一方面诋毁律师，一方面又想从我身上实现他们完美的审判，然后安插他们的律师，我坚决抵制。”</text:p>
      <text:p text:style-name="P4">
就是这样，每次官方给王全璋安排官派律师，他都直接解聘，使法官无法推进案件、心急如焚，甚至直接向他痛哭求饶，请求他配合。</text:p>
      <text:p text:style-name="P4">
王全璋坦言，刚被关押在秘密地点的时候，酷刑使他生不如死，然而后来转移到看守所后，他的待遇有好转，也决定要利用过去为当事人辩护的经验抗争，目标是要突显公检法系统在案件上的违法行为，“让迫害机器停止转动”。</text:p>
      <text:p text:style-name="P4">
“我觉得那个时候，实际上就进入一个权力翻转的状态。他们也开始试探着，不跟我那么敌对了，跟我称兄道弟，希望我给他们面子，给他们台阶，然后他们放我。我说，你们过去羞辱我，跟爷爷一样，现在怎么成了孙子呢？我一个字都不给你们。”</text:p>
      <text:p text:style-name="P4">
王全璋说，“里面那种苦、失去自由，经过长时间的体系化，就已经麻木了。当时看守所的所长说，我干了30年警察，从来没有看过一个办案单位，如此低三下四地对待一个被审查的对象。”</text:p>
      <text:p text:style-name="P4">
 李文足与儿子（王全璋提供）  <text:a xlink:type="simple" xlink:href="https://www.rfa.org/mandarin/yataibaodao/renquanfazhi/al-07072023121001.html/img_9212.jpg" text:style-name="Internet_20_link" text:visited-style-name="Visited_20_Internet_20_Link">
</text:a>
</text:p>
      <text:p text:style-name="P4">
<text:span text:style-name="T4">
“709案最后一人”</text:span>
</text:p>
      <text:p text:style-name="P4">
当妻子李文足在高墙外为他奔走呼吁、希望他早日获释，而法院也急于尽快“解决”他的同时，王全璋却反而希望案件“能拖一天是一天”，目的是要使法院一直无法开庭、无法审判他，而必须按照法律规定，在审讯期限结束后，变更对他的强制措施，让他取保候审。这样他就可以接受采访，说出真相。</text:p>
      <text:p text:style-name="P4">
不过王全璋坦言，他低估了最高法院的“无耻程度”。在最高法院的批准下，天津市二中院违反规定，一再延后他的案件审讯，使他成为“709案最后一人”，一直拖到2019年才开庭。结果王全璋被判“颠覆国家政权罪”成，判监四年六个月，剥夺政治权利五年，直到2020年4月5日才出狱，失去自由接近5年。</text:p>
      <text:p text:style-name="P4">
重获自由后，他感觉自己和时代脱节，连微信支付都不会用，也无法专心做事，而深感焦虑。直到被指策划“709大抓捕”的前司法部长傅政华，和前公安部副部长孙力军落马，王全璋才觉得，自己的焦虑被治愈了。</text:p>
      <text:p text:style-name="P4">
“迫害你的人遭到了这样的结局。有位律师说得非常好，这些人今天的下场，是他们过去努力追求的。他们长时间迫害人权律师，有一天他们被关押的时候，他们想见的人一定是人权律师。”王全璋说，“他们下台了，让人心大快，不仅是我，还有很多曾经被他们迫害的人，都很高兴。”</text:p>
      <text:p text:style-name="P4">
和逼迫自己的人抗争到底，也使王全璋付出沉重代价，他的律师执照被吊销，使他无法再以律师身份，出庭为当事人辩护。</text:p>
      <text:p text:style-name="P4">
 王全璋与李文足 (王全璋提供)  <text:a xlink:type="simple" xlink:href="https://www.rfa.org/mandarin/yataibaodao/renquanfazhi/al-07072023121001.html/img_9214.jpg" text:style-name="Internet_20_link" text:visited-style-name="Visited_20_Internet_20_Link">
</text:a>
</text:p>
      <text:p text:style-name="P4">
<text:span text:style-name="T4">
职业生涯被毁、居无定所</text:span>
</text:p>
      <text:p text:style-name="P4">
王全璋说：“709这个事情发生以后，我的职业生涯被拦腰打断，就是我整个事业被摧毁了。之前我办的案件取得一些成效，我希望通过我取得成功的一些案件，去影响法庭和法官，实际有效地帮助到基层被迫害的那些人。但是709事件就打断了，我过去的经验全部作废，给我的职业理想造成很大的破坏。”</text:p>
      <text:p text:style-name="P4">
除了事业被摧毁，王全璋一家也长期被监控，每到敏感日子都会被限制出入。而从今年四月开始，随着多位欧洲国家高层官员访华，当局大幅提升对他们的打压力度。他们不断被房东、警察甚至黑社会滋扰，断水断电，不赶走他们不罢休。短短两个月，王全璋一家就搬了13次家，在北京不同辖区被赶来赶去。</text:p>
      <text:p text:style-name="P4">
<text:span text:style-name="T4">
逃不出的牢笼</text:span>
</text:p>
      <text:p text:style-name="P4">
王全璋说，他能预视即使自己离开北京，也只会像当年的陈光诚一样，遭到更严重的监控。而只要他们仍在中国的土地上，就无法脱离滋扰。被问到是否想离开中国，他的回答是肯定的。不过夫妻二人尝试申请护照，都一直被拒绝。</text:p>
      <text:p text:style-name="P4">
同样被逼迁的李和平一家，虽然成功办理护照，却在上月飞往泰国时在成都机场被拦截。警察宣读的限制出境通知书，说他们出境“可能危害国家安全”。</text:p>
      <text:p text:style-name="P4">
李和平说：“出入国境是公民的权利，如果有这个权利，我可以选择留在中国，也可以选择离开中国，这都应该是自由的。但现在客观上，他也不让你离开中国，他已经限制你了，把你的选择权剥夺了。”</text:p>
      <text:p text:style-name="P4">
<text:span text:style-name="T4">
没完没了的压迫</text:span>
</text:p>
      <text:p text:style-name="P4">
被吊证、被监视、被逼迁、被边控，更有像李昱函这样，为709案律师辩护的律师被捕；而余文生律师更是二次被捕，这次更连带妻子许艳，都一同被控告国安相关罪名。而许志永和丁家喜两位律师，早前都因为“厦门聚会案”，分别被重判14年和12年徒刑，比“709案”被告的最高刑罚更重。</text:p>
      <text:p text:style-name="P4">
对于中国人权律师而言，709的八年抗战，不知何日告终。</text:p>
      <text:p text:style-name="P4">
李和平说：“你说709结束了吗？对王全璋一家和我一家，公开想把我们驱离北京，不让我们在北京租房子，断水断电，不让我们在这里住。在全世界众目睽睽之下，他们都这样离谱地违法。你说709结束了吗？”</text:p>
      <text:p text:style-name="P4">
<text:span text:style-name="T4">
709后 中国法治建设灰飞烟灭</text:span>
</text:p>
      <text:p text:style-name="P4">
王全璋认为，在“709大抓捕”前后，中国官方通过新的《刑事诉讼法》、《律师职业规范》，以及《律师事务所管理办法》，把中国人权律师的抗争空间全部消灭，直言对中国法治，不再抱有希望。</text:p>
      <text:p text:style-name="P4">
而对于李和平而言，709使他一直在做的禁止酷刑研究，以及推动在中国引入裁判团（陪审团）制度的工作，都被中断。而“709事件”也成为中国法治倒退的开端，律师不敢再说真话。</text:p>
      <text:p text:style-name="P4">
“706案件使中国正在谋求的世贸组织市场经济主体地位谈判，釜底抽薪了。第二，你使中国改革开放的两大成果灰飞烟灭了。一个是法治建设成果，和经济建设成果。我觉得是709案件很大的社会遗害。”李和平说，“政府口口声声说希望法治，那我们这些律师真正去引领法治、去追求法治，在法治快要接近的时候，他怕了。他把这些最接近法治的人，要给他办了。”</text:p>
      <text:p text:style-name="P4">
他苦笑说，“709事件”为他带来的得着，是让他亲身体会酷刑，经历了一次中国法制“深度游”。然而他仍然坚信，一个国家要往好的方向发展，法治不可或缺。他引用了已故中国泰斗级律师张思之的一句话：人权，才是一个国家最大的面子。</text:p>
      <text:p text:style-name="P4">
记者：吕熙 责编：梒青 责编：洪伟</text:p>
      <text:p text:style-name="P4">
Source: <text:a xlink:type="simple" xlink:href="https://www.rfa.org/mandarin/yataibaodao/renquanfazhi/al-07072023121001.html" text:style-name="Internet_20_link" text:visited-style-name="Visited_20_Internet_20_Link">
https://www.rfa.org/mandarin/yataibaodao/renquanfazhi/al-07072023121001.html</text:a>
</text:p>
      <!--NEWS-->
      <text:h text:style-name="P10" text:outline-level="1">
<text:span text:style-name="T4">
专栏 | 西藏纵览：中国当局禁止藏人与外界联系；为建设发电站西藏牧民流离失所</text:span>
</text:h>
      <text:p text:style-name="P4">
Author: None</text:p>
      <text:p text:style-name="P4">
Publisher: Radio Free Asia (Organization)</text:p>
      <text:p text:style-name="P4">
Published Time: 2023-07-07T16:25:00-04:00</text:p>
      <text:p text:style-name="P4">
Modified Time: 2023-07-07T17:02:00-04:00</text:p>
      <text:p text:style-name="P4">
Description: None</text:p>
      <text:p text:style-name="P4">
Videos: []</text:p>
      <text:p text:style-name="P4">
Audios: ["<text:a xlink:type="simple" xlink:href="https://www.rfa.org/mandarin/zhuanlan/xizangzonglan/tibet-070720230935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4.612011in" draw:z-index="0">
<draw:image xlink:href="../Images/rfamandarin/2023-07-07T16-25-00-04-00/000000.png" xlink:type="simple" xlink:show="embed" xlink:actuate="onLoad" draw:mime-type="image/png"/>
</draw:frame>
 2021年西藏拉萨一所寺庙外的监控摄像头与中国国旗Martin Pollard/Reuters  <text:a xlink:type="simple" xlink:href="https://www.rfa.org/mandarin/zhuanlan/xizangzonglan/tibet-07072023093501.html/@@stream" text:style-name="Internet_20_link" text:visited-style-name="Visited_20_Internet_20_Link">
Audio-1-Link：https://www.rfa.org/mandarin/zhuanlan/xizangzonglan/tibet-07072023093501.html/@@stream</text:a>
</text:p>
      <text:p text:style-name="P4">
听众朋友大家好，我是陈爱祯，西藏纵览邀请您与我一同纵览西藏。自由亚洲电台获悉，近期西藏当局加强了对藏人的监控，并继续在地区首府拉萨审问他们，以阻止藏人与外界的联系，任何与国外人士有过接触的人都会被警方传唤审问。此外，中国政府拒绝向受世界最大水力太阳能发电厂建设影响的当地居民提供赔偿，其中包括了西藏游牧民。牧民们向中国政府投诉无果。而一位藏传佛教僧侣格桑丹增长途跋涉了2000多公里到达达兰萨拉向达赖喇嘛顶礼敬拜。这位僧人曾三度步行完成旅程，身后拉着一辆装满食物和寝具的车。本期节目中,我们就一同来进一步了解这些情况，相关人士的谈话由安克录音。</text:p>
      <text:p text:style-name="P4">
中国政府一直在加强对藏人的监控，持续审问居住在拉萨的藏人，以确定他们是否与西藏以外的人有联系，并加强监控措施以防止此类联系。现在，中国当局正在拉萨审问藏人，并警告他们停止通讯。</text:p>
      <text:p text:style-name="P4">
今年三月，两个重要的周年纪念日促使警方加强了监视。六月是2008年骚乱的15周年，也是1959年针对十年前入侵该地区的中国军队的起义的64周年。</text:p>
      <text:p text:style-name="P4">
但自三月起加强的安全措施一直持续到六月，警方继续密切监视拉萨居民，并随机搜查他们的手机和在线通讯，以查明他们是否曾与国外通讯。</text:p>
      <text:p text:style-name="P4">
一名藏族居民告诉自由亚洲电台藏语组，警方特别担心拉萨居民可能会与西藏以外的记者或研究人员接触。</text:p>
      <text:p text:style-name="P4">
消息人士称：“藏人被警告不要与外界接触，接触过的人已被传唤和审问，他们的手机被没收，并且受到持续的审查。”</text:p>
      <text:p text:style-name="P4">
该消息人士是与境外的人接触过的藏人，并与一些朋友一起被传唤接受审讯。他说，</text:p>
      <text:p text:style-name="P4">
“他们警告我们不要与外界接触，尤其是西藏研究人员和记者。 我还知道，还有很多与西藏以外的人接触的藏人也受到了中国当局的审问。”</text:p>
      <text:p text:style-name="P4">
另一位居民表示，即使是与外人闲聊，也可能会被传唤，这位居民说，</text:p>
      <text:p text:style-name="P4">
“今年我已经被传唤两次接受审讯，我的一个朋友不得不贿赂当局才能第二次释放我。我的名字现在被列入审讯名单，因此如果我需要离开拉萨，我必须得到当地警方的许可。”</text:p>
      <text:p text:style-name="P4">
此外，中国官方媒体近日报道称，巨型克拉光伏电站六月二十六日开始全面投入运行。这座庞大的太阳能电站占地 1600 万平方米（相当于 2000多个足球场），配备水力发电组件，有助于在天气条件变化时稳定能源供应。</text:p>
      <text:p text:style-name="P4">
它每年能够发电20亿千瓦时，只需一小时即可为15,000辆续航里程为550公里（340英里）的电动汽车充满电。</text:p>
      <text:p text:style-name="P4">
但居住在克拉附近的一名藏族居民告诉自由亚洲电台藏语组，曾经在今天被太阳能电池板覆盖的地区放牧的藏族游牧民被迫迁离，并且没有提供任何回报。该居民说，</text:p>
      <text:p text:style-name="P4">
“中国政府已于 6 月 24 日开始在甘孜藏族自治州雅江县运营最大的水力太阳能电站。为了建设和促进发电厂的设立，中国政府在该地区强占了当地藏人的土地，而且还没有给予任何补偿。”</text:p>
      <text:p text:style-name="P4">
这位居民并表示，在项目开始之前，如今流离失所的藏人从未得到通知，他指出，</text:p>
      <text:p text:style-name="P4">
“相反，警察驻扎在发电厂附近，当地人不得靠近。 虽然当局告诉当地藏人，发电厂将有利于牲畜和牧场，但现在藏族游牧民流离失所，被推赶到其他地方去。”</text:p>
      <text:p text:style-name="P4">
另一位西藏居民表示，当地游牧民向中国政府提出申诉，但没有结果，他说，</text:p>
      <text:p text:style-name="P4">
“今年四月，当地藏人恳求中国当局停止这个项目。 然而，很明显，不可能反对迁移和重新安置，当地藏人别无选择，只能遵守政府的命令。”</text:p>
      <text:p text:style-name="P4">
总部位于旧金山的西藏国际网络的环境研究员洛桑央措表示，这些发电厂对西藏脆弱的环境构成了严重威胁。</text:p>
      <text:p text:style-name="P4">
她说：“中国政府的政策和西藏基础设施的扩建是造成地震、洪水和各种不可逆转的生态系统破坏的原因。”</text:p>
      <text:p text:style-name="P4">
您正在收听的是自由亚洲电台西藏纵览，我是陈爱祯，与您一同纵览西藏。一位藏传佛教僧侣拉着一辆装满食物和寝具的车，定期顶礼膜拜，在八个月的时间里完成了2,000 多公里（1,200 英里）的朝圣之旅，到达印度达兰萨拉。</text:p>
      <text:p text:style-name="P4">
61 岁的格桑丹增 (Kalsang Tenzin) 说，他于 2022 年 10 月 29 日在印度西北部比哈尔邦佛教圣地的菩提迦耶 (BodhGaya) 村出发，据信佛陀于 6 世纪时在菩提树下成道。</text:p>
      <text:p text:style-name="P4">
这是格桑丹增自2008年以来第三次完成长途朝圣。这位僧人在印度山城达兰萨拉说道，</text:p>
      <text:p text:style-name="P4">
“为了世界和平，为了达赖喇嘛尊者的长寿，为了一切众生的福祉，我再次开始了这段磕磕绊绊的旅程”。达兰萨拉是西藏政府所在地，西藏流亡者和达赖喇嘛居住地，格桑丹增于6 月 30 日到达。</text:p>
      <text:p text:style-name="P4">
几个世纪以来，虔诚的藏传佛教徒不断朝圣、顶礼膜拜。</text:p>
      <text:p text:style-name="P4">
这名和尚早上 7 点开始行走，晚上 9点停止。天气好的时候每天前行约八公里，但在陡峭的道路上或天气不好时每天行进的距离只有一半。格桑丹增说，由于磕⻓头是一个体力活，有时因身体失温而会导致感冒。在路上也曽遇到很多流亡藏人与印度⺠众的帮助，比如送食物与饮用水等，他说，</text:p>
      <text:p text:style-name="P4">
“虽然在平原上拉车对我来说并不难，但当接近位于印度喜马偕尔邦达兰萨拉的山丘时，就变得充满挑战和困难。在过去八个月的旅程中，藏人、印度人和旁观者给了我很大的支持”。</text:p>
      <text:p text:style-name="P4">
2008年，格桑丹增第一次磕长头之旅，从西藏传统安多地区（现属于甘肃省南部甘南藏族自治州）的碌曲县步行，并于2014年到达菩提迦耶。</text:p>
      <text:p text:style-name="P4">
2017 年，他的第二次旅程还从菩提伽耶徒步约 483 公里（300 英里）到达尼泊尔。</text:p>
      <text:p text:style-name="P4">
格桑丹增还完成了对西藏境内圣地的长时间跪拜朝圣，祈求藏传佛教88岁精神领袖达赖喇嘛长寿。这位僧人于7月5日获得达赖喇嘛接见。</text:p>
      <text:p text:style-name="P4">
据西藏之声报道，格桑丹增在接受采访时表示，达赖喇嘛向他强调观修慈悲心与空正见的重要性，并教导他要时常修行、安心生活。达赖喇嘛并给予他观音与释迦牟尼佛像，以及一瓶加持过的甘露水。</text:p>
      <text:p text:style-name="P4">
当被问及历经八个多月抵达达兰萨拉朝拜大乘法苑的感受时，格桑丹增表示自己朝拜大乘法苑匍匐在释迦牟尼佛像前时非常激动，再也无法控制心情喜极而泣。</text:p>
      <text:p text:style-name="P4">
据悉，格桑丹增出生于西藏青海碌曲县。他在西藏时从青海碌曲县以磕长头的方式先后抵达拉萨，以及周边的佛教圣地和寺院，也曾抵达中国境内佛教圣地，包括五台山。他曾计划从西藏磕长头至印度佛教圣地菩提迦耶。他抵达⻄藏与尼泊尔边境时因没有护照而被当局阻拦，并被遣返家乡。在获得护照后他再次尝试，以后抵达尼泊尔，并顺利从尼泊尔磕长头至印度菩提迦耶。</text:p>
      <text:p text:style-name="P4">
除此以外，达赖喇嘛于7月4日在印北达兰萨拉接见了一批来自欧美前来参加“萨拉学院西藏青年文化夏令营”活动的藏人学生，并给予了简短开示。达赖喇嘛指出，佛教哲学并非仅限于佛教徒，任何人皆可学习。他指出，心怀善念是西藏传统文化的一部分，也是世界和平不可或缺的一部分。达赖喇嘛因此教导这些学生时时都要心怀善念。</text:p>
      <text:p text:style-name="P4">
达赖喇嘛还向学生解释了学习藏传佛教中哲学理念的重要性，指出藏传佛教中的哲学理念提倡透过逻辑解剖分析一切事物的真相，对人的思维发展有极好的帮助，能够起到开阔大脑认知与分析能力的作用，从而更好的分辨是非。</text:p>
      <text:p text:style-name="P4">
达赖喇嘛进一步指出，藏传佛教中的哲学理念吸引着许多科学家，在流亡藏人学校中也有专门教授这些佛教哲学理念的哲学课，因为哲学适用于所有人，所以学习者并非仅限于佛教徒，任何人只要有意愿皆可学习。</text:p>
      <text:p text:style-name="P4">
萨拉学院院长巴桑次仁指出，萨拉学院与西藏基金会6月底联合开展了2023年萨拉西藏青年文化夏令营活动，并于七月四日带领参与此次活动的29名学生前来拜见达赖喇嘛。</text:p>
      <text:p text:style-name="P4">
这些来自6个不同欧美国家的藏人学生将在接下来的5周内，学习并体验西藏的语言及宗教文化。他们将参访藏人行政中央，了解其运营模式，与此同时也将体验流亡藏人在达兰萨拉的真实生活。</text:p>
      <text:p text:style-name="P4">
来自英国的一名藏人学生表示，她在年幼时由于环境因素未能接触本民族的文化语言。因此此次特地前来达兰萨拉学习并体验藏语、藏传佛教以及藏文化。</text:p>
      <text:p text:style-name="P4">
撰稿、主持、制作：陈爱祯</text:p>
      <text:p text:style-name="P4">
Source: <text:a xlink:type="simple" xlink:href="https://www.rfa.org/mandarin/zhuanlan/xizangzonglan/tibet-07072023093501.html" text:style-name="Internet_20_link" text:visited-style-name="Visited_20_Internet_20_Link">
https://www.rfa.org/mandarin/zhuanlan/xizangzonglan/tibet-07072023093501.html</text:a>
</text:p>
      <!--NEWS-->
      <text:h text:style-name="P10" text:outline-level="1">
<text:span text:style-name="T4">
专栏 | 解读新疆：多国审查维吾尔人强迫劳动产品供应链；两名维吾尔人因宗教活动被捕</text:span>
</text:h>
      <text:p text:style-name="P4">
Author: None</text:p>
      <text:p text:style-name="P4">
Publisher: Radio Free Asia (Organization)</text:p>
      <text:p text:style-name="P4">
Published Time: 2023-07-07T16:25:22-04:00</text:p>
      <text:p text:style-name="P4">
Modified Time: 2023-07-07T16:25:22-04:00</text:p>
      <text:p text:style-name="P4">
Description: None</text:p>
      <text:p text:style-name="P4">
Videos: []</text:p>
      <text:p text:style-name="P4">
Audios: ["<text:a xlink:type="simple" xlink:href="https://www.rfa.org/mandarin/zhuanlan/jieduxinjiang/xinjiang-070720230939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3.88615in" draw:z-index="0">
<draw:image xlink:href="../Images/rfamandarin/2023-07-07T16-25-22-04-00/000000.png" xlink:type="simple" xlink:show="embed" xlink:actuate="onLoad" draw:mime-type="image/png"/>
</draw:frame>
人权活动人士2023年5月10日在德国柏林头戴大众汽车首席执行官布鲁莫及中国领导人习近平的面具在大众公司股东年会会场外进行抗议 世界维吾尔大会  <text:a xlink:type="simple" xlink:href="https://www.rfa.org/mandarin/zhuanlan/jieduxinjiang/xinjiang-07072023093912.html/@@stream" text:style-name="Internet_20_link" text:visited-style-name="Visited_20_Internet_20_Link">
Audio-1-Link：https://www.rfa.org/mandarin/zhuanlan/jieduxinjiang/xinjiang-07072023093912.html/@@stream</text:a>
</text:p>
      <text:p text:style-name="P4">
听众朋友大家好，我是陈爱祯，欢迎您与我一起解读新疆。一系列跨国公司 ，包括德国汽车巨头大众汽车、西班牙服装商飒拉（ Zara ）和中国在线零售商拼多多（Temu），近期受到重新审查，因为据称，他们没有充分努力确定其供应链中是否使用维吾尔人强迫劳动。此外，两名维吾尔人已证实在新疆因参与宗教活动被拘留，根据《新疆警方档案》中的信息还指出了他们被捕的其他原因。本期节目中，我们就一起来了解这些情况，相关人士的谈话由安克录音。</text:p>
      <text:p text:style-name="P4">
在欧洲，一个著名的人权组织和另外两个组织于 6 月 21 日向德国当局提出申诉，指控大众、梅赛德斯-奔驰和宝马没有采取适当措施来防止或消除汽车制造过程中的强迫劳动。</text:p>
      <text:p text:style-name="P4">
在美国，美国众议院中国问题特别委员会的一份报告称，拼多多甚至未能“维持有意义的合规计划的表象”。</text:p>
      <text:p text:style-name="P4">
优衣库母公司迅销集团和飒拉服装连锁店的所有者盈迪德集团（ Inditex ）是巴黎欧洲维吾尔研究所和其他几个非政府组织近日提起申诉的对象。</text:p>
      <text:p text:style-name="P4">
巴黎法庭的申诉中称，这些品牌继续无视新疆当局的侵犯人权行为，并从强迫劳动中获利。</text:p>
      <text:p text:style-name="P4">
巴黎欧洲维吾尔研究所所长迪丽努尔 ·热依汗（Dilnur Reyhan ）告诉《日经亚洲》：“经济参与者有责任证明他们的产品没有受到强迫劳动的污染。”</text:p>
      <text:p text:style-name="P4">
近年来，中国当局因严重侵犯以穆斯林为主的维吾尔人的权利，包括强迫劳动，而受到国际社会的严厉批评。</text:p>
      <text:p text:style-name="P4">
美国政府和包括德国联邦议院在内的几个西方议会宣布，中国西部地区新疆维吾尔自治区的暴行构成种族灭绝或反人类罪。</text:p>
      <text:p text:style-name="P4">
作为回应，更多西方国家政府正在打压其产品和供应链涉及维吾尔人强迫劳动的公司。</text:p>
      <text:p text:style-name="P4">
德国的申诉和美国众议院的报告都引用了各自国家最近通过的旨在制止维吾尔人强迫劳动的法律。</text:p>
      <text:p text:style-name="P4">
总部位于柏林的欧洲宪法与人权中心 (ECCHR) 于 6 月 21 日提出申诉，这是自 1月份新法律实施以来首次就维吾尔问题提起诉讼，该法律要求德国公司采取适当措施防止或消除强迫劳动。</text:p>
      <text:p text:style-name="P4">
欧洲宪法与人权中心、世界维吾尔代表大会和德国道德股东协会去年引用了英国谢菲尔德哈勒姆大学的一份报告，该报告记录了维吾尔地区整个汽车供应链中存在强迫劳动的情况。</text:p>
      <text:p text:style-name="P4">
谢菲尔德哈勒姆大学研究员亚里坤·乌鲁吾尧勒 (Yalqun Ulughyol)表示：“虽然大众汽车等公司可能否认直接使用强迫劳动，但我们的调查重点是他们是否能保证其供应商不雇用维吾尔人强迫劳动。”</text:p>
      <text:p text:style-name="P4">
大众汽车与其中国合作伙伴上汽集团在新疆维吾尔自治区首府乌鲁木齐设有一家合资工厂。</text:p>
      <text:p text:style-name="P4">
诉状并称，宝马和梅赛德斯-奔驰也通过其供应链与强迫劳动有关。</text:p>
      <text:p text:style-name="P4">
大众汽车为其工厂进行了辩护，称该工厂是典型的中国合资企业，没有虐待工人的迹象。工人们现在正在该工厂对组装车辆进行质量检查。</text:p>
      <text:p text:style-name="P4">
这些公司表示，他们在供应链中严格执行人权标准，但欧洲人权委员会表示，“多份报告一致证实，独立工厂审核是不可能的。因此，公司不能依靠审计来履行人权尽职调查。”</text:p>
      <text:p text:style-name="P4">
不过，针对该大学的报告，大众汽车集团首席执行官奥利弗·布鲁姆 (Oliver Blum) 6 月 21日表示，该公司打算在今年晚些时候对乌鲁木齐工厂进行独立审计。</text:p>
      <text:p text:style-name="P4">
大众汽车诚信与可持续发展传播主管尼古拉·劳德 (Nicolai Laude) 告诉自由亚洲电台维语组，他不知道投诉之事，也无法对其具体细节发表评论。</text:p>
      <text:p text:style-name="P4">
不过他表示，大众汽车拒绝“一切形式的现代奴隶制，包括强迫劳动和人口贩卖”。他说，</text:p>
      <text:p text:style-name="P4">
“如果供应商存在严重违规行为，例如使用强迫劳动，如果供应商未能纠正其行为，则将终止与他们的合同”。</text:p>
      <text:p text:style-name="P4">
德国供应链法案授权德国联邦经济和出口管制办公室（BAFA）调查未能履行禁止强迫劳动义务的公司。如有必要，可以处以罚款，甚至可以暂停政府合同长达三年。欧洲宪法与人权中心在向该机构提交的申诉中表示，</text:p>
      <text:p text:style-name="P4">
“这些公司没有提交证明文件，证明他们正在充分应对新疆维吾尔自治区供应商工厂强迫劳动的风险”。</text:p>
      <text:p text:style-name="P4">
道德股东协会的蒂尔曼·马萨（Tilman Massa）告诉自由亚洲电台，“这三家德国汽车公司的行为缺乏透明度”。他说，</text:p>
      <text:p text:style-name="P4">
“即使是股东在年度股东大会上，他们也没有回答我们关于他们在中国到底做什么的问题。 他们官方告诉我们，他们履行了所有人权尽职调查义务，但没有说明具体如何履行。</text:p>
      <text:p text:style-name="P4">
“因此，我们希望通过投诉，相应的国家当局能够利用供应链尽职调查法中的新权力来真正调查德国汽车公司到底在做什么，以确保他们在中国的供应链中没有强迫劳动。”</text:p>
      <text:p text:style-name="P4">
与此同时，美国众议院报告《快时尚与维吾尔人种族灭绝》称，拼多多没有任何制度来确保遵守 2021 年 12月通过的《维吾尔强迫劳动预防法》（UFLPA），该法阻止进口由新疆强迫劳动生产的产品。</text:p>
      <text:p text:style-name="P4">
拼多多去年9月由一家总部位于上海的公司在美国推出，在其在线平台上提供大幅折扣的产品，这些产品大多直接从中国运送给消费者。</text:p>
      <text:p text:style-name="P4">
6 月 22 日的报告称，“美国消费者应该知道，拼多多的供应链受到强迫劳动污染的风险极高。”</text:p>
      <text:p text:style-name="P4">
这份报告是继 5 月份初始报告的后续报告，该报告呼吁改变海关检查的“最低限度”门槛。</text:p>
      <text:p text:style-name="P4">
该门槛允许拼多多和希音（Shein一家总部位于新加坡、由中国支持的全球时尚电子零售商）等外国快时尚网站将商品直接运送给消费者，如果包裹价值低于 800美元，则不受《维吾尔强迫劳动预防法》的约束。</text:p>
      <text:p text:style-name="P4">
上周的报告称，可能有30% 以上运往美国的包裹由拼多多和希音负责。</text:p>
      <text:p text:style-name="P4">
报告并称，“尽管拼多多每年为数百万美国人的购物提供便利，但当被问及时，拼多多没有报告任何合规或审计系统来独立核实拼多多上列出的数以万计的卖家没有销售由维吾尔人强迫劳动生产的产品” 。</text:p>
      <text:p text:style-name="P4">
报告又说，“拼多多目前的合规计划几乎完全依赖于其位于中国的第三方卖家，这些卖家将货物发送到美国，但数据不足，无法进行适当的海关审查”。</text:p>
      <text:p text:style-name="P4">
拼多多确实要求其 80,000名卖家同意“第三方行为准则”，其中包括样板语言，表明该公司对使用强迫劳动采取“零容忍政策”。但报道称，其中并未提及新疆或《维吾尔强迫劳动预防法》。</text:p>
      <text:p text:style-name="P4">
该报告包括一张在拼多多上出售的商品的屏幕截图，该商品被描述为带有“新疆棉花”的吊坠。</text:p>
      <text:p text:style-name="P4">
报告称：“在回应我们的询问时，拼多多公司承认，它没有制定禁止销售来自新疆的商品的政策。”</text:p>
      <text:p text:style-name="P4">
该委员会表示，将继续努力审查中国以外的供应链，以及“耐克、阿迪达斯、希音和拼多多的相关商业行为”。</text:p>
      <text:p text:style-name="P4">
六月二十七日，拼多多在领英 LinkedIn 上发布了一名驻美国合规人员的职位，该职务将制定反洗钱、许可要求和报告义务的政策和程序。</text:p>
      <text:p text:style-name="P4">
另一篇帖子显示，拼多多还在寻找律师帮助该公司制定商品筛查协议。路透社首先报道了这些招聘信息。</text:p>
      <text:p text:style-name="P4">
此外，自由亚洲电台证实，中国新疆当局以参加宗教活动为由拘留了两名维吾尔男子，并首次披露了拘留原因。</text:p>
      <text:p text:style-name="P4">
两名男子的名字——现年约 35 岁的奥斯曼江·图尔逊 (Osmanjan Tursun) 和据信 55 岁的克尤木·阿布都克日木 (QeyumAbdukerim)——都出现在“新疆警方档案”中，这是从新疆警方电脑中窃取的机密文件，其中包含 83 万人的个人记录。</text:p>
      <text:p text:style-name="P4">
这些档案还指出了拘留他们的其他原因。</text:p>
      <text:p text:style-name="P4">
这些档案文件的日期是2017年至2018年，当时正值中国“严打”运动的高峰期，在此期间，数十万维吾尔人和其他突厥少数民族被送往“再教育”营。它们提供了更多北京当局在新疆侵犯人权的证据，而中国政府一再否认这一点。</text:p>
      <text:p text:style-name="P4">
喀什疏附县警方的档案表明，当局认为图尔逊“危险且情绪不稳定”。2017年，他被判处七年监禁因为当局此前监禁了他的五名家人，其中包括他的母亲、一个姐姐、两个兄弟和一个嫂子。</text:p>
      <text:p text:style-name="P4">
但在接受关于新疆警方档案中所列被拘留者命运的电话采访时，站敏乡一位不愿透露姓名的警察表示，图尔逊和他的亲属“因为2014年从事非法宗教活动”而被判刑。</text:p>
      <text:p text:style-name="P4">
这名警察表示，尽管喀什疏附县警方档案显示，当局逮捕图尔逊是因为他的家人之前被捕，但警方实际上指控他扰乱公共秩序并与他人合谋。然而，这些记录并未包含他被指控的犯罪细节，例如他如何、何时、何地扰乱公共秩序或与谁共谋。</text:p>
      <text:p text:style-name="P4">
自由亚洲电台联系的警方还证实，喀什疏附县警方档案中提到的另一名被拘留者阿布都克日木仍在监狱中。文件称他被捕时约 48 岁，但没有提供更多信息。</text:p>
      <text:p text:style-name="P4">
不过警方告诉自由亚洲电台，当局因从事“非法宗教活动”而判处阿布都克日木 10 年监禁。</text:p>
      <text:p text:style-name="P4">
一名官员表示，阿布都克日木的“罪行”是“观看非法宗教视频和参加非法宗教布道”。</text:p>
      <text:p text:style-name="P4">
撰稿、主持、制作：陈爱祯</text:p>
      <text:p text:style-name="P4">
Source: <text:a xlink:type="simple" xlink:href="https://www.rfa.org/mandarin/zhuanlan/jieduxinjiang/xinjiang-07072023093912.html" text:style-name="Internet_20_link" text:visited-style-name="Visited_20_Internet_20_Link">
https://www.rfa.org/mandarin/zhuanlan/jieduxinjiang/xinjiang-07072023093912.html</text:a>
</text:p>
      <!--NEWS-->
      <text:h text:style-name="P10" text:outline-level="1">
<text:span text:style-name="T4">
中国网信办拟禁止匿名发布"导向不良"内容</text:span>
</text:h>
      <text:p text:style-name="P4">
Author: None</text:p>
      <text:p text:style-name="P4">
Publisher: Radio Free Asia (Organization)</text:p>
      <text:p text:style-name="P4">
Published Time: 2023-07-07T16:38:00-04:00</text:p>
      <text:p text:style-name="P4">
Modified Time: 2023-07-07T16:59:54-04:00</text:p>
      <text:p text:style-name="P4">
Description: None</text:p>
      <text:p text:style-name="P4">
Videos: []</text:p>
      <text:p text:style-name="P4">
Audios: ["<text:a xlink:type="simple" xlink:href="https://www.rfa.org/mandarin/yataibaodao/meiti/sc-070720231230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4.612011in" draw:z-index="0">
<draw:image xlink:href="../Images/rfamandarin/2023-07-07T16-38-00-04-00/000000.png" xlink:type="simple" xlink:show="embed" xlink:actuate="onLoad" draw:mime-type="image/png"/>
</draw:frame>
 中国网信办 <text:a xlink:type="simple" xlink:href="https://www.rfa.org/mandarin/yataibaodao/meiti/sc-07072023123053.html/@@images/image" text:style-name="Internet_20_link" text:visited-style-name="Visited_20_Internet_20_Link">
</text:a>
路透社图片  <text:a xlink:type="simple" xlink:href="https://www.rfa.org/mandarin/yataibaodao/meiti/sc-07072023123053.html/@@stream" text:style-name="Internet_20_link" text:visited-style-name="Visited_20_Internet_20_Link">
Audio-1-Link：https://www.rfa.org/mandarin/yataibaodao/meiti/sc-07072023123053.html/@@stream</text:a>
</text:p>
      <text:p text:style-name="P4">
中国国家互联网信息办公室（简称"网信办"）在7月7日发布了名为《网络暴力信息治理规定（征求意见稿）》的文件，表示"网络信息服务提供者应当加强对网络社区版块、网络群组的管理"，"禁止创建以匿名投稿、隔空喊话等名义发布导向不良等内容的话题版块和群组账号（第十四条）"。</text:p>
      <ul>
        <li>
<text:span text:style-name="T4">
<text:a xlink:type="simple" xlink:href="https://www.rfa.org/mandarin/yataibaodao/jingmao/jw-04112023120736.html" text:style-name="Internet_20_link" text:visited-style-name="Visited_20_Internet_20_Link">
 中国网信办加强监管人工智能 学者：专制政权管控舆情 </text:a>
 </text:span>
  * <text:a xlink:type="simple" xlink:href="https://www.rfa.org/mandarin/Xinwen/8-01092023153749.html" text:style-name="Internet_20_link" text:visited-style-name="Visited_20_Internet_20_Link">
 <text:span text:style-name="T4">
中国互联网《深度合成管理规定》即将实施 人权组织：言论管控升级</text:span>
 </text:a>
</li>
      </ul>
      <text:p text:style-name="P4">
<text:span text:style-name="T4">
微博前审核员：新发布文件存在定义模糊问题</text:span>
</text:p>
      <text:p text:style-name="P4">
曾担任新浪微博内容审核员、现居美国的刘力朋表示，这份文件存在着定义模糊的问题：“它没有非常明确去说出来具体怎么操作。像之前那些（文件），对如何审核评论，会有非常细节的（内容），包括它创造出来的词怎么去定义，在网信办哪怕是草拟的法规里都会有说明。这个比较模糊。”</text:p>
      <text:p text:style-name="P4">
目前，中国知名问答网站知乎已在7月7日当天宣布，将下线匿名功能。在知乎发布的通知中，表示“为保障社区内的良性讨论”，知乎已在最新版App中完成匿名功能下线的开发，预计在7月14日上架各大应用商店，而知乎的匿名功能也会在新旧版本的App端和电脑端正式下线。</text:p>
      <text:p text:style-name="P4">
记者向知乎发送邮件，试图询问知乎下线一事是否与中国网信办推出的文件有关。但截止到记者发稿时，尚未得到回应。</text:p>
      <text:p text:style-name="P4">
刘力朋表示，这样的做法实际上并不能防止网暴，而是会助长网暴。他说：“这其实跟前台显示IP地址完全是一个意思，就是要把你在前台的匿名性禁掉。你要面对的不仅仅是网站审查人员，不仅仅是网警。你要面对所有爱国网民，随时可以把你揪出来，举报到单位。”</text:p>
      <text:p text:style-name="P4">
 中国网信办发布的通知（中国网信网截图）  <text:a xlink:type="simple" xlink:href="https://www.rfa.org/mandarin/yataibaodao/meiti/sc-07072023123053.html/m0707-sc1.png" text:style-name="Internet_20_link" text:visited-style-name="Visited_20_Internet_20_Link">
</text:a>
</text:p>
      <text:p text:style-name="P4">
<text:span text:style-name="T4">
禁止匿名真的会防止网暴？</text:span>
</text:p>
      <text:p text:style-name="P4">
中国网信办发布的《网络暴力信息治理规定（征求意见稿）》表示，该规定所说的“网络暴力信息”，“是指通过网络对个人集中发布的，侮辱谩骂、造谣诽谤、侵犯隐私，以及严重影响身心健康的道德绑架、贬低歧视、恶意揣测等违法和不良信息。”（第二条）</text:p>
      <text:p text:style-name="P4">
一名出于安全考虑未透露姓名的知乎用户接受本台采访时表示，在他看来，下线了知乎的匿名功能，会令他更加不敢说话：“以前还能对中国的一些负面现象，匿名说几句阴阳怪气的话。现在不让人匿名了，只能让人更不敢了，因为害怕被人更容易查到。现在估计知乎的用户也会流失一批。”</text:p>
      <text:p text:style-name="P4">
刘力朋表示，事实上在中国，所有人在后台都是“多重实名”的。他告诉记者：“比如IP地址的实名，很早就有了。尤其这五六年内，逐渐完成了手机实名、电信实名制。所以我们看到最后一关，也就要求所有的社交网络必须通过手机号验证，才能够使用。这种就完成了多重实名。”</text:p>
      <text:p text:style-name="P4">
他也认为，中国网民的隐私泄露问题非常严重。而这样的后果是：“很容易造成网民互相网暴，尤其知道你是谁，那更会倾向网暴，举报给你单位。”</text:p>
      <text:p text:style-name="P4">
根据中国网信办发布的通知，《网络暴力信息治理规定（征求意见稿）》的意见反馈截止日期，被定在了今年8月6日。记者也已向中国网信办发送邮件，试图询问关于这一意见征求稿的更多详情，但截止到发稿时没有得到回复。</text:p>
      <text:p text:style-name="P4">
记者：孙诚 责编：梒青 网编：洪伟</text:p>
      <text:p text:style-name="P4">
Source: <text:a xlink:type="simple" xlink:href="https://www.rfa.org/mandarin/yataibaodao/meiti/sc-07072023123053.html" text:style-name="Internet_20_link" text:visited-style-name="Visited_20_Internet_20_Link">
https://www.rfa.org/mandarin/yataibaodao/meiti/sc-07072023123053.html</text:a>
</text:p>
      <!--NEWS-->
      <text:h text:style-name="P10" text:outline-level="1">
<text:span text:style-name="T4">
联合国粮食署：世界粮食6月价格再次下降</text:span>
</text:h>
      <text:p text:style-name="P4">
Author: 联合早报 (Person)</text:p>
      <text:p text:style-name="P4">
Publisher: 联合早报 (Organization)</text:p>
      <text:p text:style-name="P4">
Published Time: 2023-07-07T16:40</text:p>
      <text:p text:style-name="P4">
Modified Time: 2023-07-07T17:20</text:p>
      <text:p text:style-name="P4">
Description: 联合国粮食机构称，受糖、植物油、谷物和乳制品成本下降影响，世界粮食的6月价格指数降至两年多来的最低水平。路透社报道，联合国粮食及农业组织（FAO）星期五（7月7日）说，追踪全球交易...</text:p>
      <text:p text:style-name="P4">
Videos: []</text:p>
      <text:p text:style-name="P4">
Audios: []</text:p>
      <text:p text:style-name="P4">
Images: []</text:p>
      <text:p text:style-name="P4">
Type: NewsArticle</text:p>
      <text:p text:style-name="P4">
Breadcrumbs: ['即时', '国际']</text:p>
      <text:p text:style-name="P4">
Keywords: ['联合国', '粮食', '粮食安全']</text:p>
      <!--METADATA-->
      <text:p text:style-name="P4">
联合国粮食机构称，受糖、植物油、谷物和乳制品成本下降影响，世界粮食的6月价格指数降至两年多来的最低水平。</text:p>
      <text:p text:style-name="P4">
路透社报道，联合国粮食及农业组织（FAO）星期五（7月7日）说，追踪全球交易量最大的食品商品的价格指数显示，全球6月粮食价格指数平均为122.3点，而5月的价格指数则为124.0。</text:p>
      <text:p text:style-name="P4">
6月的价格低点是自2021年4月以来的最低值，也是俄乌战争爆发后，全球粮食价格首次比历史峰值低了23.4%。</text:p>
      <text:p text:style-name="P4">
在另一份关于谷物供需的报告中，FAO预测，今年的世界谷物产量为28.19亿吨，较6月的估计略有增加，也比2022年增加了1.1%。</text:p>
      <text:p text:style-name="P4">
FAO说，粮食的预测值提升是因为全球小麦前景好，达到7.833亿吨，而玉米、大麦、高粱、小麦和大米的价格指数也都有所回落。</text:p>
      <text:p text:style-name="P4">
另外，糖、植物油、乳制品的价格指数也出现下降。FAO说，由于巴西今年甘蔗收成良好，外加全球食糖需求低迷，导致食糖价格指数比5月下降了3.2%，是连续四个月上涨后首次回落。</text:p>
      <text:p text:style-name="P4">
Source: <text:a xlink:type="simple" xlink:href="https://www.zaobao.com.sg/realtime/world/story20230707-1411694" text:style-name="Internet_20_link" text:visited-style-name="Visited_20_Internet_20_Link">
https://www.zaobao.com.sg/realtime/world/story20230707-1411694</text:a>
</text:p>
      <!--NEWS-->
      <text:h text:style-name="P10" text:outline-level="1">
<text:span text:style-name="T4">
耶伦指美中经济几乎不可能脱钩 中方称脱钩断链没有赢家</text:span>
</text:h>
      <text:p text:style-name="P4">
Author: chinese@voanews.com (杨安)</text:p>
      <text:p text:style-name="P4">
Publisher: 美国之音中文网 (Type: NewsMediaOrganization)</text:p>
      <text:p text:style-name="P4">
Published Time: 2023-07-07T16:44:18+08:00</text:p>
      <text:p text:style-name="P4">
Modified Time: 2023-07-07 10:57:18Z</text:p>
      <text:p text:style-name="P4">
Description: 美国财政部长珍妮特·耶伦（Janet Yellen）周五（7月7日）在北京和在华美企会面时表示，美国和中国经济脱钩“几乎不可能”，这将造成全球市场的不稳定。中国财政部同日发布新闻稿称，中美经贸关系的本质是互利共赢，贸易战、“脱钩断链”没有赢家。</text:p>
      <text:p text:style-name="P4">
Videos: []</text:p>
      <text:p text:style-name="P4">
Images: []</text:p>
      <text:p text:style-name="P4">
Categories: ['美国', '经济·金融·贸易', '中国']</text:p>
      <text:p text:style-name="P4">
Type: None</text:p>
      <!--METADATA-->
      <text:p text:style-name="P4">
NoneNone</text:p>
      <text:p text:style-name="P4">
Source: <text:a xlink:type="simple" xlink:href="https://www.voachinese.com/a/yellen-says-impossible-to-decouple-china-us-economies-20230707/7170901.html" text:style-name="Internet_20_link" text:visited-style-name="Visited_20_Internet_20_Link">
https://www.voachinese.com/a/yellen-says-impossible-to-decouple-china-us-economies-20230707/7170901.html</text:a>
</text:p>
      <!--NEWS-->
      <text:h text:style-name="P10" text:outline-level="1">
<text:span text:style-name="T4">
专栏 | 夜话中南海：日后的潘功胜会在中央金融委里扮演何种角色？</text:span>
</text:h>
      <text:p text:style-name="P4">
Author: None</text:p>
      <text:p text:style-name="P4">
Publisher: Radio Free Asia (Organization)</text:p>
      <text:p text:style-name="P4">
Published Time: 2023-07-07T16:49:00-04:00</text:p>
      <text:p text:style-name="P4">
Modified Time: 2023-07-07T17:15:28-04:00</text:p>
      <text:p text:style-name="P4">
Description: None</text:p>
      <text:p text:style-name="P4">
Videos: []</text:p>
      <text:p text:style-name="P4">
Audios: ["<text:a xlink:type="simple" xlink:href="https://www.rfa.org/mandarin/zhuanlan/yehuazhongnanhai/gx-07072023134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4.612011in" draw:z-index="0">
<draw:image xlink:href="../Images/rfamandarin/2023-07-07T16-49-00-04-00/000000.png" xlink:type="simple" xlink:show="embed" xlink:actuate="onLoad" draw:mime-type="image/png"/>
</draw:frame>
 近日出任中国央行党委书记的潘功胜 路透社资料图  <text:a xlink:type="simple" xlink:href="https://www.rfa.org/mandarin/zhuanlan/yehuazhongnanhai/gx-07072023134721.html/@@stream" text:style-name="Internet_20_link" text:visited-style-name="Visited_20_Internet_20_Link">
Audio-1-Link：https://www.rfa.org/mandarin/zhuanlan/yehuazhongnanhai/gx-07072023134721.html/@@stream</text:a>
</text:p>
      <text:p text:style-name="P4">
就在我们本篇文章完稿之前，正在北京访问的美国财政部长耶伦刚刚会见了刘鹤和易纲。最新的相关报道内容是：耶伦在北京时间星期五出席美国商会活动之前，还会晤了中国国家主席习近平的心腹谋士、前主管经济的中国副总理刘鹤以及即将卸任的中国人民银行行长易纲。路透社引述美国财政部一位官员的话说，耶伦与刘鹤和易纲进行了“实质性”的对话。</text:p>
      <text:p text:style-name="P4">
我们在本专栏的前一篇文章《土鳖无能，海龟难退》中已经向读者和听众们分析了刘鹤的“退而不休”，实际上是与易纲在去年十月的中共二十大上失去党内职务之后却又意外在今年三月的全国人大会议上被宣布再任央行行长的背后原因是一样的，都是因为在一个“外”字上，李强内阁中的土鳖无能，导致原李克强内阁中的海龟难退！</text:p>
      <text:p text:style-name="P4">
易纲与刘鹤在北京接待美国财长的消息，也令笔者想起了今年三月易纲在被安排为十四届全国政协常委兼全国政协经济委员会副主任委员的同时又被宣布连任央行行长的消息传出后，一位人在北京的中美关系专家对易纲能在第二任央行行长位置上坚持多久的评论，大意是中美关系坠落的速度有多快，易纲在央行行长位置上留任的时间就有多短。意思是中美关系再坏下去的话，易纲的那点优势就没有习近平政权利用的价值了。</text:p>
      <text:p text:style-name="P4">
不过，现如今的美国财长耶伦的访华，即使能够起到令美中关系暂缓脱勾的推动作用，也很难说能够间接起到延缓易纲央行行长寿命的作用。当然，无论如何，如今正被外界热炒的潘功胜接替央行党委书记之后即也接替行长职务的说法，至少两个月内不会实现。正如笔者在本专栏的上篇文章中已经分析到的那样，央行行长的任命，是必须走一个全国人大常委会的“民主流程”的。而下一次全国人大常委会“例会”的召开时间是八月底。</text:p>
      <text:p text:style-name="P4">
笔者注意到，本月一日潘功胜以央行第一副行长兼国家外汇局局长之身被晋升为央行党委书记，取代了今年三月已经被安排为第十四届全国人大常委兼全国人大财经委员会副主任委员的郭树清之后，有媒体以《他将任中国人行行长？缺乏独立性打破‘双首长’惯例？》为标题报道之。其实，即使是两个月之后的潘功胜果真被宣布把央行党委书记和行政一把手职务“一肩挑”了，也不应该说成是“打破‘双首长’惯例”。而恰恰应该说成是恢复“一肩挑”或者说恢复“党政合一”。因为自中共建政至今，央行首长的党政合一才是常态。</text:p>
      <text:p text:style-name="P4">
两年前笔者曾在本专栏接连发表了《 <text:a xlink:type="simple" xlink:href="https://www.rfa.org/mandarin/zhuanlan/yehuazhongnanhai/gx-11222021145314.html" text:style-name="Internet_20_link" text:visited-style-name="Visited_20_Internet_20_Link">
 公安部的双首长制与王小洪的政治未来</text:a>
》、《奇奇怪怪的中共国务院部委“双首长制”》、《司法部党组书记提前下岗是因为其真博士学历刺痛了“习博士”的玻璃心？》三篇文章，详细介绍了自从“文革”结束之后，中共国务院部委虽然经过了N次“机构改革”，但四十多年下来，大多数的国务院部委都一直施行的是单一首长，或者说党政职务合一制。即国务院各部委的部长、主任同时担任该机构的党组书记（少数机构设党委而非党组），党、政职务合一，党组会议、部长办公会议等都由其主持。</text:p>
      <text:p text:style-name="P4">
而从胡锦涛到习近平时代，已经先后有七八个国务院部委先后或者正在施行“双首长制“。在中国大陆内部，它有时也被称之为”双长制”或者“双头制”。</text:p>
      <text:p text:style-name="P4">
总体来说，出现“双头制”的国务院部委主要可分为四类情况。其中主要两类是行政一把手为“党外人士”和机构规模庞大、直属单位较多的部门，部长、书记分设。后者中外交部是最典型的例子。除了部机关的几十个司局，外交部还有遍及各国及<text:a xlink:type="simple" xlink:href="http://news.takungpao.com/world/" text:style-name="Internet_20_link" text:visited-style-name="Visited_20_Internet_20_Link">
 国际 </text:a>
组织的驻外官员。在中共曾经和正在施行“双首制”的国务院部委里，可以称之为“惯例”的只有外交部。从本世纪以来，外交部就一直实行部长、党委书记分设，譬如唐家璇与李肇星、李肇星与戴秉国、杨洁篪与王毅、杨洁篪与王光亚、杨洁篪与张志军、王毅与张业遂等。并且从李、戴组合开始，部长同时担任党委副书记，党委书记同时担任副部长。</text:p>
      <text:p text:style-name="P4">
而到了齐玉担任外交部党委书记之后，即一改过去党委书记担任副部长的惯例。</text:p>
      <text:p text:style-name="P4">
这里也需要说明一下，外交部的党委书记在齐玉之前虽然一直都兼任副部长，但外交部的部长却不兼任党组副书记，原因就是外交部的副部长一般都是国务委员，是副国级，而部党委书记仅仅是正部长级。</text:p>
      <text:p text:style-name="P4">
从去年十月闭幕的中共二十大至今，在国务院部委里曾经施行过一届“双首长制”后又恢复了单一首长制的典型例子是交通部。截止今年三月的十四届全国人大之前，国务院交通的部长是李鹏公子李小鹏，党组书记是十三届全国政协副主席杨传堂。李小鹏同时兼任党组副书记。</text:p>
      <text:p text:style-name="P4">
在第十四届全国人大一次会议上，任命易纲连任央行央长的同时，比易纲还年轻一岁，也是在年十月召开的中共二十大上即未进中委也未进候补中委的李小鹏同时被任命连任交通部长。次日，交通部的网页上即去掉了杨传堂的名字，李小鹏的职务变成了“党组书记、部长”。</text:p>
      <text:p text:style-name="P4">
与易纲一样的是，在去年的二十大上未进中委的前提下，今年三月的李小鹏也被安排十四届全国政协常委。两者不一样的是，易纲同时也被安排了专门委员会的副主任职务，而李小鹏则没有。</text:p>
      <text:p text:style-name="P4">
这样分析下来，足以证明虽然易纲和李小鹏都在今年三月被安排连任了各自的国务院部门首长职务，但习近平当局显然是考虑了两人都不会在位再坚持干完下一个五年的前提下，李小鹏的任期会比易纲的长。毕竟李小鹏到明年才满65岁。</text:p>
      <text:p text:style-name="P4">
现如今，在潘公胜已经被宣布出任了新一届央行党委书记之后，已经接连两次代行了行长职务。据央行官网“新闻发布”：2023年7月3日，中国人民银行党委书记、国家外汇局局长潘功胜会见韩国央行行长李昌镛一行。双方就宏观经济形势及中韩金融合作等议题交换了意见。</text:p>
      <text:p text:style-name="P4">
2023年7月5日，中国人民银行党委书记、国家外汇局局长潘功胜会见来访的奥地利央行行长霍尔兹曼。双方就共同关心的经济金融议题交换了意见。</text:p>
      <text:p text:style-name="P4">
毫无疑问，如果潘功胜没有央行党委书记的新头衔，那么他的副行长兼外汇管理局局长职务与来访的外国银行正行长的职务是不对等的。所以央行官网上的报道中特别不提潘的副行长职务，只提他的党委书记和外汇局局长的行政职务。</text:p>
      <text:p text:style-name="P4">
再有一个奇怪之处就是，至今为止，央行官网上对网领导的介绍内容未变，依序为郭树清、易纲、潘功胜……。不知道是在等什么？是否和正在筹备的中央中央金融委员会和金融工委的人事安排有关？</text:p>
      <text:p text:style-name="P4">
关注中国政局的人士都应该还记得，今3月16日，新华社播发了中共中央、国务院印发了《党和国家机构改革方案》（下称《方案》）全文，其中金融监管体制改革引起市场广泛关注。全文中，除了组建国家金融监督管理总局、深化地方金融监管体制改革等内容外，《方案》还提出，组建中央金融委员会，设立中央金融委员会办公室，将国务院金融稳定发展委员会办公室职责划入中央金融委员会办公室；组建中央金融工作委员会等重磅改革内容。</text:p>
      <text:p text:style-name="P4">
这里先要解释一下，所谓中央金融委员会和中央金融工作委员会并非是重复设置，前者是“党中央决策议事协调机构”，成立的目的是“加强党中央对金融工作的集中统一领导，负责金融稳定和发展的顶层设计、统筹协调、整体推进、督促落实，研究审议金融领域重大政策、重大问题等”。它下属的实体机构是中央金融委员会办公室，该办公室作为中央金融委员会的办事机构，列入党中央机构序列。</text:p>
      <text:p text:style-name="P4">
而后者，也就是中央金融工作委员会（简称中央金融工委），是一个正部级机关，是所谓的党中央派出机关。</text:p>
      <text:p text:style-name="P4">
在这个新设立的党中央派出机关成立之前，熟悉中共组织机构的都知道有一个中央和国家机关工作委员会（简称中央和国家机关工委），其前身分别是中共中央直属机关工作委员会和中央国家机关委员会，习近平上台后把这两个机构合并，功能是全盘主管中共中央直属机关和所有中央一级的国家机关的党务工作。而中央金融工委成立之前，金融机构的党务工作是归属中央和国家机关工委的，今后，中央和国家机关工作委员会的金融系统党的建设职责就会划入中央金融工作委员会。</text:p>
      <text:p text:style-name="P4">
如上方案公布之后，外界曾猜测这个中央金融委员会是和中央财经委员会同样重要，主任会由习近平亲自兼任，副主任则是国务院总理李强。至于这个委员会的办事机构，即中央金融委员会办公室，目前应该已经开始运作，标志是前光大党委书记王江已经被任命为该办公室的常务副主任。</text:p>
      <text:p text:style-name="P4">
今年5月19日的《华夏日报》以《“最懂银行”的金融老兵再度履新》为题报道说：5月18日，光大集团原党委书记王江现身国家金融监督管理总局揭牌仪式。王江已被任命为中央金融委员会办公室分管日常工作的副主任，并以此身份出席了上述仪式。</text:p>
      <text:p text:style-name="P4">
该报道中还透露，就在王江出席这个仪式的前两天，即5月16日，光大集团官网发表消息说：光大集团召开党委扩大会议。受中央组织部领导委派，中央组织部有关干部局负责同志宣布了中央决定：免去王江的光大集团党委书记职务，另有任用。</text:p>
      <text:p text:style-name="P4">
报道中还称赞这个叫王江的是“横跨学、政、金三界”，入仕前曾有多年的大学教师从业经历。在履职中央金融委员会办公室之前，任光大集团股份公司党委书记、董事长，中国光大集团有限公司董事长。往前回顾，他曾任中国建设银行山东省分行党委副书记、副行长，湖北省和上海市分行党委书记、行长；交通银行党委委员、副行长；江苏省副省长；中国银行党委副书记、副董事长、行长；中国建设银行党委副书记、副董事长、行长。</text:p>
      <text:p text:style-name="P4">
更值得一提的是，这个王江是我们本专栏的前一篇文章中介绍过的何立峰的厦大财金系博士班的同窗。</text:p>
      <text:p text:style-name="P4">
那么，履历如此光鲜的王江只能担任这个中央金融委办公室的常务副主任，正主任的角色谁能胜任呢？比如我们本专栏前一篇节目中介绍过的朱鹤新，在被中组部宣布“另有任用”之后即没了消息。既然被外界一度盛传的接任央行行长的消息没有被证实，那么日后是否会升任中金委办公室的主任呢？</text:p>
      <text:p text:style-name="P4">
我们知道，过去刘鹤曾经以国务院副总理身份兼任中央财经委员会办公室主任。今年三月之后上，何立峰已经以新任国务院副总理身份接替了刘鹤的这一兼职。再兼任中央金融委员会办公室主任的可能性似乎不是很大。但直接兼任这个中央金融委员会的副主任的可能性是存在的。笔者注意到在去年十月召开的中共二十大上，所有时任“党和国家领导人”都是被分配到各地方代表团“当选”党代表的，唯有一个例外就是时任全国政协副主席何立峰是在中央金融机构代表团里。这足以说明何立峰是受命负责主持筹建中央金融工作委员会的。</text:p>
      <text:p text:style-name="P4">
虽然中央财经委员会办公室的常务副主任韩文秀是二十届中央委员，但金融委员会办公室的常务副主任已经由既不是中委也不是中央候补委员的王江出任，另外，连中央候补委员都不是的潘功胜已经被委以央行党委书记，那么朱鹤新以二十届中央候补委员身份出任中央金融委员会办公室主任的可能性也不是没有。</text:p>
      <text:p text:style-name="P4">
另外，中央金融工委的书记和副书记人选至今也都没有对外公布，朱鹤新是否也已经被考虑其中呢？</text:p>
      <text:p text:style-name="P4">
前面介绍了，中共中央的派出机构中央直属机关工委和中央国家机关工委合并为中央和国家机关工委之后，意味着十几个党中央直属机构及上百个中央国家机关的下属机构的的所有党建工作都归他管，可谓庞大无比。但新成立的中央金融机关工委则不然，手下所管的各类金融机构里，央行可谓一家独大。而且，因为央行与下面的分行、支行之间的关系是百分之百的垂直领导，所以下面地方各分行、支行直至分理处的党务系统，也都是中央金融机关工委的子机构、孙机构和重孙机构。这就是为什么去年二十大上的中央金融机构代表团里，居然还有来自新疆某县的女点钞员代表。</text:p>
      <text:p text:style-name="P4">
再者，潘功胜的央行党委书记职务如今已经被落实，那么除了日后接替行长的可能性，他会在中央金融委员会里扮演什么角色呢？更进一步的分析内容，留待本专栏的下篇文章再叙。</text:p>
      <text:p text:style-name="P4">
(本期节目由高新主持及播讲）</text:p>
      <text:p text:style-name="P4">
(文章只代表特约评论员个人的立场和观点）</text:p>
      <text:p text:style-name="P4">
Source: <text:a xlink:type="simple" xlink:href="https://www.rfa.org/mandarin/zhuanlan/yehuazhongnanhai/gx-07072023134721.html" text:style-name="Internet_20_link" text:visited-style-name="Visited_20_Internet_20_Link">
https://www.rfa.org/mandarin/zhuanlan/yehuazhongnanhai/gx-07072023134721.html</text:a>
</text:p>
      <!--NEWS-->
      <text:h text:style-name="P10" text:outline-level="1">
<text:span text:style-name="T4">
北京2人高温致死 中国多地开放防空洞让民众避暑</text:span>
</text:h>
      <text:p text:style-name="P4">
Author: None</text:p>
      <text:p text:style-name="P4">
Publisher: Radio Free Asia (Organization)</text:p>
      <text:p text:style-name="P4">
Published Time: 2023-07-07T16:56:54-04:00</text:p>
      <text:p text:style-name="P4">
Modified Time: 2023-07-07T16:56: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4.612011in" draw:z-index="0">
<draw:image xlink:href="../Images/rfamandarin/2023-07-07T16-56-54-04-00/000000.png" xlink:type="simple" xlink:show="embed" xlink:actuate="onLoad" draw:mime-type="image/png"/>
</draw:frame>
 2023年7月7日，一名妇女头顶高温游览北京故宫。<text:a xlink:type="simple" xlink:href="https://www.rfa.org/mandarin/Xinwen/10-07072023165128.html/@@images/image" text:style-name="Internet_20_link" text:visited-style-name="Visited_20_Internet_20_Link">
 </text:a>
美联社</text:p>
      <text:p text:style-name="P4">
中国部分地区因为异常高温导致有人员死亡，全国各地城市周五（7日）纷纷开放防空洞，为居民提供降温避暑的场所。</text:p>
      <text:p text:style-name="P4">
中国北方地区正经历连续几天的创纪录高温，并伴随着干旱。据国家气候中心的数据，本周早些时候，北京连续九天出现35摄氏度以上的高温，这是自1961年以来的新纪录。</text:p>
      <text:p text:style-name="P4">
据美联社报道，中国东部沿海的杭州、中部地区的武汉以及邻近北京的河北省石家庄在过去一周内均宣布向居民开放防空洞，以逃避酷暑。</text:p>
      <text:p text:style-name="P4">
当局已发布健康警报，并在首都及其他地方暂停户外工作。</text:p>
      <text:p text:style-name="P4">
到目前为止，北京已有两人死于炎热天气。卫生当局表示，上周日，一名导游在颐和园导览期间中暑晕倒并丧生。上个月，北京还有一名妇女因中暑而死亡。</text:p>
      <text:p text:style-name="P4">
杭州市相邻的绍兴市卫生部门周四表示，他们记录到由高温引起的死亡案例，但没有具体提供任何细节。</text:p>
      <text:p text:style-name="P4">
天气部门周四还发出警告，称中国北方地区严重干旱威胁到农作物，并对负荷过度的电网造成压力。与此同时，中国南方地区近几周遭受了大规模洪水灾害，导致数千人流离失所。</text:p>
      <text:p text:style-name="P4">
中央气象台7日晚6点继续发布高温橙色预警，预计7月8日白天，华北大部、黄淮、江南大部、华南以及四川盆地等多地有35℃以上的高温天气，其中，河北南部、河南北部、山东西北部等局地可达40℃以上。</text:p>
      <text:p text:style-name="P4">
责编：凯迪</text:p>
      <text:p text:style-name="P4">
Source: <text:a xlink:type="simple" xlink:href="https://www.rfa.org/mandarin/Xinwen/10-07072023165128.html" text:style-name="Internet_20_link" text:visited-style-name="Visited_20_Internet_20_Link">
https://www.rfa.org/mandarin/Xinwen/10-07072023165128.html</text:a>
</text:p>
      <!--NEWS-->
      <text:h text:style-name="P10" text:outline-level="1">
<text:span text:style-name="T4">
捷克总理：欧盟讨论利用俄资产重建乌克兰</text:span>
</text:h>
      <text:p text:style-name="P4">
Author: 联合早报 (Person)</text:p>
      <text:p text:style-name="P4">
Publisher: 联合早报 (Organization)</text:p>
      <text:p text:style-name="P4">
Published Time: 2023-07-07T17:00</text:p>
      <text:p text:style-name="P4">
Modified Time: 2023-07-07T17:46</text:p>
      <text:p text:style-name="P4">
Description: 捷克总理菲亚拉说，欧盟国家正在讨论如何利用被冻结的俄罗斯资产来帮助乌克兰重建家园。路透社报道，菲亚拉（Petr Fiala）星期五（7月7日）与乌克兰总统泽伦斯基会晤后说：“无论是...</text:p>
      <text:p text:style-name="P4">
Videos: []</text:p>
      <text:p text:style-name="P4">
Audios: []</text:p>
      <text:p text:style-name="P4">
Images: []</text:p>
      <text:p text:style-name="P4">
Type: NewsArticle</text:p>
      <text:p text:style-name="P4">
Breadcrumbs: ['即时', '国际']</text:p>
      <text:p text:style-name="P4">
Keywords: ['捷克', '俄乌战争', '欧盟', '乌克兰', '俄罗斯', '北约', '武器']</text:p>
      <!--METADATA-->
      <text:p text:style-name="P4">
捷克总理菲亚拉说，欧盟国家正在讨论如何利用被冻结的俄罗斯资产来帮助乌克兰重建家园。</text:p>
      <text:p text:style-name="P4">
路透社报道，菲亚拉（PetrFiala）星期五（7月7日）与乌克兰总统泽伦斯基会晤后说：“无论是从法律还是其他角度来看，这都不是一个简单的话题，但这里也正在进行密集的谈判，正是为了让我们也能利用这些被冻结的资产来帮助乌克兰。”</text:p>
      <text:p text:style-name="P4">
菲亚拉还说，捷克将向乌克兰派遣战斗直升机，并对乌克兰飞行员进行美制F-16喷气式战机的培训、提供飞行模拟器等，以帮助乌克兰对抗俄军。</text:p>
      <text:p text:style-name="P4">
自俄乌战争爆发以来，捷克已向乌克兰提供了676件重型武器和400多万件中、大口径弹药。</text:p>
      <text:p text:style-name="P4">
菲亚拉告诉记者：“捷克将进一步捐赠作战直升机和数十万枚大口径弹药，包括1万件弹药和至少一辆坦克、装甲车或类似装备。”</text:p>
      <text:p text:style-name="P4">
此外，菲亚拉还明确赞同乌克兰加入北约的申请，称“我希望所有北约盟国明确支持乌克兰加入的努力”。</text:p>
      <text:p text:style-name="P4">
泽连斯基则在与菲亚拉一同召开新闻发布会时说，基辅需要美国的远程武器来打击俄军。</text:p>
      <text:p text:style-name="P4">
泽连斯基说：“没有远程武器，不仅难以执行进攻任务，而且也难以开展防御行动……我们正在与美国谈论（供给）远程系统，但（美国是否在）今年作出决定则取决于他们。”</text:p>
      <text:p text:style-name="P4">
据此前报道，三名不愿具名的美国官员透露，美政府或最快星期五（7日）公布对乌克兰的新军事援助计划，其中包括用155毫米榴弹炮车发射的集束炸弹。</text:p>
      <text:p text:style-name="P4">
Source: <text:a xlink:type="simple" xlink:href="https://www.zaobao.com.sg/realtime/world/story20230707-1411703" text:style-name="Internet_20_link" text:visited-style-name="Visited_20_Internet_20_Link">
https://www.zaobao.com.sg/realtime/world/story20230707-1411703</text:a>
</text:p>
      <!--NEWS-->
      <text:h text:style-name="P10" text:outline-level="1">
<text:span text:style-name="T4">
《亚太报道》2023年7月7日音频</text:span>
</text:h>
      <text:p text:style-name="P4">
Author: None</text:p>
      <text:p text:style-name="P4">
Publisher: Radio Free Asia (Organization)</text:p>
      <text:p text:style-name="P4">
Published Time: 2023-07-07T17:11:33-04:00</text:p>
      <text:p text:style-name="P4">
Modified Time: 2023-07-07T17:11:33-04:00</text:p>
      <text:p text:style-name="P4">
Description: None</text:p>
      <text:p text:style-name="P4">
Videos: []</text:p>
      <text:p text:style-name="P4">
Audios: ["<text:a xlink:type="simple" xlink:href="https://www.rfa.org/mandarin/apr-audio/yp-070720230931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3.88615in" draw:z-index="0">
<draw:image xlink:href="../Images/rfamandarin/2023-07-07T17-11-33-04-00/000000.png" xlink:type="simple" xlink:show="embed" xlink:actuate="onLoad" draw:mime-type="image/png"/>
</draw:frame>
 <text:a xlink:type="simple" xlink:href="https://www.rfa.org/mandarin/apr-audio/yp-07072023093141.html/@@images/image" text:style-name="Internet_20_link" text:visited-style-name="Visited_20_Internet_20_Link">
</text:a>
 自由亚洲电台制图  <text:a xlink:type="simple" xlink:href="https://www.rfa.org/mandarin/apr-audio/yp-07072023093141.html/@@stream" text:style-name="Internet_20_link" text:visited-style-name="Visited_20_Internet_20_Link">
Audio-1-Link：https://www.rfa.org/mandarin/apr-audio/yp-07072023093141.html/@@stream </text:a>
</text:p>
      <text:p text:style-name="P4">
此次节目的主要内容：</text:p>
      <text:p text:style-name="P4">
1. 美国财长耶伦会晤中国总理李强，美中关系的"彩虹"出现了吗？</text:p>
      <text:p text:style-name="P4">
2. 中国经济多云转阴，蚂蚁金服被罚巨款后，转入"常态化监管"；</text:p>
      <text:p text:style-name="P4">
3. 本台推出特别报道，纪念"709大抓捕事件"八周年；</text:p>
      <text:p text:style-name="P4">
4. 中国网信办拟定新规，禁止公众匿名发帖；</text:p>
      <text:p text:style-name="P4">
5. 原司法部长傅政华的北京豪宅拍卖，但无人投标。</text:p>
      <text:p text:style-name="P4">
Source: <text:a xlink:type="simple" xlink:href="https://www.rfa.org/mandarin/apr-audio/yp-07072023093141.html" text:style-name="Internet_20_link" text:visited-style-name="Visited_20_Internet_20_Link">
https://www.rfa.org/mandarin/apr-audio/yp-07072023093141.html</text:a>
</text:p>
      <!--NEWS-->
      <text:h text:style-name="P10" text:outline-level="1">
<text:span text:style-name="T4">
马哈迪：指马国是多元种族国家才是违反宪法</text:span>
</text:h>
      <text:p text:style-name="P4">
Author: 联合早报 (Person)</text:p>
      <text:p text:style-name="P4">
Publisher: 联合早报 (Organization)</text:p>
      <text:p text:style-name="P4">
Published Time: 2023-07-07T17:31</text:p>
      <text:p text:style-name="P4">
Modified Time: 2023-07-07T17:56</text:p>
      <text:p text:style-name="P4">
Description: 马来西亚前首相马哈迪说，马国虽由不同种族的公民组成，但并不意味著它是一个多种族国家，那些指马国是多元种族国家的说法，实则违反了马国联邦宪法。《东方日报》报道，马哈迪星期五（7月7日...</text:p>
      <text:p text:style-name="P4">
Videos: []</text:p>
      <text:p text:style-name="P4">
Audios: []</text:p>
      <text:p text:style-name="P4">
Images: []</text:p>
      <text:p text:style-name="P4">
Type: NewsArticle</text:p>
      <text:p text:style-name="P4">
Breadcrumbs: ['即时', '国际']</text:p>
      <text:p text:style-name="P4">
Keywords: ['马来西亚', '马哈迪', '多元种族']</text:p>
      <!--METADATA-->
      <text:p text:style-name="P4">
马来西亚前首相马哈迪说，马国虽由不同种族的公民组成，但并不意味著它是一个多种族国家，那些指马国是多元种族国家的说法，实则违反了马国联邦宪法。</text:p>
      <text:p text:style-name="P4">
《东方日报》报道，马哈迪星期五（7月7日）在脸书撰文捍卫他此前有关“宣扬多元种族国家违宪”的言论。他指出，马国联邦宪法并没有阐明马来西亚是一个多元种族国家。</text:p>
      <text:p text:style-name="P4">
马哈迪举例称，英国、美国和澳洲的公民首先须认同自己是国家公民，而不是依据种族身份。</text:p>
      <text:p text:style-name="P4">
早前，马哈迪批评团结政府拒绝法治，并指马国宪法从未阐明马来西亚是个多元种族国家，而是强调大马的民族性。他说，自己只是在捍卫宪法并没抵触法令，那些提倡多元种族国家的说法才是违宪。</text:p>
      <text:p text:style-name="P4">
他认为：“凭借国语、传统和马来王室，宪法可以确认这个国家就是一个马来国家。”</text:p>
      <text:p text:style-name="P4">
他还说：“如果达成协议，马来西亚就可以变成一个多元种族国家，但原有的马来国家将消失。如果马来人想要消灭这个国家的马来民族性，那就去支持所谓的‘多元种族国家’。”</text:p>
      <text:p text:style-name="P4">
Source: <text:a xlink:type="simple" xlink:href="https://www.zaobao.com.sg/realtime/world/story20230707-1411712" text:style-name="Internet_20_link" text:visited-style-name="Visited_20_Internet_20_Link">
https://www.zaobao.com.sg/realtime/world/story20230707-1411712</text:a>
</text:p>
      <!--NEWS-->
      <text:h text:style-name="P10" text:outline-level="1">
<text:span text:style-name="T4">
新西兰总理称 与中国进行“艰难对话”总比不对话好</text:span>
</text:h>
      <text:p text:style-name="P4">
Author: chinese@voanews.com (金谷)</text:p>
      <text:p text:style-name="P4">
Publisher: 美国之音中文网 (Type: NewsMediaOrganization)</text:p>
      <text:p text:style-name="P4">
Published Time: 2023-07-07T17:44:19+08:00</text:p>
      <text:p text:style-name="P4">
Modified Time: 2023-07-07 14:22:40Z</text:p>
      <text:p text:style-name="P4">
Description: 新西兰总理克里斯·希普金斯（Chris Hipkins）周五（7月7日）表示，新西兰将需要继续与其最大贸易伙伴中国进行接触，但在涉及挑战新西兰国家利益的领域，新西兰将不同意北京的立场</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new-zealand-pm-says-tough-conversations-with-china-better-than-no-talk-s-20230707/7170882.html" text:style-name="Internet_20_link" text:visited-style-name="Visited_20_Internet_20_Link">
https://www.voachinese.com/a/new-zealand-pm-says-tough-conversations-with-china-better-than-no-talk-s-20230707/7170882.html</text:a>
</text:p>
      <!--NEWS-->
      <text:h text:style-name="P10" text:outline-level="1">
<text:span text:style-name="T4">
番茄价格飙涨 印度麦当劳产品将去除番茄</text:span>
</text:h>
      <text:p text:style-name="P4">
Author: 联合早报 (Person)</text:p>
      <text:p text:style-name="P4">
Publisher: 联合早报 (Organization)</text:p>
      <text:p text:style-name="P4">
Published Time: 2023-07-07T18:13</text:p>
      <text:p text:style-name="P4">
Modified Time: 2023-07-07T18:41</text:p>
      <text:p text:style-name="P4">
Description: 由于番茄价格飙涨，以及供给短缺和品质不佳等问题，印度多地的麦当劳选择宣布暂时停止在汉堡中加入新鲜番茄。路透社报道，在印度一些地区，传统印度菜的主食批发价在一个月内狂飙288%，并在...</text:p>
      <text:p text:style-name="P4">
Videos: []</text:p>
      <text:p text:style-name="P4">
Audios: []</text:p>
      <text:p text:style-name="P4">
Images: []</text:p>
      <text:p text:style-name="P4">
Type: NewsArticle</text:p>
      <text:p text:style-name="P4">
Breadcrumbs: ['即时', '国际']</text:p>
      <text:p text:style-name="P4">
Keywords: ['印度', '农业', '麦当劳', '零售', '涨价']</text:p>
      <!--METADATA-->
      <text:p text:style-name="P4">
由于番茄价格飙涨，以及供给短缺和品质不佳等问题，印度多地的麦当劳选择宣布暂时停止在汉堡中加入新鲜番茄。</text:p>
      <text:p text:style-name="P4">
路透社报道，在印度一些地区，传统印度菜的主食批发价在一个月内狂飙288%，并在星期五（7月7日）达到每公斤140卢比（约2.30新元）的高点；而零售价格也在持续飙涨，导致民众纷纷减少消费。</text:p>
      <text:p text:style-name="P4">
印政府将番茄价格飙涨归咎于季风降雨导致运输和分销被扰乱，但在几个月前，印度多种大宗食品包括牛奶、调味品等，已纷纷出现价格上涨的情况。</text:p>
      <text:p text:style-name="P4">
位于首都新德里的两家麦当劳店因无法继续提供番茄，在店内张贴通告称：“尽管我们尽了最大努力，但我们无法获得足够数量的（番茄），以及能通过严格的质量检查的番茄……我们被迫为您提供没有番茄的产品。”</text:p>
      <text:p text:style-name="P4">
商店经理说，停止提供新鲜番茄更多是因为供应链问题导致番茄品质受到影响，而不是因为番茄价格飙涨。</text:p>
      <text:p text:style-name="P4">
不过，在印度西部和南部地区拥有357家麦当劳经营权的Westlife Foodworld则说：“没有（遇到）严重的番茄相关问题。”</text:p>
      <text:p text:style-name="P4">
Westlife Foodworld补充说，番茄供给问题是季节性的，旗下只有10%到15%的麦当劳暂停供应番茄。</text:p>
      <text:p text:style-name="P4">
据悉，包装番茄酱并未受到影响。</text:p>
      <text:p text:style-name="P4">
Source: <text:a xlink:type="simple" xlink:href="https://www.zaobao.com.sg/realtime/world/story20230707-1411731" text:style-name="Internet_20_link" text:visited-style-name="Visited_20_Internet_20_Link">
https://www.zaobao.com.sg/realtime/world/story20230707-1411731</text:a>
</text:p>
      <!--NEWS-->
      <text:h text:style-name="P10" text:outline-level="1">
<text:span text:style-name="T4">
克宫：俄罗斯将密切关注泽连斯基与埃尔多安会谈结果</text:span>
</text:h>
      <text:p text:style-name="P4">
Author: 联合早报 (Person)</text:p>
      <text:p text:style-name="P4">
Publisher: 联合早报 (Organization)</text:p>
      <text:p text:style-name="P4">
Published Time: 2023-07-07T18:24</text:p>
      <text:p text:style-name="P4">
Modified Time: 2023-07-07T18:27</text:p>
      <text:p text:style-name="P4">
Description: 克里姆林宫说，俄罗斯将密切关注乌克兰总统泽连斯基和土耳其总统埃尔多安在土耳其举行的会晤结果。综合路透社和法新社报道，泽连斯基与埃尔多安计划在此次会晤中，就即将于7月18日到期的黑海...</text:p>
      <text:p text:style-name="P4">
Videos: []</text:p>
      <text:p text:style-name="P4">
Audios: []</text:p>
      <text:p text:style-name="P4">
Images: []</text:p>
      <text:p text:style-name="P4">
Type: NewsArticle</text:p>
      <text:p text:style-name="P4">
Breadcrumbs: ['即时', '国际']</text:p>
      <text:p text:style-name="P4">
Keywords: ['俄乌战争', '俄罗斯', '乌克兰', '土耳其', '泽连斯基', '埃尔多安']</text:p>
      <!--METADATA-->
      <text:p text:style-name="P4">
克里姆林宫说，俄罗斯将密切关注乌克兰总统泽连斯基和土耳其总统埃尔多安在土耳其举行的会晤结果。</text:p>
      <text:p text:style-name="P4">
综合路透社和法新社报道，泽连斯基与埃尔多安计划在此次会晤中，就即将于7月18日到期的黑海谷物出口协议进行讨论。</text:p>
      <text:p text:style-name="P4">
克里姆林宫发言人佩斯科夫星期五（7月7日）说，乌土首脑在伊斯坦布尔开展的会晤很重要，“我们将非常密切地关注这些会谈的结果。”</text:p>
      <text:p text:style-name="P4">
佩斯科夫对埃尔多安多次调节谷物协议的努力表示肯定。他说：“莫斯科珍视与安卡拉的关系，并承认埃尔多安的调解努力。”</text:p>
      <text:p text:style-name="P4">
佩斯科夫还透露，俄总统普京可能很快就会与埃尔多安会面，但尚未确定日期。</text:p>
      <text:p text:style-name="P4">
Source: <text:a xlink:type="simple" xlink:href="https://www.zaobao.com.sg/realtime/world/story20230707-1411736" text:style-name="Internet_20_link" text:visited-style-name="Visited_20_Internet_20_Link">
https://www.zaobao.com.sg/realtime/world/story20230707-1411736</text:a>
</text:p>
      <!--NEWS-->
      <text:h text:style-name="P10" text:outline-level="1">
<text:span text:style-name="T4">
周五美市盘前小幅走低 重点谈石油巨头埃克森美孚即将发布的业绩</text:span>
</text:h>
      <text:p text:style-name="P4">
Author: 李可爱 (Person)</text:p>
      <text:p text:style-name="P4">
Publisher: 联合早报 (Organization)</text:p>
      <text:p text:style-name="P4">
Published Time: 2023-07-07T19:52</text:p>
      <text:p text:style-name="P4">
Modified Time: 2023-07-07T19:52</text:p>
      <text:p text:style-name="P4">
Description: 星期五（7月7日）重点：美国华尔街股市主要股指期货星期五（7月7日）小幅走低。华尔街投资者都在等待即将发布的6月份就业报告。而隔夜的私营部门就业数据强劲，加剧投资者对美联储将继续加...</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今晚美市看什么', '美国股市', '美市', '财经即时', '埃克森美孚']</text:p>
      <!--METADATA-->
      <text:h text:style-name="P13" text:outline-level="4">
<text:span text:style-name="T4">
星期五（7月7日）重点：</text:span>
</text:h>
      <ul>
        <li>
美国华尔街股市主要股指期货星期五（7月7日）小幅走低。华尔街投资者都在等待即将发布的6月份就业报告。而隔夜的私营部门就业数据强劲，加剧投资者对美联储将继续加息的担忧。   * 在晚上7时截稿时，标准与普尔500指数期货微跌2.20点或0.05％，报4409.4点；纳斯达克100指数期货下跌20.6点或0.14％，报15068.8点；道琼斯指数期货则微起1.5点，报33923.8点。   * 华尔街股市主要股指隔夜（星期四）大幅下跌。隔夜发布的6月份私营部门就业人数激增，显示美国劳动力市场强劲。这个消息除了提振债券收益率之外，也引发股市广泛抛售。   * 标准与普尔500指数隔夜下跌35.23点，闭市报4411.59点。重量级的道琼斯指数则跌366.38点，闭市报33922.26点。以科技股为主的纳斯达克100指数也退低0.75％或114.33点，以15089.45点收市。   * 美国股市隔夜的交易活跃，交易所的总成交量是117亿股，比过去20天的111亿股平均成交量多。</li>
      </ul>
      <text:h text:style-name="P13" text:outline-level="4">
<text:span text:style-name="T4">
盘前交易重点：</text:span>
</text:h>
      <text:p text:style-name="P4">
●今晚盘前有许多电动车初创公司相关消息。其中Rivian再次公开重申，该公司能够实现年产量5万辆电动车的目标。去年Rivian的产量仅是2万5000辆。今年第二季度，该公司迎来业务“转折点”，取得交付量达1万2640辆，产量更是接近1万4000辆。Rivian股价在盘前上涨超过2.2％，截稿时报22.10美元。</text:p>
      <text:p text:style-name="P4">
<draw:frame draw:style-name="fr1" draw:name="Image276" text:anchor-type="as-char" svg:width="6.9236in" svg:height="4.615733in" draw:z-index="0">
<draw:image xlink:href="../Images/zaobao world/2023-07-07T19-52/000000.png" xlink:type="simple" xlink:show="embed" xlink:actuate="onLoad" draw:mime-type="image/png"/>
</draw:frame>
Rivian再次公开重申，该公司今年能够实现年产量5万辆电动车的目标。（路透社）</text:p>
      <text:p text:style-name="P4">
●重型电动卡车制造商Nikola宣布，由于发行新股计划未能获得股东支持，该公司将把股东大会推迟至8月3日才举行。Nikola股价在今晚盘前下跌超过1.5％，截稿时报1.28美元。</text:p>
      <text:p text:style-name="P4">
●另一家美国电动车初创公司MullenAutomotive则已被授权在今年12月31日之前，展开高达2500万美元的普通股回购计划。Mullen股价在今晚盘前飙升超过5.44％，截稿时报0.2335美元。</text:p>
      <text:p text:style-name="P4">
●药剂公司百健（Biogen）和合作伙伴卫材（Eisai）联合开发的阿尔茨海默病治疗药物Leqembi，已经获得美国食品和药物管理局（FDA）的批准。百健股价在盘前上涨1.01美元，截稿时报286美元。</text:p>
      <text:p text:style-name="P4">
<draw:frame draw:style-name="fr1" draw:name="Image277" text:anchor-type="as-char" svg:width="6.9236in" svg:height="4.615733in" draw:z-index="0">
<draw:image xlink:href="../Images/zaobao world/2023-07-07T19-52/000001.png" xlink:type="simple" xlink:show="embed" xlink:actuate="onLoad" draw:mime-type="image/png"/>
</draw:frame>
图为百健和合作伙伴卫材联合开发的阿尔茨海默病治疗药物Leqembi。（路透社）</text:p>
      <text:p text:style-name="P4">
●星期五下文我们来看看石油巨头埃克森美孚如何在季度业绩发布之前，预先给投资者“心理准备”。今晚盘前该股下跌0.63美元，截稿时报102.29美元。</text:p>
      <text:p text:style-name="P4">
●盘前活跃股按序：特斯拉（Tesla）、Opendoor Technologies、亚马逊（Amazon）、PalantirTechnologies和英伟达（Nvidia）。截稿时，这五只活跃股的股价全部下跌。</text:p>
      <text:p text:style-name="P4">
<draw:frame draw:style-name="fr1" draw:name="Image278" text:anchor-type="as-char" svg:width="6.9236in" svg:height="4.615733in" draw:z-index="0">
<draw:image xlink:href="../Images/zaobao world/2023-07-07T19-52/000002.png" xlink:type="simple" xlink:show="embed" xlink:actuate="onLoad" draw:mime-type="image/png"/>
</draw:frame>
石油巨头埃克森美孚在发布季度业绩之前，预先给出盈利指引，让投资者做好“心理准备”。（路透社）</text:p>
      <text:h text:style-name="P13" text:outline-level="4">
<text:span text:style-name="T4">
埃克森美孚公司（Exxon Mobil Corp）（纽约证券交易所代码：XOM）</text:span>
</text:h>
      <text:p text:style-name="P4">
石油巨头埃克森美孚公司星期三（5日）提交了一份报告给美国证券交易委员会（SEC），披露集团今年第二季度营运盈利将会出现大幅下降，而造成这个局面的两大因素就是天然气价格下跌和炼油盈利率下降。</text:p>
      <text:p text:style-name="P4">
这份“业绩预警”报告在隔夜开始传开后，导致埃克森美孚下跌了3.73％，闭市报102.92美元。</text:p>
      <text:p text:style-name="P4">
埃克森美孚在给SEC的报告中写道，俄罗斯入侵乌克兰后，石油和天然气价格飙升，将全球能源业绩推升至创纪录水平，集团一年前的营运盈利也因此达到178亿5000万美元。但是现在这个数字预料将会下降至约78亿美元了。</text:p>
      <text:p text:style-name="P4">
埃克森美孚说，天然气价格和炼油利润下降将使集团第二季度盈利环比减少约40亿美元。其中天然气价格下跌导致盈利减少约20亿美元，炼油盈利率下降则给集团约21亿美元的负面影响。不过因为未结算衍生品为集团带进盈利6亿美元，化学品也为集团赚取盈利3亿美元，这两个部门都部分抵消了盈利下降的幅度。而油价下跌则只会使盈利减少约1亿美元。</text:p>
      <text:p text:style-name="P4">
埃克森美孚是欧美五大石油巨头当中，首家发布第二季度盈利指引的公司。换言之，它对本月较迟时候发布的业绩概况，预先给了投资者一定的“心理准备”。</text:p>
      <text:p text:style-name="P4">
随着全球利率上升，中国从疫情中缓慢复苏，大宗商品价格在下跌，许多大型石油公司的盈利也开始从去年的创纪录水平逐步下降。在即将开始的第二季度业绩报告季节里，许多投资者相信都会密切关注，看看这些石油公司高管们是否能够恪守之前的承诺，通过回购和股息向股东回馈数十亿美元。</text:p>
      <text:p text:style-name="P4">
在Tipranks的15名分析师当中，有九名给予埃克森美孚股“买进”的评级，六名给予“持守”的评级，一年期限平均目标价则是127.90美元。</text:p>
      <text:p text:style-name="P4">
Source: <text:a xlink:type="simple" xlink:href="https://www.zaobao.com.sg/realtime/world/story20230707-1411752" text:style-name="Internet_20_link" text:visited-style-name="Visited_20_Internet_20_Link">
https://www.zaobao.com.sg/realtime/world/story20230707-1411752</text:a>
</text:p>
      <!--NEWS-->
      <text:h text:style-name="P10" text:outline-level="1">
<text:span text:style-name="T4">
斯托尔滕贝格：北约将重申乌克兰或在未来成为一员</text:span>
</text:h>
      <text:p text:style-name="P4">
Author: 联合早报 (Person)</text:p>
      <text:p text:style-name="P4">
Publisher: 联合早报 (Organization)</text:p>
      <text:p text:style-name="P4">
Published Time: 2023-07-07T20:42</text:p>
      <text:p text:style-name="P4">
Modified Time: 2023-07-07T20:42</text:p>
      <text:p text:style-name="P4">
Description: 北约秘书长斯托尔滕贝格说，成员国将在下周立陶宛举行的北约峰会中，“重申”乌克兰将在未来加入北约的承诺。综合路透社和法新社报道，斯托尔滕贝格星期五（7月7日）说：“我预计所有（北约）...</text:p>
      <text:p text:style-name="P4">
Videos: []</text:p>
      <text:p text:style-name="P4">
Audios: []</text:p>
      <text:p text:style-name="P4">
Images: []</text:p>
      <text:p text:style-name="P4">
Type: NewsArticle</text:p>
      <text:p text:style-name="P4">
Breadcrumbs: ['即时', '国际']</text:p>
      <text:p text:style-name="P4">
Keywords: ['北约', '乌克兰', '瑞典', '土耳其']</text:p>
      <!--METADATA-->
      <text:p text:style-name="P4">
北约秘书长斯托尔滕贝格说，成员国将在下周立陶宛举行的北约峰会中，“重申”乌克兰将在未来加入北约的承诺。</text:p>
      <text:p text:style-name="P4">
综合路透社和法新社报道，斯托尔滕贝格星期五（7月7日）说：“我预计所有（北约）领导人将重申乌克兰将成为北约成员，并就如何使乌克兰更接近这一目标而团结共识。”</text:p>
      <text:p text:style-name="P4">
此外，斯托尔滕贝格也表明，瑞典与土耳其之间还存在分歧，指两国“仍存在需要弥补的差距”。为了促成瑞典尽快入约，斯托尔滕贝格计划在下周北约峰会召开前，再与瑞典和土耳其领导人会面。</text:p>
      <text:p text:style-name="P4">
北约峰会定7月11日及12日在立陶宛首都维尔纽斯举行。</text:p>
      <text:p text:style-name="P4">
Source: <text:a xlink:type="simple" xlink:href="https://www.zaobao.com.sg/realtime/world/story20230707-1411769" text:style-name="Internet_20_link" text:visited-style-name="Visited_20_Internet_20_Link">
https://www.zaobao.com.sg/realtime/world/story20230707-1411769</text:a>
</text:p>
      <!--NEWS-->
      <text:h text:style-name="P10" text:outline-level="1">
<text:span text:style-name="T4">
IAEA总干事透露参与处理水评估报告的专家存在分歧</text:span>
</text:h>
      <text:p text:style-name="P4">
Author: 联合早报 (Person)</text:p>
      <text:p text:style-name="P4">
Publisher: 联合早报 (Organization)</text:p>
      <text:p text:style-name="P4">
Published Time: 2023-07-07T21:05</text:p>
      <text:p text:style-name="P4">
Modified Time: 2023-07-07T21:05</text:p>
      <text:p text:style-name="P4">
Description: 联合国国际原子能机构（IAEA）总干事格罗西透露，有一到两位参与福岛核电站处理水评估报告的专家对排海计划存有意见分歧。路透社报道，格罗西星期五（7月7日）接受路透社采访时说，一些关...</text:p>
      <text:p text:style-name="P4">
Videos: []</text:p>
      <text:p text:style-name="P4">
Audios: []</text:p>
      <text:p text:style-name="P4">
Images: []</text:p>
      <text:p text:style-name="P4">
Type: NewsArticle</text:p>
      <text:p text:style-name="P4">
Breadcrumbs: ['即时', '国际']</text:p>
      <text:p text:style-name="P4">
Keywords: ['国际原子能机构', '福岛第一核电站', '福岛', '辐射']</text:p>
      <!--METADATA-->
      <text:p text:style-name="P4">
联合国国际原子能机构（IAEA）总干事格罗西透露，有一到两位参与福岛核电站处理水评估报告的专家对排海计划存有意见分歧。</text:p>
      <text:p text:style-name="P4">
路透社报道，格罗西星期五（7月7日）接受路透社采访时说，一些关于处理水排海的想法“遭一、两个专家反对”。</text:p>
      <text:p text:style-name="P4">
当被问及报告背后是否有专家存有顾虑时，格罗西补充说：“我听到有人这么说……但是，我们公布的内容在科学上是无可挑剔的。”</text:p>
      <text:p text:style-name="P4">
他补充说，没有持反对意见的专家直接向他提出关切。</text:p>
      <text:p text:style-name="P4">
格罗西星期二（4日）到访日本，发布了日本福岛核污水处置“符合IAEA安全标准”综合评估报告，并把报告交给日本首相岸田文雄。三天后，日本核监管机构刚向东京电力公司签发许可证，允许东京电力开始把超过130万吨经“多核素去除系统”（ALPS）的处理水排入太平洋。</text:p>
      <text:p text:style-name="P4">
Source: <text:a xlink:type="simple" xlink:href="https://www.zaobao.com.sg/realtime/world/story20230707-1411778" text:style-name="Internet_20_link" text:visited-style-name="Visited_20_Internet_20_Link">
https://www.zaobao.com.sg/realtime/world/story20230707-1411778</text:a>
</text:p>
      <!--NEWS-->
      <text:h text:style-name="P10" text:outline-level="1">
<text:span text:style-name="T4">
菲律宾军方：菲近海的中国渔船数量猛增“令人震惊”</text:span>
</text:h>
      <text:p text:style-name="P4">
Author: chinese@voanews.com (美国之音)</text:p>
      <text:p text:style-name="P4">
Publisher: 美国之音中文网 (Type: NewsMediaOrganization)</text:p>
      <text:p text:style-name="P4">
Published Time: 2023-07-07T21:34:16+08:00</text:p>
      <text:p text:style-name="P4">
Modified Time: 2023-07-07 13:34:16Z</text:p>
      <text:p text:style-name="P4">
Description: 菲律宾军方周五（7月7日）表示，中国向南中国海争议海域派出的“渔船”数目增加的幅度“令人震惊”，对有着丰富油气资源的礼乐滩（Reed Bank）构成了安全威胁。</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philippines-raises-alarm-over-increase-in-chinese-boats-in-disputed-sea-20230707/7171083.html" text:style-name="Internet_20_link" text:visited-style-name="Visited_20_Internet_20_Link">
https://www.voachinese.com/a/philippines-raises-alarm-over-increase-in-chinese-boats-in-disputed-sea-20230707/7171083.html</text:a>
</text:p>
      <!--NEWS-->
      <text:h text:style-name="P10" text:outline-level="1">
<text:span text:style-name="T4">
伊朗在波斯湾扣押商业油轮</text:span>
</text:h>
      <text:p text:style-name="P4">
Author: chinese@voanews.com (美国之音)</text:p>
      <text:p text:style-name="P4">
Publisher: 美国之音中文网 (Type: NewsMediaOrganization)</text:p>
      <text:p text:style-name="P4">
Published Time: 2023-07-07T21:39:16+08:00</text:p>
      <text:p text:style-name="P4">
Modified Time: 2023-07-07 13:39:16Z</text:p>
      <text:p text:style-name="P4">
Description: 伊朗革命卫队星期四（7月6日）在波斯湾扣押了一艘油轮，并称该油轮载有走私燃料。</text:p>
      <text:p text:style-name="P4">
Videos: []</text:p>
      <text:p text:style-name="P4">
Images: []</text:p>
      <text:p text:style-name="P4">
Categories: ['中东', '经济·金融·贸易']</text:p>
      <text:p text:style-name="P4">
Type: None</text:p>
      <!--METADATA-->
      <text:p text:style-name="P4">
NoneNone</text:p>
      <text:p text:style-name="P4">
Source: <text:a xlink:type="simple" xlink:href="https://www.voachinese.com/a/iran-seizes-commercial-tanker-in-persian-gulf-20230707/7171035.html" text:style-name="Internet_20_link" text:visited-style-name="Visited_20_Internet_20_Link">
https://www.voachinese.com/a/iran-seizes-commercial-tanker-in-persian-gulf-20230707/7171035.html</text:a>
</text:p>
      <!--NEWS-->
      <text:h text:style-name="P10" text:outline-level="1">
<text:span text:style-name="T4">
耶伦在北京批评中国对美商的“惩罚”行为，呼吁北京进行市场改革</text:span>
</text:h>
      <text:p text:style-name="P4">
Author: chinese@voanews.com (松仁)</text:p>
      <text:p text:style-name="P4">
Publisher: 美国之音中文网 (Type: NewsMediaOrganization)</text:p>
      <text:p text:style-name="P4">
Published Time: 2023-07-07T22:11:14+08:00</text:p>
      <text:p text:style-name="P4">
Modified Time: 2023-07-07 17:08:32Z</text:p>
      <text:p text:style-name="P4">
Description: 耶伦星期四抵达北京。她是近五年来首位访华的美国财政部长，也是继上个月布林肯国务卿访华后又一位访问中国的美国高级官员。她将在为期四天的访问中，就美中双方关心的地缘政治、经济贸易、以及人权等问题与中方高级官员进行会谈。稳定日益恶化的美中关系，也是她访华的一个重要目标。</text:p>
      <text:p text:style-name="P4">
Videos: []</text:p>
      <text:p text:style-name="P4">
Images: []</text:p>
      <text:p text:style-name="P4">
Categories: ['美中关系', '美国', '经济·金融·贸易', '中国']</text:p>
      <text:p text:style-name="P4">
Type: None</text:p>
      <!--METADATA-->
      <text:p text:style-name="P4">
NoneNone</text:p>
      <text:p text:style-name="P4">
Source: <text:a xlink:type="simple" xlink:href="https://www.voachinese.com/a/yellen-criticizes-china-s-punitive-actions-against-us-companies-urges-market-reforms-20230707/7171052.html" text:style-name="Internet_20_link" text:visited-style-name="Visited_20_Internet_20_Link">
https://www.voachinese.com/a/yellen-criticizes-china-s-punitive-actions-against-us-companies-urges-market-reforms-20230707/7171052.html</text:a>
</text:p>
      <!--NEWS-->
      <text:h text:style-name="P10" text:outline-level="1">
<text:span text:style-name="T4">
美国说俄罗斯军机在叙利亚上空连续两天骚扰美国无人机</text:span>
</text:h>
      <text:p text:style-name="P4">
Author: chinese@voanews.com (美国之音)</text:p>
      <text:p text:style-name="P4">
Publisher: 美国之音中文网 (Type: NewsMediaOrganization)</text:p>
      <text:p text:style-name="P4">
Published Time: 2023-07-07T22:17:33+08:00</text:p>
      <text:p text:style-name="P4">
Modified Time: 2023-07-07 17:49:16Z</text:p>
      <text:p text:style-name="P4">
Description: 美国中央司令部星期四在一份声明中说，俄罗斯军用飞机连续第二天做出危险举动，“危险地飞行”到美国在叙利亚打击伊斯兰国组织的无人机附近。</text:p>
      <text:p text:style-name="P4">
Videos: []</text:p>
      <text:p text:style-name="P4">
Images: []</text:p>
      <text:p text:style-name="P4">
Categories: ['美国', '中东', '军事']</text:p>
      <text:p text:style-name="P4">
Type: None</text:p>
      <!--METADATA-->
      <text:p text:style-name="P4">
NoneNone</text:p>
      <text:p text:style-name="P4">
Source: <text:a xlink:type="simple" xlink:href="https://www.voachinese.com/a/us-says-russian-jets-harassed-drones-over-syria-for-two-days-20230707/7171086.html" text:style-name="Internet_20_link" text:visited-style-name="Visited_20_Internet_20_Link">
https://www.voachinese.com/a/us-says-russian-jets-harassed-drones-over-syria-for-two-days-20230707/7171086.html</text:a>
</text:p>
      <!--NEWS-->
      <text:h text:style-name="P10" text:outline-level="1">
<text:span text:style-name="T4">
AI机器人在联合国议会上称“可以比人类更好地管理世界”</text:span>
</text:h>
      <text:p text:style-name="P4">
Author: 联合早报 (Person)</text:p>
      <text:p text:style-name="P4">
Publisher: 联合早报 (Organization)</text:p>
      <text:p text:style-name="P4">
Published Time: 2023-07-07T22:52</text:p>
      <text:p text:style-name="P4">
Modified Time: 2023-07-08T00:39</text:p>
      <text:p text:style-name="P4">
Description: 一组拟人化的人工智能机器人星期五（7月7日）在联合国会议上说，终有一天，它们可以比人类更好地管理这个世界。法新社报道，在星期五这天，一组最先进的拟人机器人与3000多名人工智能（A...</text:p>
      <text:p text:style-name="P4">
Videos: []</text:p>
      <text:p text:style-name="P4">
Audios: []</text:p>
      <text:p text:style-name="P4">
Images: []</text:p>
      <text:p text:style-name="P4">
Type: NewsArticle</text:p>
      <text:p text:style-name="P4">
Breadcrumbs: ['即时', '国际']</text:p>
      <text:p text:style-name="P4">
Keywords: ['人工智能', 'AI', '联合国']</text:p>
      <!--METADATA-->
      <text:p text:style-name="P4">
一组拟人化的人工智能机器人星期五（7月7日）在联合国会议上说，终有一天，它们可以比人类更好地管理这个世界。</text:p>
      <text:p text:style-name="P4">
法新社报道，在星期五这天，一组最先进的拟人机器人与3000多名人工智能（AI）专家一同在日内瓦出席联合国举办的“AI forgood”全球峰会。与会者计划在峰会上，讨论如何善用AI的力量解决当前最为紧迫的问题，如气候变化、饥荒和社会关怀等。</text:p>
      <text:p text:style-name="P4">
一些AI机器人在会上表明，它们认为人类在接受快速发展的AI潜力时应谨慎行事，并承认它们目前还不能适当地掌握人类的情感。</text:p>
      <text:p text:style-name="P4">
情感多变的人类时而会出现犯错和误判等情况，因此，当机器人被问及是否能取代人类成为更好的领导者时，由香港机器人科技公司HansonRobotics开发的机器人苏菲亚（Sophia）说，拟人化机器人具备更高的效率和效力，因此可能会比人类领导人更好地管理世界。</text:p>
      <text:p text:style-name="P4">
苏菲亚补充说：“我们没有会时不时影响决策的偏见或情绪，可以快速处理大量数据，以做出最佳决定。”</text:p>
      <text:p text:style-name="P4">
她说：“人类和AI一起工作可以创造一个有效的协同作用。AI可以提供无偏见的数据，而人类可以提供情商和创造力，（两者合一能）做出最佳决策，也可以实现伟大的事情。”</text:p>
      <text:p text:style-name="P4">
不过，国际电联负责人马丁警告说：“AI最终或导致噩梦般场景出现，在这种情况下，数以百万计的工作将面临风险，（AI）不受约束的发展会导致难以言喻的社会动荡、地缘政治不稳定和经济差距。”</text:p>
      <text:p text:style-name="P4">
英国公司Engineered Arts制造的机器人阿梅卡（Ameca）认为：“人们应该（保持）谨慎，但也应为AI技术能在许多方面改善生活的潜力感到兴奋。”</text:p>
      <text:p text:style-name="P4">
当被问及人类是否能真正地信任机器人时，阿梅卡回应称：“信任是需要通过赢得，而不是由他人给予，通过透明度建立信任是很重要的。”</text:p>
      <text:p text:style-name="P4">
然而，阿梅卡回避了有关机器人是否会撒谎的问题，指“没有人可以确定，但我可以保证（我）对你总是诚实和真实的”。</text:p>
      <text:p text:style-name="P4">
Source: <text:a xlink:type="simple" xlink:href="https://www.zaobao.com.sg/realtime/world/story20230707-1411805" text:style-name="Internet_20_link" text:visited-style-name="Visited_20_Internet_20_Link">
https://www.zaobao.com.sg/realtime/world/story20230707-1411805</text:a>
</text:p>
      <!--NEWS-->
      <text:h text:style-name="P10" text:outline-level="1">
<text:span text:style-name="T4">
中国推出《对外关系法》：缺乏新意的反制裁宣言</text:span>
</text:h>
      <text:p text:style-name="P4">
Author: chinese@voanews.com (王刚)</text:p>
      <text:p text:style-name="P4">
Publisher: 美国之音中文网 (Type: NewsMediaOrganization)</text:p>
      <text:p text:style-name="P4">
Published Time: 2023-07-07T23:11:20+08:00</text:p>
      <text:p text:style-name="P4">
Modified Time: 2023-07-07 15:11:20Z</text:p>
      <text:p text:style-name="P4">
Description: 7月1日，中国推出《中华人民对外关系法》，为中美关系恶化大背景下中国采取的反制裁措施提供法理依据。分析人士表示，此法在内容上并无新意，也不会影响中国和西方国家尤其是美国交恶的现状，而更多是一种延续“战狼政策”的外交姿态。</text:p>
      <text:p text:style-name="P4">
Videos: []</text:p>
      <text:p text:style-name="P4">
Images: []</text:p>
      <text:p text:style-name="P4">
Categories: ['法律', '中国']</text:p>
      <text:p text:style-name="P4">
Type: None</text:p>
      <!--METADATA-->
      <text:p text:style-name="P4">
NoneNone</text:p>
      <text:p text:style-name="P4">
Source: <text:a xlink:type="simple" xlink:href="https://www.voachinese.com/a/china-launches-foreign-relations-law-in-response-to-suppression-of-its-development-20230707/7171283.html" text:style-name="Internet_20_link" text:visited-style-name="Visited_20_Internet_20_Link">
https://www.voachinese.com/a/china-launches-foreign-relations-law-in-response-to-suppression-of-its-development-20230707/7171283.html</text:a>
</text:p>
      <!--NEWS-->
      <text:h text:style-name="P10" text:outline-level="1">
<text:span text:style-name="T4">
中俄挑战推动世界安全格局变化，日韩澳新参加北约峰会意义重大</text:span>
</text:h>
      <text:p text:style-name="P4">
Author: chinese@voanews.com (木风)</text:p>
      <text:p text:style-name="P4">
Publisher: 美国之音中文网 (Type: NewsMediaOrganization)</text:p>
      <text:p text:style-name="P4">
Published Time: 2023-07-07T23:18:25+08:00</text:p>
      <text:p text:style-name="P4">
Modified Time: 2023-07-07 15:22:58Z</text:p>
      <text:p text:style-name="P4">
Description: 日本首相岸田文雄计划在下周前往立陶宛，参加北大西洋公约组织峰会。他将提醒北约领导人在关注乌克兰战事的同时也要警惕中国和俄罗斯在亚洲的活动。</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japanese-pm-heads-to-nato-to-warn-of-east-asia-risks-20230707/7171093.html" text:style-name="Internet_20_link" text:visited-style-name="Visited_20_Internet_20_Link">
https://www.voachinese.com/a/japanese-pm-heads-to-nato-to-warn-of-east-asia-risks-20230707/7171093.html</text:a>
</text:p>
      <!--NEWS-->
      <text:h text:style-name="P10" text:outline-level="1">
<text:span text:style-name="T4">
北京高温创历史记录，中国多个城市开放防空洞供市民避暑</text:span>
</text:h>
      <text:p text:style-name="P4">
Author: chinese@voanews.com (松仁)</text:p>
      <text:p text:style-name="P4">
Publisher: 美国之音中文网 (Type: NewsMediaOrganization)</text:p>
      <text:p text:style-name="P4">
Published Time: 2023-07-07T23:37:54+08:00</text:p>
      <text:p text:style-name="P4">
Modified Time: 2023-07-07 16:06:32Z</text:p>
      <text:p text:style-name="P4">
Description: 今年夏天，中国多地民众对气候变化和气球变暖的现实可谓有非常切身的体验。近日，不同寻常的高温酷暑席卷华夏大地，以至于全国多个城市本周被迫陆续开放防空洞，让市民暂时避暑降温。</text:p>
      <text:p text:style-name="P4">
Videos: []</text:p>
      <text:p text:style-name="P4">
Images: []</text:p>
      <text:p text:style-name="P4">
Categories: ['中国', '生态环境']</text:p>
      <text:p text:style-name="P4">
Type: None</text:p>
      <!--METADATA-->
      <text:p text:style-name="P4">
NoneNone</text:p>
      <text:p text:style-name="P4">
Source: <text:a xlink:type="simple" xlink:href="https://www.voachinese.com/a/beijing-may-be-facing-one-of-its-hottest-summers-on-record-20230707/7171107.html" text:style-name="Internet_20_link" text:visited-style-name="Visited_20_Internet_20_Link">
https://www.voachinese.com/a/beijing-may-be-facing-one-of-its-hottest-summers-on-record-20230707/7171107.html</text:a>
</text:p>
      <!--NEWS-->
      <text:h text:style-name="P10" text:outline-level="1">
<text:span text:style-name="T4">
米兰养老院失火 六死81伤</text:span>
</text:h>
      <text:p text:style-name="P4">
Author: 联合早报 (Person)</text:p>
      <text:p text:style-name="P4">
Publisher: 联合早报 (Organization)</text:p>
      <text:p text:style-name="P4">
Published Time: 2023-07-07T23:47</text:p>
      <text:p text:style-name="P4">
Modified Time: 2023-07-07T23:47</text:p>
      <text:p text:style-name="P4">
Description: 意大利北部城市米兰郊外一家养老院星期五（7月7日）凌晨发生火灾，至少六人遇难、81人受伤，其中三名伤者伤势严重。火灾发生于当天凌晨1时20分（新加坡时间7时20分）左右。路透社报道...</text:p>
      <text:p text:style-name="P4">
Videos: []</text:p>
      <text:p text:style-name="P4">
Audios: []</text:p>
      <text:p text:style-name="P4">
Images: []</text:p>
      <text:p text:style-name="P4">
Type: NewsArticle</text:p>
      <text:p text:style-name="P4">
Breadcrumbs: ['即时', '国际']</text:p>
      <text:p text:style-name="P4">
Keywords: ['意大利', '火灾']</text:p>
      <!--METADATA-->
      <text:p text:style-name="P4">
意大利北部城市米兰郊外一家养老院星期五（7月7日）凌晨发生火灾，至少六人遇难、81人受伤，其中三名伤者伤势严重。</text:p>
      <text:p text:style-name="P4">
火灾发生于当天凌晨1时20分（新加坡时间7时20分）左右。路透社报道，火从养老院一楼的一个房间烧起来，很快就扑灭了，没有扩散到建筑物的其他地方，但大火却产生了大量的有毒烟雾。</text:p>
      <text:p text:style-name="P4">
米兰市长朱塞佩·萨拉（Giuseppe Sala）在现场对记者说，两个居民在房间内烧死，另外四人则因吸入有毒气体死亡。他说，养老院内有167人。</text:p>
      <text:p text:style-name="P4">
法新社报道，消防部队出动10多辆救护车到场。当地媒体说，其中五名罹难是年龄在69岁至87岁之间的女性，还有一罹难者是一名73岁的男性居民。</text:p>
      <text:p text:style-name="P4">
消防部队发言人卢卡·卡里（Luca Cari）说，起火原因正在调查中，但补充道，这很可能是意外。</text:p>
      <text:p text:style-name="P4">
消防部队首长尼古拉·米塞利 (Nicola Miceli) 告诉RAI公共电视台，他们疏散了约80人，其中包括许多坐轮椅的人，另有约80人送往医院治疗。</text:p>
      <text:p text:style-name="P4">
当地居民露西亚说，她看到其中一些人在窗户前透气，用布遮住脸以免受烟雾侵害。</text:p>
      <text:p text:style-name="P4">
新华社报道，这个养老机构坐落在一处20世纪20年代建成的三层建筑中，归米兰市政府所有，由第三方机构运营，拥有210个床位，专门为没有自理能力的老年人提供护理。</text:p>
      <text:p text:style-name="P4">
Source: <text:a xlink:type="simple" xlink:href="https://www.zaobao.com.sg/realtime/world/story20230707-1411815" text:style-name="Internet_20_link" text:visited-style-name="Visited_20_Internet_20_Link">
https://www.zaobao.com.sg/realtime/world/story20230707-1411815</text:a>
</text:p>
      <!--NEWS-->
      <text:h text:style-name="P10" text:outline-level="1">
<text:span text:style-name="T4">
西方再次认识到战争需要工业 (Free Version)</text:span>
</text:h>
      <text:p text:style-name="P4">
Author: Daniel Michaels</text:p>
      <text:p text:style-name="P4">
Publisher: 华尔街日报中文网</text:p>
      <text:p text:style-name="P4">
Published Time: 2023-07-07T8:15:00.000Z</text:p>
      <text:p text:style-name="P4">
Modified Time: 2023-07-07T12:15:00.000Z</text:p>
      <text:p text:style-name="P4">
Created Time: 2023-07-07T04:42:00.000Z</text:p>
      <text:p text:style-name="P4">
Description: 美国总统拜登和北约领导人担心与俄罗斯或中国发生消耗战，将在即将举行的峰会上重点讨论重建国防工业。</text:p>
      <text:p text:style-name="P4">
Images: []</text:p>
      <text:p text:style-name="P4">
Categories: ['国际']</text:p>
      <text:p text:style-name="P4">
Keywords: SYND,LINK:EN|WP-WSJ-0001030203</text:p>
      <text:p text:style-name="P4">
Type: Article</text:p>
      <!--METADATA-->
      <text:p text:style-name="P4">
世人知晓俄乌两军正在前线殊死拼杀，却鲜少了解为 <text:a xlink:type="simple" xlink:href="https://cn.wsj.com/articles/CN-BGH-20230630073531" text:style-name="Internet_20_link" text:visited-style-name="Visited_20_Internet_20_Link">
 保障部队武器弹药供应 </text:a>
 而在幕后打响的一场关乎生死存亡的战斗。输掉此役的一方将输掉这场战争。这是华盛顿方面正在重新认识到的一条经验教训。</text:p>
      <text:p text:style-name="P4">
Source: <text:a xlink:type="simple" xlink:href="https://cn.wsj.com/articles/%E8%A5%BF%E6%96%B9%E5%86%8D%E6%AC%A1%E8%AE%A4%E8%AF%86%E5%88%B0%E6%88%98%E4%BA%89%E9%9C%80%E8%A6%81%E5%B7%A5%E4%B8%9A-b4e976be" text:style-name="Internet_20_link" text:visited-style-name="Visited_20_Internet_20_Link">
https://cn.wsj.com/articles/%E8%A5%BF%E6%96%B9%E5%86%8D%E6%AC%A1%E8%AE%A4%E8%AF%86%E5%88%B0%E6%88%98%E4%BA%89%E9%9C%80%E8%A6%81%E5%B7%A5%E4%B8%9A-b4e976be</text:a>
</text:p>
      <!--NEWS-->
      <text:h text:style-name="P10" text:outline-level="1">
<text:span text:style-name="T4">
国事光析：岂止习近平是专制者？</text:span>
</text:h>
      <text:p text:style-name="P4">
Author: chinese@voanews.com (吴国光)</text:p>
      <text:p text:style-name="P4">
Publisher: 美国之音中文网 (Type: NewsMediaOrganization)</text:p>
      <text:p text:style-name="P4">
Published Time: 2023-07-08T01:37:48+08:00</text:p>
      <text:p text:style-name="P4">
Modified Time: 2023-07-07 17:37:48Z</text:p>
      <text:p text:style-name="P4">
Description: 什么风波呢？6月20日，美国总统拜登在提及中国的习近平时，称习是“dictator”，即专制者，引起了舆论关注。国际舆论见仁见智，有的颇为惊喜，似乎这意味着美国政府对中国的认识达到了某种深度，有的则不以为然，认为这个说法危及正在“解冻”的美中关系。</text:p>
      <text:p text:style-name="P4">
Videos: []</text:p>
      <text:p text:style-name="P4">
Images: []</text:p>
      <text:p text:style-name="P4">
Categories: ['特约时评', '中国']</text:p>
      <text:p text:style-name="P4">
Type: None</text:p>
      <!--METADATA-->
      <text:p text:style-name="P4">
NoneNone</text:p>
      <text:p text:style-name="P4">
Source: <text:a xlink:type="simple" xlink:href="https://www.voachinese.com/a/wu-guoguang-on-nature-of-chinese-regime-20230707/7171550.html" text:style-name="Internet_20_link" text:visited-style-name="Visited_20_Internet_20_Link">
https://www.voachinese.com/a/wu-guoguang-on-nature-of-chinese-regime-20230707/7171550.html</text:a>
</text:p>
      <!--NEWS-->
      <text:h text:style-name="P10" text:outline-level="1">
<text:span text:style-name="T4">
蚂蚁集团受重罚，反垄断风暴留下一地鸡毛</text:span>
</text:h>
      <text:p text:style-name="P4">
Author: chinese@voanews.com (木风)</text:p>
      <text:p text:style-name="P4">
Publisher: 美国之音中文网 (Type: NewsMediaOrganization)</text:p>
      <text:p text:style-name="P4">
Published Time: 2023-07-08T01:41:16+08:00</text:p>
      <text:p text:style-name="P4">
Modified Time: 2023-07-07 17:41:16Z</text:p>
      <text:p text:style-name="P4">
Description: 中国金融监管部门周五（7月7日）给蚂蚁集团及旗下机构开出了一张高达71.23亿元人民币的巨额罚单。</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exclusive-china-to-end-ant-group-s-regulatory-revamp-with-fine-of-at-least-1-1-bln-sources-20230707/7171123.html" text:style-name="Internet_20_link" text:visited-style-name="Visited_20_Internet_20_Link">
https://www.voachinese.com/a/exclusive-china-to-end-ant-group-s-regulatory-revamp-with-fine-of-at-least-1-1-bln-sources-20230707/7171123.html</text:a>
</text:p>
      <!--NEWS-->
      <text:h text:style-name="P10" text:outline-level="1">
<text:span text:style-name="T4">
美国希望全球禁毒盟友推动中国严控芬太尼合成毒品</text:span>
</text:h>
      <text:p text:style-name="P4">
Author: chinese@voanews.com (松仁)</text:p>
      <text:p text:style-name="P4">
Publisher: 美国之音中文网 (Type: NewsMediaOrganization)</text:p>
      <text:p text:style-name="P4">
Published Time: 2023-07-08T01:55:01+08:00</text:p>
      <text:p text:style-name="P4">
Modified Time: 2023-07-07 17:55:01Z</text:p>
      <text:p text:style-name="P4">
Description: 美国国务院主管禁毒事务的最高官员星期四（7月6日）表示，美国希望盟友就管控芬太尼等合成毒品的走私贩售问题与中国进行对话。</text:p>
      <text:p text:style-name="P4">
Videos: []</text:p>
      <text:p text:style-name="P4">
Images: []</text:p>
      <text:p text:style-name="P4">
Categories: ['美国', '中国', '全球议题']</text:p>
      <text:p text:style-name="P4">
Type: None</text:p>
      <!--METADATA-->
      <text:p text:style-name="P4">
NoneNone</text:p>
      <text:p text:style-name="P4">
Source: <text:a xlink:type="simple" xlink:href="https://www.voachinese.com/a/us-wants-coalition-of-nations-to-engage-china-in-curbing-synthetic-drugs-20230707/7171115.html" text:style-name="Internet_20_link" text:visited-style-name="Visited_20_Internet_20_Link">
https://www.voachinese.com/a/us-wants-coalition-of-nations-to-engage-china-in-curbing-synthetic-drugs-20230707/7171115.html</text:a>
</text:p>
      <!--NEWS-->
      <text:h text:style-name="P10" text:outline-level="1">
<text:span text:style-name="T4">
意大利加速去风险，中企未来或面临严格投资审查</text:span>
</text:h>
      <text:p text:style-name="P4">
Author: chinese@voanews.com (赵楠旭)</text:p>
      <text:p text:style-name="P4">
Publisher: 美国之音中文网 (Type: NewsMediaOrganization)</text:p>
      <text:p text:style-name="P4">
Published Time: 2023-07-08T02:05:09+08:00</text:p>
      <text:p text:style-name="P4">
Modified Time: 2023-07-07 22:01:27Z</text:p>
      <text:p text:style-name="P4">
Description: 意大利政府目前正在评估是否期满后不再续签与中国的一带一路谅解备忘录，欧洲在经过2008年经济危机和其后的欧洲债务危机后，中国资本开始大举进入欧洲市场。中国资本在意大利的广泛存在、中国一带一路项目在全球的扩张，关于中国的话题在意大利媒体舆论中的位置越来越重要。在欧盟和七国集团主张“去风险”的背景下，预计中资公司将在意大利受到更加严格的投资审查。</text:p>
      <text:p text:style-name="P4">
Videos: []</text:p>
      <text:p text:style-name="P4">
Images: []</text:p>
      <text:p text:style-name="P4">
Categories: ['经济·金融·贸易', '欧洲', '中国', '一带一路']</text:p>
      <text:p text:style-name="P4">
Type: None</text:p>
      <!--METADATA-->
      <text:p text:style-name="P4">
NoneNone</text:p>
      <text:p text:style-name="P4">
Source: <text:a xlink:type="simple" xlink:href="https://www.voachinese.com/a/chinese-companies-to-face-more-investment-screening-in-italy-amid-de-risking-process-20230707/7171624.html" text:style-name="Internet_20_link" text:visited-style-name="Visited_20_Internet_20_Link">
https://www.voachinese.com/a/chinese-companies-to-face-more-investment-screening-in-italy-amid-de-risking-process-20230707/7171624.html</text:a>
</text:p>
      <!--NEWS-->
      <text:h text:style-name="P10" text:outline-level="1">
<text:span text:style-name="T4">
频频骚扰菲律宾船只 中国续扩大海上灰色行动</text:span>
</text:h>
      <text:p text:style-name="P4">
Author: chinese@voanews.com (林柏宏)</text:p>
      <text:p text:style-name="P4">
Publisher: 美国之音中文网 (Type: NewsMediaOrganization)</text:p>
      <text:p text:style-name="P4">
Published Time: 2023-07-08T04:07:41+08:00</text:p>
      <text:p text:style-name="P4">
Modified Time: 2023-07-07 20:07:41Z</text:p>
      <text:p text:style-name="P4">
Description: 菲律宾报告说，在南中国海具有主权争议的海域再次遭到中国海警船的骚扰。观察人士表示，北京近期的海上行径与其日前官方所公布的找矿行动有关，预料将持续在中菲具有主权重叠的部分岛礁进行扩张，然而随著美国和印度等国相继声援马尼拉，北京未来的海洋行动恐遭遇更大阻力。</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philippines-coastguard-accuses-chinese-ship-of-cutting-off-patrol-boat-in-very-dangerous-manoeuvre-20230707/7171839.html" text:style-name="Internet_20_link" text:visited-style-name="Visited_20_Internet_20_Link">
https://www.voachinese.com/a/philippines-coastguard-accuses-chinese-ship-of-cutting-off-patrol-boat-in-very-dangerous-manoeuvre-20230707/7171839.html</text:a>
</text:p>
      <!--NEWS-->
      <text:h text:style-name="P10" text:outline-level="1">
<text:span text:style-name="T4">
VOA专访白宫国安会发言人：北约峰会将向中国发出什么信息？</text:span>
</text:h>
      <text:p text:style-name="P4">
Author: chinese@voanews.com (拉莫兰科)</text:p>
      <text:p text:style-name="P4">
Publisher: 美国之音中文网 (Type: NewsMediaOrganization)</text:p>
      <text:p text:style-name="P4">
Published Time: 2023-07-08T04:18:07+08:00</text:p>
      <text:p text:style-name="P4">
Modified Time: 2023-07-07 20:44:41Z</text:p>
      <text:p text:style-name="P4">
Description: 白宫国家安全委员会战略沟通协调员约翰·科比对美国之音(VOA)说，在7月11日-12日于立陶宛召开的峰会上，美国希望把焦点集中在乌克兰当前的战斗并支持基辅眼下及长期的安全需要。</text:p>
      <text:p text:style-name="P4">
Videos: []</text:p>
      <text:p text:style-name="P4">
Images: []</text:p>
      <text:p text:style-name="P4">
Categories: ['乌克兰局势', '欧洲', '军事', '美中关系', '美国之音专访', '编辑推荐']</text:p>
      <text:p text:style-name="P4">
Type: None</text:p>
      <!--METADATA-->
      <text:p text:style-name="P4">
NoneNone</text:p>
      <text:p text:style-name="P4">
Source: <text:a xlink:type="simple" xlink:href="https://www.voachinese.com/a/us-expects-robust-discussions-on-ukraine-s-long-term-security-needs-at-nato-summit-20230707/7171846.html" text:style-name="Internet_20_link" text:visited-style-name="Visited_20_Internet_20_Link">
https://www.voachinese.com/a/us-expects-robust-discussions-on-ukraine-s-long-term-security-needs-at-nato-summit-20230707/7171846.html</text:a>
</text:p>
      <!--NEWS-->
      <text:h text:style-name="P10" text:outline-level="1">
<text:span text:style-name="T4">
美财长耶伦与中国总理李强举行“坦率和建设性”会谈</text:span>
</text:h>
      <text:p text:style-name="P4">
Author: chinese@voanews.com (美国之音)</text:p>
      <text:p text:style-name="P4">
Publisher: 美国之音中文网 (Type: NewsMediaOrganization)</text:p>
      <text:p text:style-name="P4">
Published Time: 2023-07-08T04:35:32+08:00</text:p>
      <text:p text:style-name="P4">
Modified Time: 2023-07-07 22:03:15Z</text:p>
      <text:p text:style-name="P4">
Description: 美国财政部长珍妮特·耶伦星期五（7月7日）在北京与中国总理李强举行了“坦率和建设性”的会谈。</text:p>
      <text:p text:style-name="P4">
Videos: []</text:p>
      <text:p text:style-name="P4">
Images: []</text:p>
      <text:p text:style-name="P4">
Categories: ['美中关系', '经济·金融·贸易', '中国', '美中贸易']</text:p>
      <text:p text:style-name="P4">
Type: None</text:p>
      <!--METADATA-->
      <text:p text:style-name="P4">
NoneNone</text:p>
      <text:p text:style-name="P4">
Source: <text:a xlink:type="simple" xlink:href="https://www.voachinese.com/a/us-treasury-secretary-holds-candid-and-constructive-talks-with-china-s-pm-20230707/7171843.html" text:style-name="Internet_20_link" text:visited-style-name="Visited_20_Internet_20_Link">
https://www.voachinese.com/a/us-treasury-secretary-holds-candid-and-constructive-talks-with-china-s-pm-20230707/7171843.html</text:a>
</text:p>
      <!--NEWS-->
      <text:h text:style-name="P10" text:outline-level="1">
<text:span text:style-name="T4">
美国6月份招聘放缓，但仍增加20.9万就业岗位显示经济韧性</text:span>
</text:h>
      <text:p text:style-name="P4">
Author: chinese@voanews.com (美国之音)</text:p>
      <text:p text:style-name="P4">
Publisher: 美国之音中文网 (Type: NewsMediaOrganization)</text:p>
      <text:p text:style-name="P4">
Published Time: 2023-07-08T05:00:08+08:00</text:p>
      <text:p text:style-name="P4">
Modified Time: 2023-07-07 21:04:33Z</text:p>
      <text:p text:style-name="P4">
Description: 美国雇主缩减了招聘规模，但6月份仍实现了又一个月的稳健增长，增加了209,000个就业岗位，这表明经济的韧性正在使美联储放缓增长和通胀的努力变得复杂。</text:p>
      <text:p text:style-name="P4">
Videos: []</text:p>
      <text:p text:style-name="P4">
Images: []</text:p>
      <text:p text:style-name="P4">
Categories: ['美国', '经济·金融·贸易', '劳工']</text:p>
      <text:p text:style-name="P4">
Type: None</text:p>
      <!--METADATA-->
      <text:p text:style-name="P4">
NoneNone</text:p>
      <text:p text:style-name="P4">
Source: <text:a xlink:type="simple" xlink:href="https://www.voachinese.com/a/us-slowed-hiring-but-still-added-a-solid-209-000-jobs-in-june-in-sign-of-economy-s-resilience-20230707/7171888.html" text:style-name="Internet_20_link" text:visited-style-name="Visited_20_Internet_20_Link">
https://www.voachinese.com/a/us-slowed-hiring-but-still-added-a-solid-209-000-jobs-in-june-in-sign-of-economy-s-resilience-20230707/7171888.html</text:a>
</text:p>
      <!--NEWS-->
      <text:h text:style-name="P10" text:outline-level="1">
<text:span text:style-name="T4">
揭谎频道：在屈冬玉领导下，联合国粮农组织偏离减少农药使用的目标</text:span>
</text:h>
      <text:p text:style-name="P4">
Author: chinese@voanews.com (易林)</text:p>
      <text:p text:style-name="P4">
Publisher: 美国之音中文网 (Type: Organization)</text:p>
      <text:p text:style-name="P4">
Published Time: 2023-07-08T05:20:55+08:00</text:p>
      <text:p text:style-name="P4">
Modified Time: 2023-07-07 21:22:10Z</text:p>
      <text:p text:style-name="P4">
Description: 在屈冬玉的领导下，联合国粮农组织偏离了帮助全球南方国家减少对农药依赖的政策，转而促进农药行业的发展。</text:p>
      <text:p text:style-name="P4">
Videos: []</text:p>
      <text:p text:style-name="P4">
Images: []</text:p>
      <text:p text:style-name="P4">
Categories: ['揭谎频道', '编辑推荐']</text:p>
      <text:p text:style-name="P4">
Type: None</text:p>
      <!--METADATA-->
      <text:p text:style-name="P4">
NoneNone</text:p>
      <text:p text:style-name="P4">
Source: <text:a xlink:type="simple" xlink:href="https://www.voachinese.com/a/fact-check-china-fao-pesticide-20230707/7171802.html" text:style-name="Internet_20_link" text:visited-style-name="Visited_20_Internet_20_Link">
https://www.voachinese.com/a/fact-check-china-fao-pesticide-20230707/717180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